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[HB89] 1258+285</text:p>
          </table:table-cell>
          <table:table-cell office:value-type="float" office:value="195.25342">
            <text:p>195.25342</text:p>
          </table:table-cell>
          <table:table-cell office:value-type="float" office:value="28.32883">
            <text:p>28.32883</text:p>
          </table:table-cell>
          <table:table-cell office:value-type="string">
            <text:p>QSO</text:p>
          </table:table-cell>
          <table:table-cell office:value-type="float" office:value="407718">
            <text:p>407718</text:p>
          </table:table-cell>
          <table:table-cell office:value-type="float" office:value="1.36">
            <text:p>1.36</text:p>
          </table:table-cell>
          <table:table-cell office:value-type="string">
            <text:p><text:s text:c="4"/></text:p>
          </table:table-cell>
          <table:table-cell office:value-type="float" office:value="17.4">
            <text:p>17.4</text:p>
          </table:table-cell>
          <table:table-cell office:value-type="float" office:value="0.022">
            <text:p>0.022</text:p>
          </table:table-cell>
          <table:table-cell table:formula="of:=ROUND([.J1])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DSS J130059.86+281943.1</text:p>
          </table:table-cell>
          <table:table-cell office:value-type="float" office:value="195.24944">
            <text:p>195.24944</text:p>
          </table:table-cell>
          <table:table-cell office:value-type="float" office:value="28.32864">
            <text:p>28.3286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1.61">
            <text:p>21.61</text:p>
          </table:table-cell>
          <table:table-cell office:value-type="float" office:value="0.227">
            <text:p>0.227</text:p>
          </table:table-cell>
          <table:table-cell table:formula="of:=ROUND([.J2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SDSS J130101.38+282011.4</text:p>
          </table:table-cell>
          <table:table-cell table:style-name="ce1" office:value-type="float" office:value="195.25579">
            <text:p>195.25579</text:p>
          </table:table-cell>
          <table:table-cell table:style-name="ce1" office:value-type="float" office:value="28.33652">
            <text:p>28.33652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5r</text:p>
          </table:table-cell>
          <table:table-cell table:style-name="ce1" office:value-type="float" office:value="0.459">
            <text:p>0.459</text:p>
          </table:table-cell>
          <table:table-cell table:style-name="ce1" table:formula="of:=ROUND([.J3])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BELL 1656:[EF2011] 5406</text:p>
          </table:table-cell>
          <table:table-cell office:value-type="float" office:value="195.25581">
            <text:p>195.25581</text:p>
          </table:table-cell>
          <table:table-cell office:value-type="float" office:value="28.33695">
            <text:p>28.33695</text:p>
          </table:table-cell>
          <table:table-cell office:value-type="string">
            <text:p>G</text:p>
          </table:table-cell>
          <table:table-cell office:value-type="float" office:value="101621">
            <text:p>101621</text:p>
          </table:table-cell>
          <table:table-cell office:value-type="float" office:value="0.33897">
            <text:p>0.33897</text:p>
          </table:table-cell>
          <table:table-cell office:value-type="string">
            <text:p>PHOT</text:p>
          </table:table-cell>
          <table:table-cell office:value-type="string">
            <text:p>21.0g</text:p>
          </table:table-cell>
          <table:table-cell office:value-type="float" office:value="0.484">
            <text:p>0.484</text:p>
          </table:table-cell>
          <table:table-cell table:formula="of:=ROUND([.J4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SS J130058.82+281942.4</text:p>
          </table:table-cell>
          <table:table-cell office:value-type="float" office:value="195.24512">
            <text:p>195.24512</text:p>
          </table:table-cell>
          <table:table-cell office:value-type="float" office:value="28.32845">
            <text:p>28.32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0.455">
            <text:p>0.455</text:p>
          </table:table-cell>
          <table:table-cell table:formula="of:=ROUND([.J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[TWD95] 125837.61+283622.4</text:p>
          </table:table-cell>
          <table:table-cell office:value-type="float" office:value="195.25842">
            <text:p>195.25842</text:p>
          </table:table-cell>
          <table:table-cell office:value-type="float" office:value="28.3373">
            <text:p>28.337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3">
            <text:p>19.93</text:p>
          </table:table-cell>
          <table:table-cell office:value-type="float" office:value="0.552">
            <text:p>0.552</text:p>
          </table:table-cell>
          <table:table-cell table:formula="of:=ROUND([.J6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[APD2000] J130104.3+281956</text:p>
          </table:table-cell>
          <table:table-cell table:style-name="ce1" office:value-type="float" office:value="195.26808">
            <text:p>195.26808</text:p>
          </table:table-cell>
          <table:table-cell table:style-name="ce1" office:value-type="float" office:value="28.33228">
            <text:p>28.33228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8.9R</text:p>
          </table:table-cell>
          <table:table-cell table:style-name="ce1" office:value-type="float" office:value="0.783">
            <text:p>0.783</text:p>
          </table:table-cell>
          <table:table-cell table:style-name="ce1" table:formula="of:=ROUND([.J7])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SDSS J130055.49+281939.7</text:p>
          </table:table-cell>
          <table:table-cell table:style-name="ce1" office:value-type="float" office:value="195.23121">
            <text:p>195.23121</text:p>
          </table:table-cell>
          <table:table-cell table:style-name="ce1" office:value-type="float" office:value="28.32772">
            <text:p>28.32772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4r</text:p>
          </table:table-cell>
          <table:table-cell table:style-name="ce1" office:value-type="float" office:value="1.191">
            <text:p>1.191</text:p>
          </table:table-cell>
          <table:table-cell table:style-name="ce1" table:formula="of:=ROUND([.J8])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[IBG2003] J130101+282031</text:p>
          </table:table-cell>
          <table:table-cell office:value-type="float" office:value="195.25554">
            <text:p>195.25554</text:p>
          </table:table-cell>
          <table:table-cell office:value-type="float" office:value="28.342">
            <text:p>28.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0.781">
            <text:p>0.781</text:p>
          </table:table-cell>
          <table:table-cell table:formula="of:=ROUND([.J9]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DSS J130102.45+282110.4</text:p>
          </table:table-cell>
          <table:table-cell office:value-type="float" office:value="195.26024">
            <text:p>195.26024</text:p>
          </table:table-cell>
          <table:table-cell office:value-type="float" office:value="28.35291">
            <text:p>28.352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1.47">
            <text:p>1.47</text:p>
          </table:table-cell>
          <table:table-cell table:formula="of:=ROUND([.J10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DSS J130057.00+282031.4</text:p>
          </table:table-cell>
          <table:table-cell office:value-type="float" office:value="195.23751">
            <text:p>195.23751</text:p>
          </table:table-cell>
          <table:table-cell office:value-type="float" office:value="28.34208">
            <text:p>28.34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1.157">
            <text:p>1.157</text:p>
          </table:table-cell>
          <table:table-cell table:formula="of:=ROUND([.J11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DSS J130103.01+281823.9</text:p>
          </table:table-cell>
          <table:table-cell office:value-type="float" office:value="195.26255">
            <text:p>195.26255</text:p>
          </table:table-cell>
          <table:table-cell office:value-type="float" office:value="28.30665">
            <text:p>28.306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1.425">
            <text:p>1.425</text:p>
          </table:table-cell>
          <table:table-cell table:formula="of:=ROUND([.J12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DSS J130057.05+281903.9</text:p>
          </table:table-cell>
          <table:table-cell office:value-type="float" office:value="195.23774">
            <text:p>195.23774</text:p>
          </table:table-cell>
          <table:table-cell office:value-type="float" office:value="28.31776">
            <text:p>28.317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1.083">
            <text:p>1.083</text:p>
          </table:table-cell>
          <table:table-cell table:formula="of:=ROUND([.J13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[IBG2003] J130104+281848</text:p>
          </table:table-cell>
          <table:table-cell office:value-type="float" office:value="195.26784">
            <text:p>195.26784</text:p>
          </table:table-cell>
          <table:table-cell office:value-type="float" office:value="28.3133">
            <text:p>28.31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1.206">
            <text:p>1.206</text:p>
          </table:table-cell>
          <table:table-cell table:formula="of:=ROUND([.J14]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DSS J130106.17+282025.7</text:p>
          </table:table-cell>
          <table:table-cell office:value-type="float" office:value="195.27571">
            <text:p>195.27571</text:p>
          </table:table-cell>
          <table:table-cell office:value-type="float" office:value="28.34048">
            <text:p>28.340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1.348">
            <text:p>1.348</text:p>
          </table:table-cell>
          <table:table-cell table:formula="of:=ROUND([.J15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DSS J130102.95+281914.6</text:p>
          </table:table-cell>
          <table:table-cell office:value-type="float" office:value="195.26231">
            <text:p>195.26231</text:p>
          </table:table-cell>
          <table:table-cell office:value-type="float" office:value="28.32073">
            <text:p>28.32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0.677">
            <text:p>0.677</text:p>
          </table:table-cell>
          <table:table-cell table:formula="of:=ROUND([.J16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DSS J130058.11+281909.6</text:p>
          </table:table-cell>
          <table:table-cell office:value-type="float" office:value="195.24215">
            <text:p>195.24215</text:p>
          </table:table-cell>
          <table:table-cell office:value-type="float" office:value="28.31935">
            <text:p>28.31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0.845">
            <text:p>0.845</text:p>
          </table:table-cell>
          <table:table-cell table:formula="of:=ROUND([.J1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DSS J130055.89+281847.7</text:p>
          </table:table-cell>
          <table:table-cell office:value-type="float" office:value="195.23289">
            <text:p>195.23289</text:p>
          </table:table-cell>
          <table:table-cell office:value-type="float" office:value="28.31325">
            <text:p>28.31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453">
            <text:p>1.453</text:p>
          </table:table-cell>
          <table:table-cell table:formula="of:=ROUND([.J18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DSS J130059.29+282039.8</text:p>
          </table:table-cell>
          <table:table-cell office:value-type="float" office:value="195.24705">
            <text:p>195.24705</text:p>
          </table:table-cell>
          <table:table-cell office:value-type="float" office:value="28.34441">
            <text:p>28.344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0.984">
            <text:p>0.984</text:p>
          </table:table-cell>
          <table:table-cell table:formula="of:=ROUND([.J19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DSS J130058.61+282041.7</text:p>
          </table:table-cell>
          <table:table-cell office:value-type="float" office:value="195.24421">
            <text:p>195.24421</text:p>
          </table:table-cell>
          <table:table-cell office:value-type="float" office:value="28.34492">
            <text:p>28.344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074">
            <text:p>1.074</text:p>
          </table:table-cell>
          <table:table-cell table:formula="of:=ROUND([.J20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DSS J130100.83+281912.9</text:p>
          </table:table-cell>
          <table:table-cell office:value-type="float" office:value="195.25349">
            <text:p>195.25349</text:p>
          </table:table-cell>
          <table:table-cell office:value-type="float" office:value="28.32026">
            <text:p>28.320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0.53">
            <text:p>0.53</text:p>
          </table:table-cell>
          <table:table-cell table:formula="of:=ROUND([.J2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DSS J130105.70+281959.5</text:p>
          </table:table-cell>
          <table:table-cell office:value-type="float" office:value="195.27376">
            <text:p>195.27376</text:p>
          </table:table-cell>
          <table:table-cell office:value-type="float" office:value="28.33322">
            <text:p>28.333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088">
            <text:p>1.088</text:p>
          </table:table-cell>
          <table:table-cell table:formula="of:=ROUND([.J2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DSS J130056.26+282031.5</text:p>
          </table:table-cell>
          <table:table-cell office:value-type="float" office:value="195.23442">
            <text:p>195.23442</text:p>
          </table:table-cell>
          <table:table-cell office:value-type="float" office:value="28.3421">
            <text:p>28.34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283">
            <text:p>1.283</text:p>
          </table:table-cell>
          <table:table-cell table:formula="of:=ROUND([.J2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SS J130102.68+281828.5</text:p>
          </table:table-cell>
          <table:table-cell office:value-type="float" office:value="195.26119">
            <text:p>195.26119</text:p>
          </table:table-cell>
          <table:table-cell office:value-type="float" office:value="28.30793">
            <text:p>28.30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33">
            <text:p>1.33</text:p>
          </table:table-cell>
          <table:table-cell table:formula="of:=ROUND([.J24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DSS J130106.49+282019.4</text:p>
          </table:table-cell>
          <table:table-cell office:value-type="float" office:value="195.27706">
            <text:p>195.27706</text:p>
          </table:table-cell>
          <table:table-cell office:value-type="float" office:value="28.33873">
            <text:p>28.33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1.362">
            <text:p>1.362</text:p>
          </table:table-cell>
          <table:table-cell table:formula="of:=ROUND([.J25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DSS J130104.25+281847.4</text:p>
          </table:table-cell>
          <table:table-cell office:value-type="float" office:value="195.26774">
            <text:p>195.26774</text:p>
          </table:table-cell>
          <table:table-cell office:value-type="float" office:value="28.31319">
            <text:p>28.31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208">
            <text:p>1.208</text:p>
          </table:table-cell>
          <table:table-cell table:formula="of:=ROUND([.J2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DSS J130057.71+282053.5</text:p>
          </table:table-cell>
          <table:table-cell office:value-type="float" office:value="195.24047">
            <text:p>195.24047</text:p>
          </table:table-cell>
          <table:table-cell office:value-type="float" office:value="28.34821">
            <text:p>28.348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344">
            <text:p>1.344</text:p>
          </table:table-cell>
          <table:table-cell table:formula="of:=ROUND([.J27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DSS J130103.36+281929.2</text:p>
          </table:table-cell>
          <table:table-cell office:value-type="float" office:value="195.264">
            <text:p>195.264</text:p>
          </table:table-cell>
          <table:table-cell office:value-type="float" office:value="28.3248">
            <text:p>28.3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0.602">
            <text:p>0.602</text:p>
          </table:table-cell>
          <table:table-cell table:formula="of:=ROUND([.J28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DSS J130107.12+281922.0</text:p>
          </table:table-cell>
          <table:table-cell office:value-type="float" office:value="195.27969">
            <text:p>195.27969</text:p>
          </table:table-cell>
          <table:table-cell office:value-type="float" office:value="28.32279">
            <text:p>28.322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1.423">
            <text:p>1.423</text:p>
          </table:table-cell>
          <table:table-cell table:formula="of:=ROUND([.J29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DSS J130055.25+282031.9</text:p>
          </table:table-cell>
          <table:table-cell office:value-type="float" office:value="195.23023">
            <text:p>195.23023</text:p>
          </table:table-cell>
          <table:table-cell office:value-type="float" office:value="28.34221">
            <text:p>28.342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469">
            <text:p>1.469</text:p>
          </table:table-cell>
          <table:table-cell table:formula="of:=ROUND([.J30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DSS J130104.62+281847.5</text:p>
          </table:table-cell>
          <table:table-cell office:value-type="float" office:value="195.26928">
            <text:p>195.26928</text:p>
          </table:table-cell>
          <table:table-cell office:value-type="float" office:value="28.31321">
            <text:p>28.313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1.258">
            <text:p>1.258</text:p>
          </table:table-cell>
          <table:table-cell table:formula="of:=ROUND([.J3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SS J130105.12+281848.3</text:p>
          </table:table-cell>
          <table:table-cell office:value-type="float" office:value="195.27136">
            <text:p>195.27136</text:p>
          </table:table-cell>
          <table:table-cell office:value-type="float" office:value="28.31342">
            <text:p>28.31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1.324">
            <text:p>1.324</text:p>
          </table:table-cell>
          <table:table-cell table:formula="of:=ROUND([.J3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[APS2006] J195.259628+28.30475</text:p>
          </table:table-cell>
          <table:table-cell office:value-type="float" office:value="195.25963">
            <text:p>195.25963</text:p>
          </table:table-cell>
          <table:table-cell office:value-type="float" office:value="28.30475">
            <text:p>28.30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R</text:p>
          </table:table-cell>
          <table:table-cell office:value-type="float" office:value="1.493">
            <text:p>1.493</text:p>
          </table:table-cell>
          <table:table-cell table:formula="of:=ROUND([.J33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DSS J130056.75+281945.2</text:p>
          </table:table-cell>
          <table:table-cell office:value-type="float" office:value="195.2365">
            <text:p>195.2365</text:p>
          </table:table-cell>
          <table:table-cell office:value-type="float" office:value="28.32925">
            <text:p>28.329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0.909">
            <text:p>0.909</text:p>
          </table:table-cell>
          <table:table-cell table:formula="of:=ROUND([.J34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DSS J130051.64+281851.6</text:p>
          </table:table-cell>
          <table:table-cell office:value-type="float" office:value="195.21518">
            <text:p>195.21518</text:p>
          </table:table-cell>
          <table:table-cell office:value-type="float" office:value="28.31435">
            <text:p>28.3143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8.6">
            <text:p>18.6</text:p>
          </table:table-cell>
          <table:table-cell office:value-type="float" office:value="2.219">
            <text:p>2.219</text:p>
          </table:table-cell>
          <table:table-cell table:formula="of:=ROUND([.J35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DSS J130052.40+282036.9</text:p>
          </table:table-cell>
          <table:table-cell office:value-type="float" office:value="195.21835">
            <text:p>195.21835</text:p>
          </table:table-cell>
          <table:table-cell office:value-type="float" office:value="28.34361">
            <text:p>28.3436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38">
            <text:p>19.38</text:p>
          </table:table-cell>
          <table:table-cell office:value-type="float" office:value="2.061">
            <text:p>2.061</text:p>
          </table:table-cell>
          <table:table-cell table:formula="of:=ROUND([.J36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DSS J130054.06+281920.1</text:p>
          </table:table-cell>
          <table:table-cell office:value-type="float" office:value="195.22528">
            <text:p>195.22528</text:p>
          </table:table-cell>
          <table:table-cell office:value-type="float" office:value="28.32226">
            <text:p>28.3222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.556">
            <text:p>1.556</text:p>
          </table:table-cell>
          <table:table-cell table:formula="of:=ROUND([.J37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DSS J130102.29+281733.4</text:p>
          </table:table-cell>
          <table:table-cell office:value-type="float" office:value="195.25958">
            <text:p>195.25958</text:p>
          </table:table-cell>
          <table:table-cell office:value-type="float" office:value="28.29263">
            <text:p>28.2926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09">
            <text:p>20.09</text:p>
          </table:table-cell>
          <table:table-cell office:value-type="float" office:value="2.209">
            <text:p>2.209</text:p>
          </table:table-cell>
          <table:table-cell table:formula="of:=ROUND([.J38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DSS J130111.01+281951.2</text:p>
          </table:table-cell>
          <table:table-cell office:value-type="float" office:value="195.29591">
            <text:p>195.29591</text:p>
          </table:table-cell>
          <table:table-cell office:value-type="float" office:value="28.33089">
            <text:p>28.3308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4">
            <text:p>20.94</text:p>
          </table:table-cell>
          <table:table-cell office:value-type="float" office:value="2.231">
            <text:p>2.231</text:p>
          </table:table-cell>
          <table:table-cell table:formula="of:=ROUND([.J39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BELL 1656:[GMP83] 2281</text:p>
          </table:table-cell>
          <table:table-cell office:value-type="float" office:value="195.27542">
            <text:p>195.27542</text:p>
          </table:table-cell>
          <table:table-cell office:value-type="float" office:value="28.30431">
            <text:p>28.3043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8">
            <text:p>20.98</text:p>
          </table:table-cell>
          <table:table-cell office:value-type="float" office:value="1.878">
            <text:p>1.878</text:p>
          </table:table-cell>
          <table:table-cell table:formula="of:=ROUND([.J40])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BELL 1656:[EF2011] 5255</text:p>
          </table:table-cell>
          <table:table-cell office:value-type="float" office:value="195.2816">
            <text:p>195.2816</text:p>
          </table:table-cell>
          <table:table-cell office:value-type="float" office:value="28.30373">
            <text:p>28.30373</text:p>
          </table:table-cell>
          <table:table-cell office:value-type="string">
            <text:p>G</text:p>
          </table:table-cell>
          <table:table-cell office:value-type="float" office:value="67513">
            <text:p>67513</text:p>
          </table:table-cell>
          <table:table-cell office:value-type="float" office:value="0.2252">
            <text:p>0.2252</text:p>
          </table:table-cell>
          <table:table-cell office:value-type="string">
            <text:p>PHOT</text:p>
          </table:table-cell>
          <table:table-cell office:value-type="string">
            <text:p><text:s text:c="5"/></text:p>
          </table:table-cell>
          <table:table-cell office:value-type="float" office:value="2.118">
            <text:p>2.118</text:p>
          </table:table-cell>
          <table:table-cell table:formula="of:=ROUND([.J41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string">
            <text:p>GALEXASC J130051.96+281852.4 <text:s/></text:p>
          </table:table-cell>
          <table:table-cell table:style-name="ce1" office:value-type="float" office:value="195.21663">
            <text:p>195.21663</text:p>
          </table:table-cell>
          <table:table-cell table:style-name="ce1" office:value-type="float" office:value="28.31486">
            <text:p>28.31486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6.9R</text:p>
          </table:table-cell>
          <table:table-cell table:style-name="ce1" office:value-type="float" office:value="2.136">
            <text:p>2.136</text:p>
          </table:table-cell>
          <table:table-cell table:style-name="ce1" table:formula="of:=ROUND([.J42])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MASX J13005828+2821402</text:p>
          </table:table-cell>
          <table:table-cell office:value-type="float" office:value="195.24271">
            <text:p>195.24271</text:p>
          </table:table-cell>
          <table:table-cell office:value-type="float" office:value="28.36156">
            <text:p>28.36156</text:p>
          </table:table-cell>
          <table:table-cell office:value-type="string">
            <text:p>G</text:p>
          </table:table-cell>
          <table:table-cell office:value-type="float" office:value="43053">
            <text:p>43053</text:p>
          </table:table-cell>
          <table:table-cell office:value-type="float" office:value="0.143609">
            <text:p>0.143609</text:p>
          </table:table-cell>
          <table:table-cell office:value-type="string">
            <text:p><text:s text:c="4"/></text:p>
          </table:table-cell>
          <table:table-cell office:value-type="string">
            <text:p>18.1g</text:p>
          </table:table-cell>
          <table:table-cell office:value-type="float" office:value="2.033">
            <text:p>2.033</text:p>
          </table:table-cell>
          <table:table-cell table:formula="of:=ROUND([.J43])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[IBG2003] J130051+281902</text:p>
          </table:table-cell>
          <table:table-cell office:value-type="float" office:value="195.21562">
            <text:p>195.21562</text:p>
          </table:table-cell>
          <table:table-cell office:value-type="float" office:value="28.31733">
            <text:p>28.31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2r</text:p>
          </table:table-cell>
          <table:table-cell office:value-type="float" office:value="2.132">
            <text:p>2.132</text:p>
          </table:table-cell>
          <table:table-cell table:formula="of:=ROUND([.J44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2MASX J13011138+2820162</text:p>
          </table:table-cell>
          <table:table-cell office:value-type="float" office:value="195.29745">
            <text:p>195.29745</text:p>
          </table:table-cell>
          <table:table-cell office:value-type="float" office:value="28.33792">
            <text:p>28.33792</text:p>
          </table:table-cell>
          <table:table-cell office:value-type="string">
            <text:p>G</text:p>
          </table:table-cell>
          <table:table-cell office:value-type="float" office:value="66644">
            <text:p>66644</text:p>
          </table:table-cell>
          <table:table-cell office:value-type="float" office:value="0.2223">
            <text:p>0.2223</text:p>
          </table:table-cell>
          <table:table-cell office:value-type="string">
            <text:p><text:s text:c="4"/></text:p>
          </table:table-cell>
          <table:table-cell office:value-type="string">
            <text:p>18.6g</text:p>
          </table:table-cell>
          <table:table-cell office:value-type="float" office:value="2.37">
            <text:p>2.37</text:p>
          </table:table-cell>
          <table:table-cell table:formula="of:=ROUND([.J45])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DSS J130105.84+282048.4</text:p>
          </table:table-cell>
          <table:table-cell office:value-type="float" office:value="195.27435">
            <text:p>195.27435</text:p>
          </table:table-cell>
          <table:table-cell office:value-type="float" office:value="28.34678">
            <text:p>28.34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1.522">
            <text:p>1.522</text:p>
          </table:table-cell>
          <table:table-cell table:formula="of:=ROUND([.J46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DSS J130111.69+281911.2</text:p>
          </table:table-cell>
          <table:table-cell office:value-type="float" office:value="195.29872">
            <text:p>195.29872</text:p>
          </table:table-cell>
          <table:table-cell office:value-type="float" office:value="28.31979">
            <text:p>28.31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2.442">
            <text:p>2.442</text:p>
          </table:table-cell>
          <table:table-cell table:formula="of:=ROUND([.J47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[APD2000] J130106.4+281817</text:p>
          </table:table-cell>
          <table:table-cell office:value-type="float" office:value="195.27679">
            <text:p>195.27679</text:p>
          </table:table-cell>
          <table:table-cell office:value-type="float" office:value="28.30458">
            <text:p>28.304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1.91">
            <text:p>1.91</text:p>
          </table:table-cell>
          <table:table-cell table:formula="of:=ROUND([.J48])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DSS J130053.69+281809.1</text:p>
          </table:table-cell>
          <table:table-cell office:value-type="float" office:value="195.22374">
            <text:p>195.22374</text:p>
          </table:table-cell>
          <table:table-cell office:value-type="float" office:value="28.30256">
            <text:p>28.302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2.245">
            <text:p>2.245</text:p>
          </table:table-cell>
          <table:table-cell table:formula="of:=ROUND([.J49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DSS J130052.61+281934.3</text:p>
          </table:table-cell>
          <table:table-cell office:value-type="float" office:value="195.21922">
            <text:p>195.21922</text:p>
          </table:table-cell>
          <table:table-cell office:value-type="float" office:value="28.32622">
            <text:p>28.32622</text:p>
          </table:table-cell>
          <table:table-cell office:value-type="string">
            <text:p>G</text:p>
          </table:table-cell>
          <table:table-cell office:value-type="float" office:value="53237">
            <text:p>53237</text:p>
          </table:table-cell>
          <table:table-cell office:value-type="float" office:value="0.17758">
            <text:p>0.17758</text:p>
          </table:table-cell>
          <table:table-cell office:value-type="string">
            <text:p>PHOT</text:p>
          </table:table-cell>
          <table:table-cell office:value-type="string">
            <text:p>19.7r</text:p>
          </table:table-cell>
          <table:table-cell office:value-type="float" office:value="1.83">
            <text:p>1.83</text:p>
          </table:table-cell>
          <table:table-cell table:formula="of:=ROUND([.J50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DSS J130052.08+282054.6</text:p>
          </table:table-cell>
          <table:table-cell office:value-type="float" office:value="195.21703">
            <text:p>195.21703</text:p>
          </table:table-cell>
          <table:table-cell office:value-type="float" office:value="28.34852">
            <text:p>28.348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2.261">
            <text:p>2.261</text:p>
          </table:table-cell>
          <table:table-cell table:formula="of:=ROUND([.J51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DSS J130108.72+281758.1</text:p>
          </table:table-cell>
          <table:table-cell office:value-type="float" office:value="195.28637">
            <text:p>195.28637</text:p>
          </table:table-cell>
          <table:table-cell office:value-type="float" office:value="28.29947">
            <text:p>28.299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2.477">
            <text:p>2.477</text:p>
          </table:table-cell>
          <table:table-cell table:formula="of:=ROUND([.J52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DSS J130105.84+281759.4</text:p>
          </table:table-cell>
          <table:table-cell office:value-type="float" office:value="195.27437">
            <text:p>195.27437</text:p>
          </table:table-cell>
          <table:table-cell office:value-type="float" office:value="28.29984">
            <text:p>28.29984</text:p>
          </table:table-cell>
          <table:table-cell office:value-type="string">
            <text:p>G</text:p>
          </table:table-cell>
          <table:table-cell office:value-type="float" office:value="72463">
            <text:p>72463</text:p>
          </table:table-cell>
          <table:table-cell office:value-type="float" office:value="0.24171">
            <text:p>0.24171</text:p>
          </table:table-cell>
          <table:table-cell office:value-type="string">
            <text:p>PHOT</text:p>
          </table:table-cell>
          <table:table-cell office:value-type="string">
            <text:p>20.0r</text:p>
          </table:table-cell>
          <table:table-cell office:value-type="float" office:value="2.067">
            <text:p>2.067</text:p>
          </table:table-cell>
          <table:table-cell table:formula="of:=ROUND([.J53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DSS J130108.08+282026.6</text:p>
          </table:table-cell>
          <table:table-cell office:value-type="float" office:value="195.28368">
            <text:p>195.28368</text:p>
          </table:table-cell>
          <table:table-cell office:value-type="float" office:value="28.34074">
            <text:p>28.34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1.73">
            <text:p>1.73</text:p>
          </table:table-cell>
          <table:table-cell table:formula="of:=ROUND([.J54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5C 04.122a</text:p>
          </table:table-cell>
          <table:table-cell office:value-type="float" office:value="195.26233">
            <text:p>195.26233</text:p>
          </table:table-cell>
          <table:table-cell office:value-type="float" office:value="28.30289">
            <text:p>28.302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1.637">
            <text:p>1.637</text:p>
          </table:table-cell>
          <table:table-cell table:formula="of:=ROUND([.J55])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[IBG2003] J130110+281955</text:p>
          </table:table-cell>
          <table:table-cell office:value-type="float" office:value="195.29533">
            <text:p>195.29533</text:p>
          </table:table-cell>
          <table:table-cell office:value-type="float" office:value="28.33222">
            <text:p>28.332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2.206">
            <text:p>2.206</text:p>
          </table:table-cell>
          <table:table-cell table:formula="of:=ROUND([.J56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DSS J130107.63+281812.9</text:p>
          </table:table-cell>
          <table:table-cell office:value-type="float" office:value="195.28183">
            <text:p>195.28183</text:p>
          </table:table-cell>
          <table:table-cell office:value-type="float" office:value="28.30359">
            <text:p>28.303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2.132">
            <text:p>2.132</text:p>
          </table:table-cell>
          <table:table-cell table:formula="of:=ROUND([.J57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[IBG2003] J130107+281813</text:p>
          </table:table-cell>
          <table:table-cell office:value-type="float" office:value="195.28113">
            <text:p>195.28113</text:p>
          </table:table-cell>
          <table:table-cell office:value-type="float" office:value="28.3035">
            <text:p>28.30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2.111">
            <text:p>2.111</text:p>
          </table:table-cell>
          <table:table-cell table:formula="of:=ROUND([.J58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[IBG2003] J130110+281846</text:p>
          </table:table-cell>
          <table:table-cell office:value-type="float" office:value="195.29242">
            <text:p>195.29242</text:p>
          </table:table-cell>
          <table:table-cell office:value-type="float" office:value="28.31294">
            <text:p>28.312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2.263">
            <text:p>2.263</text:p>
          </table:table-cell>
          <table:table-cell table:formula="of:=ROUND([.J59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DSS J130052.52+282125.5</text:p>
          </table:table-cell>
          <table:table-cell office:value-type="float" office:value="195.21886">
            <text:p>195.21886</text:p>
          </table:table-cell>
          <table:table-cell office:value-type="float" office:value="28.35711">
            <text:p>28.35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2.492">
            <text:p>2.492</text:p>
          </table:table-cell>
          <table:table-cell table:formula="of:=ROUND([.J60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DSS J130107.05+282029.5</text:p>
          </table:table-cell>
          <table:table-cell office:value-type="float" office:value="195.27941">
            <text:p>195.27941</text:p>
          </table:table-cell>
          <table:table-cell office:value-type="float" office:value="28.34153">
            <text:p>28.341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1.549">
            <text:p>1.549</text:p>
          </table:table-cell>
          <table:table-cell table:formula="of:=ROUND([.J61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DSS J130106.36+281812.2</text:p>
          </table:table-cell>
          <table:table-cell office:value-type="float" office:value="195.27654">
            <text:p>195.27654</text:p>
          </table:table-cell>
          <table:table-cell office:value-type="float" office:value="28.30356">
            <text:p>28.30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1.95">
            <text:p>1.95</text:p>
          </table:table-cell>
          <table:table-cell table:formula="of:=ROUND([.J62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BELL 1656:[EF2011] 5242</text:p>
          </table:table-cell>
          <table:table-cell office:value-type="float" office:value="195.2764">
            <text:p>195.2764</text:p>
          </table:table-cell>
          <table:table-cell office:value-type="float" office:value="28.30403">
            <text:p>28.30403</text:p>
          </table:table-cell>
          <table:table-cell office:value-type="string">
            <text:p>G</text:p>
          </table:table-cell>
          <table:table-cell office:value-type="float" office:value="108738">
            <text:p>108738</text:p>
          </table:table-cell>
          <table:table-cell office:value-type="float" office:value="0.36271">
            <text:p>0.36271</text:p>
          </table:table-cell>
          <table:table-cell office:value-type="string">
            <text:p>PHOT</text:p>
          </table:table-cell>
          <table:table-cell office:value-type="string">
            <text:p>20.8g</text:p>
          </table:table-cell>
          <table:table-cell office:value-type="float" office:value="1.923">
            <text:p>1.923</text:p>
          </table:table-cell>
          <table:table-cell table:formula="of:=ROUND([.J63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DSS J130056.66+281800.7</text:p>
          </table:table-cell>
          <table:table-cell office:value-type="float" office:value="195.23611">
            <text:p>195.23611</text:p>
          </table:table-cell>
          <table:table-cell office:value-type="float" office:value="28.30022">
            <text:p>28.30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1.966">
            <text:p>1.966</text:p>
          </table:table-cell>
          <table:table-cell table:formula="of:=ROUND([.J64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DSS J130105.18+281833.9</text:p>
          </table:table-cell>
          <table:table-cell office:value-type="float" office:value="195.27159">
            <text:p>195.27159</text:p>
          </table:table-cell>
          <table:table-cell office:value-type="float" office:value="28.30944">
            <text:p>28.309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1.51">
            <text:p>1.51</text:p>
          </table:table-cell>
          <table:table-cell table:formula="of:=ROUND([.J65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[IBG2003] J130053+281934</text:p>
          </table:table-cell>
          <table:table-cell office:value-type="float" office:value="195.22113">
            <text:p>195.22113</text:p>
          </table:table-cell>
          <table:table-cell office:value-type="float" office:value="28.32614">
            <text:p>28.32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1.73">
            <text:p>1.73</text:p>
          </table:table-cell>
          <table:table-cell table:formula="of:=ROUND([.J66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DSS J130111.70+281945.2</text:p>
          </table:table-cell>
          <table:table-cell office:value-type="float" office:value="195.29878">
            <text:p>195.29878</text:p>
          </table:table-cell>
          <table:table-cell office:value-type="float" office:value="28.32924">
            <text:p>28.329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2.381">
            <text:p>2.381</text:p>
          </table:table-cell>
          <table:table-cell table:formula="of:=ROUND([.J67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DSS J130109.57+281948.6</text:p>
          </table:table-cell>
          <table:table-cell office:value-type="float" office:value="195.2899">
            <text:p>195.2899</text:p>
          </table:table-cell>
          <table:table-cell office:value-type="float" office:value="28.33018">
            <text:p>28.330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1.913">
            <text:p>1.913</text:p>
          </table:table-cell>
          <table:table-cell table:formula="of:=ROUND([.J68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DSS J130057.51+282105.7</text:p>
          </table:table-cell>
          <table:table-cell office:value-type="float" office:value="195.23964">
            <text:p>195.23964</text:p>
          </table:table-cell>
          <table:table-cell office:value-type="float" office:value="28.35159">
            <text:p>28.35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541">
            <text:p>1.541</text:p>
          </table:table-cell>
          <table:table-cell table:formula="of:=ROUND([.J69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DSS J130054.65+281902.2</text:p>
          </table:table-cell>
          <table:table-cell office:value-type="float" office:value="195.22772">
            <text:p>195.22772</text:p>
          </table:table-cell>
          <table:table-cell office:value-type="float" office:value="28.31729">
            <text:p>28.317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545">
            <text:p>1.545</text:p>
          </table:table-cell>
          <table:table-cell table:formula="of:=ROUND([.J70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DSS J130100.12+281758.6</text:p>
          </table:table-cell>
          <table:table-cell office:value-type="float" office:value="195.25053">
            <text:p>195.25053</text:p>
          </table:table-cell>
          <table:table-cell office:value-type="float" office:value="28.29962">
            <text:p>28.299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776">
            <text:p>1.776</text:p>
          </table:table-cell>
          <table:table-cell table:formula="of:=ROUND([.J7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DSS J130109.42+282000.8</text:p>
          </table:table-cell>
          <table:table-cell office:value-type="float" office:value="195.28927">
            <text:p>195.28927</text:p>
          </table:table-cell>
          <table:table-cell office:value-type="float" office:value="28.33358">
            <text:p>28.333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897">
            <text:p>1.897</text:p>
          </table:table-cell>
          <table:table-cell table:formula="of:=ROUND([.J72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DSS J130052.38+282019.8</text:p>
          </table:table-cell>
          <table:table-cell office:value-type="float" office:value="195.21826">
            <text:p>195.21826</text:p>
          </table:table-cell>
          <table:table-cell office:value-type="float" office:value="28.33884">
            <text:p>28.33884</text:p>
          </table:table-cell>
          <table:table-cell office:value-type="string">
            <text:p>G</text:p>
          </table:table-cell>
          <table:table-cell office:value-type="float" office:value="168001">
            <text:p>168001</text:p>
          </table:table-cell>
          <table:table-cell office:value-type="float" office:value="0.56039">
            <text:p>0.56039</text:p>
          </table:table-cell>
          <table:table-cell office:value-type="string">
            <text:p>PHOT</text:p>
          </table:table-cell>
          <table:table-cell office:value-type="string">
            <text:p>22.1g</text:p>
          </table:table-cell>
          <table:table-cell office:value-type="float" office:value="1.962">
            <text:p>1.962</text:p>
          </table:table-cell>
          <table:table-cell table:formula="of:=ROUND([.J73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DSS J130109.88+281954.5</text:p>
          </table:table-cell>
          <table:table-cell office:value-type="float" office:value="195.29117">
            <text:p>195.29117</text:p>
          </table:table-cell>
          <table:table-cell office:value-type="float" office:value="28.33181">
            <text:p>28.331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985">
            <text:p>1.985</text:p>
          </table:table-cell>
          <table:table-cell table:formula="of:=ROUND([.J74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DSS J130109.49+281922.6</text:p>
          </table:table-cell>
          <table:table-cell office:value-type="float" office:value="195.28955">
            <text:p>195.28955</text:p>
          </table:table-cell>
          <table:table-cell office:value-type="float" office:value="28.32296">
            <text:p>28.322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928">
            <text:p>1.928</text:p>
          </table:table-cell>
          <table:table-cell table:formula="of:=ROUND([.J75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DSS J130108.46+282050.0</text:p>
          </table:table-cell>
          <table:table-cell office:value-type="float" office:value="195.28527">
            <text:p>195.28527</text:p>
          </table:table-cell>
          <table:table-cell office:value-type="float" office:value="28.34723">
            <text:p>28.347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991">
            <text:p>1.991</text:p>
          </table:table-cell>
          <table:table-cell table:formula="of:=ROUND([.J76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DSS J130055.88+281733.1</text:p>
          </table:table-cell>
          <table:table-cell office:value-type="float" office:value="195.23286">
            <text:p>195.23286</text:p>
          </table:table-cell>
          <table:table-cell office:value-type="float" office:value="28.29254">
            <text:p>28.292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454">
            <text:p>2.454</text:p>
          </table:table-cell>
          <table:table-cell table:formula="of:=ROUND([.J77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DSS J130109.53+281835.0</text:p>
          </table:table-cell>
          <table:table-cell office:value-type="float" office:value="195.28972">
            <text:p>195.28972</text:p>
          </table:table-cell>
          <table:table-cell office:value-type="float" office:value="28.30975">
            <text:p>28.309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228">
            <text:p>2.228</text:p>
          </table:table-cell>
          <table:table-cell table:formula="of:=ROUND([.J78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DSS J130103.75+281737.3</text:p>
          </table:table-cell>
          <table:table-cell office:value-type="float" office:value="195.26565">
            <text:p>195.26565</text:p>
          </table:table-cell>
          <table:table-cell office:value-type="float" office:value="28.2937">
            <text:p>28.29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215">
            <text:p>2.215</text:p>
          </table:table-cell>
          <table:table-cell table:formula="of:=ROUND([.J79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DSS J130057.64+282156.4</text:p>
          </table:table-cell>
          <table:table-cell office:value-type="float" office:value="195.24018">
            <text:p>195.24018</text:p>
          </table:table-cell>
          <table:table-cell office:value-type="float" office:value="28.36568">
            <text:p>28.36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309">
            <text:p>2.309</text:p>
          </table:table-cell>
          <table:table-cell table:formula="of:=ROUND([.J80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DSS J130107.51+282017.0</text:p>
          </table:table-cell>
          <table:table-cell office:value-type="float" office:value="195.2813">
            <text:p>195.2813</text:p>
          </table:table-cell>
          <table:table-cell office:value-type="float" office:value="28.33806">
            <text:p>28.338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553">
            <text:p>1.553</text:p>
          </table:table-cell>
          <table:table-cell table:formula="of:=ROUND([.J8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DSS J130108.64+281839.8</text:p>
          </table:table-cell>
          <table:table-cell office:value-type="float" office:value="195.28604">
            <text:p>195.28604</text:p>
          </table:table-cell>
          <table:table-cell office:value-type="float" office:value="28.31107">
            <text:p>28.311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021">
            <text:p>2.021</text:p>
          </table:table-cell>
          <table:table-cell table:formula="of:=ROUND([.J82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DSS J130104.28+281811.5</text:p>
          </table:table-cell>
          <table:table-cell office:value-type="float" office:value="195.26787">
            <text:p>195.26787</text:p>
          </table:table-cell>
          <table:table-cell office:value-type="float" office:value="28.3032">
            <text:p>28.30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724">
            <text:p>1.724</text:p>
          </table:table-cell>
          <table:table-cell table:formula="of:=ROUND([.J83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DSS J130109.17+282012.7</text:p>
          </table:table-cell>
          <table:table-cell office:value-type="float" office:value="195.28821">
            <text:p>195.28821</text:p>
          </table:table-cell>
          <table:table-cell office:value-type="float" office:value="28.33686">
            <text:p>28.33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881">
            <text:p>1.881</text:p>
          </table:table-cell>
          <table:table-cell table:formula="of:=ROUND([.J84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DSS J130051.54+281939.2</text:p>
          </table:table-cell>
          <table:table-cell office:value-type="float" office:value="195.21476">
            <text:p>195.21476</text:p>
          </table:table-cell>
          <table:table-cell office:value-type="float" office:value="28.32758">
            <text:p>28.32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059">
            <text:p>2.059</text:p>
          </table:table-cell>
          <table:table-cell table:formula="of:=ROUND([.J85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DSS J130108.54+281822.7</text:p>
          </table:table-cell>
          <table:table-cell office:value-type="float" office:value="195.28559">
            <text:p>195.28559</text:p>
          </table:table-cell>
          <table:table-cell office:value-type="float" office:value="28.30631">
            <text:p>28.306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169">
            <text:p>2.169</text:p>
          </table:table-cell>
          <table:table-cell table:formula="of:=ROUND([.J86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DSS J130053.09+282108.9</text:p>
          </table:table-cell>
          <table:table-cell office:value-type="float" office:value="195.22124">
            <text:p>195.22124</text:p>
          </table:table-cell>
          <table:table-cell office:value-type="float" office:value="28.35247">
            <text:p>28.352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215">
            <text:p>2.215</text:p>
          </table:table-cell>
          <table:table-cell table:formula="of:=ROUND([.J87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DSS J130107.14+281842.2</text:p>
          </table:table-cell>
          <table:table-cell office:value-type="float" office:value="195.27978">
            <text:p>195.27978</text:p>
          </table:table-cell>
          <table:table-cell office:value-type="float" office:value="28.31173">
            <text:p>28.311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1.727">
            <text:p>1.727</text:p>
          </table:table-cell>
          <table:table-cell table:formula="of:=ROUND([.J88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DSS J130053.87+282115.7</text:p>
          </table:table-cell>
          <table:table-cell office:value-type="float" office:value="195.22448">
            <text:p>195.22448</text:p>
          </table:table-cell>
          <table:table-cell office:value-type="float" office:value="28.35436">
            <text:p>28.35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164">
            <text:p>2.164</text:p>
          </table:table-cell>
          <table:table-cell table:formula="of:=ROUND([.J89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DSS J130107.30+281826.0</text:p>
          </table:table-cell>
          <table:table-cell office:value-type="float" office:value="195.28043">
            <text:p>195.28043</text:p>
          </table:table-cell>
          <table:table-cell office:value-type="float" office:value="28.30724">
            <text:p>28.30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926">
            <text:p>1.926</text:p>
          </table:table-cell>
          <table:table-cell table:formula="of:=ROUND([.J90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DSS J130106.96+281816.9</text:p>
          </table:table-cell>
          <table:table-cell office:value-type="float" office:value="195.279">
            <text:p>195.279</text:p>
          </table:table-cell>
          <table:table-cell office:value-type="float" office:value="28.30472">
            <text:p>28.304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981">
            <text:p>1.981</text:p>
          </table:table-cell>
          <table:table-cell table:formula="of:=ROUND([.J9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DSS J130053.15+281808.5</text:p>
          </table:table-cell>
          <table:table-cell office:value-type="float" office:value="195.22146">
            <text:p>195.22146</text:p>
          </table:table-cell>
          <table:table-cell office:value-type="float" office:value="28.30237">
            <text:p>28.302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339">
            <text:p>2.339</text:p>
          </table:table-cell>
          <table:table-cell table:formula="of:=ROUND([.J92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DSS J130107.78+281916.1</text:p>
          </table:table-cell>
          <table:table-cell office:value-type="float" office:value="195.28245">
            <text:p>195.28245</text:p>
          </table:table-cell>
          <table:table-cell office:value-type="float" office:value="28.32115">
            <text:p>28.32115</text:p>
          </table:table-cell>
          <table:table-cell office:value-type="string">
            <text:p>G</text:p>
          </table:table-cell>
          <table:table-cell office:value-type="float" office:value="37165">
            <text:p>37165</text:p>
          </table:table-cell>
          <table:table-cell office:value-type="float" office:value="0.12397">
            <text:p>0.12397</text:p>
          </table:table-cell>
          <table:table-cell office:value-type="string">
            <text:p>PHOT</text:p>
          </table:table-cell>
          <table:table-cell office:value-type="string">
            <text:p>23.3g</text:p>
          </table:table-cell>
          <table:table-cell office:value-type="float" office:value="1.591">
            <text:p>1.591</text:p>
          </table:table-cell>
          <table:table-cell table:formula="of:=ROUND([.J93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DSS J130105.53+281804.3</text:p>
          </table:table-cell>
          <table:table-cell office:value-type="float" office:value="195.27307">
            <text:p>195.27307</text:p>
          </table:table-cell>
          <table:table-cell office:value-type="float" office:value="28.3012">
            <text:p>28.30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1.961">
            <text:p>1.961</text:p>
          </table:table-cell>
          <table:table-cell table:formula="of:=ROUND([.J94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[APS2006] J195.293091+28.31883</text:p>
          </table:table-cell>
          <table:table-cell office:value-type="float" office:value="195.29309">
            <text:p>195.29309</text:p>
          </table:table-cell>
          <table:table-cell office:value-type="float" office:value="28.31883">
            <text:p>28.31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R</text:p>
          </table:table-cell>
          <table:table-cell office:value-type="float" office:value="2.169">
            <text:p>2.169</text:p>
          </table:table-cell>
          <table:table-cell table:formula="of:=ROUND([.J95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BELL 1656:[EF2011] 5241</text:p>
          </table:table-cell>
          <table:table-cell office:value-type="float" office:value="195.274">
            <text:p>195.274</text:p>
          </table:table-cell>
          <table:table-cell office:value-type="float" office:value="28.30157">
            <text:p>28.30157</text:p>
          </table:table-cell>
          <table:table-cell office:value-type="string">
            <text:p>G</text:p>
          </table:table-cell>
          <table:table-cell office:value-type="float" office:value="57536">
            <text:p>57536</text:p>
          </table:table-cell>
          <table:table-cell office:value-type="float" office:value="0.19192">
            <text:p>0.19192</text:p>
          </table:table-cell>
          <table:table-cell office:value-type="string">
            <text:p>PHOT</text:p>
          </table:table-cell>
          <table:table-cell office:value-type="string">
            <text:p>24.5g</text:p>
          </table:table-cell>
          <table:table-cell office:value-type="float" office:value="1.969">
            <text:p>1.969</text:p>
          </table:table-cell>
          <table:table-cell table:formula="of:=ROUND([.J96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MASX J13010904+2821352</text:p>
          </table:table-cell>
          <table:table-cell office:value-type="float" office:value="195.28765">
            <text:p>195.28765</text:p>
          </table:table-cell>
          <table:table-cell office:value-type="float" office:value="28.3598">
            <text:p>28.3598</text:p>
          </table:table-cell>
          <table:table-cell office:value-type="string">
            <text:p>G</text:p>
          </table:table-cell>
          <table:table-cell office:value-type="float" office:value="6892">
            <text:p>6892</text:p>
          </table:table-cell>
          <table:table-cell office:value-type="float" office:value="0.022989">
            <text:p>0.022989</text:p>
          </table:table-cell>
          <table:table-cell office:value-type="string">
            <text:p><text:s text:c="4"/></text:p>
          </table:table-cell>
          <table:table-cell office:value-type="float" office:value="15.76">
            <text:p>15.76</text:p>
          </table:table-cell>
          <table:table-cell office:value-type="float" office:value="2.571">
            <text:p>2.571</text:p>
          </table:table-cell>
          <table:table-cell table:formula="of:=ROUND([.J97])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DSS J130116.24+281852.6</text:p>
          </table:table-cell>
          <table:table-cell office:value-type="float" office:value="195.31767">
            <text:p>195.31767</text:p>
          </table:table-cell>
          <table:table-cell office:value-type="float" office:value="28.31462">
            <text:p>28.3146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59">
            <text:p>20.59</text:p>
          </table:table-cell>
          <table:table-cell office:value-type="float" office:value="3.488">
            <text:p>3.488</text:p>
          </table:table-cell>
          <table:table-cell table:formula="of:=ROUND([.J98])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DSS J130045.84+281848.9</text:p>
          </table:table-cell>
          <table:table-cell office:value-type="float" office:value="195.19102">
            <text:p>195.19102</text:p>
          </table:table-cell>
          <table:table-cell office:value-type="float" office:value="28.31359">
            <text:p>28.3135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3">
            <text:p>20.93</text:p>
          </table:table-cell>
          <table:table-cell office:value-type="float" office:value="3.439">
            <text:p>3.439</text:p>
          </table:table-cell>
          <table:table-cell table:formula="of:=ROUND([.J99])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GCG 160-091</text:p>
          </table:table-cell>
          <table:table-cell office:value-type="float" office:value="195.21704">
            <text:p>195.21704</text:p>
          </table:table-cell>
          <table:table-cell office:value-type="float" office:value="28.36592">
            <text:p>28.36592</text:p>
          </table:table-cell>
          <table:table-cell office:value-type="string">
            <text:p>G</text:p>
          </table:table-cell>
          <table:table-cell office:value-type="float" office:value="7665">
            <text:p>7665</text:p>
          </table:table-cell>
          <table:table-cell office:value-type="float" office:value="0.025568">
            <text:p>0.025568</text:p>
          </table:table-cell>
          <table:table-cell office:value-type="string">
            <text:p><text:s text:c="4"/></text:p>
          </table:table-cell>
          <table:table-cell office:value-type="string">
            <text:p>14.5g</text:p>
          </table:table-cell>
          <table:table-cell office:value-type="float" office:value="2.938">
            <text:p>2.938</text:p>
          </table:table-cell>
          <table:table-cell table:formula="of:=ROUND([.J100])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office:value-type="string">
            <text:p>SDSS J130056.49+281650.0</text:p>
          </table:table-cell>
          <table:table-cell table:style-name="ce1" office:value-type="float" office:value="195.23539">
            <text:p>195.23539</text:p>
          </table:table-cell>
          <table:table-cell table:style-name="ce1" office:value-type="float" office:value="28.28056">
            <text:p>28.28056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8.5r</text:p>
          </table:table-cell>
          <table:table-cell table:style-name="ce1" office:value-type="float" office:value="3.068">
            <text:p>3.068</text:p>
          </table:table-cell>
          <table:table-cell table:style-name="ce1" table:formula="of:=ROUND([.J101])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[IBG2003] J130048+281749</text:p>
          </table:table-cell>
          <table:table-cell office:value-type="float" office:value="195.20059">
            <text:p>195.20059</text:p>
          </table:table-cell>
          <table:table-cell office:value-type="float" office:value="28.29692">
            <text:p>28.29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3.406">
            <text:p>3.406</text:p>
          </table:table-cell>
          <table:table-cell table:formula="of:=ROUND([.J102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DSS J130112.92+281952.6</text:p>
          </table:table-cell>
          <table:table-cell office:value-type="float" office:value="195.30384">
            <text:p>195.30384</text:p>
          </table:table-cell>
          <table:table-cell office:value-type="float" office:value="28.3313">
            <text:p>28.3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2.651">
            <text:p>2.651</text:p>
          </table:table-cell>
          <table:table-cell table:formula="of:=ROUND([.J103])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DSS J130100.44+281710.9</text:p>
          </table:table-cell>
          <table:table-cell office:value-type="float" office:value="195.25186">
            <text:p>195.25186</text:p>
          </table:table-cell>
          <table:table-cell office:value-type="float" office:value="28.28638">
            <text:p>28.28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2.565">
            <text:p>2.565</text:p>
          </table:table-cell>
          <table:table-cell table:formula="of:=ROUND([.J104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DSS J130103.75+281627.8</text:p>
          </table:table-cell>
          <table:table-cell office:value-type="float" office:value="195.26565">
            <text:p>195.26565</text:p>
          </table:table-cell>
          <table:table-cell office:value-type="float" office:value="28.27439">
            <text:p>28.274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3.342">
            <text:p>3.342</text:p>
          </table:table-cell>
          <table:table-cell table:formula="of:=ROUND([.J105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DSS J130113.10+282043.3</text:p>
          </table:table-cell>
          <table:table-cell office:value-type="float" office:value="195.30458">
            <text:p>195.30458</text:p>
          </table:table-cell>
          <table:table-cell office:value-type="float" office:value="28.34539">
            <text:p>28.345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2.859">
            <text:p>2.859</text:p>
          </table:table-cell>
          <table:table-cell table:formula="of:=ROUND([.J106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DSS J130112.96+281945.3</text:p>
          </table:table-cell>
          <table:table-cell office:value-type="float" office:value="195.30401">
            <text:p>195.30401</text:p>
          </table:table-cell>
          <table:table-cell office:value-type="float" office:value="28.32927">
            <text:p>28.329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2.657">
            <text:p>2.657</text:p>
          </table:table-cell>
          <table:table-cell table:formula="of:=ROUND([.J107])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DSS J130056.42+281708.1</text:p>
          </table:table-cell>
          <table:table-cell office:value-type="float" office:value="195.23512">
            <text:p>195.23512</text:p>
          </table:table-cell>
          <table:table-cell office:value-type="float" office:value="28.28561">
            <text:p>28.28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2.788">
            <text:p>2.788</text:p>
          </table:table-cell>
          <table:table-cell table:formula="of:=ROUND([.J108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DSS J130111.72+281846.4</text:p>
          </table:table-cell>
          <table:table-cell office:value-type="float" office:value="195.29887">
            <text:p>195.29887</text:p>
          </table:table-cell>
          <table:table-cell office:value-type="float" office:value="28.3129">
            <text:p>28.3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2.575">
            <text:p>2.575</text:p>
          </table:table-cell>
          <table:table-cell table:formula="of:=ROUND([.J109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[IBG2003] J130050+282128</text:p>
          </table:table-cell>
          <table:table-cell office:value-type="float" office:value="195.21129">
            <text:p>195.21129</text:p>
          </table:table-cell>
          <table:table-cell office:value-type="float" office:value="28.35786">
            <text:p>28.357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2.828">
            <text:p>2.828</text:p>
          </table:table-cell>
          <table:table-cell table:formula="of:=ROUND([.J110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DSS J130114.87+281903.3</text:p>
          </table:table-cell>
          <table:table-cell office:value-type="float" office:value="195.31197">
            <text:p>195.31197</text:p>
          </table:table-cell>
          <table:table-cell office:value-type="float" office:value="28.31759">
            <text:p>28.317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3.153">
            <text:p>3.153</text:p>
          </table:table-cell>
          <table:table-cell table:formula="of:=ROUND([.J111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DSS J130050.74+282202.6</text:p>
          </table:table-cell>
          <table:table-cell office:value-type="float" office:value="195.21145">
            <text:p>195.21145</text:p>
          </table:table-cell>
          <table:table-cell office:value-type="float" office:value="28.36742">
            <text:p>28.36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3.204">
            <text:p>3.204</text:p>
          </table:table-cell>
          <table:table-cell table:formula="of:=ROUND([.J11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DSS J130046.18+282017.3</text:p>
          </table:table-cell>
          <table:table-cell office:value-type="float" office:value="195.19246">
            <text:p>195.19246</text:p>
          </table:table-cell>
          <table:table-cell office:value-type="float" office:value="28.33815">
            <text:p>28.338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3.28">
            <text:p>3.28</text:p>
          </table:table-cell>
          <table:table-cell table:formula="of:=ROUND([.J11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DSS J130047.72+282033.2</text:p>
          </table:table-cell>
          <table:table-cell office:value-type="float" office:value="195.19884">
            <text:p>195.19884</text:p>
          </table:table-cell>
          <table:table-cell office:value-type="float" office:value="28.34257">
            <text:p>28.34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3.008">
            <text:p>3.008</text:p>
          </table:table-cell>
          <table:table-cell table:formula="of:=ROUND([.J114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DSS J130107.96+281648.5</text:p>
          </table:table-cell>
          <table:table-cell office:value-type="float" office:value="195.28319">
            <text:p>195.28319</text:p>
          </table:table-cell>
          <table:table-cell office:value-type="float" office:value="28.28015">
            <text:p>28.280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3.324">
            <text:p>3.324</text:p>
          </table:table-cell>
          <table:table-cell table:formula="of:=ROUND([.J115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DSS J130112.18+282026.9</text:p>
          </table:table-cell>
          <table:table-cell office:value-type="float" office:value="195.30075">
            <text:p>195.30075</text:p>
          </table:table-cell>
          <table:table-cell office:value-type="float" office:value="28.34081">
            <text:p>28.340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2.582">
            <text:p>2.582</text:p>
          </table:table-cell>
          <table:table-cell table:formula="of:=ROUND([.J116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DSS J130057.10+281708.4</text:p>
          </table:table-cell>
          <table:table-cell office:value-type="float" office:value="195.23793">
            <text:p>195.23793</text:p>
          </table:table-cell>
          <table:table-cell office:value-type="float" office:value="28.28569">
            <text:p>28.28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2.734">
            <text:p>2.734</text:p>
          </table:table-cell>
          <table:table-cell table:formula="of:=ROUND([.J117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[IBG2003] J130052+281653</text:p>
          </table:table-cell>
          <table:table-cell office:value-type="float" office:value="195.21983">
            <text:p>195.21983</text:p>
          </table:table-cell>
          <table:table-cell office:value-type="float" office:value="28.28133">
            <text:p>28.281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3.378">
            <text:p>3.378</text:p>
          </table:table-cell>
          <table:table-cell table:formula="of:=ROUND([.J118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DSS J130115.31+282103.6</text:p>
          </table:table-cell>
          <table:table-cell office:value-type="float" office:value="195.31383">
            <text:p>195.31383</text:p>
          </table:table-cell>
          <table:table-cell office:value-type="float" office:value="28.351">
            <text:p>28.3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3.437">
            <text:p>3.437</text:p>
          </table:table-cell>
          <table:table-cell table:formula="of:=ROUND([.J11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[APS2006] J195.190338+28.31344</text:p>
          </table:table-cell>
          <table:table-cell office:value-type="float" office:value="195.19034">
            <text:p>195.19034</text:p>
          </table:table-cell>
          <table:table-cell office:value-type="float" office:value="28.31344">
            <text:p>28.31344</text:p>
          </table:table-cell>
          <table:table-cell office:value-type="string">
            <text:p>G</text:p>
          </table:table-cell>
          <table:table-cell office:value-type="float" office:value="79814">
            <text:p>79814</text:p>
          </table:table-cell>
          <table:table-cell office:value-type="float" office:value="0.26623">
            <text:p>0.26623</text:p>
          </table:table-cell>
          <table:table-cell office:value-type="string">
            <text:p>PHOT</text:p>
          </table:table-cell>
          <table:table-cell office:value-type="string">
            <text:p>20.9R</text:p>
          </table:table-cell>
          <table:table-cell office:value-type="float" office:value="3.476">
            <text:p>3.476</text:p>
          </table:table-cell>
          <table:table-cell table:formula="of:=ROUND([.J120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DSS J130059.79+282225.9</text:p>
          </table:table-cell>
          <table:table-cell office:value-type="float" office:value="195.24913">
            <text:p>195.24913</text:p>
          </table:table-cell>
          <table:table-cell office:value-type="float" office:value="28.37387">
            <text:p>28.373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2.698">
            <text:p>2.698</text:p>
          </table:table-cell>
          <table:table-cell table:formula="of:=ROUND([.J12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DSS J130114.26+281841.8</text:p>
          </table:table-cell>
          <table:table-cell office:value-type="float" office:value="195.30944">
            <text:p>195.30944</text:p>
          </table:table-cell>
          <table:table-cell office:value-type="float" office:value="28.31162">
            <text:p>28.311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125">
            <text:p>3.125</text:p>
          </table:table-cell>
          <table:table-cell table:formula="of:=ROUND([.J12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DSS J130049.31+281759.5</text:p>
          </table:table-cell>
          <table:table-cell office:value-type="float" office:value="195.20546">
            <text:p>195.20546</text:p>
          </table:table-cell>
          <table:table-cell office:value-type="float" office:value="28.29988">
            <text:p>28.29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093">
            <text:p>3.093</text:p>
          </table:table-cell>
          <table:table-cell table:formula="of:=ROUND([.J12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DSS J130050.31+282212.5</text:p>
          </table:table-cell>
          <table:table-cell office:value-type="float" office:value="195.20964">
            <text:p>195.20964</text:p>
          </table:table-cell>
          <table:table-cell office:value-type="float" office:value="28.37016">
            <text:p>28.37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3.389">
            <text:p>3.389</text:p>
          </table:table-cell>
          <table:table-cell table:formula="of:=ROUND([.J124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ABELL 1656:[EF2011] 5535</text:p>
          </table:table-cell>
          <table:table-cell office:value-type="float" office:value="195.2086">
            <text:p>195.2086</text:p>
          </table:table-cell>
          <table:table-cell office:value-type="float" office:value="28.36945">
            <text:p>28.36945</text:p>
          </table:table-cell>
          <table:table-cell office:value-type="string">
            <text:p>G</text:p>
          </table:table-cell>
          <table:table-cell office:value-type="float" office:value="27407">
            <text:p>27407</text:p>
          </table:table-cell>
          <table:table-cell office:value-type="float" office:value="0.09142">
            <text:p>0.09142</text:p>
          </table:table-cell>
          <table:table-cell office:value-type="string">
            <text:p>PHOT</text:p>
          </table:table-cell>
          <table:table-cell office:value-type="string">
            <text:p>21.6g</text:p>
          </table:table-cell>
          <table:table-cell office:value-type="float" office:value="3.397">
            <text:p>3.397</text:p>
          </table:table-cell>
          <table:table-cell table:formula="of:=ROUND([.J125]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DSS J130100.08+281702.6</text:p>
          </table:table-cell>
          <table:table-cell office:value-type="float" office:value="195.25037">
            <text:p>195.25037</text:p>
          </table:table-cell>
          <table:table-cell office:value-type="float" office:value="28.28406">
            <text:p>28.284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r</text:p>
          </table:table-cell>
          <table:table-cell office:value-type="float" office:value="2.708">
            <text:p>2.708</text:p>
          </table:table-cell>
          <table:table-cell table:formula="of:=ROUND([.J126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DSS J130108.00+282251.3</text:p>
          </table:table-cell>
          <table:table-cell office:value-type="float" office:value="195.28334">
            <text:p>195.28334</text:p>
          </table:table-cell>
          <table:table-cell office:value-type="float" office:value="28.38094">
            <text:p>28.38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482">
            <text:p>3.482</text:p>
          </table:table-cell>
          <table:table-cell table:formula="of:=ROUND([.J12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DSS J130049.78+281832.2</text:p>
          </table:table-cell>
          <table:table-cell office:value-type="float" office:value="195.20743">
            <text:p>195.20743</text:p>
          </table:table-cell>
          <table:table-cell office:value-type="float" office:value="28.30896">
            <text:p>28.30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727">
            <text:p>2.727</text:p>
          </table:table-cell>
          <table:table-cell table:formula="of:=ROUND([.J128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DSS J130111.49+281829.6</text:p>
          </table:table-cell>
          <table:table-cell office:value-type="float" office:value="195.29789">
            <text:p>195.29789</text:p>
          </table:table-cell>
          <table:table-cell office:value-type="float" office:value="28.30824">
            <text:p>28.30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648">
            <text:p>2.648</text:p>
          </table:table-cell>
          <table:table-cell table:formula="of:=ROUND([.J12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DSS J130104.27+282220.0</text:p>
          </table:table-cell>
          <table:table-cell office:value-type="float" office:value="195.26783">
            <text:p>195.26783</text:p>
          </table:table-cell>
          <table:table-cell office:value-type="float" office:value="28.37225">
            <text:p>28.37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695">
            <text:p>2.695</text:p>
          </table:table-cell>
          <table:table-cell table:formula="of:=ROUND([.J130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DSS J130111.97+282209.0</text:p>
          </table:table-cell>
          <table:table-cell office:value-type="float" office:value="195.29989">
            <text:p>195.29989</text:p>
          </table:table-cell>
          <table:table-cell office:value-type="float" office:value="28.36919">
            <text:p>28.369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426">
            <text:p>3.426</text:p>
          </table:table-cell>
          <table:table-cell table:formula="of:=ROUND([.J13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DSS J130059.79+282219.2</text:p>
          </table:table-cell>
          <table:table-cell office:value-type="float" office:value="195.24916">
            <text:p>195.24916</text:p>
          </table:table-cell>
          <table:table-cell office:value-type="float" office:value="28.37202">
            <text:p>28.372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587">
            <text:p>2.587</text:p>
          </table:table-cell>
          <table:table-cell table:formula="of:=ROUND([.J13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DSS J130100.90+281702.6</text:p>
          </table:table-cell>
          <table:table-cell office:value-type="float" office:value="195.25378">
            <text:p>195.25378</text:p>
          </table:table-cell>
          <table:table-cell office:value-type="float" office:value="28.28408">
            <text:p>28.28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701">
            <text:p>2.701</text:p>
          </table:table-cell>
          <table:table-cell table:formula="of:=ROUND([.J13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DSS J130108.46+281722.1</text:p>
          </table:table-cell>
          <table:table-cell office:value-type="float" office:value="195.28526">
            <text:p>195.28526</text:p>
          </table:table-cell>
          <table:table-cell office:value-type="float" office:value="28.28949">
            <text:p>28.28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902">
            <text:p>2.902</text:p>
          </table:table-cell>
          <table:table-cell table:formula="of:=ROUND([.J134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DSS J130055.03+282225.7</text:p>
          </table:table-cell>
          <table:table-cell office:value-type="float" office:value="195.22932">
            <text:p>195.22932</text:p>
          </table:table-cell>
          <table:table-cell office:value-type="float" office:value="28.37381">
            <text:p>28.373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976">
            <text:p>2.976</text:p>
          </table:table-cell>
          <table:table-cell table:formula="of:=ROUND([.J135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DSS J130111.13+282148.9</text:p>
          </table:table-cell>
          <table:table-cell office:value-type="float" office:value="195.29639">
            <text:p>195.29639</text:p>
          </table:table-cell>
          <table:table-cell office:value-type="float" office:value="28.3636">
            <text:p>28.3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061">
            <text:p>3.061</text:p>
          </table:table-cell>
          <table:table-cell table:formula="of:=ROUND([.J13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DSS J130108.69+281744.6</text:p>
          </table:table-cell>
          <table:table-cell office:value-type="float" office:value="195.28623">
            <text:p>195.28623</text:p>
          </table:table-cell>
          <table:table-cell office:value-type="float" office:value="28.29573">
            <text:p>28.295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638">
            <text:p>2.638</text:p>
          </table:table-cell>
          <table:table-cell table:formula="of:=ROUND([.J13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DSS J130102.59+281705.5</text:p>
          </table:table-cell>
          <table:table-cell office:value-type="float" office:value="195.26081">
            <text:p>195.26081</text:p>
          </table:table-cell>
          <table:table-cell office:value-type="float" office:value="28.28488">
            <text:p>28.28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679">
            <text:p>2.679</text:p>
          </table:table-cell>
          <table:table-cell table:formula="of:=ROUND([.J13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DSS J130101.33+282245.4</text:p>
          </table:table-cell>
          <table:table-cell office:value-type="float" office:value="195.25555">
            <text:p>195.25555</text:p>
          </table:table-cell>
          <table:table-cell office:value-type="float" office:value="28.37929">
            <text:p>28.379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013">
            <text:p>3.013</text:p>
          </table:table-cell>
          <table:table-cell table:formula="of:=ROUND([.J13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DSS J130103.81+281647.0</text:p>
          </table:table-cell>
          <table:table-cell office:value-type="float" office:value="195.2659">
            <text:p>195.2659</text:p>
          </table:table-cell>
          <table:table-cell office:value-type="float" office:value="28.27974">
            <text:p>28.279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03">
            <text:p>3.03</text:p>
          </table:table-cell>
          <table:table-cell table:formula="of:=ROUND([.J14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DSS J130053.64+282229.2</text:p>
          </table:table-cell>
          <table:table-cell office:value-type="float" office:value="195.22352">
            <text:p>195.22352</text:p>
          </table:table-cell>
          <table:table-cell office:value-type="float" office:value="28.37479">
            <text:p>28.374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171">
            <text:p>3.171</text:p>
          </table:table-cell>
          <table:table-cell table:formula="of:=ROUND([.J14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DSS J130052.75+281652.5</text:p>
          </table:table-cell>
          <table:table-cell office:value-type="float" office:value="195.2198">
            <text:p>195.2198</text:p>
          </table:table-cell>
          <table:table-cell office:value-type="float" office:value="28.28128">
            <text:p>28.281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382">
            <text:p>3.382</text:p>
          </table:table-cell>
          <table:table-cell table:formula="of:=ROUND([.J14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DSS J130114.98+281815.0</text:p>
          </table:table-cell>
          <table:table-cell office:value-type="float" office:value="195.31243">
            <text:p>195.31243</text:p>
          </table:table-cell>
          <table:table-cell office:value-type="float" office:value="28.30418">
            <text:p>28.304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443">
            <text:p>3.443</text:p>
          </table:table-cell>
          <table:table-cell table:formula="of:=ROUND([.J14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DSS J130110.37+282137.4</text:p>
          </table:table-cell>
          <table:table-cell office:value-type="float" office:value="195.29322">
            <text:p>195.29322</text:p>
          </table:table-cell>
          <table:table-cell office:value-type="float" office:value="28.36041">
            <text:p>28.36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808">
            <text:p>2.808</text:p>
          </table:table-cell>
          <table:table-cell table:formula="of:=ROUND([.J14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DSS J130049.12+281831.1</text:p>
          </table:table-cell>
          <table:table-cell office:value-type="float" office:value="195.20467">
            <text:p>195.20467</text:p>
          </table:table-cell>
          <table:table-cell office:value-type="float" office:value="28.30865">
            <text:p>28.30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866">
            <text:p>2.866</text:p>
          </table:table-cell>
          <table:table-cell table:formula="of:=ROUND([.J145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DSS J130047.77+281926.4</text:p>
          </table:table-cell>
          <table:table-cell office:value-type="float" office:value="195.19905">
            <text:p>195.19905</text:p>
          </table:table-cell>
          <table:table-cell office:value-type="float" office:value="28.32403">
            <text:p>28.32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903">
            <text:p>2.903</text:p>
          </table:table-cell>
          <table:table-cell table:formula="of:=ROUND([.J146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DSS J130113.93+282048.1</text:p>
          </table:table-cell>
          <table:table-cell office:value-type="float" office:value="195.30805">
            <text:p>195.30805</text:p>
          </table:table-cell>
          <table:table-cell office:value-type="float" office:value="28.34671">
            <text:p>28.34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058">
            <text:p>3.058</text:p>
          </table:table-cell>
          <table:table-cell table:formula="of:=ROUND([.J14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DSS J130111.96+281810.7</text:p>
          </table:table-cell>
          <table:table-cell office:value-type="float" office:value="195.29986">
            <text:p>195.29986</text:p>
          </table:table-cell>
          <table:table-cell office:value-type="float" office:value="28.303">
            <text:p>28.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897">
            <text:p>2.897</text:p>
          </table:table-cell>
          <table:table-cell table:formula="of:=ROUND([.J14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DSS J130114.83+281947.0</text:p>
          </table:table-cell>
          <table:table-cell office:value-type="float" office:value="195.31181">
            <text:p>195.31181</text:p>
          </table:table-cell>
          <table:table-cell office:value-type="float" office:value="28.32972">
            <text:p>28.329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069">
            <text:p>3.069</text:p>
          </table:table-cell>
          <table:table-cell table:formula="of:=ROUND([.J14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DSS J130051.79+281742.6</text:p>
          </table:table-cell>
          <table:table-cell office:value-type="float" office:value="195.21581">
            <text:p>195.21581</text:p>
          </table:table-cell>
          <table:table-cell office:value-type="float" office:value="28.29517">
            <text:p>28.29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854">
            <text:p>2.854</text:p>
          </table:table-cell>
          <table:table-cell table:formula="of:=ROUND([.J15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DSS J130110.59+281733.3</text:p>
          </table:table-cell>
          <table:table-cell office:value-type="float" office:value="195.29413">
            <text:p>195.29413</text:p>
          </table:table-cell>
          <table:table-cell office:value-type="float" office:value="28.29259">
            <text:p>28.292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059">
            <text:p>3.059</text:p>
          </table:table-cell>
          <table:table-cell table:formula="of:=ROUND([.J15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DSS J130107.06+281647.6</text:p>
          </table:table-cell>
          <table:table-cell office:value-type="float" office:value="195.27942">
            <text:p>195.27942</text:p>
          </table:table-cell>
          <table:table-cell office:value-type="float" office:value="28.27989">
            <text:p>28.27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249">
            <text:p>3.249</text:p>
          </table:table-cell>
          <table:table-cell table:formula="of:=ROUND([.J15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DSS J130112.87+281924.6</text:p>
          </table:table-cell>
          <table:table-cell office:value-type="float" office:value="195.30364">
            <text:p>195.30364</text:p>
          </table:table-cell>
          <table:table-cell office:value-type="float" office:value="28.32352">
            <text:p>28.32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658">
            <text:p>2.658</text:p>
          </table:table-cell>
          <table:table-cell table:formula="of:=ROUND([.J15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DSS J130048.67+281806.9</text:p>
          </table:table-cell>
          <table:table-cell office:value-type="float" office:value="195.2028">
            <text:p>195.2028</text:p>
          </table:table-cell>
          <table:table-cell office:value-type="float" office:value="28.30192">
            <text:p>28.30192</text:p>
          </table:table-cell>
          <table:table-cell office:value-type="string">
            <text:p>G</text:p>
          </table:table-cell>
          <table:table-cell office:value-type="float" office:value="109187">
            <text:p>109187</text:p>
          </table:table-cell>
          <table:table-cell office:value-type="float" office:value="0.36421">
            <text:p>0.36421</text:p>
          </table:table-cell>
          <table:table-cell office:value-type="string">
            <text:p>PHOT</text:p>
          </table:table-cell>
          <table:table-cell office:value-type="string">
            <text:p>22.7g</text:p>
          </table:table-cell>
          <table:table-cell office:value-type="float" office:value="3.145">
            <text:p>3.145</text:p>
          </table:table-cell>
          <table:table-cell table:formula="of:=ROUND([.J154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DSS J130046.19+281947.5</text:p>
          </table:table-cell>
          <table:table-cell office:value-type="float" office:value="195.19246">
            <text:p>195.19246</text:p>
          </table:table-cell>
          <table:table-cell office:value-type="float" office:value="28.32986">
            <text:p>28.329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235">
            <text:p>3.235</text:p>
          </table:table-cell>
          <table:table-cell table:formula="of:=ROUND([.J155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DSS J130046.50+281859.6</text:p>
          </table:table-cell>
          <table:table-cell office:value-type="float" office:value="195.19377">
            <text:p>195.19377</text:p>
          </table:table-cell>
          <table:table-cell office:value-type="float" office:value="28.31657">
            <text:p>28.316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254">
            <text:p>3.254</text:p>
          </table:table-cell>
          <table:table-cell table:formula="of:=ROUND([.J156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DSS J130047.97+282131.7</text:p>
          </table:table-cell>
          <table:table-cell office:value-type="float" office:value="195.19991">
            <text:p>195.19991</text:p>
          </table:table-cell>
          <table:table-cell office:value-type="float" office:value="28.35882">
            <text:p>28.358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355">
            <text:p>3.355</text:p>
          </table:table-cell>
          <table:table-cell table:formula="of:=ROUND([.J15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SDSS J130101.37+281621.9</text:p>
          </table:table-cell>
          <table:table-cell office:value-type="float" office:value="195.25575">
            <text:p>195.25575</text:p>
          </table:table-cell>
          <table:table-cell office:value-type="float" office:value="28.27277">
            <text:p>28.272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381">
            <text:p>3.381</text:p>
          </table:table-cell>
          <table:table-cell table:formula="of:=ROUND([.J15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DSS J130047.68+281749.3</text:p>
          </table:table-cell>
          <table:table-cell office:value-type="float" office:value="195.19869">
            <text:p>195.19869</text:p>
          </table:table-cell>
          <table:table-cell office:value-type="float" office:value="28.29704">
            <text:p>28.29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485">
            <text:p>3.485</text:p>
          </table:table-cell>
          <table:table-cell table:formula="of:=ROUND([.J15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DSS J130052.16+282133.3</text:p>
          </table:table-cell>
          <table:table-cell office:value-type="float" office:value="195.21736">
            <text:p>195.21736</text:p>
          </table:table-cell>
          <table:table-cell office:value-type="float" office:value="28.35926">
            <text:p>28.359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638">
            <text:p>2.638</text:p>
          </table:table-cell>
          <table:table-cell table:formula="of:=ROUND([.J16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DSS J130055.43+281713.6</text:p>
          </table:table-cell>
          <table:table-cell office:value-type="float" office:value="195.23097">
            <text:p>195.23097</text:p>
          </table:table-cell>
          <table:table-cell office:value-type="float" office:value="28.28712">
            <text:p>28.287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79">
            <text:p>2.79</text:p>
          </table:table-cell>
          <table:table-cell table:formula="of:=ROUND([.J16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DSS J130059.65+281712.9</text:p>
          </table:table-cell>
          <table:table-cell office:value-type="float" office:value="195.24858">
            <text:p>195.24858</text:p>
          </table:table-cell>
          <table:table-cell office:value-type="float" office:value="28.28692">
            <text:p>28.28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544">
            <text:p>2.544</text:p>
          </table:table-cell>
          <table:table-cell table:formula="of:=ROUND([.J16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DSS J130049.28+281816.0</text:p>
          </table:table-cell>
          <table:table-cell office:value-type="float" office:value="195.20536">
            <text:p>195.20536</text:p>
          </table:table-cell>
          <table:table-cell office:value-type="float" office:value="28.30446">
            <text:p>28.30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951">
            <text:p>2.951</text:p>
          </table:table-cell>
          <table:table-cell table:formula="of:=ROUND([.J16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DSS J130049.89+282127.6</text:p>
          </table:table-cell>
          <table:table-cell office:value-type="float" office:value="195.2079">
            <text:p>195.2079</text:p>
          </table:table-cell>
          <table:table-cell office:value-type="float" office:value="28.35769">
            <text:p>28.35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966">
            <text:p>2.966</text:p>
          </table:table-cell>
          <table:table-cell table:formula="of:=ROUND([.J164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DSS J130052.84+281655.1</text:p>
          </table:table-cell>
          <table:table-cell office:value-type="float" office:value="195.22018">
            <text:p>195.22018</text:p>
          </table:table-cell>
          <table:table-cell office:value-type="float" office:value="28.28199">
            <text:p>28.28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335">
            <text:p>3.335</text:p>
          </table:table-cell>
          <table:table-cell table:formula="of:=ROUND([.J165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DSS J130046.96+281915.5</text:p>
          </table:table-cell>
          <table:table-cell office:value-type="float" office:value="195.1957">
            <text:p>195.1957</text:p>
          </table:table-cell>
          <table:table-cell office:value-type="float" office:value="28.32098">
            <text:p>28.320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102">
            <text:p>3.102</text:p>
          </table:table-cell>
          <table:table-cell table:formula="of:=ROUND([.J166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ABELL 1656:[EF2011] 5163</text:p>
          </table:table-cell>
          <table:table-cell office:value-type="float" office:value="195.2196">
            <text:p>195.2196</text:p>
          </table:table-cell>
          <table:table-cell office:value-type="float" office:value="28.28303">
            <text:p>28.28303</text:p>
          </table:table-cell>
          <table:table-cell office:value-type="string">
            <text:p>G</text:p>
          </table:table-cell>
          <table:table-cell office:value-type="float" office:value="37669">
            <text:p>37669</text:p>
          </table:table-cell>
          <table:table-cell office:value-type="float" office:value="0.12565">
            <text:p>0.12565</text:p>
          </table:table-cell>
          <table:table-cell office:value-type="string">
            <text:p>PHOT</text:p>
          </table:table-cell>
          <table:table-cell office:value-type="string">
            <text:p>23.0g</text:p>
          </table:table-cell>
          <table:table-cell office:value-type="float" office:value="3.299">
            <text:p>3.299</text:p>
          </table:table-cell>
          <table:table-cell table:formula="of:=ROUND([.J167]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DSS J130116.45+281906.5</text:p>
          </table:table-cell>
          <table:table-cell office:value-type="float" office:value="195.31857">
            <text:p>195.31857</text:p>
          </table:table-cell>
          <table:table-cell office:value-type="float" office:value="28.3185">
            <text:p>28.3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484">
            <text:p>3.484</text:p>
          </table:table-cell>
          <table:table-cell table:formula="of:=ROUND([.J16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DSS J130059.14+281708.8</text:p>
          </table:table-cell>
          <table:table-cell office:value-type="float" office:value="195.24645">
            <text:p>195.24645</text:p>
          </table:table-cell>
          <table:table-cell office:value-type="float" office:value="28.28579">
            <text:p>28.285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2.626">
            <text:p>2.626</text:p>
          </table:table-cell>
          <table:table-cell table:formula="of:=ROUND([.J169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DSS J130111.71+281752.1</text:p>
          </table:table-cell>
          <table:table-cell office:value-type="float" office:value="195.29882">
            <text:p>195.29882</text:p>
          </table:table-cell>
          <table:table-cell office:value-type="float" office:value="28.29782">
            <text:p>28.297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033">
            <text:p>3.033</text:p>
          </table:table-cell>
          <table:table-cell table:formula="of:=ROUND([.J17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DSS J130115.58+282040.5</text:p>
          </table:table-cell>
          <table:table-cell office:value-type="float" office:value="195.31492">
            <text:p>195.31492</text:p>
          </table:table-cell>
          <table:table-cell office:value-type="float" office:value="28.34459">
            <text:p>28.34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364">
            <text:p>3.364</text:p>
          </table:table-cell>
          <table:table-cell table:formula="of:=ROUND([.J17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DSS J130047.92+281804.9</text:p>
          </table:table-cell>
          <table:table-cell office:value-type="float" office:value="195.1997">
            <text:p>195.1997</text:p>
          </table:table-cell>
          <table:table-cell office:value-type="float" office:value="28.30138">
            <text:p>28.301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302">
            <text:p>3.302</text:p>
          </table:table-cell>
          <table:table-cell table:formula="of:=ROUND([.J17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DSS J130106.03+281633.2</text:p>
          </table:table-cell>
          <table:table-cell office:value-type="float" office:value="195.27514">
            <text:p>195.27514</text:p>
          </table:table-cell>
          <table:table-cell office:value-type="float" office:value="28.27592">
            <text:p>28.27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385">
            <text:p>3.385</text:p>
          </table:table-cell>
          <table:table-cell table:formula="of:=ROUND([.J17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DSS J130109.48+281736.1</text:p>
          </table:table-cell>
          <table:table-cell office:value-type="float" office:value="195.2895">
            <text:p>195.2895</text:p>
          </table:table-cell>
          <table:table-cell office:value-type="float" office:value="28.29338">
            <text:p>28.293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858">
            <text:p>2.858</text:p>
          </table:table-cell>
          <table:table-cell table:formula="of:=ROUND([.J174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DSS J130101.10+281650.6</text:p>
          </table:table-cell>
          <table:table-cell office:value-type="float" office:value="195.25459">
            <text:p>195.25459</text:p>
          </table:table-cell>
          <table:table-cell office:value-type="float" office:value="28.28074">
            <text:p>28.28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901">
            <text:p>2.901</text:p>
          </table:table-cell>
          <table:table-cell table:formula="of:=ROUND([.J175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DSS J130114.50+282052.4</text:p>
          </table:table-cell>
          <table:table-cell office:value-type="float" office:value="195.31046">
            <text:p>195.31046</text:p>
          </table:table-cell>
          <table:table-cell office:value-type="float" office:value="28.34791">
            <text:p>28.347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202">
            <text:p>3.202</text:p>
          </table:table-cell>
          <table:table-cell table:formula="of:=ROUND([.J17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DSS J130051.48+281730.1</text:p>
          </table:table-cell>
          <table:table-cell office:value-type="float" office:value="195.2145">
            <text:p>195.2145</text:p>
          </table:table-cell>
          <table:table-cell office:value-type="float" office:value="28.29171">
            <text:p>28.291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3.053">
            <text:p>3.053</text:p>
          </table:table-cell>
          <table:table-cell table:formula="of:=ROUND([.J17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DSS J130046.44+281924.7</text:p>
          </table:table-cell>
          <table:table-cell office:value-type="float" office:value="195.19353">
            <text:p>195.19353</text:p>
          </table:table-cell>
          <table:table-cell office:value-type="float" office:value="28.32354">
            <text:p>28.323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3.196">
            <text:p>3.196</text:p>
          </table:table-cell>
          <table:table-cell table:formula="of:=ROUND([.J17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[APS2006] J195.233917+28.37052</text:p>
          </table:table-cell>
          <table:table-cell office:value-type="float" office:value="195.23392">
            <text:p>195.23392</text:p>
          </table:table-cell>
          <table:table-cell office:value-type="float" office:value="28.37053">
            <text:p>28.37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R</text:p>
          </table:table-cell>
          <table:table-cell office:value-type="float" office:value="2.697">
            <text:p>2.697</text:p>
          </table:table-cell>
          <table:table-cell table:formula="of:=ROUND([.J179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DSS J130055.82+282200.3</text:p>
          </table:table-cell>
          <table:table-cell office:value-type="float" office:value="195.23262">
            <text:p>195.23262</text:p>
          </table:table-cell>
          <table:table-cell office:value-type="float" office:value="28.36678">
            <text:p>28.36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2.52">
            <text:p>2.52</text:p>
          </table:table-cell>
          <table:table-cell table:formula="of:=ROUND([.J18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DSS J130048.31+281736.7</text:p>
          </table:table-cell>
          <table:table-cell office:value-type="float" office:value="195.20133">
            <text:p>195.20133</text:p>
          </table:table-cell>
          <table:table-cell office:value-type="float" office:value="28.29353">
            <text:p>28.29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3.494">
            <text:p>3.494</text:p>
          </table:table-cell>
          <table:table-cell table:formula="of:=ROUND([.J18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[APS2006] J195.294464+28.29661</text:p>
          </table:table-cell>
          <table:table-cell office:value-type="float" office:value="195.29446">
            <text:p>195.29446</text:p>
          </table:table-cell>
          <table:table-cell office:value-type="float" office:value="28.29661">
            <text:p>28.296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R</text:p>
          </table:table-cell>
          <table:table-cell office:value-type="float" office:value="2.904">
            <text:p>2.904</text:p>
          </table:table-cell>
          <table:table-cell table:formula="of:=ROUND([.J182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[APS2006] J195.278671+28.37802</text:p>
          </table:table-cell>
          <table:table-cell office:value-type="float" office:value="195.27867">
            <text:p>195.27867</text:p>
          </table:table-cell>
          <table:table-cell office:value-type="float" office:value="28.37803">
            <text:p>28.37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R</text:p>
          </table:table-cell>
          <table:table-cell office:value-type="float" office:value="3.219">
            <text:p>3.219</text:p>
          </table:table-cell>
          <table:table-cell table:formula="of:=ROUND([.J183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BELL 1656:[EF2011] 5455</text:p>
          </table:table-cell>
          <table:table-cell office:value-type="float" office:value="195.20711">
            <text:p>195.20711</text:p>
          </table:table-cell>
          <table:table-cell office:value-type="float" office:value="28.35127">
            <text:p>28.35127</text:p>
          </table:table-cell>
          <table:table-cell office:value-type="string">
            <text:p>G</text:p>
          </table:table-cell>
          <table:table-cell office:value-type="float" office:value="58145">
            <text:p>58145</text:p>
          </table:table-cell>
          <table:table-cell office:value-type="float" office:value="0.19395">
            <text:p>0.19395</text:p>
          </table:table-cell>
          <table:table-cell office:value-type="string">
            <text:p>PHOT</text:p>
          </table:table-cell>
          <table:table-cell office:value-type="string">
            <text:p>24.1g</text:p>
          </table:table-cell>
          <table:table-cell office:value-type="float" office:value="2.798">
            <text:p>2.798</text:p>
          </table:table-cell>
          <table:table-cell table:formula="of:=ROUND([.J184]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DSS J130051.53+281712.7</text:p>
          </table:table-cell>
          <table:table-cell office:value-type="float" office:value="195.21472">
            <text:p>195.21472</text:p>
          </table:table-cell>
          <table:table-cell office:value-type="float" office:value="28.28688">
            <text:p>28.28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g</text:p>
          </table:table-cell>
          <table:table-cell office:value-type="float" office:value="3.264">
            <text:p>3.264</text:p>
          </table:table-cell>
          <table:table-cell table:formula="of:=ROUND([.J185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DSS J130110.51+281639.4</text:p>
          </table:table-cell>
          <table:table-cell office:value-type="float" office:value="195.2938">
            <text:p>195.2938</text:p>
          </table:table-cell>
          <table:table-cell office:value-type="float" office:value="28.27761">
            <text:p>28.2776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04">
            <text:p>20.04</text:p>
          </table:table-cell>
          <table:table-cell office:value-type="float" office:value="3.745">
            <text:p>3.745</text:p>
          </table:table-cell>
          <table:table-cell table:formula="of:=ROUND([.J186])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DSS J130110.34+282342.7</text:p>
          </table:table-cell>
          <table:table-cell office:value-type="float" office:value="195.29311">
            <text:p>195.29311</text:p>
          </table:table-cell>
          <table:table-cell office:value-type="float" office:value="28.39521">
            <text:p>28.3952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15">
            <text:p>20.15</text:p>
          </table:table-cell>
          <table:table-cell office:value-type="float" office:value="4.479">
            <text:p>4.479</text:p>
          </table:table-cell>
          <table:table-cell table:formula="of:=ROUND([.J187]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DSS J130055.21+281626.4</text:p>
          </table:table-cell>
          <table:table-cell office:value-type="float" office:value="195.23006">
            <text:p>195.23006</text:p>
          </table:table-cell>
          <table:table-cell office:value-type="float" office:value="28.27402">
            <text:p>28.2740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16">
            <text:p>20.16</text:p>
          </table:table-cell>
          <table:table-cell office:value-type="float" office:value="3.533">
            <text:p>3.533</text:p>
          </table:table-cell>
          <table:table-cell table:formula="of:=ROUND([.J188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DSS J130047.59+282252.8</text:p>
          </table:table-cell>
          <table:table-cell office:value-type="float" office:value="195.19833">
            <text:p>195.19833</text:p>
          </table:table-cell>
          <table:table-cell office:value-type="float" office:value="28.38134">
            <text:p>28.3813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38">
            <text:p>20.38</text:p>
          </table:table-cell>
          <table:table-cell office:value-type="float" office:value="4.287">
            <text:p>4.287</text:p>
          </table:table-cell>
          <table:table-cell table:formula="of:=ROUND([.J189])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ABELL 1656:[GMP83] 2155</text:p>
          </table:table-cell>
          <table:table-cell office:value-type="float" office:value="195.32375">
            <text:p>195.32375</text:p>
          </table:table-cell>
          <table:table-cell office:value-type="float" office:value="28.32236">
            <text:p>28.3223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4">
            <text:p>20.4</text:p>
          </table:table-cell>
          <table:table-cell office:value-type="float" office:value="3.721">
            <text:p>3.721</text:p>
          </table:table-cell>
          <table:table-cell table:formula="of:=ROUND([.J190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DSS J130048.93+282317.6</text:p>
          </table:table-cell>
          <table:table-cell office:value-type="float" office:value="195.2039">
            <text:p>195.2039</text:p>
          </table:table-cell>
          <table:table-cell office:value-type="float" office:value="28.38822">
            <text:p>28.3882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2.24">
            <text:p>22.24</text:p>
          </table:table-cell>
          <table:table-cell office:value-type="float" office:value="4.417">
            <text:p>4.417</text:p>
          </table:table-cell>
          <table:table-cell table:formula="of:=ROUND([.J191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[APD2000] J130106.5+281551</text:p>
          </table:table-cell>
          <table:table-cell office:value-type="float" office:value="195.27708">
            <text:p>195.27708</text:p>
          </table:table-cell>
          <table:table-cell office:value-type="float" office:value="28.26417">
            <text:p>28.26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<text:s text:c="5"/></text:p>
          </table:table-cell>
          <table:table-cell office:value-type="float" office:value="4.086">
            <text:p>4.086</text:p>
          </table:table-cell>
          <table:table-cell table:formula="of:=ROUND([.J192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GCG 160-089</text:p>
          </table:table-cell>
          <table:table-cell office:value-type="float" office:value="195.18429">
            <text:p>195.18429</text:p>
          </table:table-cell>
          <table:table-cell office:value-type="float" office:value="28.33728">
            <text:p>28.33728</text:p>
          </table:table-cell>
          <table:table-cell office:value-type="string">
            <text:p>G</text:p>
          </table:table-cell>
          <table:table-cell office:value-type="float" office:value="7930">
            <text:p>7930</text:p>
          </table:table-cell>
          <table:table-cell office:value-type="float" office:value="0.026452">
            <text:p>0.026452</text:p>
          </table:table-cell>
          <table:table-cell office:value-type="string">
            <text:p><text:s text:c="4"/></text:p>
          </table:table-cell>
          <table:table-cell office:value-type="string">
            <text:p>15.3g</text:p>
          </table:table-cell>
          <table:table-cell office:value-type="float" office:value="3.699">
            <text:p>3.699</text:p>
          </table:table-cell>
          <table:table-cell table:formula="of:=ROUND([.J193])"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3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2MASX J13004279+2818106</text:p>
          </table:table-cell>
          <table:table-cell office:value-type="float" office:value="195.17829">
            <text:p>195.17829</text:p>
          </table:table-cell>
          <table:table-cell office:value-type="float" office:value="28.30264">
            <text:p>28.30264</text:p>
          </table:table-cell>
          <table:table-cell office:value-type="string">
            <text:p>G</text:p>
          </table:table-cell>
          <table:table-cell office:value-type="float" office:value="28956">
            <text:p>28956</text:p>
          </table:table-cell>
          <table:table-cell office:value-type="float" office:value="0.096587">
            <text:p>0.096587</text:p>
          </table:table-cell>
          <table:table-cell office:value-type="string">
            <text:p><text:s text:c="4"/></text:p>
          </table:table-cell>
          <table:table-cell office:value-type="string">
            <text:p>17.3g</text:p>
          </table:table-cell>
          <table:table-cell office:value-type="float" office:value="4.288">
            <text:p>4.288</text:p>
          </table:table-cell>
          <table:table-cell table:formula="of:=ROUND([.J194])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DSS J130058.50+282335.2</text:p>
          </table:table-cell>
          <table:table-cell office:value-type="float" office:value="195.24381">
            <text:p>195.24381</text:p>
          </table:table-cell>
          <table:table-cell office:value-type="float" office:value="28.39313">
            <text:p>28.39313</text:p>
          </table:table-cell>
          <table:table-cell office:value-type="string">
            <text:p>G</text:p>
          </table:table-cell>
          <table:table-cell office:value-type="float" office:value="27328">
            <text:p>27328</text:p>
          </table:table-cell>
          <table:table-cell office:value-type="float" office:value="0.091157">
            <text:p>0.091157</text:p>
          </table:table-cell>
          <table:table-cell office:value-type="string">
            <text:p><text:s text:c="4"/></text:p>
          </table:table-cell>
          <table:table-cell office:value-type="string">
            <text:p>18.6g</text:p>
          </table:table-cell>
          <table:table-cell office:value-type="float" office:value="3.878">
            <text:p>3.878</text:p>
          </table:table-cell>
          <table:table-cell table:formula="of:=ROUND([.J195])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DSS J130119.47+281905.5</text:p>
          </table:table-cell>
          <table:table-cell office:value-type="float" office:value="195.33114">
            <text:p>195.33114</text:p>
          </table:table-cell>
          <table:table-cell office:value-type="float" office:value="28.3182">
            <text:p>28.3182</text:p>
          </table:table-cell>
          <table:table-cell office:value-type="string">
            <text:p>G</text:p>
          </table:table-cell>
          <table:table-cell office:value-type="float" office:value="59893">
            <text:p>59893</text:p>
          </table:table-cell>
          <table:table-cell office:value-type="float" office:value="0.19978">
            <text:p>0.19978</text:p>
          </table:table-cell>
          <table:table-cell office:value-type="string">
            <text:p>PHOT</text:p>
          </table:table-cell>
          <table:table-cell office:value-type="string">
            <text:p>19.1r</text:p>
          </table:table-cell>
          <table:table-cell office:value-type="float" office:value="4.142">
            <text:p>4.142</text:p>
          </table:table-cell>
          <table:table-cell table:formula="of:=ROUND([.J196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DSS J130042.02+281955.0</text:p>
          </table:table-cell>
          <table:table-cell office:value-type="float" office:value="195.17511">
            <text:p>195.17511</text:p>
          </table:table-cell>
          <table:table-cell office:value-type="float" office:value="28.33196">
            <text:p>28.33196</text:p>
          </table:table-cell>
          <table:table-cell office:value-type="string">
            <text:p>G</text:p>
          </table:table-cell>
          <table:table-cell office:value-type="float" office:value="56451">
            <text:p>56451</text:p>
          </table:table-cell>
          <table:table-cell office:value-type="float" office:value="0.1883">
            <text:p>0.1883</text:p>
          </table:table-cell>
          <table:table-cell office:value-type="string">
            <text:p>PHOT</text:p>
          </table:table-cell>
          <table:table-cell office:value-type="string">
            <text:p>19.3r</text:p>
          </table:table-cell>
          <table:table-cell office:value-type="float" office:value="4.155">
            <text:p>4.155</text:p>
          </table:table-cell>
          <table:table-cell table:formula="of:=ROUND([.J197])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DSS J130046.39+282252.3</text:p>
          </table:table-cell>
          <table:table-cell office:value-type="float" office:value="195.19333">
            <text:p>195.19333</text:p>
          </table:table-cell>
          <table:table-cell office:value-type="float" office:value="28.38122">
            <text:p>28.38122</text:p>
          </table:table-cell>
          <table:table-cell office:value-type="string">
            <text:p>G</text:p>
          </table:table-cell>
          <table:table-cell office:value-type="float" office:value="59194">
            <text:p>59194</text:p>
          </table:table-cell>
          <table:table-cell office:value-type="float" office:value="0.19745">
            <text:p>0.19745</text:p>
          </table:table-cell>
          <table:table-cell office:value-type="string">
            <text:p>PHOT</text:p>
          </table:table-cell>
          <table:table-cell office:value-type="string">
            <text:p>19.3r</text:p>
          </table:table-cell>
          <table:table-cell office:value-type="float" office:value="4.466">
            <text:p>4.466</text:p>
          </table:table-cell>
          <table:table-cell table:formula="of:=ROUND([.J198])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DSS J130100.63+281542.2</text:p>
          </table:table-cell>
          <table:table-cell office:value-type="float" office:value="195.25265">
            <text:p>195.25265</text:p>
          </table:table-cell>
          <table:table-cell office:value-type="float" office:value="28.26172">
            <text:p>28.261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4.042">
            <text:p>4.042</text:p>
          </table:table-cell>
          <table:table-cell table:formula="of:=ROUND([.J199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DSS J130041.68+281842.8</text:p>
          </table:table-cell>
          <table:table-cell office:value-type="float" office:value="195.17369">
            <text:p>195.17369</text:p>
          </table:table-cell>
          <table:table-cell office:value-type="float" office:value="28.31191">
            <text:p>28.31191</text:p>
          </table:table-cell>
          <table:table-cell office:value-type="string">
            <text:p>G</text:p>
          </table:table-cell>
          <table:table-cell office:value-type="float" office:value="41197">
            <text:p>41197</text:p>
          </table:table-cell>
          <table:table-cell office:value-type="float" office:value="0.13742">
            <text:p>0.13742</text:p>
          </table:table-cell>
          <table:table-cell office:value-type="string">
            <text:p>PHOT</text:p>
          </table:table-cell>
          <table:table-cell office:value-type="string">
            <text:p>19.5r</text:p>
          </table:table-cell>
          <table:table-cell office:value-type="float" office:value="4.35">
            <text:p>4.35</text:p>
          </table:table-cell>
          <table:table-cell table:formula="of:=ROUND([.J200]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DSS J130112.90+281719.9</text:p>
          </table:table-cell>
          <table:table-cell office:value-type="float" office:value="195.30378">
            <text:p>195.30378</text:p>
          </table:table-cell>
          <table:table-cell office:value-type="float" office:value="28.28888">
            <text:p>28.288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3.58">
            <text:p>3.58</text:p>
          </table:table-cell>
          <table:table-cell table:formula="of:=ROUND([.J201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DSS J130118.07+281918.0</text:p>
          </table:table-cell>
          <table:table-cell office:value-type="float" office:value="195.32531">
            <text:p>195.32531</text:p>
          </table:table-cell>
          <table:table-cell office:value-type="float" office:value="28.32167">
            <text:p>28.32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3.808">
            <text:p>3.808</text:p>
          </table:table-cell>
          <table:table-cell table:formula="of:=ROUND([.J20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DSS J130054.16+281559.4</text:p>
          </table:table-cell>
          <table:table-cell office:value-type="float" office:value="195.2257">
            <text:p>195.2257</text:p>
          </table:table-cell>
          <table:table-cell office:value-type="float" office:value="28.26652">
            <text:p>28.26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4.035">
            <text:p>4.035</text:p>
          </table:table-cell>
          <table:table-cell table:formula="of:=ROUND([.J203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DSS J130049.60+281608.4</text:p>
          </table:table-cell>
          <table:table-cell office:value-type="float" office:value="195.2067">
            <text:p>195.2067</text:p>
          </table:table-cell>
          <table:table-cell office:value-type="float" office:value="28.269">
            <text:p>28.2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4.378">
            <text:p>4.378</text:p>
          </table:table-cell>
          <table:table-cell table:formula="of:=ROUND([.J204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DSS J130117.62+281819.3</text:p>
          </table:table-cell>
          <table:table-cell office:value-type="float" office:value="195.32344">
            <text:p>195.32344</text:p>
          </table:table-cell>
          <table:table-cell office:value-type="float" office:value="28.30538">
            <text:p>28.30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3.948">
            <text:p>3.948</text:p>
          </table:table-cell>
          <table:table-cell table:formula="of:=ROUND([.J20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DSS J130117.98+282106.4</text:p>
          </table:table-cell>
          <table:table-cell office:value-type="float" office:value="195.32496">
            <text:p>195.32496</text:p>
          </table:table-cell>
          <table:table-cell office:value-type="float" office:value="28.3518">
            <text:p>28.3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4.002">
            <text:p>4.002</text:p>
          </table:table-cell>
          <table:table-cell table:formula="of:=ROUND([.J206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DSS J130050.44+281611.6</text:p>
          </table:table-cell>
          <table:table-cell office:value-type="float" office:value="195.2102">
            <text:p>195.2102</text:p>
          </table:table-cell>
          <table:table-cell office:value-type="float" office:value="28.2699">
            <text:p>28.2699</text:p>
          </table:table-cell>
          <table:table-cell office:value-type="string">
            <text:p>G</text:p>
          </table:table-cell>
          <table:table-cell office:value-type="float" office:value="71740">
            <text:p>71740</text:p>
          </table:table-cell>
          <table:table-cell office:value-type="float" office:value="0.2393">
            <text:p>0.2393</text:p>
          </table:table-cell>
          <table:table-cell office:value-type="string">
            <text:p><text:s text:c="4"/></text:p>
          </table:table-cell>
          <table:table-cell office:value-type="string">
            <text:p>20.2g</text:p>
          </table:table-cell>
          <table:table-cell office:value-type="float" office:value="4.23">
            <text:p>4.23</text:p>
          </table:table-cell>
          <table:table-cell table:formula="of:=ROUND([.J207])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[IBG2003] J130048+281732</text:p>
          </table:table-cell>
          <table:table-cell office:value-type="float" office:value="195.20062">
            <text:p>195.20062</text:p>
          </table:table-cell>
          <table:table-cell office:value-type="float" office:value="28.29225">
            <text:p>28.29225</text:p>
          </table:table-cell>
          <table:table-cell office:value-type="string">
            <text:p>G</text:p>
          </table:table-cell>
          <table:table-cell office:value-type="float" office:value="67576">
            <text:p>67576</text:p>
          </table:table-cell>
          <table:table-cell office:value-type="float" office:value="0.22541">
            <text:p>0.22541</text:p>
          </table:table-cell>
          <table:table-cell office:value-type="string">
            <text:p>PHOT</text:p>
          </table:table-cell>
          <table:table-cell office:value-type="string">
            <text:p>20.2r</text:p>
          </table:table-cell>
          <table:table-cell office:value-type="float" office:value="3.571">
            <text:p>3.571</text:p>
          </table:table-cell>
          <table:table-cell table:formula="of:=ROUND([.J208])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DSS J130115.20+282151.7</text:p>
          </table:table-cell>
          <table:table-cell office:value-type="float" office:value="195.31336">
            <text:p>195.31336</text:p>
          </table:table-cell>
          <table:table-cell office:value-type="float" office:value="28.36436">
            <text:p>28.36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3.795">
            <text:p>3.795</text:p>
          </table:table-cell>
          <table:table-cell table:formula="of:=ROUND([.J20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DSS J130117.81+281848.6</text:p>
          </table:table-cell>
          <table:table-cell office:value-type="float" office:value="195.32422">
            <text:p>195.32422</text:p>
          </table:table-cell>
          <table:table-cell office:value-type="float" office:value="28.3135">
            <text:p>28.31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3.84">
            <text:p>3.84</text:p>
          </table:table-cell>
          <table:table-cell table:formula="of:=ROUND([.J21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DSS J130047.69+281700.8</text:p>
          </table:table-cell>
          <table:table-cell office:value-type="float" office:value="195.19873">
            <text:p>195.19873</text:p>
          </table:table-cell>
          <table:table-cell office:value-type="float" office:value="28.28357">
            <text:p>28.283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3.987">
            <text:p>3.987</text:p>
          </table:table-cell>
          <table:table-cell table:formula="of:=ROUND([.J211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DSS J130058.48+282354.4</text:p>
          </table:table-cell>
          <table:table-cell office:value-type="float" office:value="195.24367">
            <text:p>195.24367</text:p>
          </table:table-cell>
          <table:table-cell office:value-type="float" office:value="28.39846">
            <text:p>28.39846</text:p>
          </table:table-cell>
          <table:table-cell office:value-type="string">
            <text:p>G</text:p>
          </table:table-cell>
          <table:table-cell office:value-type="float" office:value="27569">
            <text:p>27569</text:p>
          </table:table-cell>
          <table:table-cell office:value-type="float" office:value="0.09196">
            <text:p>0.09196</text:p>
          </table:table-cell>
          <table:table-cell office:value-type="string">
            <text:p>PHOT</text:p>
          </table:table-cell>
          <table:table-cell office:value-type="string">
            <text:p>20.3g</text:p>
          </table:table-cell>
          <table:table-cell office:value-type="float" office:value="4.196">
            <text:p>4.196</text:p>
          </table:table-cell>
          <table:table-cell table:formula="of:=ROUND([.J212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DSS J130120.93+281926.6</text:p>
          </table:table-cell>
          <table:table-cell office:value-type="float" office:value="195.33722">
            <text:p>195.33722</text:p>
          </table:table-cell>
          <table:table-cell office:value-type="float" office:value="28.32406">
            <text:p>28.324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4.421">
            <text:p>4.421</text:p>
          </table:table-cell>
          <table:table-cell table:formula="of:=ROUND([.J21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[IBG2003] J130047+281759</text:p>
          </table:table-cell>
          <table:table-cell office:value-type="float" office:value="195.19617">
            <text:p>195.19617</text:p>
          </table:table-cell>
          <table:table-cell office:value-type="float" office:value="28.29975">
            <text:p>28.299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3.512">
            <text:p>3.512</text:p>
          </table:table-cell>
          <table:table-cell table:formula="of:=ROUND([.J214])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[IBG2003] J130047+281736</text:p>
          </table:table-cell>
          <table:table-cell office:value-type="float" office:value="195.19833">
            <text:p>195.19833</text:p>
          </table:table-cell>
          <table:table-cell office:value-type="float" office:value="28.29314">
            <text:p>28.29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3.634">
            <text:p>3.634</text:p>
          </table:table-cell>
          <table:table-cell table:formula="of:=ROUND([.J215])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DSS J130117.73+281904.6</text:p>
          </table:table-cell>
          <table:table-cell office:value-type="float" office:value="195.3239">
            <text:p>195.3239</text:p>
          </table:table-cell>
          <table:table-cell office:value-type="float" office:value="28.31796">
            <text:p>28.317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3.767">
            <text:p>3.767</text:p>
          </table:table-cell>
          <table:table-cell table:formula="of:=ROUND([.J216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DSS J130043.69+281946.6</text:p>
          </table:table-cell>
          <table:table-cell office:value-type="float" office:value="195.18207">
            <text:p>195.18207</text:p>
          </table:table-cell>
          <table:table-cell office:value-type="float" office:value="28.32961">
            <text:p>28.32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3.784">
            <text:p>3.784</text:p>
          </table:table-cell>
          <table:table-cell table:formula="of:=ROUND([.J217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DSS J130051.87+282241.7</text:p>
          </table:table-cell>
          <table:table-cell office:value-type="float" office:value="195.21616">
            <text:p>195.21616</text:p>
          </table:table-cell>
          <table:table-cell office:value-type="float" office:value="28.37825">
            <text:p>28.37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3.554">
            <text:p>3.554</text:p>
          </table:table-cell>
          <table:table-cell table:formula="of:=ROUND([.J218]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DSS J130049.80+281618.7</text:p>
          </table:table-cell>
          <table:table-cell office:value-type="float" office:value="195.20753">
            <text:p>195.20753</text:p>
          </table:table-cell>
          <table:table-cell office:value-type="float" office:value="28.27189">
            <text:p>28.27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4.211">
            <text:p>4.211</text:p>
          </table:table-cell>
          <table:table-cell table:formula="of:=ROUND([.J219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DSS J130109.77+282331.9</text:p>
          </table:table-cell>
          <table:table-cell office:value-type="float" office:value="195.29072">
            <text:p>195.29072</text:p>
          </table:table-cell>
          <table:table-cell office:value-type="float" office:value="28.3922">
            <text:p>28.39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4.261">
            <text:p>4.261</text:p>
          </table:table-cell>
          <table:table-cell table:formula="of:=ROUND([.J22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BELL 1656:[EF2011] 5200</text:p>
          </table:table-cell>
          <table:table-cell office:value-type="float" office:value="195.30446">
            <text:p>195.30446</text:p>
          </table:table-cell>
          <table:table-cell office:value-type="float" office:value="28.28966">
            <text:p>28.28966</text:p>
          </table:table-cell>
          <table:table-cell office:value-type="string">
            <text:p>G</text:p>
          </table:table-cell>
          <table:table-cell office:value-type="float" office:value="62738">
            <text:p>62738</text:p>
          </table:table-cell>
          <table:table-cell office:value-type="float" office:value="0.20927">
            <text:p>0.20927</text:p>
          </table:table-cell>
          <table:table-cell office:value-type="string">
            <text:p>PHOT</text:p>
          </table:table-cell>
          <table:table-cell office:value-type="string">
            <text:p>20.8g</text:p>
          </table:table-cell>
          <table:table-cell office:value-type="float" office:value="3.576">
            <text:p>3.576</text:p>
          </table:table-cell>
          <table:table-cell table:formula="of:=ROUND([.J221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DSS J130046.76+281738.5</text:p>
          </table:table-cell>
          <table:table-cell office:value-type="float" office:value="195.19487">
            <text:p>195.19487</text:p>
          </table:table-cell>
          <table:table-cell office:value-type="float" office:value="28.29403">
            <text:p>28.29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3.753">
            <text:p>3.753</text:p>
          </table:table-cell>
          <table:table-cell table:formula="of:=ROUND([.J222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DSS J130042.43+282026.1</text:p>
          </table:table-cell>
          <table:table-cell office:value-type="float" office:value="195.17681">
            <text:p>195.17681</text:p>
          </table:table-cell>
          <table:table-cell office:value-type="float" office:value="28.3406">
            <text:p>28.34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119">
            <text:p>4.119</text:p>
          </table:table-cell>
          <table:table-cell table:formula="of:=ROUND([.J223])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DSS J130117.72+281957.1</text:p>
          </table:table-cell>
          <table:table-cell office:value-type="float" office:value="195.32385">
            <text:p>195.32385</text:p>
          </table:table-cell>
          <table:table-cell office:value-type="float" office:value="28.33253">
            <text:p>28.33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71">
            <text:p>3.71</text:p>
          </table:table-cell>
          <table:table-cell table:formula="of:=ROUND([.J22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DSS J130117.00+281705.4</text:p>
          </table:table-cell>
          <table:table-cell office:value-type="float" office:value="195.32087">
            <text:p>195.32087</text:p>
          </table:table-cell>
          <table:table-cell office:value-type="float" office:value="28.28484">
            <text:p>28.284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431">
            <text:p>4.431</text:p>
          </table:table-cell>
          <table:table-cell table:formula="of:=ROUND([.J22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DSS J130048.15+281731.9</text:p>
          </table:table-cell>
          <table:table-cell office:value-type="float" office:value="195.20064">
            <text:p>195.20064</text:p>
          </table:table-cell>
          <table:table-cell office:value-type="float" office:value="28.2922">
            <text:p>28.29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572">
            <text:p>3.572</text:p>
          </table:table-cell>
          <table:table-cell table:formula="of:=ROUND([.J22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DSS J130114.80+281628.5</text:p>
          </table:table-cell>
          <table:table-cell office:value-type="float" office:value="195.31167">
            <text:p>195.31167</text:p>
          </table:table-cell>
          <table:table-cell office:value-type="float" office:value="28.27459">
            <text:p>28.27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48">
            <text:p>4.48</text:p>
          </table:table-cell>
          <table:table-cell table:formula="of:=ROUND([.J22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[APS2006] J195.208710+28.37847</text:p>
          </table:table-cell>
          <table:table-cell office:value-type="float" office:value="195.20871">
            <text:p>195.20871</text:p>
          </table:table-cell>
          <table:table-cell office:value-type="float" office:value="28.37847">
            <text:p>28.37847</text:p>
          </table:table-cell>
          <table:table-cell office:value-type="string">
            <text:p>G</text:p>
          </table:table-cell>
          <table:table-cell office:value-type="float" office:value="100871">
            <text:p>100871</text:p>
          </table:table-cell>
          <table:table-cell office:value-type="float" office:value="0.33647">
            <text:p>0.33647</text:p>
          </table:table-cell>
          <table:table-cell office:value-type="string">
            <text:p>PHOT</text:p>
          </table:table-cell>
          <table:table-cell office:value-type="string">
            <text:p>21.7R</text:p>
          </table:table-cell>
          <table:table-cell office:value-type="float" office:value="3.798">
            <text:p>3.798</text:p>
          </table:table-cell>
          <table:table-cell table:formula="of:=ROUND([.J228])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DSS J130111.79+282235.5</text:p>
          </table:table-cell>
          <table:table-cell office:value-type="float" office:value="195.29915">
            <text:p>195.29915</text:p>
          </table:table-cell>
          <table:table-cell office:value-type="float" office:value="28.37655">
            <text:p>28.376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724">
            <text:p>3.724</text:p>
          </table:table-cell>
          <table:table-cell table:formula="of:=ROUND([.J22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DSS J130118.33+282045.0</text:p>
          </table:table-cell>
          <table:table-cell office:value-type="float" office:value="195.32641">
            <text:p>195.32641</text:p>
          </table:table-cell>
          <table:table-cell office:value-type="float" office:value="28.34584">
            <text:p>28.345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969">
            <text:p>3.969</text:p>
          </table:table-cell>
          <table:table-cell table:formula="of:=ROUND([.J23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SDSS J130118.19+281908.0</text:p>
          </table:table-cell>
          <table:table-cell office:value-type="float" office:value="195.32581">
            <text:p>195.32581</text:p>
          </table:table-cell>
          <table:table-cell office:value-type="float" office:value="28.31891">
            <text:p>28.31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857">
            <text:p>3.857</text:p>
          </table:table-cell>
          <table:table-cell table:formula="of:=ROUND([.J23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DSS J130057.93+282333.1</text:p>
          </table:table-cell>
          <table:table-cell office:value-type="float" office:value="195.24139">
            <text:p>195.24139</text:p>
          </table:table-cell>
          <table:table-cell office:value-type="float" office:value="28.39254">
            <text:p>28.392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862">
            <text:p>3.862</text:p>
          </table:table-cell>
          <table:table-cell table:formula="of:=ROUND([.J232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DSS J130050.41+282313.6</text:p>
          </table:table-cell>
          <table:table-cell office:value-type="float" office:value="195.21006">
            <text:p>195.21006</text:p>
          </table:table-cell>
          <table:table-cell office:value-type="float" office:value="28.38711">
            <text:p>28.38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175">
            <text:p>4.175</text:p>
          </table:table-cell>
          <table:table-cell table:formula="of:=ROUND([.J23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DSS J130045.45+282039.6</text:p>
          </table:table-cell>
          <table:table-cell office:value-type="float" office:value="195.1894">
            <text:p>195.1894</text:p>
          </table:table-cell>
          <table:table-cell office:value-type="float" office:value="28.34434">
            <text:p>28.34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r</text:p>
          </table:table-cell>
          <table:table-cell office:value-type="float" office:value="3.517">
            <text:p>3.517</text:p>
          </table:table-cell>
          <table:table-cell table:formula="of:=ROUND([.J234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DSS J130047.07+281758.9</text:p>
          </table:table-cell>
          <table:table-cell office:value-type="float" office:value="195.19615">
            <text:p>195.19615</text:p>
          </table:table-cell>
          <table:table-cell office:value-type="float" office:value="28.29972">
            <text:p>28.29972</text:p>
          </table:table-cell>
          <table:table-cell office:value-type="string">
            <text:p>G</text:p>
          </table:table-cell>
          <table:table-cell office:value-type="float" office:value="52476">
            <text:p>52476</text:p>
          </table:table-cell>
          <table:table-cell office:value-type="float" office:value="0.17504">
            <text:p>0.17504</text:p>
          </table:table-cell>
          <table:table-cell office:value-type="string">
            <text:p>PHOT</text:p>
          </table:table-cell>
          <table:table-cell office:value-type="string">
            <text:p>22.0g</text:p>
          </table:table-cell>
          <table:table-cell office:value-type="float" office:value="3.514">
            <text:p>3.514</text:p>
          </table:table-cell>
          <table:table-cell table:formula="of:=ROUND([.J23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DSS J130049.90+281653.0</text:p>
          </table:table-cell>
          <table:table-cell office:value-type="float" office:value="195.20795">
            <text:p>195.20795</text:p>
          </table:table-cell>
          <table:table-cell office:value-type="float" office:value="28.28141">
            <text:p>28.281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745">
            <text:p>3.745</text:p>
          </table:table-cell>
          <table:table-cell table:formula="of:=ROUND([.J236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DSS J130051.12+281632.9</text:p>
          </table:table-cell>
          <table:table-cell office:value-type="float" office:value="195.21304">
            <text:p>195.21304</text:p>
          </table:table-cell>
          <table:table-cell office:value-type="float" office:value="28.27583">
            <text:p>28.275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851">
            <text:p>3.851</text:p>
          </table:table-cell>
          <table:table-cell table:formula="of:=ROUND([.J23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[APS2006] J195.299332+28.27188</text:p>
          </table:table-cell>
          <table:table-cell office:value-type="float" office:value="195.29933">
            <text:p>195.29933</text:p>
          </table:table-cell>
          <table:table-cell office:value-type="float" office:value="28.27189">
            <text:p>28.27189</text:p>
          </table:table-cell>
          <table:table-cell office:value-type="string">
            <text:p>G</text:p>
          </table:table-cell>
          <table:table-cell office:value-type="float" office:value="223996">
            <text:p>223996</text:p>
          </table:table-cell>
          <table:table-cell office:value-type="float" office:value="0.74717">
            <text:p>0.74717</text:p>
          </table:table-cell>
          <table:table-cell office:value-type="string">
            <text:p>PHOT</text:p>
          </table:table-cell>
          <table:table-cell office:value-type="string">
            <text:p>22.0R</text:p>
          </table:table-cell>
          <table:table-cell office:value-type="float" office:value="4.194">
            <text:p>4.194</text:p>
          </table:table-cell>
          <table:table-cell table:formula="of:=ROUND([.J238])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DSS J130106.22+281613.3</text:p>
          </table:table-cell>
          <table:table-cell office:value-type="float" office:value="195.27594">
            <text:p>195.27594</text:p>
          </table:table-cell>
          <table:table-cell office:value-type="float" office:value="28.27037">
            <text:p>28.270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714">
            <text:p>3.714</text:p>
          </table:table-cell>
          <table:table-cell table:formula="of:=ROUND([.J239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DSS J130059.86+281546.1</text:p>
          </table:table-cell>
          <table:table-cell office:value-type="float" office:value="195.24943">
            <text:p>195.24943</text:p>
          </table:table-cell>
          <table:table-cell office:value-type="float" office:value="28.26281">
            <text:p>28.262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983">
            <text:p>3.983</text:p>
          </table:table-cell>
          <table:table-cell table:formula="of:=ROUND([.J24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DSS J130113.03+281630.3</text:p>
          </table:table-cell>
          <table:table-cell office:value-type="float" office:value="195.30432">
            <text:p>195.30432</text:p>
          </table:table-cell>
          <table:table-cell office:value-type="float" office:value="28.27509">
            <text:p>28.275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201">
            <text:p>4.201</text:p>
          </table:table-cell>
          <table:table-cell table:formula="of:=ROUND([.J24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SDSS J130115.68+281749.1</text:p>
          </table:table-cell>
          <table:table-cell office:value-type="float" office:value="195.31537">
            <text:p>195.31537</text:p>
          </table:table-cell>
          <table:table-cell office:value-type="float" office:value="28.297">
            <text:p>28.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784">
            <text:p>3.784</text:p>
          </table:table-cell>
          <table:table-cell table:formula="of:=ROUND([.J24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DSS J130047.74+281657.0</text:p>
          </table:table-cell>
          <table:table-cell office:value-type="float" office:value="195.19883">
            <text:p>195.19883</text:p>
          </table:table-cell>
          <table:table-cell office:value-type="float" office:value="28.28242">
            <text:p>28.282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031">
            <text:p>4.031</text:p>
          </table:table-cell>
          <table:table-cell table:formula="of:=ROUND([.J243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DSS J130043.10+281822.4</text:p>
          </table:table-cell>
          <table:table-cell office:value-type="float" office:value="195.1796">
            <text:p>195.1796</text:p>
          </table:table-cell>
          <table:table-cell office:value-type="float" office:value="28.30623">
            <text:p>28.30623</text:p>
          </table:table-cell>
          <table:table-cell office:value-type="string">
            <text:p>G</text:p>
          </table:table-cell>
          <table:table-cell office:value-type="float" office:value="20695">
            <text:p>20695</text:p>
          </table:table-cell>
          <table:table-cell office:value-type="float" office:value="0.06903">
            <text:p>0.06903</text:p>
          </table:table-cell>
          <table:table-cell office:value-type="string">
            <text:p>PHOT</text:p>
          </table:table-cell>
          <table:table-cell office:value-type="string">
            <text:p>22.2g</text:p>
          </table:table-cell>
          <table:table-cell office:value-type="float" office:value="4.148">
            <text:p>4.148</text:p>
          </table:table-cell>
          <table:table-cell table:formula="of:=ROUND([.J244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DSS J130058.85+282413.1</text:p>
          </table:table-cell>
          <table:table-cell office:value-type="float" office:value="195.24523">
            <text:p>195.24523</text:p>
          </table:table-cell>
          <table:table-cell office:value-type="float" office:value="28.40365">
            <text:p>28.403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496">
            <text:p>4.496</text:p>
          </table:table-cell>
          <table:table-cell table:formula="of:=ROUND([.J24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DSS J130056.49+282313.6</text:p>
          </table:table-cell>
          <table:table-cell office:value-type="float" office:value="195.23538">
            <text:p>195.23538</text:p>
          </table:table-cell>
          <table:table-cell office:value-type="float" office:value="28.38712">
            <text:p>28.387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614">
            <text:p>3.614</text:p>
          </table:table-cell>
          <table:table-cell table:formula="of:=ROUND([.J246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ABELL 1656:[EF2011] 5091</text:p>
          </table:table-cell>
          <table:table-cell office:value-type="float" office:value="195.2494">
            <text:p>195.2494</text:p>
          </table:table-cell>
          <table:table-cell office:value-type="float" office:value="28.26196">
            <text:p>28.26196</text:p>
          </table:table-cell>
          <table:table-cell office:value-type="string">
            <text:p>G</text:p>
          </table:table-cell>
          <table:table-cell office:value-type="float" office:value="151836">
            <text:p>151836</text:p>
          </table:table-cell>
          <table:table-cell office:value-type="float" office:value="0.50647">
            <text:p>0.50647</text:p>
          </table:table-cell>
          <table:table-cell office:value-type="string">
            <text:p>PHOT</text:p>
          </table:table-cell>
          <table:table-cell office:value-type="string">
            <text:p>22.3g</text:p>
          </table:table-cell>
          <table:table-cell office:value-type="float" office:value="4.034">
            <text:p>4.034</text:p>
          </table:table-cell>
          <table:table-cell table:formula="of:=ROUND([.J247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DSS J130109.71+282321.6</text:p>
          </table:table-cell>
          <table:table-cell office:value-type="float" office:value="195.29047">
            <text:p>195.29047</text:p>
          </table:table-cell>
          <table:table-cell office:value-type="float" office:value="28.38934">
            <text:p>28.38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103">
            <text:p>4.103</text:p>
          </table:table-cell>
          <table:table-cell table:formula="of:=ROUND([.J24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DSS J130047.06+281652.1</text:p>
          </table:table-cell>
          <table:table-cell office:value-type="float" office:value="195.19612">
            <text:p>195.19612</text:p>
          </table:table-cell>
          <table:table-cell office:value-type="float" office:value="28.28116">
            <text:p>28.28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187">
            <text:p>4.187</text:p>
          </table:table-cell>
          <table:table-cell table:formula="of:=ROUND([.J24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SDSS J130102.46+281525.9</text:p>
          </table:table-cell>
          <table:table-cell office:value-type="float" office:value="195.26028">
            <text:p>195.26028</text:p>
          </table:table-cell>
          <table:table-cell office:value-type="float" office:value="28.25722">
            <text:p>28.257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326">
            <text:p>4.326</text:p>
          </table:table-cell>
          <table:table-cell table:formula="of:=ROUND([.J25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DSS J130118.29+281913.9</text:p>
          </table:table-cell>
          <table:table-cell office:value-type="float" office:value="195.32622">
            <text:p>195.32622</text:p>
          </table:table-cell>
          <table:table-cell office:value-type="float" office:value="28.32053">
            <text:p>28.32053</text:p>
          </table:table-cell>
          <table:table-cell office:value-type="string">
            <text:p>*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864">
            <text:p>3.864</text:p>
          </table:table-cell>
          <table:table-cell table:formula="of:=ROUND([.J251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DSS J130043.82+282110.3</text:p>
          </table:table-cell>
          <table:table-cell office:value-type="float" office:value="195.18261">
            <text:p>195.18261</text:p>
          </table:table-cell>
          <table:table-cell office:value-type="float" office:value="28.35286">
            <text:p>28.35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016">
            <text:p>4.016</text:p>
          </table:table-cell>
          <table:table-cell table:formula="of:=ROUND([.J252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DSS J130052.53+281606.1</text:p>
          </table:table-cell>
          <table:table-cell office:value-type="float" office:value="195.21889">
            <text:p>195.21889</text:p>
          </table:table-cell>
          <table:table-cell office:value-type="float" office:value="28.26838">
            <text:p>28.26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081">
            <text:p>4.081</text:p>
          </table:table-cell>
          <table:table-cell table:formula="of:=ROUND([.J25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DSS J130045.55+282234.8</text:p>
          </table:table-cell>
          <table:table-cell office:value-type="float" office:value="195.18982">
            <text:p>195.18982</text:p>
          </table:table-cell>
          <table:table-cell office:value-type="float" office:value="28.37636">
            <text:p>28.376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407">
            <text:p>4.407</text:p>
          </table:table-cell>
          <table:table-cell table:formula="of:=ROUND([.J254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DSS J130047.74+281710.9</text:p>
          </table:table-cell>
          <table:table-cell office:value-type="float" office:value="195.19894">
            <text:p>195.19894</text:p>
          </table:table-cell>
          <table:table-cell office:value-type="float" office:value="28.28639">
            <text:p>28.28639</text:p>
          </table:table-cell>
          <table:table-cell office:value-type="string">
            <text:p>G</text:p>
          </table:table-cell>
          <table:table-cell office:value-type="float" office:value="104679">
            <text:p>104679</text:p>
          </table:table-cell>
          <table:table-cell office:value-type="float" office:value="0.34917">
            <text:p>0.34917</text:p>
          </table:table-cell>
          <table:table-cell office:value-type="string">
            <text:p>PHOT</text:p>
          </table:table-cell>
          <table:table-cell office:value-type="string">
            <text:p>22.5g</text:p>
          </table:table-cell>
          <table:table-cell office:value-type="float" office:value="3.864">
            <text:p>3.864</text:p>
          </table:table-cell>
          <table:table-cell table:formula="of:=ROUND([.J255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DSS J130117.95+282004.0</text:p>
          </table:table-cell>
          <table:table-cell office:value-type="float" office:value="195.32479">
            <text:p>195.32479</text:p>
          </table:table-cell>
          <table:table-cell office:value-type="float" office:value="28.33445">
            <text:p>28.334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768">
            <text:p>3.768</text:p>
          </table:table-cell>
          <table:table-cell table:formula="of:=ROUND([.J25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DSS J130113.51+281709.8</text:p>
          </table:table-cell>
          <table:table-cell office:value-type="float" office:value="195.30632">
            <text:p>195.30632</text:p>
          </table:table-cell>
          <table:table-cell office:value-type="float" office:value="28.28606">
            <text:p>28.286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793">
            <text:p>3.793</text:p>
          </table:table-cell>
          <table:table-cell table:formula="of:=ROUND([.J25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DSS J130105.10+282334.9</text:p>
          </table:table-cell>
          <table:table-cell office:value-type="float" office:value="195.27128">
            <text:p>195.27128</text:p>
          </table:table-cell>
          <table:table-cell office:value-type="float" office:value="28.39303">
            <text:p>28.39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947">
            <text:p>3.947</text:p>
          </table:table-cell>
          <table:table-cell table:formula="of:=ROUND([.J25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DSS J130114.90+282224.2</text:p>
          </table:table-cell>
          <table:table-cell office:value-type="float" office:value="195.3121">
            <text:p>195.3121</text:p>
          </table:table-cell>
          <table:table-cell office:value-type="float" office:value="28.37341">
            <text:p>28.373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071">
            <text:p>4.071</text:p>
          </table:table-cell>
          <table:table-cell table:formula="of:=ROUND([.J259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DSS J130057.32+281534.8</text:p>
          </table:table-cell>
          <table:table-cell office:value-type="float" office:value="195.23886">
            <text:p>195.23886</text:p>
          </table:table-cell>
          <table:table-cell office:value-type="float" office:value="28.25967">
            <text:p>28.259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238">
            <text:p>4.238</text:p>
          </table:table-cell>
          <table:table-cell table:formula="of:=ROUND([.J26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DSS J130059.37+281549.4</text:p>
          </table:table-cell>
          <table:table-cell office:value-type="float" office:value="195.24741">
            <text:p>195.24741</text:p>
          </table:table-cell>
          <table:table-cell office:value-type="float" office:value="28.26374">
            <text:p>28.26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935">
            <text:p>3.935</text:p>
          </table:table-cell>
          <table:table-cell table:formula="of:=ROUND([.J26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DSS J130043.39+281836.3</text:p>
          </table:table-cell>
          <table:table-cell office:value-type="float" office:value="195.18081">
            <text:p>195.18081</text:p>
          </table:table-cell>
          <table:table-cell office:value-type="float" office:value="28.3101">
            <text:p>28.31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015">
            <text:p>4.015</text:p>
          </table:table-cell>
          <table:table-cell table:formula="of:=ROUND([.J262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SDSS J130120.28+281934.1</text:p>
          </table:table-cell>
          <table:table-cell office:value-type="float" office:value="195.33451">
            <text:p>195.33451</text:p>
          </table:table-cell>
          <table:table-cell office:value-type="float" office:value="28.32614">
            <text:p>28.32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271">
            <text:p>4.271</text:p>
          </table:table-cell>
          <table:table-cell table:formula="of:=ROUND([.J26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DSS J130042.15+281758.1</text:p>
          </table:table-cell>
          <table:table-cell office:value-type="float" office:value="195.17563">
            <text:p>195.17563</text:p>
          </table:table-cell>
          <table:table-cell office:value-type="float" office:value="28.29948">
            <text:p>28.29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491">
            <text:p>4.491</text:p>
          </table:table-cell>
          <table:table-cell table:formula="of:=ROUND([.J264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DSS J130053.47+281545.8</text:p>
          </table:table-cell>
          <table:table-cell office:value-type="float" office:value="195.22281">
            <text:p>195.22281</text:p>
          </table:table-cell>
          <table:table-cell office:value-type="float" office:value="28.26273">
            <text:p>28.262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303">
            <text:p>4.303</text:p>
          </table:table-cell>
          <table:table-cell table:formula="of:=ROUND([.J26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DSS J130050.11+281602.7</text:p>
          </table:table-cell>
          <table:table-cell office:value-type="float" office:value="195.20882">
            <text:p>195.20882</text:p>
          </table:table-cell>
          <table:table-cell office:value-type="float" office:value="28.26743">
            <text:p>28.26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394">
            <text:p>4.394</text:p>
          </table:table-cell>
          <table:table-cell table:formula="of:=ROUND([.J266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DSS J130045.97+281830.0</text:p>
          </table:table-cell>
          <table:table-cell office:value-type="float" office:value="195.19155">
            <text:p>195.19155</text:p>
          </table:table-cell>
          <table:table-cell office:value-type="float" office:value="28.30835">
            <text:p>28.308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511">
            <text:p>3.511</text:p>
          </table:table-cell>
          <table:table-cell table:formula="of:=ROUND([.J26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DSS J130044.68+281933.5</text:p>
          </table:table-cell>
          <table:table-cell office:value-type="float" office:value="195.18617">
            <text:p>195.18617</text:p>
          </table:table-cell>
          <table:table-cell office:value-type="float" office:value="28.32598">
            <text:p>28.325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572">
            <text:p>3.572</text:p>
          </table:table-cell>
          <table:table-cell table:formula="of:=ROUND([.J268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DSS J130044.85+282034.7</text:p>
          </table:table-cell>
          <table:table-cell office:value-type="float" office:value="195.18688">
            <text:p>195.18688</text:p>
          </table:table-cell>
          <table:table-cell office:value-type="float" office:value="28.34299">
            <text:p>28.34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626">
            <text:p>3.626</text:p>
          </table:table-cell>
          <table:table-cell table:formula="of:=ROUND([.J26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DSS J130108.56+281625.3</text:p>
          </table:table-cell>
          <table:table-cell office:value-type="float" office:value="195.2857">
            <text:p>195.2857</text:p>
          </table:table-cell>
          <table:table-cell office:value-type="float" office:value="28.27371">
            <text:p>28.27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728">
            <text:p>3.728</text:p>
          </table:table-cell>
          <table:table-cell table:formula="of:=ROUND([.J27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DSS J130104.89+282349.9</text:p>
          </table:table-cell>
          <table:table-cell office:value-type="float" office:value="195.27038">
            <text:p>195.27038</text:p>
          </table:table-cell>
          <table:table-cell office:value-type="float" office:value="28.39721">
            <text:p>28.39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181">
            <text:p>4.181</text:p>
          </table:table-cell>
          <table:table-cell table:formula="of:=ROUND([.J27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[APS2006] J195.170746+28.31988</text:p>
          </table:table-cell>
          <table:table-cell office:value-type="float" office:value="195.17075">
            <text:p>195.17075</text:p>
          </table:table-cell>
          <table:table-cell office:value-type="float" office:value="28.31989">
            <text:p>28.31989</text:p>
          </table:table-cell>
          <table:table-cell office:value-type="string">
            <text:p>G</text:p>
          </table:table-cell>
          <table:table-cell office:value-type="float" office:value="58891">
            <text:p>58891</text:p>
          </table:table-cell>
          <table:table-cell office:value-type="float" office:value="0.19644">
            <text:p>0.19644</text:p>
          </table:table-cell>
          <table:table-cell office:value-type="string">
            <text:p>PHOT</text:p>
          </table:table-cell>
          <table:table-cell office:value-type="string">
            <text:p>23.0R</text:p>
          </table:table-cell>
          <table:table-cell office:value-type="float" office:value="4.416">
            <text:p>4.416</text:p>
          </table:table-cell>
          <table:table-cell table:formula="of:=ROUND([.J272])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DSS J130100.50+282316.1</text:p>
          </table:table-cell>
          <table:table-cell office:value-type="float" office:value="195.25211">
            <text:p>195.25211</text:p>
          </table:table-cell>
          <table:table-cell office:value-type="float" office:value="28.38783">
            <text:p>28.38783</text:p>
          </table:table-cell>
          <table:table-cell office:value-type="string">
            <text:p>G</text:p>
          </table:table-cell>
          <table:table-cell office:value-type="float" office:value="66800">
            <text:p>66800</text:p>
          </table:table-cell>
          <table:table-cell office:value-type="float" office:value="0.22282">
            <text:p>0.22282</text:p>
          </table:table-cell>
          <table:table-cell office:value-type="string">
            <text:p>PHOT</text:p>
          </table:table-cell>
          <table:table-cell office:value-type="string">
            <text:p>23.1g</text:p>
          </table:table-cell>
          <table:table-cell office:value-type="float" office:value="3.525">
            <text:p>3.525</text:p>
          </table:table-cell>
          <table:table-cell table:formula="of:=ROUND([.J27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DSS J130118.16+282005.0</text:p>
          </table:table-cell>
          <table:table-cell office:value-type="float" office:value="195.32568">
            <text:p>195.32568</text:p>
          </table:table-cell>
          <table:table-cell office:value-type="float" office:value="28.33473">
            <text:p>28.33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816">
            <text:p>3.816</text:p>
          </table:table-cell>
          <table:table-cell table:formula="of:=ROUND([.J27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DSS J130042.85+281855.8</text:p>
          </table:table-cell>
          <table:table-cell office:value-type="float" office:value="195.17855">
            <text:p>195.17855</text:p>
          </table:table-cell>
          <table:table-cell office:value-type="float" office:value="28.31551">
            <text:p>28.31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053">
            <text:p>4.053</text:p>
          </table:table-cell>
          <table:table-cell table:formula="of:=ROUND([.J27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DSS J130112.21+282317.5</text:p>
          </table:table-cell>
          <table:table-cell office:value-type="float" office:value="195.30091">
            <text:p>195.30091</text:p>
          </table:table-cell>
          <table:table-cell office:value-type="float" office:value="28.3882">
            <text:p>28.38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335">
            <text:p>4.335</text:p>
          </table:table-cell>
          <table:table-cell table:formula="of:=ROUND([.J27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DSS J130117.91+281716.0</text:p>
          </table:table-cell>
          <table:table-cell office:value-type="float" office:value="195.32464">
            <text:p>195.32464</text:p>
          </table:table-cell>
          <table:table-cell office:value-type="float" office:value="28.2878">
            <text:p>28.2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492">
            <text:p>4.492</text:p>
          </table:table-cell>
          <table:table-cell table:formula="of:=ROUND([.J27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DSS J130046.91+281756.9</text:p>
          </table:table-cell>
          <table:table-cell office:value-type="float" office:value="195.19549">
            <text:p>195.19549</text:p>
          </table:table-cell>
          <table:table-cell office:value-type="float" office:value="28.29915">
            <text:p>28.299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3.562">
            <text:p>3.562</text:p>
          </table:table-cell>
          <table:table-cell table:formula="of:=ROUND([.J278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DSS J130041.21+281943.6</text:p>
          </table:table-cell>
          <table:table-cell office:value-type="float" office:value="195.17172">
            <text:p>195.17172</text:p>
          </table:table-cell>
          <table:table-cell office:value-type="float" office:value="28.32879">
            <text:p>28.32879</text:p>
          </table:table-cell>
          <table:table-cell office:value-type="string">
            <text:p>G</text:p>
          </table:table-cell>
          <table:table-cell office:value-type="float" office:value="93113">
            <text:p>93113</text:p>
          </table:table-cell>
          <table:table-cell office:value-type="float" office:value="0.31059">
            <text:p>0.31059</text:p>
          </table:table-cell>
          <table:table-cell office:value-type="string">
            <text:p>PHOT</text:p>
          </table:table-cell>
          <table:table-cell office:value-type="string">
            <text:p>23.6g</text:p>
          </table:table-cell>
          <table:table-cell office:value-type="float" office:value="4.33">
            <text:p>4.33</text:p>
          </table:table-cell>
          <table:table-cell table:formula="of:=ROUND([.J279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ABELL 1656:[EF2011] 5662</text:p>
          </table:table-cell>
          <table:table-cell office:value-type="float" office:value="195.2664">
            <text:p>195.2664</text:p>
          </table:table-cell>
          <table:table-cell office:value-type="float" office:value="28.40239">
            <text:p>28.40239</text:p>
          </table:table-cell>
          <table:table-cell office:value-type="string">
            <text:p>G</text:p>
          </table:table-cell>
          <table:table-cell office:value-type="float" office:value="88490">
            <text:p>88490</text:p>
          </table:table-cell>
          <table:table-cell office:value-type="float" office:value="0.29517">
            <text:p>0.29517</text:p>
          </table:table-cell>
          <table:table-cell office:value-type="string">
            <text:p>PHOT</text:p>
          </table:table-cell>
          <table:table-cell office:value-type="string">
            <text:p>23.8g</text:p>
          </table:table-cell>
          <table:table-cell office:value-type="float" office:value="4.449">
            <text:p>4.449</text:p>
          </table:table-cell>
          <table:table-cell table:formula="of:=ROUND([.J280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DSS J130048.78+281656.4</text:p>
          </table:table-cell>
          <table:table-cell office:value-type="float" office:value="195.20326">
            <text:p>195.20326</text:p>
          </table:table-cell>
          <table:table-cell office:value-type="float" office:value="28.28235">
            <text:p>28.28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3.869">
            <text:p>3.869</text:p>
          </table:table-cell>
          <table:table-cell table:formula="of:=ROUND([.J28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DSS J130056.12+281545.9</text:p>
          </table:table-cell>
          <table:table-cell office:value-type="float" office:value="195.23386">
            <text:p>195.23386</text:p>
          </table:table-cell>
          <table:table-cell office:value-type="float" office:value="28.26276">
            <text:p>28.262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4.116">
            <text:p>4.116</text:p>
          </table:table-cell>
          <table:table-cell table:formula="of:=ROUND([.J282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DSS J130112.16+281601.8</text:p>
          </table:table-cell>
          <table:table-cell office:value-type="float" office:value="195.30067">
            <text:p>195.30067</text:p>
          </table:table-cell>
          <table:table-cell office:value-type="float" office:value="28.26718">
            <text:p>28.267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4.467">
            <text:p>4.467</text:p>
          </table:table-cell>
          <table:table-cell table:formula="of:=ROUND([.J28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[APS2006] J195.256668+28.25652</text:p>
          </table:table-cell>
          <table:table-cell office:value-type="float" office:value="195.25667">
            <text:p>195.25667</text:p>
          </table:table-cell>
          <table:table-cell office:value-type="float" office:value="28.25653">
            <text:p>28.25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R</text:p>
          </table:table-cell>
          <table:table-cell office:value-type="float" office:value="4.357">
            <text:p>4.357</text:p>
          </table:table-cell>
          <table:table-cell table:formula="of:=ROUND([.J284]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[APS2006] J195.240341+28.25702</text:p>
          </table:table-cell>
          <table:table-cell office:value-type="float" office:value="195.24034">
            <text:p>195.24034</text:p>
          </table:table-cell>
          <table:table-cell office:value-type="float" office:value="28.25703">
            <text:p>28.25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R</text:p>
          </table:table-cell>
          <table:table-cell office:value-type="float" office:value="4.381">
            <text:p>4.381</text:p>
          </table:table-cell>
          <table:table-cell table:formula="of:=ROUND([.J285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DSS J130111.23+282255.2</text:p>
          </table:table-cell>
          <table:table-cell office:value-type="float" office:value="195.29679">
            <text:p>195.29679</text:p>
          </table:table-cell>
          <table:table-cell office:value-type="float" office:value="28.38202">
            <text:p>28.382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3.907">
            <text:p>3.907</text:p>
          </table:table-cell>
          <table:table-cell table:formula="of:=ROUND([.J28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DSS J130110.48+282248.5</text:p>
          </table:table-cell>
          <table:table-cell office:value-type="float" office:value="195.29368">
            <text:p>195.29368</text:p>
          </table:table-cell>
          <table:table-cell office:value-type="float" office:value="28.38016">
            <text:p>28.38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3.721">
            <text:p>3.721</text:p>
          </table:table-cell>
          <table:table-cell table:formula="of:=ROUND([.J28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DSS J130044.63+281907.3</text:p>
          </table:table-cell>
          <table:table-cell office:value-type="float" office:value="195.18598">
            <text:p>195.18598</text:p>
          </table:table-cell>
          <table:table-cell office:value-type="float" office:value="28.31872">
            <text:p>28.318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g</text:p>
          </table:table-cell>
          <table:table-cell office:value-type="float" office:value="3.631">
            <text:p>3.631</text:p>
          </table:table-cell>
          <table:table-cell table:formula="of:=ROUND([.J288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DSS J130048.68+281515.5</text:p>
          </table:table-cell>
          <table:table-cell office:value-type="float" office:value="195.20285">
            <text:p>195.20285</text:p>
          </table:table-cell>
          <table:table-cell office:value-type="float" office:value="28.25432">
            <text:p>28.2543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5.229">
            <text:p>5.229</text:p>
          </table:table-cell>
          <table:table-cell table:formula="of:=ROUND([.J289])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DSS J130121.65+281750.3</text:p>
          </table:table-cell>
          <table:table-cell office:value-type="float" office:value="195.34023">
            <text:p>195.34023</text:p>
          </table:table-cell>
          <table:table-cell office:value-type="float" office:value="28.29733">
            <text:p>28.2973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45">
            <text:p>20.45</text:p>
          </table:table-cell>
          <table:table-cell office:value-type="float" office:value="4.951">
            <text:p>4.951</text:p>
          </table:table-cell>
          <table:table-cell table:formula="of:=ROUND([.J290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DSS J130109.22+282403.5</text:p>
          </table:table-cell>
          <table:table-cell office:value-type="float" office:value="195.28842">
            <text:p>195.28842</text:p>
          </table:table-cell>
          <table:table-cell office:value-type="float" office:value="28.40099">
            <text:p>28.4009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54">
            <text:p>20.54</text:p>
          </table:table-cell>
          <table:table-cell office:value-type="float" office:value="4.687">
            <text:p>4.687</text:p>
          </table:table-cell>
          <table:table-cell table:formula="of:=ROUND([.J291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DSS J130120.28+281803.8</text:p>
          </table:table-cell>
          <table:table-cell office:value-type="float" office:value="195.3345">
            <text:p>195.3345</text:p>
          </table:table-cell>
          <table:table-cell office:value-type="float" office:value="28.30107">
            <text:p>28.3010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">
            <text:p>20.9</text:p>
          </table:table-cell>
          <table:table-cell office:value-type="float" office:value="4.587">
            <text:p>4.587</text:p>
          </table:table-cell>
          <table:table-cell table:formula="of:=ROUND([.J292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DSS J130039.96+282107.5</text:p>
          </table:table-cell>
          <table:table-cell office:value-type="float" office:value="195.1665">
            <text:p>195.1665</text:p>
          </table:table-cell>
          <table:table-cell office:value-type="float" office:value="28.35209">
            <text:p>28.3520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2">
            <text:p>20.92</text:p>
          </table:table-cell>
          <table:table-cell office:value-type="float" office:value="4.808">
            <text:p>4.808</text:p>
          </table:table-cell>
          <table:table-cell table:formula="of:=ROUND([.J293])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DSS J130050.89+281501.7</text:p>
          </table:table-cell>
          <table:table-cell office:value-type="float" office:value="195.21208">
            <text:p>195.21208</text:p>
          </table:table-cell>
          <table:table-cell office:value-type="float" office:value="28.25049">
            <text:p>28.2504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8">
            <text:p>20.98</text:p>
          </table:table-cell>
          <table:table-cell office:value-type="float" office:value="5.204">
            <text:p>5.204</text:p>
          </table:table-cell>
          <table:table-cell table:formula="of:=ROUND([.J294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DSS J130048.46+282345.6</text:p>
          </table:table-cell>
          <table:table-cell office:value-type="float" office:value="195.20192">
            <text:p>195.20192</text:p>
          </table:table-cell>
          <table:table-cell office:value-type="float" office:value="28.39601">
            <text:p>28.3960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1.1">
            <text:p>21.1</text:p>
          </table:table-cell>
          <table:table-cell office:value-type="float" office:value="4.858">
            <text:p>4.858</text:p>
          </table:table-cell>
          <table:table-cell table:formula="of:=ROUND([.J295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DSS J130046.99+282342.0</text:p>
          </table:table-cell>
          <table:table-cell office:value-type="float" office:value="195.19583">
            <text:p>195.19583</text:p>
          </table:table-cell>
          <table:table-cell office:value-type="float" office:value="28.395">
            <text:p>28.39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1.68">
            <text:p>21.68</text:p>
          </table:table-cell>
          <table:table-cell office:value-type="float" office:value="4.998">
            <text:p>4.998</text:p>
          </table:table-cell>
          <table:table-cell table:formula="of:=ROUND([.J296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SDSS J130047.74+282422.1</text:p>
          </table:table-cell>
          <table:table-cell office:value-type="float" office:value="195.19897">
            <text:p>195.19897</text:p>
          </table:table-cell>
          <table:table-cell office:value-type="float" office:value="28.40615">
            <text:p>28.40615</text:p>
          </table:table-cell>
          <table:table-cell office:value-type="string">
            <text:p>G</text:p>
          </table:table-cell>
          <table:table-cell office:value-type="float" office:value="18626">
            <text:p>18626</text:p>
          </table:table-cell>
          <table:table-cell office:value-type="float" office:value="0.062128">
            <text:p>0.062128</text:p>
          </table:table-cell>
          <table:table-cell office:value-type="string">
            <text:p><text:s text:c="4"/></text:p>
          </table:table-cell>
          <table:table-cell office:value-type="string">
            <text:p>17.6g</text:p>
          </table:table-cell>
          <table:table-cell office:value-type="float" office:value="5.452">
            <text:p>5.452</text:p>
          </table:table-cell>
          <table:table-cell table:formula="of:=ROUND([.J297]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[HB89] 1258+286 NED01</text:p>
          </table:table-cell>
          <table:table-cell office:value-type="float" office:value="195.20049">
            <text:p>195.20049</text:p>
          </table:table-cell>
          <table:table-cell office:value-type="float" office:value="28.38909">
            <text:p>28.38909</text:p>
          </table:table-cell>
          <table:table-cell office:value-type="string">
            <text:p>QSO</text:p>
          </table:table-cell>
          <table:table-cell office:value-type="float" office:value="578362">
            <text:p>578362</text:p>
          </table:table-cell>
          <table:table-cell office:value-type="float" office:value="1.929207">
            <text:p>1.929207</text:p>
          </table:table-cell>
          <table:table-cell office:value-type="string">
            <text:p><text:s text:c="4"/></text:p>
          </table:table-cell>
          <table:table-cell office:value-type="string">
            <text:p>18.0g</text:p>
          </table:table-cell>
          <table:table-cell office:value-type="float" office:value="4.567">
            <text:p>4.567</text:p>
          </table:table-cell>
          <table:table-cell table:formula="of:=ROUND([.J298])"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DSS J130036.10+281908.9</text:p>
          </table:table-cell>
          <table:table-cell office:value-type="float" office:value="195.15043">
            <text:p>195.15043</text:p>
          </table:table-cell>
          <table:table-cell office:value-type="float" office:value="28.31914">
            <text:p>28.319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3g</text:p>
          </table:table-cell>
          <table:table-cell office:value-type="float" office:value="5.487">
            <text:p>5.487</text:p>
          </table:table-cell>
          <table:table-cell table:formula="of:=ROUND([.J299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[HB89] 1258+286 NED02</text:p>
          </table:table-cell>
          <table:table-cell office:value-type="float" office:value="195.33383">
            <text:p>195.33383</text:p>
          </table:table-cell>
          <table:table-cell office:value-type="float" office:value="28.36033">
            <text:p>28.36033</text:p>
          </table:table-cell>
          <table:table-cell office:value-type="string">
            <text:p>QSO</text:p>
          </table:table-cell>
          <table:table-cell office:value-type="float" office:value="411245">
            <text:p>411245</text:p>
          </table:table-cell>
          <table:table-cell office:value-type="float" office:value="1.371764">
            <text:p>1.371764</text:p>
          </table:table-cell>
          <table:table-cell office:value-type="string">
            <text:p><text:s text:c="4"/></text:p>
          </table:table-cell>
          <table:table-cell office:value-type="string">
            <text:p>19.0g</text:p>
          </table:table-cell>
          <table:table-cell office:value-type="float" office:value="4.628">
            <text:p>4.628</text:p>
          </table:table-cell>
          <table:table-cell table:formula="of:=ROUND([.J300])"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[IBG2003] J130102+281452</text:p>
          </table:table-cell>
          <table:table-cell office:value-type="float" office:value="195.26167">
            <text:p>195.26167</text:p>
          </table:table-cell>
          <table:table-cell office:value-type="float" office:value="28.24778">
            <text:p>28.247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2r</text:p>
          </table:table-cell>
          <table:table-cell office:value-type="float" office:value="4.897">
            <text:p>4.897</text:p>
          </table:table-cell>
          <table:table-cell table:formula="of:=ROUND([.J301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DSS J130051.90+281515.6</text:p>
          </table:table-cell>
          <table:table-cell office:value-type="float" office:value="195.21629">
            <text:p>195.21629</text:p>
          </table:table-cell>
          <table:table-cell office:value-type="float" office:value="28.25435">
            <text:p>28.254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4.901">
            <text:p>4.901</text:p>
          </table:table-cell>
          <table:table-cell table:formula="of:=ROUND([.J302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DSS J130044.33+282348.4</text:p>
          </table:table-cell>
          <table:table-cell office:value-type="float" office:value="195.18475">
            <text:p>195.18475</text:p>
          </table:table-cell>
          <table:table-cell office:value-type="float" office:value="28.39678">
            <text:p>28.39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5.455">
            <text:p>5.455</text:p>
          </table:table-cell>
          <table:table-cell table:formula="of:=ROUND([.J303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DSS J130116.21+281644.1</text:p>
          </table:table-cell>
          <table:table-cell office:value-type="float" office:value="195.31755">
            <text:p>195.31755</text:p>
          </table:table-cell>
          <table:table-cell office:value-type="float" office:value="28.27894">
            <text:p>28.278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4.52">
            <text:p>4.52</text:p>
          </table:table-cell>
          <table:table-cell table:formula="of:=ROUND([.J30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DSS J130114.69+281546.1</text:p>
          </table:table-cell>
          <table:table-cell office:value-type="float" office:value="195.31121">
            <text:p>195.31121</text:p>
          </table:table-cell>
          <table:table-cell office:value-type="float" office:value="28.26281">
            <text:p>28.262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5.004">
            <text:p>5.004</text:p>
          </table:table-cell>
          <table:table-cell table:formula="of:=ROUND([.J305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[IBG2003] J130100+281450</text:p>
          </table:table-cell>
          <table:table-cell office:value-type="float" office:value="195.25163">
            <text:p>195.25163</text:p>
          </table:table-cell>
          <table:table-cell office:value-type="float" office:value="28.24708">
            <text:p>28.24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4.922">
            <text:p>4.922</text:p>
          </table:table-cell>
          <table:table-cell table:formula="of:=ROUND([.J306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DSS J130121.02+281815.6</text:p>
          </table:table-cell>
          <table:table-cell office:value-type="float" office:value="195.33759">
            <text:p>195.33759</text:p>
          </table:table-cell>
          <table:table-cell office:value-type="float" office:value="28.30434">
            <text:p>28.30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4.673">
            <text:p>4.673</text:p>
          </table:table-cell>
          <table:table-cell table:formula="of:=ROUND([.J30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DSS J130104.38+282426.0</text:p>
          </table:table-cell>
          <table:table-cell office:value-type="float" office:value="195.26825">
            <text:p>195.26825</text:p>
          </table:table-cell>
          <table:table-cell office:value-type="float" office:value="28.40724">
            <text:p>28.40724</text:p>
          </table:table-cell>
          <table:table-cell office:value-type="string">
            <text:p>G</text:p>
          </table:table-cell>
          <table:table-cell office:value-type="float" office:value="32812">
            <text:p>32812</text:p>
          </table:table-cell>
          <table:table-cell office:value-type="float" office:value="0.10945">
            <text:p>0.10945</text:p>
          </table:table-cell>
          <table:table-cell office:value-type="string">
            <text:p>PHOT</text:p>
          </table:table-cell>
          <table:table-cell office:value-type="string">
            <text:p>20.0r</text:p>
          </table:table-cell>
          <table:table-cell office:value-type="float" office:value="4.751">
            <text:p>4.751</text:p>
          </table:table-cell>
          <table:table-cell table:formula="of:=ROUND([.J308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DSS J130040.17+281816.9</text:p>
          </table:table-cell>
          <table:table-cell office:value-type="float" office:value="195.16741">
            <text:p>195.16741</text:p>
          </table:table-cell>
          <table:table-cell office:value-type="float" office:value="28.30471">
            <text:p>28.304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4.787">
            <text:p>4.787</text:p>
          </table:table-cell>
          <table:table-cell table:formula="of:=ROUND([.J309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DSS J130118.95+281641.1</text:p>
          </table:table-cell>
          <table:table-cell office:value-type="float" office:value="195.32898">
            <text:p>195.32898</text:p>
          </table:table-cell>
          <table:table-cell office:value-type="float" office:value="28.27811">
            <text:p>28.27811</text:p>
          </table:table-cell>
          <table:table-cell office:value-type="string">
            <text:p>G</text:p>
          </table:table-cell>
          <table:table-cell office:value-type="float" office:value="65706">
            <text:p>65706</text:p>
          </table:table-cell>
          <table:table-cell office:value-type="float" office:value="0.21917">
            <text:p>0.21917</text:p>
          </table:table-cell>
          <table:table-cell office:value-type="string">
            <text:p>PHOT</text:p>
          </table:table-cell>
          <table:table-cell office:value-type="string">
            <text:p>20.1r</text:p>
          </table:table-cell>
          <table:table-cell office:value-type="float" office:value="5.017">
            <text:p>5.017</text:p>
          </table:table-cell>
          <table:table-cell table:formula="of:=ROUND([.J310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DSS J130054.18+281454.1</text:p>
          </table:table-cell>
          <table:table-cell office:value-type="float" office:value="195.22575">
            <text:p>195.22575</text:p>
          </table:table-cell>
          <table:table-cell office:value-type="float" office:value="28.24837">
            <text:p>28.24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5.063">
            <text:p>5.063</text:p>
          </table:table-cell>
          <table:table-cell table:formula="of:=ROUND([.J311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DSS J130037.78+282112.0</text:p>
          </table:table-cell>
          <table:table-cell office:value-type="float" office:value="195.15742">
            <text:p>195.15742</text:p>
          </table:table-cell>
          <table:table-cell office:value-type="float" office:value="28.35336">
            <text:p>28.35336</text:p>
          </table:table-cell>
          <table:table-cell office:value-type="string">
            <text:p>G</text:p>
          </table:table-cell>
          <table:table-cell office:value-type="float" office:value="38796">
            <text:p>38796</text:p>
          </table:table-cell>
          <table:table-cell office:value-type="float" office:value="0.12941">
            <text:p>0.12941</text:p>
          </table:table-cell>
          <table:table-cell office:value-type="string">
            <text:p>PHOT</text:p>
          </table:table-cell>
          <table:table-cell office:value-type="string">
            <text:p>20.1r</text:p>
          </table:table-cell>
          <table:table-cell office:value-type="float" office:value="5.289">
            <text:p>5.289</text:p>
          </table:table-cell>
          <table:table-cell table:formula="of:=ROUND([.J312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DSS J130117.77+282343.5</text:p>
          </table:table-cell>
          <table:table-cell office:value-type="float" office:value="195.32406">
            <text:p>195.32406</text:p>
          </table:table-cell>
          <table:table-cell office:value-type="float" office:value="28.39544">
            <text:p>28.39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5.445">
            <text:p>5.445</text:p>
          </table:table-cell>
          <table:table-cell table:formula="of:=ROUND([.J31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DSS J130052.14+281458.2</text:p>
          </table:table-cell>
          <table:table-cell office:value-type="float" office:value="195.21727">
            <text:p>195.21727</text:p>
          </table:table-cell>
          <table:table-cell office:value-type="float" office:value="28.2495">
            <text:p>28.24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5.149">
            <text:p>5.149</text:p>
          </table:table-cell>
          <table:table-cell table:formula="of:=ROUND([.J314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DSS J130112.64+282332.9</text:p>
          </table:table-cell>
          <table:table-cell office:value-type="float" office:value="195.30267">
            <text:p>195.30267</text:p>
          </table:table-cell>
          <table:table-cell office:value-type="float" office:value="28.39248">
            <text:p>28.39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4.599">
            <text:p>4.599</text:p>
          </table:table-cell>
          <table:table-cell table:formula="of:=ROUND([.J315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DSS J130115.67+281625.4</text:p>
          </table:table-cell>
          <table:table-cell office:value-type="float" office:value="195.31532">
            <text:p>195.31532</text:p>
          </table:table-cell>
          <table:table-cell office:value-type="float" office:value="28.27373">
            <text:p>28.273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4.65">
            <text:p>4.65</text:p>
          </table:table-cell>
          <table:table-cell table:formula="of:=ROUND([.J31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DSS J130058.60+281501.6</text:p>
          </table:table-cell>
          <table:table-cell office:value-type="float" office:value="195.24418">
            <text:p>195.24418</text:p>
          </table:table-cell>
          <table:table-cell office:value-type="float" office:value="28.25046">
            <text:p>28.25046</text:p>
          </table:table-cell>
          <table:table-cell office:value-type="string">
            <text:p>G</text:p>
          </table:table-cell>
          <table:table-cell office:value-type="float" office:value="125211">
            <text:p>125211</text:p>
          </table:table-cell>
          <table:table-cell office:value-type="float" office:value="0.41766">
            <text:p>0.41766</text:p>
          </table:table-cell>
          <table:table-cell office:value-type="string">
            <text:p>PHOT</text:p>
          </table:table-cell>
          <table:table-cell office:value-type="string">
            <text:p>20.6r</text:p>
          </table:table-cell>
          <table:table-cell office:value-type="float" office:value="4.744">
            <text:p>4.744</text:p>
          </table:table-cell>
          <table:table-cell table:formula="of:=ROUND([.J317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SDSS J130121.16+282203.7</text:p>
          </table:table-cell>
          <table:table-cell office:value-type="float" office:value="195.33818">
            <text:p>195.33818</text:p>
          </table:table-cell>
          <table:table-cell office:value-type="float" office:value="28.36772">
            <text:p>28.36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5.027">
            <text:p>5.027</text:p>
          </table:table-cell>
          <table:table-cell table:formula="of:=ROUND([.J318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DSS J130055.99+281441.5</text:p>
          </table:table-cell>
          <table:table-cell office:value-type="float" office:value="195.23333">
            <text:p>195.23333</text:p>
          </table:table-cell>
          <table:table-cell office:value-type="float" office:value="28.24487">
            <text:p>28.244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5.167">
            <text:p>5.167</text:p>
          </table:table-cell>
          <table:table-cell table:formula="of:=ROUND([.J319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DSS J130059.68+281447.9</text:p>
          </table:table-cell>
          <table:table-cell office:value-type="float" office:value="195.24867">
            <text:p>195.24867</text:p>
          </table:table-cell>
          <table:table-cell office:value-type="float" office:value="28.24667">
            <text:p>28.246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4.953">
            <text:p>4.953</text:p>
          </table:table-cell>
          <table:table-cell table:formula="of:=ROUND([.J32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DSS J130055.00+282439.8</text:p>
          </table:table-cell>
          <table:table-cell office:value-type="float" office:value="195.2292">
            <text:p>195.2292</text:p>
          </table:table-cell>
          <table:table-cell office:value-type="float" office:value="28.41108">
            <text:p>28.411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5.087">
            <text:p>5.087</text:p>
          </table:table-cell>
          <table:table-cell table:formula="of:=ROUND([.J32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DSS J130103.59+282454.4</text:p>
          </table:table-cell>
          <table:table-cell office:value-type="float" office:value="195.26498">
            <text:p>195.26498</text:p>
          </table:table-cell>
          <table:table-cell office:value-type="float" office:value="28.41513">
            <text:p>28.415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5.197">
            <text:p>5.197</text:p>
          </table:table-cell>
          <table:table-cell table:formula="of:=ROUND([.J32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SDSS J130124.34+281903.3</text:p>
          </table:table-cell>
          <table:table-cell office:value-type="float" office:value="195.35143">
            <text:p>195.35143</text:p>
          </table:table-cell>
          <table:table-cell office:value-type="float" office:value="28.31758">
            <text:p>28.31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5.207">
            <text:p>5.207</text:p>
          </table:table-cell>
          <table:table-cell table:formula="of:=ROUND([.J323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[IBG2003] J130106+281425</text:p>
          </table:table-cell>
          <table:table-cell office:value-type="float" office:value="195.27737">
            <text:p>195.27737</text:p>
          </table:table-cell>
          <table:table-cell office:value-type="float" office:value="28.24022">
            <text:p>28.240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5.477">
            <text:p>5.477</text:p>
          </table:table-cell>
          <table:table-cell table:formula="of:=ROUND([.J324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DSS J130048.91+281544.6</text:p>
          </table:table-cell>
          <table:table-cell office:value-type="float" office:value="195.20379">
            <text:p>195.20379</text:p>
          </table:table-cell>
          <table:table-cell office:value-type="float" office:value="28.2624">
            <text:p>28.26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4.792">
            <text:p>4.792</text:p>
          </table:table-cell>
          <table:table-cell table:formula="of:=ROUND([.J325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[IBG2003] J130039+281923</text:p>
          </table:table-cell>
          <table:table-cell office:value-type="float" office:value="195.16309">
            <text:p>195.16309</text:p>
          </table:table-cell>
          <table:table-cell office:value-type="float" office:value="28.32311">
            <text:p>28.323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4.8">
            <text:p>4.8</text:p>
          </table:table-cell>
          <table:table-cell table:formula="of:=ROUND([.J326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DSS J130109.99+282406.7</text:p>
          </table:table-cell>
          <table:table-cell office:value-type="float" office:value="195.29166">
            <text:p>195.29166</text:p>
          </table:table-cell>
          <table:table-cell office:value-type="float" office:value="28.40187">
            <text:p>28.40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4.805">
            <text:p>4.805</text:p>
          </table:table-cell>
          <table:table-cell table:formula="of:=ROUND([.J32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DSS J130122.44+281844.1</text:p>
          </table:table-cell>
          <table:table-cell office:value-type="float" office:value="195.34352">
            <text:p>195.34352</text:p>
          </table:table-cell>
          <table:table-cell office:value-type="float" office:value="28.31226">
            <text:p>28.312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4.85">
            <text:p>4.85</text:p>
          </table:table-cell>
          <table:table-cell table:formula="of:=ROUND([.J328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DSS J130110.83+282350.9</text:p>
          </table:table-cell>
          <table:table-cell office:value-type="float" office:value="195.29513">
            <text:p>195.29513</text:p>
          </table:table-cell>
          <table:table-cell office:value-type="float" office:value="28.39748">
            <text:p>28.39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65">
            <text:p>4.65</text:p>
          </table:table-cell>
          <table:table-cell table:formula="of:=ROUND([.J3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DSS J130052.49+282432.6</text:p>
          </table:table-cell>
          <table:table-cell office:value-type="float" office:value="195.21874">
            <text:p>195.21874</text:p>
          </table:table-cell>
          <table:table-cell office:value-type="float" office:value="28.40907">
            <text:p>28.409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142">
            <text:p>5.142</text:p>
          </table:table-cell>
          <table:table-cell table:formula="of:=ROUND([.J33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[APS2006] J195.289124+28.40097</text:p>
          </table:table-cell>
          <table:table-cell office:value-type="float" office:value="195.28912">
            <text:p>195.28912</text:p>
          </table:table-cell>
          <table:table-cell office:value-type="float" office:value="28.40097">
            <text:p>28.40097</text:p>
          </table:table-cell>
          <table:table-cell office:value-type="string">
            <text:p>G</text:p>
          </table:table-cell>
          <table:table-cell office:value-type="float" office:value="48132">
            <text:p>48132</text:p>
          </table:table-cell>
          <table:table-cell office:value-type="float" office:value="0.16055">
            <text:p>0.16055</text:p>
          </table:table-cell>
          <table:table-cell office:value-type="string">
            <text:p>PHOT</text:p>
          </table:table-cell>
          <table:table-cell office:value-type="string">
            <text:p>21.4R</text:p>
          </table:table-cell>
          <table:table-cell office:value-type="float" office:value="4.701">
            <text:p>4.701</text:p>
          </table:table-cell>
          <table:table-cell table:formula="of:=ROUND([.J331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DSS J130110.17+282351.6</text:p>
          </table:table-cell>
          <table:table-cell office:value-type="float" office:value="195.29239">
            <text:p>195.29239</text:p>
          </table:table-cell>
          <table:table-cell office:value-type="float" office:value="28.39767">
            <text:p>28.39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594">
            <text:p>4.594</text:p>
          </table:table-cell>
          <table:table-cell table:formula="of:=ROUND([.J33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DSS J130119.27+282219.9</text:p>
          </table:table-cell>
          <table:table-cell office:value-type="float" office:value="195.3303">
            <text:p>195.3303</text:p>
          </table:table-cell>
          <table:table-cell office:value-type="float" office:value="28.37222">
            <text:p>28.372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801">
            <text:p>4.801</text:p>
          </table:table-cell>
          <table:table-cell table:formula="of:=ROUND([.J33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[APS2006] J195.173874+28.36913</text:p>
          </table:table-cell>
          <table:table-cell office:value-type="float" office:value="195.17387">
            <text:p>195.17387</text:p>
          </table:table-cell>
          <table:table-cell office:value-type="float" office:value="28.36914">
            <text:p>28.36914</text:p>
          </table:table-cell>
          <table:table-cell office:value-type="string">
            <text:p>G</text:p>
          </table:table-cell>
          <table:table-cell office:value-type="float" office:value="162577">
            <text:p>162577</text:p>
          </table:table-cell>
          <table:table-cell office:value-type="float" office:value="0.5423">
            <text:p>0.5423</text:p>
          </table:table-cell>
          <table:table-cell office:value-type="string">
            <text:p>PHOT</text:p>
          </table:table-cell>
          <table:table-cell office:value-type="string">
            <text:p>21.6R</text:p>
          </table:table-cell>
          <table:table-cell office:value-type="float" office:value="4.852">
            <text:p>4.852</text:p>
          </table:table-cell>
          <table:table-cell table:formula="of:=ROUND([.J334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DSS J130102.66+281452.8</text:p>
          </table:table-cell>
          <table:table-cell office:value-type="float" office:value="195.2611">
            <text:p>195.2611</text:p>
          </table:table-cell>
          <table:table-cell office:value-type="float" office:value="28.24801">
            <text:p>28.24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881">
            <text:p>4.881</text:p>
          </table:table-cell>
          <table:table-cell table:formula="of:=ROUND([.J33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SDSS J130050.88+281517.8</text:p>
          </table:table-cell>
          <table:table-cell office:value-type="float" office:value="195.21201">
            <text:p>195.21201</text:p>
          </table:table-cell>
          <table:table-cell office:value-type="float" office:value="28.25496">
            <text:p>28.254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963">
            <text:p>4.963</text:p>
          </table:table-cell>
          <table:table-cell table:formula="of:=ROUND([.J33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ABELL 1656:[EF2011] 5620</text:p>
          </table:table-cell>
          <table:table-cell office:value-type="float" office:value="195.31795">
            <text:p>195.31795</text:p>
          </table:table-cell>
          <table:table-cell office:value-type="float" office:value="28.39072">
            <text:p>28.39072</text:p>
          </table:table-cell>
          <table:table-cell office:value-type="string">
            <text:p>G</text:p>
          </table:table-cell>
          <table:table-cell office:value-type="float" office:value="164244">
            <text:p>164244</text:p>
          </table:table-cell>
          <table:table-cell office:value-type="float" office:value="0.54786">
            <text:p>0.54786</text:p>
          </table:table-cell>
          <table:table-cell office:value-type="string">
            <text:p>PHOT</text:p>
          </table:table-cell>
          <table:table-cell office:value-type="string">
            <text:p>21.7g</text:p>
          </table:table-cell>
          <table:table-cell office:value-type="float" office:value="5.018">
            <text:p>5.018</text:p>
          </table:table-cell>
          <table:table-cell table:formula="of:=ROUND([.J337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DSS J130123.62+282114.6</text:p>
          </table:table-cell>
          <table:table-cell office:value-type="float" office:value="195.34845">
            <text:p>195.34845</text:p>
          </table:table-cell>
          <table:table-cell office:value-type="float" office:value="28.35407">
            <text:p>28.35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223">
            <text:p>5.223</text:p>
          </table:table-cell>
          <table:table-cell table:formula="of:=ROUND([.J33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SDSS J130040.67+281740.6</text:p>
          </table:table-cell>
          <table:table-cell office:value-type="float" office:value="195.16947">
            <text:p>195.16947</text:p>
          </table:table-cell>
          <table:table-cell office:value-type="float" office:value="28.29462">
            <text:p>28.29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907">
            <text:p>4.907</text:p>
          </table:table-cell>
          <table:table-cell table:formula="of:=ROUND([.J33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DSS J130039.49+281924.6</text:p>
          </table:table-cell>
          <table:table-cell office:value-type="float" office:value="195.16456">
            <text:p>195.16456</text:p>
          </table:table-cell>
          <table:table-cell office:value-type="float" office:value="28.32352">
            <text:p>28.32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72">
            <text:p>4.72</text:p>
          </table:table-cell>
          <table:table-cell table:formula="of:=ROUND([.J34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DSS J130115.74+281543.3</text:p>
          </table:table-cell>
          <table:table-cell office:value-type="float" office:value="195.3156">
            <text:p>195.3156</text:p>
          </table:table-cell>
          <table:table-cell office:value-type="float" office:value="28.26204">
            <text:p>28.262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185">
            <text:p>5.185</text:p>
          </table:table-cell>
          <table:table-cell table:formula="of:=ROUND([.J34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DSS J130109.87+282347.8</text:p>
          </table:table-cell>
          <table:table-cell office:value-type="float" office:value="195.29116">
            <text:p>195.29116</text:p>
          </table:table-cell>
          <table:table-cell office:value-type="float" office:value="28.39662">
            <text:p>28.396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508">
            <text:p>4.508</text:p>
          </table:table-cell>
          <table:table-cell table:formula="of:=ROUND([.J34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SDSS J130048.10+282413.1</text:p>
          </table:table-cell>
          <table:table-cell office:value-type="float" office:value="195.20045">
            <text:p>195.20045</text:p>
          </table:table-cell>
          <table:table-cell office:value-type="float" office:value="28.40365">
            <text:p>28.403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284">
            <text:p>5.284</text:p>
          </table:table-cell>
          <table:table-cell table:formula="of:=ROUND([.J34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DSS J130117.53+282335.7</text:p>
          </table:table-cell>
          <table:table-cell office:value-type="float" office:value="195.32307">
            <text:p>195.32307</text:p>
          </table:table-cell>
          <table:table-cell office:value-type="float" office:value="28.39327">
            <text:p>28.39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314">
            <text:p>5.314</text:p>
          </table:table-cell>
          <table:table-cell table:formula="of:=ROUND([.J34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DSS J130124.77+281848.3</text:p>
          </table:table-cell>
          <table:table-cell office:value-type="float" office:value="195.35325">
            <text:p>195.35325</text:p>
          </table:table-cell>
          <table:table-cell office:value-type="float" office:value="28.31344">
            <text:p>28.313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341">
            <text:p>5.341</text:p>
          </table:table-cell>
          <table:table-cell table:formula="of:=ROUND([.J34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DSS J130118.59+281721.0</text:p>
          </table:table-cell>
          <table:table-cell office:value-type="float" office:value="195.32747">
            <text:p>195.32747</text:p>
          </table:table-cell>
          <table:table-cell office:value-type="float" office:value="28.28918">
            <text:p>28.289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573">
            <text:p>4.573</text:p>
          </table:table-cell>
          <table:table-cell table:formula="of:=ROUND([.J34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DSS J130041.38+282235.1</text:p>
          </table:table-cell>
          <table:table-cell office:value-type="float" office:value="195.17245">
            <text:p>195.17245</text:p>
          </table:table-cell>
          <table:table-cell office:value-type="float" office:value="28.37643">
            <text:p>28.376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146">
            <text:p>5.146</text:p>
          </table:table-cell>
          <table:table-cell table:formula="of:=ROUND([.J34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DSS J130053.39+281528.7</text:p>
          </table:table-cell>
          <table:table-cell office:value-type="float" office:value="195.22247">
            <text:p>195.22247</text:p>
          </table:table-cell>
          <table:table-cell office:value-type="float" office:value="28.25798">
            <text:p>28.257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575">
            <text:p>4.575</text:p>
          </table:table-cell>
          <table:table-cell table:formula="of:=ROUND([.J348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DSS J130121.44+282125.4</text:p>
          </table:table-cell>
          <table:table-cell office:value-type="float" office:value="195.33937">
            <text:p>195.33937</text:p>
          </table:table-cell>
          <table:table-cell office:value-type="float" office:value="28.35707">
            <text:p>28.357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825">
            <text:p>4.825</text:p>
          </table:table-cell>
          <table:table-cell table:formula="of:=ROUND([.J34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DSS J130120.49+282156.8</text:p>
          </table:table-cell>
          <table:table-cell office:value-type="float" office:value="195.33538">
            <text:p>195.33538</text:p>
          </table:table-cell>
          <table:table-cell office:value-type="float" office:value="28.36578">
            <text:p>28.365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842">
            <text:p>4.842</text:p>
          </table:table-cell>
          <table:table-cell table:formula="of:=ROUND([.J35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DSS J130102.81+281450.6</text:p>
          </table:table-cell>
          <table:table-cell office:value-type="float" office:value="195.26172">
            <text:p>195.26172</text:p>
          </table:table-cell>
          <table:table-cell office:value-type="float" office:value="28.24741">
            <text:p>28.247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919">
            <text:p>4.919</text:p>
          </table:table-cell>
          <table:table-cell table:formula="of:=ROUND([.J35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DSS J130120.61+282057.8</text:p>
          </table:table-cell>
          <table:table-cell office:value-type="float" office:value="195.33588">
            <text:p>195.33588</text:p>
          </table:table-cell>
          <table:table-cell office:value-type="float" office:value="28.3494">
            <text:p>28.34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507">
            <text:p>4.507</text:p>
          </table:table-cell>
          <table:table-cell table:formula="of:=ROUND([.J35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DSS J130050.34+281546.9</text:p>
          </table:table-cell>
          <table:table-cell office:value-type="float" office:value="195.20977">
            <text:p>195.20977</text:p>
          </table:table-cell>
          <table:table-cell office:value-type="float" office:value="28.26305">
            <text:p>28.263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592">
            <text:p>4.592</text:p>
          </table:table-cell>
          <table:table-cell table:formula="of:=ROUND([.J353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DSS J130038.91+281821.3</text:p>
          </table:table-cell>
          <table:table-cell office:value-type="float" office:value="195.16214">
            <text:p>195.16214</text:p>
          </table:table-cell>
          <table:table-cell office:value-type="float" office:value="28.30594">
            <text:p>28.305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032">
            <text:p>5.032</text:p>
          </table:table-cell>
          <table:table-cell table:formula="of:=ROUND([.J35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DSS J130058.76+281435.9</text:p>
          </table:table-cell>
          <table:table-cell office:value-type="float" office:value="195.24487">
            <text:p>195.24487</text:p>
          </table:table-cell>
          <table:table-cell office:value-type="float" office:value="28.24333">
            <text:p>28.243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167">
            <text:p>5.167</text:p>
          </table:table-cell>
          <table:table-cell table:formula="of:=ROUND([.J35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DSS J130109.85+281529.5</text:p>
          </table:table-cell>
          <table:table-cell office:value-type="float" office:value="195.29106">
            <text:p>195.29106</text:p>
          </table:table-cell>
          <table:table-cell office:value-type="float" office:value="28.25822">
            <text:p>28.258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688">
            <text:p>4.688</text:p>
          </table:table-cell>
          <table:table-cell table:formula="of:=ROUND([.J35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DSS J130107.20+281513.5</text:p>
          </table:table-cell>
          <table:table-cell office:value-type="float" office:value="195.28002">
            <text:p>195.28002</text:p>
          </table:table-cell>
          <table:table-cell office:value-type="float" office:value="28.25377">
            <text:p>28.253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728">
            <text:p>4.728</text:p>
          </table:table-cell>
          <table:table-cell table:formula="of:=ROUND([.J35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DSS J130039.12+281923.1</text:p>
          </table:table-cell>
          <table:table-cell office:value-type="float" office:value="195.16304">
            <text:p>195.16304</text:p>
          </table:table-cell>
          <table:table-cell office:value-type="float" office:value="28.3231">
            <text:p>28.3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802">
            <text:p>4.802</text:p>
          </table:table-cell>
          <table:table-cell table:formula="of:=ROUND([.J35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DSS J130122.89+281855.7</text:p>
          </table:table-cell>
          <table:table-cell office:value-type="float" office:value="195.3454">
            <text:p>195.3454</text:p>
          </table:table-cell>
          <table:table-cell office:value-type="float" office:value="28.31549">
            <text:p>28.31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911">
            <text:p>4.911</text:p>
          </table:table-cell>
          <table:table-cell table:formula="of:=ROUND([.J35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DSS J130107.71+282443.1</text:p>
          </table:table-cell>
          <table:table-cell office:value-type="float" office:value="195.28214">
            <text:p>195.28214</text:p>
          </table:table-cell>
          <table:table-cell office:value-type="float" office:value="28.41199">
            <text:p>28.41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196">
            <text:p>5.196</text:p>
          </table:table-cell>
          <table:table-cell table:formula="of:=ROUND([.J36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DSS J130125.16+281919.8</text:p>
          </table:table-cell>
          <table:table-cell office:value-type="float" office:value="195.35486">
            <text:p>195.35486</text:p>
          </table:table-cell>
          <table:table-cell office:value-type="float" office:value="28.32218">
            <text:p>28.322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358">
            <text:p>5.358</text:p>
          </table:table-cell>
          <table:table-cell table:formula="of:=ROUND([.J36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DSS J130110.01+281440.6</text:p>
          </table:table-cell>
          <table:table-cell office:value-type="float" office:value="195.29174">
            <text:p>195.29174</text:p>
          </table:table-cell>
          <table:table-cell office:value-type="float" office:value="28.24463">
            <text:p>28.244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451">
            <text:p>5.451</text:p>
          </table:table-cell>
          <table:table-cell table:formula="of:=ROUND([.J36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SDSS J130123.92+282058.3</text:p>
          </table:table-cell>
          <table:table-cell office:value-type="float" office:value="195.34967">
            <text:p>195.34967</text:p>
          </table:table-cell>
          <table:table-cell office:value-type="float" office:value="28.34953">
            <text:p>28.349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214">
            <text:p>5.214</text:p>
          </table:table-cell>
          <table:table-cell table:formula="of:=ROUND([.J36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DSS J130054.36+281430.3</text:p>
          </table:table-cell>
          <table:table-cell office:value-type="float" office:value="195.22651">
            <text:p>195.22651</text:p>
          </table:table-cell>
          <table:table-cell office:value-type="float" office:value="28.24175">
            <text:p>28.24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434">
            <text:p>5.434</text:p>
          </table:table-cell>
          <table:table-cell table:formula="of:=ROUND([.J36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DSS J130040.18+282052.3</text:p>
          </table:table-cell>
          <table:table-cell office:value-type="float" office:value="195.16742">
            <text:p>195.16742</text:p>
          </table:table-cell>
          <table:table-cell office:value-type="float" office:value="28.34789">
            <text:p>28.34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694">
            <text:p>4.694</text:p>
          </table:table-cell>
          <table:table-cell table:formula="of:=ROUND([.J36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DSS J130044.05+281648.0</text:p>
          </table:table-cell>
          <table:table-cell office:value-type="float" office:value="195.18354">
            <text:p>195.18354</text:p>
          </table:table-cell>
          <table:table-cell office:value-type="float" office:value="28.28002">
            <text:p>28.28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734">
            <text:p>4.734</text:p>
          </table:table-cell>
          <table:table-cell table:formula="of:=ROUND([.J366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DSS J130056.44+282451.2</text:p>
          </table:table-cell>
          <table:table-cell office:value-type="float" office:value="195.23517">
            <text:p>195.23517</text:p>
          </table:table-cell>
          <table:table-cell office:value-type="float" office:value="28.41424">
            <text:p>28.414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202">
            <text:p>5.202</text:p>
          </table:table-cell>
          <table:table-cell table:formula="of:=ROUND([.J36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DSS J130112.28+281502.2</text:p>
          </table:table-cell>
          <table:table-cell office:value-type="float" office:value="195.30117">
            <text:p>195.30117</text:p>
          </table:table-cell>
          <table:table-cell office:value-type="float" office:value="28.25061">
            <text:p>28.250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335">
            <text:p>5.335</text:p>
          </table:table-cell>
          <table:table-cell table:formula="of:=ROUND([.J368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DSS J130051.00+281445.5</text:p>
          </table:table-cell>
          <table:table-cell office:value-type="float" office:value="195.21251">
            <text:p>195.21251</text:p>
          </table:table-cell>
          <table:table-cell office:value-type="float" office:value="28.24598">
            <text:p>28.245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441">
            <text:p>5.441</text:p>
          </table:table-cell>
          <table:table-cell table:formula="of:=ROUND([.J36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DSS J130058.47+281455.2</text:p>
          </table:table-cell>
          <table:table-cell office:value-type="float" office:value="195.24366">
            <text:p>195.24366</text:p>
          </table:table-cell>
          <table:table-cell office:value-type="float" office:value="28.24868">
            <text:p>28.248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854">
            <text:p>4.854</text:p>
          </table:table-cell>
          <table:table-cell table:formula="of:=ROUND([.J37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DSS J130124.98+282047.2</text:p>
          </table:table-cell>
          <table:table-cell office:value-type="float" office:value="195.35409">
            <text:p>195.35409</text:p>
          </table:table-cell>
          <table:table-cell office:value-type="float" office:value="28.34646">
            <text:p>28.34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403">
            <text:p>5.403</text:p>
          </table:table-cell>
          <table:table-cell table:formula="of:=ROUND([.J37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DSS J130056.73+281423.6</text:p>
          </table:table-cell>
          <table:table-cell office:value-type="float" office:value="195.2364">
            <text:p>195.2364</text:p>
          </table:table-cell>
          <table:table-cell office:value-type="float" office:value="28.23992">
            <text:p>28.239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428">
            <text:p>5.428</text:p>
          </table:table-cell>
          <table:table-cell table:formula="of:=ROUND([.J37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DSS J130119.71+281751.9</text:p>
          </table:table-cell>
          <table:table-cell office:value-type="float" office:value="195.33213">
            <text:p>195.33213</text:p>
          </table:table-cell>
          <table:table-cell office:value-type="float" office:value="28.29776">
            <text:p>28.297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549">
            <text:p>4.549</text:p>
          </table:table-cell>
          <table:table-cell table:formula="of:=ROUND([.J37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DSS J130038.89+281909.2</text:p>
          </table:table-cell>
          <table:table-cell office:value-type="float" office:value="195.16208">
            <text:p>195.16208</text:p>
          </table:table-cell>
          <table:table-cell office:value-type="float" office:value="28.31923">
            <text:p>28.319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876">
            <text:p>4.876</text:p>
          </table:table-cell>
          <table:table-cell table:formula="of:=ROUND([.J37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DSS J130117.10+282342.6</text:p>
          </table:table-cell>
          <table:table-cell office:value-type="float" office:value="195.32128">
            <text:p>195.32128</text:p>
          </table:table-cell>
          <table:table-cell office:value-type="float" office:value="28.39519">
            <text:p>28.395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335">
            <text:p>5.335</text:p>
          </table:table-cell>
          <table:table-cell table:formula="of:=ROUND([.J37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SDSS J130116.66+281537.0</text:p>
          </table:table-cell>
          <table:table-cell office:value-type="float" office:value="195.31942">
            <text:p>195.31942</text:p>
          </table:table-cell>
          <table:table-cell office:value-type="float" office:value="28.26029">
            <text:p>28.260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394">
            <text:p>5.394</text:p>
          </table:table-cell>
          <table:table-cell table:formula="of:=ROUND([.J37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DSS J130101.77+282437.1</text:p>
          </table:table-cell>
          <table:table-cell office:value-type="float" office:value="195.2574">
            <text:p>195.2574</text:p>
          </table:table-cell>
          <table:table-cell office:value-type="float" office:value="28.41033">
            <text:p>28.41033</text:p>
          </table:table-cell>
          <table:table-cell office:value-type="string">
            <text:p>G</text:p>
          </table:table-cell>
          <table:table-cell office:value-type="float" office:value="44486">
            <text:p>44486</text:p>
          </table:table-cell>
          <table:table-cell office:value-type="float" office:value="0.14839">
            <text:p>0.14839</text:p>
          </table:table-cell>
          <table:table-cell office:value-type="string">
            <text:p>PHOT</text:p>
          </table:table-cell>
          <table:table-cell office:value-type="string">
            <text:p>23.0g</text:p>
          </table:table-cell>
          <table:table-cell office:value-type="float" office:value="4.878">
            <text:p>4.878</text:p>
          </table:table-cell>
          <table:table-cell table:formula="of:=ROUND([.J37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DSS J130038.48+281836.0</text:p>
          </table:table-cell>
          <table:table-cell office:value-type="float" office:value="195.16034">
            <text:p>195.16034</text:p>
          </table:table-cell>
          <table:table-cell office:value-type="float" office:value="28.31002">
            <text:p>28.31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063">
            <text:p>5.063</text:p>
          </table:table-cell>
          <table:table-cell table:formula="of:=ROUND([.J378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DSS J130113.94+281556.5</text:p>
          </table:table-cell>
          <table:table-cell office:value-type="float" office:value="195.3081">
            <text:p>195.3081</text:p>
          </table:table-cell>
          <table:table-cell office:value-type="float" office:value="28.26572">
            <text:p>28.26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766">
            <text:p>4.766</text:p>
          </table:table-cell>
          <table:table-cell table:formula="of:=ROUND([.J37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DSS J130044.28+281619.9</text:p>
          </table:table-cell>
          <table:table-cell office:value-type="float" office:value="195.18451">
            <text:p>195.18451</text:p>
          </table:table-cell>
          <table:table-cell office:value-type="float" office:value="28.2722">
            <text:p>28.27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001">
            <text:p>5.001</text:p>
          </table:table-cell>
          <table:table-cell table:formula="of:=ROUND([.J38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DSS J130124.55+282007.6</text:p>
          </table:table-cell>
          <table:table-cell office:value-type="float" office:value="195.35231">
            <text:p>195.35231</text:p>
          </table:table-cell>
          <table:table-cell office:value-type="float" office:value="28.33546">
            <text:p>28.335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221">
            <text:p>5.221</text:p>
          </table:table-cell>
          <table:table-cell table:formula="of:=ROUND([.J38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DSS J130047.95+281613.2</text:p>
          </table:table-cell>
          <table:table-cell office:value-type="float" office:value="195.19981">
            <text:p>195.19981</text:p>
          </table:table-cell>
          <table:table-cell office:value-type="float" office:value="28.27035">
            <text:p>28.270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531">
            <text:p>4.531</text:p>
          </table:table-cell>
          <table:table-cell table:formula="of:=ROUND([.J38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DSS J130056.37+281448.5</text:p>
          </table:table-cell>
          <table:table-cell office:value-type="float" office:value="195.23491">
            <text:p>195.23491</text:p>
          </table:table-cell>
          <table:table-cell office:value-type="float" office:value="28.24683">
            <text:p>28.246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035">
            <text:p>5.035</text:p>
          </table:table-cell>
          <table:table-cell table:formula="of:=ROUND([.J383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SDSS J130044.66+281617.8</text:p>
          </table:table-cell>
          <table:table-cell office:value-type="float" office:value="195.18611">
            <text:p>195.18611</text:p>
          </table:table-cell>
          <table:table-cell office:value-type="float" office:value="28.27164">
            <text:p>28.271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963">
            <text:p>4.963</text:p>
          </table:table-cell>
          <table:table-cell table:formula="of:=ROUND([.J38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DSS J130111.45+281520.8</text:p>
          </table:table-cell>
          <table:table-cell office:value-type="float" office:value="195.29774">
            <text:p>195.29774</text:p>
          </table:table-cell>
          <table:table-cell office:value-type="float" office:value="28.25578">
            <text:p>28.255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976">
            <text:p>4.976</text:p>
          </table:table-cell>
          <table:table-cell table:formula="of:=ROUND([.J38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DSS J130122.22+281932.0</text:p>
          </table:table-cell>
          <table:table-cell office:value-type="float" office:value="195.34262">
            <text:p>195.34262</text:p>
          </table:table-cell>
          <table:table-cell office:value-type="float" office:value="28.32558">
            <text:p>28.32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701">
            <text:p>4.701</text:p>
          </table:table-cell>
          <table:table-cell table:formula="of:=ROUND([.J38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[APS2006] J195.172089+28.29216</text:p>
          </table:table-cell>
          <table:table-cell office:value-type="float" office:value="195.17209">
            <text:p>195.17209</text:p>
          </table:table-cell>
          <table:table-cell office:value-type="float" office:value="28.29217">
            <text:p>28.29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R</text:p>
          </table:table-cell>
          <table:table-cell office:value-type="float" office:value="4.847">
            <text:p>4.847</text:p>
          </table:table-cell>
          <table:table-cell table:formula="of:=ROUND([.J387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ABELL 1656:[EF2011] 5717</text:p>
          </table:table-cell>
          <table:table-cell office:value-type="float" office:value="195.23351">
            <text:p>195.23351</text:p>
          </table:table-cell>
          <table:table-cell office:value-type="float" office:value="28.4179">
            <text:p>28.4179</text:p>
          </table:table-cell>
          <table:table-cell office:value-type="string">
            <text:p>G</text:p>
          </table:table-cell>
          <table:table-cell office:value-type="float" office:value="82854">
            <text:p>82854</text:p>
          </table:table-cell>
          <table:table-cell office:value-type="float" office:value="0.27637">
            <text:p>0.27637</text:p>
          </table:table-cell>
          <table:table-cell office:value-type="string">
            <text:p>PHOT</text:p>
          </table:table-cell>
          <table:table-cell office:value-type="string">
            <text:p>23.8g</text:p>
          </table:table-cell>
          <table:table-cell office:value-type="float" office:value="5.434">
            <text:p>5.434</text:p>
          </table:table-cell>
          <table:table-cell table:formula="of:=ROUND([.J388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GALEXASC J130038.67+282219.2 <text:s/></text:p>
          </table:table-cell>
          <table:table-cell office:value-type="float" office:value="195.16154">
            <text:p>195.16154</text:p>
          </table:table-cell>
          <table:table-cell office:value-type="float" office:value="28.37167">
            <text:p>28.37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R</text:p>
          </table:table-cell>
          <table:table-cell office:value-type="float" office:value="5.496">
            <text:p>5.496</text:p>
          </table:table-cell>
          <table:table-cell table:formula="of:=ROUND([.J389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DSS J130051.36+281539.6</text:p>
          </table:table-cell>
          <table:table-cell office:value-type="float" office:value="195.21404">
            <text:p>195.21404</text:p>
          </table:table-cell>
          <table:table-cell office:value-type="float" office:value="28.26101">
            <text:p>28.261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4.591">
            <text:p>4.591</text:p>
          </table:table-cell>
          <table:table-cell table:formula="of:=ROUND([.J39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[APS2006] J195.160339+28.31363</text:p>
          </table:table-cell>
          <table:table-cell office:value-type="float" office:value="195.16034">
            <text:p>195.16034</text:p>
          </table:table-cell>
          <table:table-cell office:value-type="float" office:value="28.31364">
            <text:p>28.313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9R</text:p>
          </table:table-cell>
          <table:table-cell office:value-type="float" office:value="5.018">
            <text:p>5.018</text:p>
          </table:table-cell>
          <table:table-cell table:formula="of:=ROUND([.J391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DSS J130048.43+281552.4</text:p>
          </table:table-cell>
          <table:table-cell office:value-type="float" office:value="195.20183">
            <text:p>195.20183</text:p>
          </table:table-cell>
          <table:table-cell office:value-type="float" office:value="28.26457">
            <text:p>28.26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5g</text:p>
          </table:table-cell>
          <table:table-cell office:value-type="float" office:value="4.743">
            <text:p>4.743</text:p>
          </table:table-cell>
          <table:table-cell table:formula="of:=ROUND([.J392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2MASX J13004855+2824516</text:p>
          </table:table-cell>
          <table:table-cell office:value-type="float" office:value="195.20237">
            <text:p>195.20237</text:p>
          </table:table-cell>
          <table:table-cell office:value-type="float" office:value="28.41431">
            <text:p>28.41431</text:p>
          </table:table-cell>
          <table:table-cell office:value-type="string">
            <text:p>G</text:p>
          </table:table-cell>
          <table:table-cell office:value-type="float" office:value="43082">
            <text:p>43082</text:p>
          </table:table-cell>
          <table:table-cell office:value-type="float" office:value="0.143707">
            <text:p>0.143707</text:p>
          </table:table-cell>
          <table:table-cell office:value-type="string">
            <text:p><text:s text:c="4"/></text:p>
          </table:table-cell>
          <table:table-cell office:value-type="float" office:value="17.42">
            <text:p>17.42</text:p>
          </table:table-cell>
          <table:table-cell office:value-type="float" office:value="5.787">
            <text:p>5.787</text:p>
          </table:table-cell>
          <table:table-cell table:formula="of:=ROUND([.J393])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DSS J130109.11+281424.0</text:p>
          </table:table-cell>
          <table:table-cell office:value-type="float" office:value="195.28797">
            <text:p>195.28797</text:p>
          </table:table-cell>
          <table:table-cell office:value-type="float" office:value="28.24002">
            <text:p>28.2400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">
            <text:p>19.9</text:p>
          </table:table-cell>
          <table:table-cell office:value-type="float" office:value="5.643">
            <text:p>5.643</text:p>
          </table:table-cell>
          <table:table-cell table:formula="of:=ROUND([.J394]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DSS J130037.23+281601.2</text:p>
          </table:table-cell>
          <table:table-cell office:value-type="float" office:value="195.155">
            <text:p>195.155</text:p>
          </table:table-cell>
          <table:table-cell office:value-type="float" office:value="28.26728">
            <text:p>28.2672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6">
            <text:p>19.96</text:p>
          </table:table-cell>
          <table:table-cell office:value-type="float" office:value="6.399">
            <text:p>6.399</text:p>
          </table:table-cell>
          <table:table-cell table:formula="of:=ROUND([.J395])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ABELL 1656:[GMP83] 2568</text:p>
          </table:table-cell>
          <table:table-cell office:value-type="float" office:value="195.15401">
            <text:p>195.15401</text:p>
          </table:table-cell>
          <table:table-cell office:value-type="float" office:value="28.26847">
            <text:p>28.2684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79">
            <text:p>20.79</text:p>
          </table:table-cell>
          <table:table-cell office:value-type="float" office:value="6.401">
            <text:p>6.401</text:p>
          </table:table-cell>
          <table:table-cell table:formula="of:=ROUND([.J396])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ABELL 1656:[EF2011] 5104</text:p>
          </table:table-cell>
          <table:table-cell office:value-type="float" office:value="195.155">
            <text:p>195.155</text:p>
          </table:table-cell>
          <table:table-cell office:value-type="float" office:value="28.26698">
            <text:p>28.26698</text:p>
          </table:table-cell>
          <table:table-cell office:value-type="string">
            <text:p>G</text:p>
          </table:table-cell>
          <table:table-cell office:value-type="float" office:value="88978">
            <text:p>88978</text:p>
          </table:table-cell>
          <table:table-cell office:value-type="float" office:value="0.2968">
            <text:p>0.2968</text:p>
          </table:table-cell>
          <table:table-cell office:value-type="string">
            <text:p><text:s text:c="4"/></text:p>
          </table:table-cell>
          <table:table-cell office:value-type="string">
            <text:p><text:s text:c="5"/></text:p>
          </table:table-cell>
          <table:table-cell office:value-type="float" office:value="6.409">
            <text:p>6.409</text:p>
          </table:table-cell>
          <table:table-cell table:formula="of:=ROUND([.J397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2MASX J13004385+2824586</text:p>
          </table:table-cell>
          <table:table-cell office:value-type="float" office:value="195.18282">
            <text:p>195.18282</text:p>
          </table:table-cell>
          <table:table-cell office:value-type="float" office:value="28.41634">
            <text:p>28.41634</text:p>
          </table:table-cell>
          <table:table-cell office:value-type="string">
            <text:p>G</text:p>
          </table:table-cell>
          <table:table-cell office:value-type="float" office:value="6280">
            <text:p>6280</text:p>
          </table:table-cell>
          <table:table-cell office:value-type="float" office:value="0.020947">
            <text:p>0.020947</text:p>
          </table:table-cell>
          <table:table-cell office:value-type="string">
            <text:p><text:s text:c="4"/></text:p>
          </table:table-cell>
          <table:table-cell office:value-type="string">
            <text:p>17.1g</text:p>
          </table:table-cell>
          <table:table-cell office:value-type="float" office:value="6.435">
            <text:p>6.435</text:p>
          </table:table-cell>
          <table:table-cell table:formula="of:=ROUND([.J398])"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DSS J130114.51+281448.8</text:p>
          </table:table-cell>
          <table:table-cell office:value-type="float" office:value="195.31047">
            <text:p>195.31047</text:p>
          </table:table-cell>
          <table:table-cell office:value-type="float" office:value="28.2469">
            <text:p>28.2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5r</text:p>
          </table:table-cell>
          <table:table-cell office:value-type="float" office:value="5.772">
            <text:p>5.772</text:p>
          </table:table-cell>
          <table:table-cell table:formula="of:=ROUND([.J399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ABELL 1656:[TCB2001] ne06-021 </text:p>
          </table:table-cell>
          <table:table-cell office:value-type="float" office:value="195.30792">
            <text:p>195.30792</text:p>
          </table:table-cell>
          <table:table-cell office:value-type="float" office:value="28.24811">
            <text:p>28.248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7V</text:p>
          </table:table-cell>
          <table:table-cell office:value-type="float" office:value="5.64">
            <text:p>5.64</text:p>
          </table:table-cell>
          <table:table-cell table:formula="of:=ROUND([.J400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2MASX J13005077+2825121</text:p>
          </table:table-cell>
          <table:table-cell office:value-type="float" office:value="195.21153">
            <text:p>195.21153</text:p>
          </table:table-cell>
          <table:table-cell office:value-type="float" office:value="28.41994">
            <text:p>28.41994</text:p>
          </table:table-cell>
          <table:table-cell office:value-type="string">
            <text:p>G</text:p>
          </table:table-cell>
          <table:table-cell office:value-type="float" office:value="66452">
            <text:p>66452</text:p>
          </table:table-cell>
          <table:table-cell office:value-type="float" office:value="0.221659">
            <text:p>0.221659</text:p>
          </table:table-cell>
          <table:table-cell office:value-type="string">
            <text:p><text:s text:c="4"/></text:p>
          </table:table-cell>
          <table:table-cell office:value-type="string">
            <text:p>19.0g</text:p>
          </table:table-cell>
          <table:table-cell office:value-type="float" office:value="5.889">
            <text:p>5.889</text:p>
          </table:table-cell>
          <table:table-cell table:formula="of:=ROUND([.J401]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DSS J130037.21+281601.3</text:p>
          </table:table-cell>
          <table:table-cell office:value-type="float" office:value="195.15507">
            <text:p>195.15507</text:p>
          </table:table-cell>
          <table:table-cell office:value-type="float" office:value="28.26704">
            <text:p>28.26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g</text:p>
          </table:table-cell>
          <table:table-cell office:value-type="float" office:value="6.404">
            <text:p>6.404</text:p>
          </table:table-cell>
          <table:table-cell table:formula="of:=ROUND([.J40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DSS J130113.10+281428.7</text:p>
          </table:table-cell>
          <table:table-cell office:value-type="float" office:value="195.30462">
            <text:p>195.30462</text:p>
          </table:table-cell>
          <table:table-cell office:value-type="float" office:value="28.24134">
            <text:p>28.24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5.912">
            <text:p>5.912</text:p>
          </table:table-cell>
          <table:table-cell table:formula="of:=ROUND([.J403])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DSS J130052.27+281347.9</text:p>
          </table:table-cell>
          <table:table-cell office:value-type="float" office:value="195.21782">
            <text:p>195.21782</text:p>
          </table:table-cell>
          <table:table-cell office:value-type="float" office:value="28.22997">
            <text:p>28.229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6.242">
            <text:p>6.242</text:p>
          </table:table-cell>
          <table:table-cell table:formula="of:=ROUND([.J404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DSS J130126.24+282116.1</text:p>
          </table:table-cell>
          <table:table-cell office:value-type="float" office:value="195.35937">
            <text:p>195.35937</text:p>
          </table:table-cell>
          <table:table-cell office:value-type="float" office:value="28.35449">
            <text:p>28.35449</text:p>
          </table:table-cell>
          <table:table-cell office:value-type="string">
            <text:p>G</text:p>
          </table:table-cell>
          <table:table-cell office:value-type="float" office:value="91125">
            <text:p>91125</text:p>
          </table:table-cell>
          <table:table-cell office:value-type="float" office:value="0.30396">
            <text:p>0.30396</text:p>
          </table:table-cell>
          <table:table-cell office:value-type="string">
            <text:p>PHOT</text:p>
          </table:table-cell>
          <table:table-cell office:value-type="string">
            <text:p>19.2r</text:p>
          </table:table-cell>
          <table:table-cell office:value-type="float" office:value="5.784">
            <text:p>5.784</text:p>
          </table:table-cell>
          <table:table-cell table:formula="of:=ROUND([.J405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DSS J130123.49+281550.4</text:p>
          </table:table-cell>
          <table:table-cell office:value-type="float" office:value="195.3479">
            <text:p>195.3479</text:p>
          </table:table-cell>
          <table:table-cell office:value-type="float" office:value="28.26401">
            <text:p>28.264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4r</text:p>
          </table:table-cell>
          <table:table-cell office:value-type="float" office:value="6.325">
            <text:p>6.325</text:p>
          </table:table-cell>
          <table:table-cell table:formula="of:=ROUND([.J40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DSS J130046.47+281422.2</text:p>
          </table:table-cell>
          <table:table-cell office:value-type="float" office:value="195.19365">
            <text:p>195.19365</text:p>
          </table:table-cell>
          <table:table-cell office:value-type="float" office:value="28.23952">
            <text:p>28.239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6.241">
            <text:p>6.241</text:p>
          </table:table-cell>
          <table:table-cell table:formula="of:=ROUND([.J407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DSS J130121.38+281616.6</text:p>
          </table:table-cell>
          <table:table-cell office:value-type="float" office:value="195.3391">
            <text:p>195.3391</text:p>
          </table:table-cell>
          <table:table-cell office:value-type="float" office:value="28.2713">
            <text:p>28.2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5.69">
            <text:p>5.69</text:p>
          </table:table-cell>
          <table:table-cell table:formula="of:=ROUND([.J408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DSS J130111.78+281344.5</text:p>
          </table:table-cell>
          <table:table-cell office:value-type="float" office:value="195.29912">
            <text:p>195.29912</text:p>
          </table:table-cell>
          <table:table-cell office:value-type="float" office:value="28.22904">
            <text:p>28.229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6.465">
            <text:p>6.465</text:p>
          </table:table-cell>
          <table:table-cell table:formula="of:=ROUND([.J409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DSS J130049.66+282504.6</text:p>
          </table:table-cell>
          <table:table-cell office:value-type="float" office:value="195.20694">
            <text:p>195.20694</text:p>
          </table:table-cell>
          <table:table-cell office:value-type="float" office:value="28.41797">
            <text:p>28.41797</text:p>
          </table:table-cell>
          <table:table-cell office:value-type="string">
            <text:p>G</text:p>
          </table:table-cell>
          <table:table-cell office:value-type="float" office:value="58361">
            <text:p>58361</text:p>
          </table:table-cell>
          <table:table-cell office:value-type="float" office:value="0.19467">
            <text:p>0.19467</text:p>
          </table:table-cell>
          <table:table-cell office:value-type="string">
            <text:p>PHOT</text:p>
          </table:table-cell>
          <table:table-cell office:value-type="string">
            <text:p>19.9g</text:p>
          </table:table-cell>
          <table:table-cell office:value-type="float" office:value="5.877">
            <text:p>5.877</text:p>
          </table:table-cell>
          <table:table-cell table:formula="of:=ROUND([.J410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[IBG2003] J130035+281710</text:p>
          </table:table-cell>
          <table:table-cell office:value-type="float" office:value="195.14909">
            <text:p>195.14909</text:p>
          </table:table-cell>
          <table:table-cell office:value-type="float" office:value="28.28606">
            <text:p>28.286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6.1">
            <text:p>6.1</text:p>
          </table:table-cell>
          <table:table-cell table:formula="of:=ROUND([.J411])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DSS J130032.78+282122.7</text:p>
          </table:table-cell>
          <table:table-cell office:value-type="float" office:value="195.1366">
            <text:p>195.1366</text:p>
          </table:table-cell>
          <table:table-cell office:value-type="float" office:value="28.35633">
            <text:p>28.35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6.397">
            <text:p>6.397</text:p>
          </table:table-cell>
          <table:table-cell table:formula="of:=ROUND([.J412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DSS J130115.05+281441.0</text:p>
          </table:table-cell>
          <table:table-cell office:value-type="float" office:value="195.31271">
            <text:p>195.31271</text:p>
          </table:table-cell>
          <table:table-cell office:value-type="float" office:value="28.24474">
            <text:p>28.24474</text:p>
          </table:table-cell>
          <table:table-cell office:value-type="string">
            <text:p>G</text:p>
          </table:table-cell>
          <table:table-cell office:value-type="float" office:value="59740">
            <text:p>59740</text:p>
          </table:table-cell>
          <table:table-cell office:value-type="float" office:value="0.19927">
            <text:p>0.19927</text:p>
          </table:table-cell>
          <table:table-cell office:value-type="string">
            <text:p>PHOT</text:p>
          </table:table-cell>
          <table:table-cell office:value-type="string">
            <text:p>20.0g</text:p>
          </table:table-cell>
          <table:table-cell office:value-type="float" office:value="5.944">
            <text:p>5.944</text:p>
          </table:table-cell>
          <table:table-cell table:formula="of:=ROUND([.J413])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SDSS J130128.10+282147.9</text:p>
          </table:table-cell>
          <table:table-cell office:value-type="float" office:value="195.36712">
            <text:p>195.36712</text:p>
          </table:table-cell>
          <table:table-cell office:value-type="float" office:value="28.36331">
            <text:p>28.36331</text:p>
          </table:table-cell>
          <table:table-cell office:value-type="string">
            <text:p>G</text:p>
          </table:table-cell>
          <table:table-cell office:value-type="float" office:value="90049">
            <text:p>90049</text:p>
          </table:table-cell>
          <table:table-cell office:value-type="float" office:value="0.30037">
            <text:p>0.30037</text:p>
          </table:table-cell>
          <table:table-cell office:value-type="string">
            <text:p>PHOT</text:p>
          </table:table-cell>
          <table:table-cell office:value-type="string">
            <text:p>20.2r</text:p>
          </table:table-cell>
          <table:table-cell office:value-type="float" office:value="6.331">
            <text:p>6.331</text:p>
          </table:table-cell>
          <table:table-cell table:formula="of:=ROUND([.J414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DSS J130041.23+281502.9</text:p>
          </table:table-cell>
          <table:table-cell office:value-type="float" office:value="195.17179">
            <text:p>195.17179</text:p>
          </table:table-cell>
          <table:table-cell office:value-type="float" office:value="28.25081">
            <text:p>28.25081</text:p>
          </table:table-cell>
          <table:table-cell office:value-type="string">
            <text:p>G</text:p>
          </table:table-cell>
          <table:table-cell office:value-type="float" office:value="77772">
            <text:p>77772</text:p>
          </table:table-cell>
          <table:table-cell office:value-type="float" office:value="0.25942">
            <text:p>0.25942</text:p>
          </table:table-cell>
          <table:table-cell office:value-type="string">
            <text:p>PHOT</text:p>
          </table:table-cell>
          <table:table-cell office:value-type="string">
            <text:p>20.2r</text:p>
          </table:table-cell>
          <table:table-cell office:value-type="float" office:value="6.387">
            <text:p>6.387</text:p>
          </table:table-cell>
          <table:table-cell table:formula="of:=ROUND([.J415])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DSS J130036.95+281606.4</text:p>
          </table:table-cell>
          <table:table-cell office:value-type="float" office:value="195.15398">
            <text:p>195.15398</text:p>
          </table:table-cell>
          <table:table-cell office:value-type="float" office:value="28.26846">
            <text:p>28.26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402">
            <text:p>6.402</text:p>
          </table:table-cell>
          <table:table-cell table:formula="of:=ROUND([.J4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SDSS J130051.75+282520.9</text:p>
          </table:table-cell>
          <table:table-cell office:value-type="float" office:value="195.21563">
            <text:p>195.21563</text:p>
          </table:table-cell>
          <table:table-cell office:value-type="float" office:value="28.42248">
            <text:p>28.42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5.953">
            <text:p>5.953</text:p>
          </table:table-cell>
          <table:table-cell table:formula="of:=ROUND([.J41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DSS J130125.78+281700.3</text:p>
          </table:table-cell>
          <table:table-cell office:value-type="float" office:value="195.35745">
            <text:p>195.35745</text:p>
          </table:table-cell>
          <table:table-cell office:value-type="float" office:value="28.28342">
            <text:p>28.28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6.127">
            <text:p>6.127</text:p>
          </table:table-cell>
          <table:table-cell table:formula="of:=ROUND([.J418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DSS J130036.81+281736.0</text:p>
          </table:table-cell>
          <table:table-cell office:value-type="float" office:value="195.15339">
            <text:p>195.15339</text:p>
          </table:table-cell>
          <table:table-cell office:value-type="float" office:value="28.29334">
            <text:p>28.29334</text:p>
          </table:table-cell>
          <table:table-cell office:value-type="string">
            <text:p>G</text:p>
          </table:table-cell>
          <table:table-cell office:value-type="float" office:value="67004">
            <text:p>67004</text:p>
          </table:table-cell>
          <table:table-cell office:value-type="float" office:value="0.2235">
            <text:p>0.2235</text:p>
          </table:table-cell>
          <table:table-cell office:value-type="string">
            <text:p><text:s text:c="4"/></text:p>
          </table:table-cell>
          <table:table-cell office:value-type="string">
            <text:p>20.4g</text:p>
          </table:table-cell>
          <table:table-cell office:value-type="float" office:value="5.717">
            <text:p>5.717</text:p>
          </table:table-cell>
          <table:table-cell table:formula="of:=ROUND([.J419])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DSS J130104.75+282516.5</text:p>
          </table:table-cell>
          <table:table-cell office:value-type="float" office:value="195.26983">
            <text:p>195.26983</text:p>
          </table:table-cell>
          <table:table-cell office:value-type="float" office:value="28.42125">
            <text:p>28.421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5.595">
            <text:p>5.595</text:p>
          </table:table-cell>
          <table:table-cell table:formula="of:=ROUND([.J420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[IBG2003] J130050+282515</text:p>
          </table:table-cell>
          <table:table-cell office:value-type="float" office:value="195.20958">
            <text:p>195.20958</text:p>
          </table:table-cell>
          <table:table-cell office:value-type="float" office:value="28.42083">
            <text:p>28.420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5.977">
            <text:p>5.977</text:p>
          </table:table-cell>
          <table:table-cell table:formula="of:=ROUND([.J421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DSS J130033.39+281937.9</text:p>
          </table:table-cell>
          <table:table-cell office:value-type="float" office:value="195.13914">
            <text:p>195.13914</text:p>
          </table:table-cell>
          <table:table-cell office:value-type="float" office:value="28.32721">
            <text:p>28.32721</text:p>
          </table:table-cell>
          <table:table-cell office:value-type="string">
            <text:p>G</text:p>
          </table:table-cell>
          <table:table-cell office:value-type="float" office:value="30054">
            <text:p>30054</text:p>
          </table:table-cell>
          <table:table-cell office:value-type="float" office:value="0.10025">
            <text:p>0.10025</text:p>
          </table:table-cell>
          <table:table-cell office:value-type="string">
            <text:p>PHOT</text:p>
          </table:table-cell>
          <table:table-cell office:value-type="string">
            <text:p>20.5g</text:p>
          </table:table-cell>
          <table:table-cell office:value-type="float" office:value="6.052">
            <text:p>6.052</text:p>
          </table:table-cell>
          <table:table-cell table:formula="of:=ROUND([.J422])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[IBG2003] J130118+281438</text:p>
          </table:table-cell>
          <table:table-cell office:value-type="float" office:value="195.32667">
            <text:p>195.32667</text:p>
          </table:table-cell>
          <table:table-cell office:value-type="float" office:value="28.24389">
            <text:p>28.24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6.402">
            <text:p>6.402</text:p>
          </table:table-cell>
          <table:table-cell table:formula="of:=ROUND([.J423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DSS J130043.46+281527.8</text:p>
          </table:table-cell>
          <table:table-cell office:value-type="float" office:value="195.18111">
            <text:p>195.18111</text:p>
          </table:table-cell>
          <table:table-cell office:value-type="float" office:value="28.25775">
            <text:p>28.257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5.747">
            <text:p>5.747</text:p>
          </table:table-cell>
          <table:table-cell table:formula="of:=ROUND([.J424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SDSS J130125.75+281624.9</text:p>
          </table:table-cell>
          <table:table-cell office:value-type="float" office:value="195.35731">
            <text:p>195.35731</text:p>
          </table:table-cell>
          <table:table-cell office:value-type="float" office:value="28.2736">
            <text:p>28.2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6.406">
            <text:p>6.406</text:p>
          </table:table-cell>
          <table:table-cell table:formula="of:=ROUND([.J42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[IBG2003] J130118+281434</text:p>
          </table:table-cell>
          <table:table-cell office:value-type="float" office:value="195.32583">
            <text:p>195.32583</text:p>
          </table:table-cell>
          <table:table-cell office:value-type="float" office:value="28.24278">
            <text:p>28.24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6.43">
            <text:p>6.43</text:p>
          </table:table-cell>
          <table:table-cell table:formula="of:=ROUND([.J426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DSS J130115.53+281449.2</text:p>
          </table:table-cell>
          <table:table-cell office:value-type="float" office:value="195.31473">
            <text:p>195.31473</text:p>
          </table:table-cell>
          <table:table-cell office:value-type="float" office:value="28.24701">
            <text:p>28.24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5.886">
            <text:p>5.886</text:p>
          </table:table-cell>
          <table:table-cell table:formula="of:=ROUND([.J427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DSS J130041.18+281533.3</text:p>
          </table:table-cell>
          <table:table-cell office:value-type="float" office:value="195.1716">
            <text:p>195.1716</text:p>
          </table:table-cell>
          <table:table-cell office:value-type="float" office:value="28.25926">
            <text:p>28.259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6.031">
            <text:p>6.031</text:p>
          </table:table-cell>
          <table:table-cell table:formula="of:=ROUND([.J428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DSS J130043.94+282444.2</text:p>
          </table:table-cell>
          <table:table-cell office:value-type="float" office:value="195.1831">
            <text:p>195.1831</text:p>
          </table:table-cell>
          <table:table-cell office:value-type="float" office:value="28.41228">
            <text:p>28.41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6.23">
            <text:p>6.23</text:p>
          </table:table-cell>
          <table:table-cell table:formula="of:=ROUND([.J429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DSS J130033.51+282124.1</text:p>
          </table:table-cell>
          <table:table-cell office:value-type="float" office:value="195.13966">
            <text:p>195.13966</text:p>
          </table:table-cell>
          <table:table-cell office:value-type="float" office:value="28.35671">
            <text:p>28.35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6.246">
            <text:p>6.246</text:p>
          </table:table-cell>
          <table:table-cell table:formula="of:=ROUND([.J430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DSS J130045.80+282518.9</text:p>
          </table:table-cell>
          <table:table-cell office:value-type="float" office:value="195.19084">
            <text:p>195.19084</text:p>
          </table:table-cell>
          <table:table-cell office:value-type="float" office:value="28.42194">
            <text:p>28.421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6.485">
            <text:p>6.485</text:p>
          </table:table-cell>
          <table:table-cell table:formula="of:=ROUND([.J43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DSS J130109.31+282507.6</text:p>
          </table:table-cell>
          <table:table-cell office:value-type="float" office:value="195.28881">
            <text:p>195.28881</text:p>
          </table:table-cell>
          <table:table-cell office:value-type="float" office:value="28.4188">
            <text:p>28.41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5.693">
            <text:p>5.693</text:p>
          </table:table-cell>
          <table:table-cell table:formula="of:=ROUND([.J43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DSS J130039.75+282323.7</text:p>
          </table:table-cell>
          <table:table-cell office:value-type="float" office:value="195.16564">
            <text:p>195.16564</text:p>
          </table:table-cell>
          <table:table-cell office:value-type="float" office:value="28.38994">
            <text:p>28.38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912">
            <text:p>5.912</text:p>
          </table:table-cell>
          <table:table-cell table:formula="of:=ROUND([.J43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DSS J130035.22+282051.6</text:p>
          </table:table-cell>
          <table:table-cell office:value-type="float" office:value="195.14676">
            <text:p>195.14676</text:p>
          </table:table-cell>
          <table:table-cell office:value-type="float" office:value="28.34769">
            <text:p>28.34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757">
            <text:p>5.757</text:p>
          </table:table-cell>
          <table:table-cell table:formula="of:=ROUND([.J434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DSS J130041.22+281502.9</text:p>
          </table:table-cell>
          <table:table-cell office:value-type="float" office:value="195.17177">
            <text:p>195.17177</text:p>
          </table:table-cell>
          <table:table-cell office:value-type="float" office:value="28.25082">
            <text:p>28.250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387">
            <text:p>6.387</text:p>
          </table:table-cell>
          <table:table-cell table:formula="of:=ROUND([.J43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DSS J130039.33+282252.3</text:p>
          </table:table-cell>
          <table:table-cell office:value-type="float" office:value="195.16391">
            <text:p>195.16391</text:p>
          </table:table-cell>
          <table:table-cell office:value-type="float" office:value="28.38121">
            <text:p>28.381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5.68">
            <text:p>5.68</text:p>
          </table:table-cell>
          <table:table-cell table:formula="of:=ROUND([.J43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DSS J130118.60+282455.1</text:p>
          </table:table-cell>
          <table:table-cell office:value-type="float" office:value="195.32753">
            <text:p>195.32753</text:p>
          </table:table-cell>
          <table:table-cell office:value-type="float" office:value="28.41533">
            <text:p>28.415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478">
            <text:p>6.478</text:p>
          </table:table-cell>
          <table:table-cell table:formula="of:=ROUND([.J43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DSS J130118.34+281437.4</text:p>
          </table:table-cell>
          <table:table-cell office:value-type="float" office:value="195.32643">
            <text:p>195.32643</text:p>
          </table:table-cell>
          <table:table-cell office:value-type="float" office:value="28.24374">
            <text:p>28.243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402">
            <text:p>6.402</text:p>
          </table:table-cell>
          <table:table-cell table:formula="of:=ROUND([.J43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DSS J130101.07+282525.1</text:p>
          </table:table-cell>
          <table:table-cell office:value-type="float" office:value="195.25447">
            <text:p>195.25447</text:p>
          </table:table-cell>
          <table:table-cell office:value-type="float" office:value="28.42366">
            <text:p>28.423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675">
            <text:p>5.675</text:p>
          </table:table-cell>
          <table:table-cell table:formula="of:=ROUND([.J43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SDSS J130121.74+282357.5</text:p>
          </table:table-cell>
          <table:table-cell office:value-type="float" office:value="195.3406">
            <text:p>195.3406</text:p>
          </table:table-cell>
          <table:table-cell office:value-type="float" office:value="28.39932">
            <text:p>28.399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229">
            <text:p>6.229</text:p>
          </table:table-cell>
          <table:table-cell table:formula="of:=ROUND([.J44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DSS J130110.01+281419.1</text:p>
          </table:table-cell>
          <table:table-cell office:value-type="float" office:value="195.29173">
            <text:p>195.29173</text:p>
          </table:table-cell>
          <table:table-cell office:value-type="float" office:value="28.23865">
            <text:p>28.23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786">
            <text:p>5.786</text:p>
          </table:table-cell>
          <table:table-cell table:formula="of:=ROUND([.J44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DSS J130122.33+281616.0</text:p>
          </table:table-cell>
          <table:table-cell office:value-type="float" office:value="195.34305">
            <text:p>195.34305</text:p>
          </table:table-cell>
          <table:table-cell office:value-type="float" office:value="28.27112">
            <text:p>28.271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863">
            <text:p>5.863</text:p>
          </table:table-cell>
          <table:table-cell table:formula="of:=ROUND([.J44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DSS J130036.82+282325.4</text:p>
          </table:table-cell>
          <table:table-cell office:value-type="float" office:value="195.15345">
            <text:p>195.15345</text:p>
          </table:table-cell>
          <table:table-cell office:value-type="float" office:value="28.39039">
            <text:p>28.390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446">
            <text:p>6.446</text:p>
          </table:table-cell>
          <table:table-cell table:formula="of:=ROUND([.J44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SDSS J130102.48+282549.2</text:p>
          </table:table-cell>
          <table:table-cell office:value-type="float" office:value="195.26036">
            <text:p>195.26036</text:p>
          </table:table-cell>
          <table:table-cell office:value-type="float" office:value="28.43034">
            <text:p>28.430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085">
            <text:p>6.085</text:p>
          </table:table-cell>
          <table:table-cell table:formula="of:=ROUND([.J44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ABELL 1656:[EF2011] 5729</text:p>
          </table:table-cell>
          <table:table-cell office:value-type="float" office:value="195.20749">
            <text:p>195.20749</text:p>
          </table:table-cell>
          <table:table-cell office:value-type="float" office:value="28.42279">
            <text:p>28.42279</text:p>
          </table:table-cell>
          <table:table-cell office:value-type="string">
            <text:p>G</text:p>
          </table:table-cell>
          <table:table-cell office:value-type="float" office:value="37534">
            <text:p>37534</text:p>
          </table:table-cell>
          <table:table-cell office:value-type="float" office:value="0.1252">
            <text:p>0.1252</text:p>
          </table:table-cell>
          <table:table-cell office:value-type="string">
            <text:p>PHOT</text:p>
          </table:table-cell>
          <table:table-cell office:value-type="string">
            <text:p>22.1g</text:p>
          </table:table-cell>
          <table:table-cell office:value-type="float" office:value="6.129">
            <text:p>6.129</text:p>
          </table:table-cell>
          <table:table-cell table:formula="of:=ROUND([.J445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DSS J130056.74+281333.4</text:p>
          </table:table-cell>
          <table:table-cell office:value-type="float" office:value="195.23645">
            <text:p>195.23645</text:p>
          </table:table-cell>
          <table:table-cell office:value-type="float" office:value="28.22595">
            <text:p>28.22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255">
            <text:p>6.255</text:p>
          </table:table-cell>
          <table:table-cell table:formula="of:=ROUND([.J44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DSS J130129.80+282033.5</text:p>
          </table:table-cell>
          <table:table-cell office:value-type="float" office:value="195.37418">
            <text:p>195.37418</text:p>
          </table:table-cell>
          <table:table-cell office:value-type="float" office:value="28.34266">
            <text:p>28.342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414">
            <text:p>6.414</text:p>
          </table:table-cell>
          <table:table-cell table:formula="of:=ROUND([.J44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ABELL 1656:[EF2011] 5716</text:p>
          </table:table-cell>
          <table:table-cell office:value-type="float" office:value="195.32478">
            <text:p>195.32478</text:p>
          </table:table-cell>
          <table:table-cell office:value-type="float" office:value="28.41646">
            <text:p>28.41646</text:p>
          </table:table-cell>
          <table:table-cell office:value-type="string">
            <text:p>G</text:p>
          </table:table-cell>
          <table:table-cell office:value-type="float" office:value="114659">
            <text:p>114659</text:p>
          </table:table-cell>
          <table:table-cell office:value-type="float" office:value="0.38246">
            <text:p>0.38246</text:p>
          </table:table-cell>
          <table:table-cell office:value-type="string">
            <text:p>PHOT</text:p>
          </table:table-cell>
          <table:table-cell office:value-type="string">
            <text:p>22.1g</text:p>
          </table:table-cell>
          <table:table-cell office:value-type="float" office:value="6.447">
            <text:p>6.447</text:p>
          </table:table-cell>
          <table:table-cell table:formula="of:=ROUND([.J448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DSS J130124.70+282200.7</text:p>
          </table:table-cell>
          <table:table-cell office:value-type="float" office:value="195.35293">
            <text:p>195.35293</text:p>
          </table:table-cell>
          <table:table-cell office:value-type="float" office:value="28.36687">
            <text:p>28.366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709">
            <text:p>5.709</text:p>
          </table:table-cell>
          <table:table-cell table:formula="of:=ROUND([.J4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DSS J130048.37+282506.6</text:p>
          </table:table-cell>
          <table:table-cell office:value-type="float" office:value="195.20156">
            <text:p>195.20156</text:p>
          </table:table-cell>
          <table:table-cell office:value-type="float" office:value="28.41852">
            <text:p>28.418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031">
            <text:p>6.031</text:p>
          </table:table-cell>
          <table:table-cell table:formula="of:=ROUND([.J45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DSS J130038.57+282322.6</text:p>
          </table:table-cell>
          <table:table-cell office:value-type="float" office:value="195.16072">
            <text:p>195.16072</text:p>
          </table:table-cell>
          <table:table-cell office:value-type="float" office:value="28.38962">
            <text:p>28.38962</text:p>
          </table:table-cell>
          <table:table-cell office:value-type="string">
            <text:p>G</text:p>
          </table:table-cell>
          <table:table-cell office:value-type="float" office:value="48258">
            <text:p>48258</text:p>
          </table:table-cell>
          <table:table-cell office:value-type="float" office:value="0.16097">
            <text:p>0.16097</text:p>
          </table:table-cell>
          <table:table-cell office:value-type="string">
            <text:p>PHOT</text:p>
          </table:table-cell>
          <table:table-cell office:value-type="string">
            <text:p>22.2g</text:p>
          </table:table-cell>
          <table:table-cell office:value-type="float" office:value="6.107">
            <text:p>6.107</text:p>
          </table:table-cell>
          <table:table-cell table:formula="of:=ROUND([.J451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DSS J130050.13+282522.7</text:p>
          </table:table-cell>
          <table:table-cell office:value-type="float" office:value="195.20888">
            <text:p>195.20888</text:p>
          </table:table-cell>
          <table:table-cell office:value-type="float" office:value="28.42299">
            <text:p>28.42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111">
            <text:p>6.111</text:p>
          </table:table-cell>
          <table:table-cell table:formula="of:=ROUND([.J4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DSS J130110.50+281346.1</text:p>
          </table:table-cell>
          <table:table-cell office:value-type="float" office:value="195.29377">
            <text:p>195.29377</text:p>
          </table:table-cell>
          <table:table-cell office:value-type="float" office:value="28.22948">
            <text:p>28.22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34">
            <text:p>6.34</text:p>
          </table:table-cell>
          <table:table-cell table:formula="of:=ROUND([.J45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DSS J130035.79+281627.3</text:p>
          </table:table-cell>
          <table:table-cell office:value-type="float" office:value="195.14913">
            <text:p>195.14913</text:p>
          </table:table-cell>
          <table:table-cell office:value-type="float" office:value="28.27426">
            <text:p>28.27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43">
            <text:p>6.43</text:p>
          </table:table-cell>
          <table:table-cell table:formula="of:=ROUND([.J454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DSS J130100.39+281346.9</text:p>
          </table:table-cell>
          <table:table-cell office:value-type="float" office:value="195.25165">
            <text:p>195.25165</text:p>
          </table:table-cell>
          <table:table-cell office:value-type="float" office:value="28.22971">
            <text:p>28.22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964">
            <text:p>5.964</text:p>
          </table:table-cell>
          <table:table-cell table:formula="of:=ROUND([.J45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DSS J130114.82+282514.3</text:p>
          </table:table-cell>
          <table:table-cell office:value-type="float" office:value="195.31175">
            <text:p>195.31175</text:p>
          </table:table-cell>
          <table:table-cell office:value-type="float" office:value="28.42065">
            <text:p>28.42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291">
            <text:p>6.291</text:p>
          </table:table-cell>
          <table:table-cell table:formula="of:=ROUND([.J45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SDSS J130036.62+282308.0</text:p>
          </table:table-cell>
          <table:table-cell office:value-type="float" office:value="195.15261">
            <text:p>195.15261</text:p>
          </table:table-cell>
          <table:table-cell office:value-type="float" office:value="28.38557">
            <text:p>28.38557</text:p>
          </table:table-cell>
          <table:table-cell office:value-type="string">
            <text:p>G</text:p>
          </table:table-cell>
          <table:table-cell office:value-type="float" office:value="80776">
            <text:p>80776</text:p>
          </table:table-cell>
          <table:table-cell office:value-type="float" office:value="0.26944">
            <text:p>0.26944</text:p>
          </table:table-cell>
          <table:table-cell office:value-type="string">
            <text:p>PHOT</text:p>
          </table:table-cell>
          <table:table-cell office:value-type="string">
            <text:p>22.3g</text:p>
          </table:table-cell>
          <table:table-cell office:value-type="float" office:value="6.323">
            <text:p>6.323</text:p>
          </table:table-cell>
          <table:table-cell table:formula="of:=ROUND([.J457])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DSS J130040.94+281501.2</text:p>
          </table:table-cell>
          <table:table-cell office:value-type="float" office:value="195.17062">
            <text:p>195.17062</text:p>
          </table:table-cell>
          <table:table-cell office:value-type="float" office:value="28.25036">
            <text:p>28.25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449">
            <text:p>6.449</text:p>
          </table:table-cell>
          <table:table-cell table:formula="of:=ROUND([.J458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SDSS J130127.08+282240.6</text:p>
          </table:table-cell>
          <table:table-cell office:value-type="float" office:value="195.36285">
            <text:p>195.36285</text:p>
          </table:table-cell>
          <table:table-cell office:value-type="float" office:value="28.37797">
            <text:p>28.377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466">
            <text:p>6.466</text:p>
          </table:table-cell>
          <table:table-cell table:formula="of:=ROUND([.J45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DSS J130126.64+281636.4</text:p>
          </table:table-cell>
          <table:table-cell office:value-type="float" office:value="195.36103">
            <text:p>195.36103</text:p>
          </table:table-cell>
          <table:table-cell office:value-type="float" office:value="28.27678">
            <text:p>28.27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48">
            <text:p>6.48</text:p>
          </table:table-cell>
          <table:table-cell table:formula="of:=ROUND([.J46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SDSS J130101.48+281352.6</text:p>
          </table:table-cell>
          <table:table-cell office:value-type="float" office:value="195.25619">
            <text:p>195.25619</text:p>
          </table:table-cell>
          <table:table-cell office:value-type="float" office:value="28.23128">
            <text:p>28.231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87">
            <text:p>5.87</text:p>
          </table:table-cell>
          <table:table-cell table:formula="of:=ROUND([.J46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DSS J130129.30+281804.6</text:p>
          </table:table-cell>
          <table:table-cell office:value-type="float" office:value="195.37212">
            <text:p>195.37212</text:p>
          </table:table-cell>
          <table:table-cell office:value-type="float" office:value="28.30129">
            <text:p>28.30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473">
            <text:p>6.473</text:p>
          </table:table-cell>
          <table:table-cell table:formula="of:=ROUND([.J46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SDSS J130037.90+281709.1</text:p>
          </table:table-cell>
          <table:table-cell office:value-type="float" office:value="195.15793">
            <text:p>195.15793</text:p>
          </table:table-cell>
          <table:table-cell office:value-type="float" office:value="28.28586">
            <text:p>28.285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686">
            <text:p>5.686</text:p>
          </table:table-cell>
          <table:table-cell table:formula="of:=ROUND([.J46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DSS J130051.67+281419.0</text:p>
          </table:table-cell>
          <table:table-cell office:value-type="float" office:value="195.21533">
            <text:p>195.21533</text:p>
          </table:table-cell>
          <table:table-cell office:value-type="float" office:value="28.23862">
            <text:p>28.238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794">
            <text:p>5.794</text:p>
          </table:table-cell>
          <table:table-cell table:formula="of:=ROUND([.J464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DSS J130128.19+281818.3</text:p>
          </table:table-cell>
          <table:table-cell office:value-type="float" office:value="195.3675">
            <text:p>195.3675</text:p>
          </table:table-cell>
          <table:table-cell office:value-type="float" office:value="28.3051">
            <text:p>28.3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18">
            <text:p>6.18</text:p>
          </table:table-cell>
          <table:table-cell table:formula="of:=ROUND([.J46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DSS J130101.14+281326.0</text:p>
          </table:table-cell>
          <table:table-cell office:value-type="float" office:value="195.25477">
            <text:p>195.25477</text:p>
          </table:table-cell>
          <table:table-cell office:value-type="float" office:value="28.22389">
            <text:p>28.22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312">
            <text:p>6.312</text:p>
          </table:table-cell>
          <table:table-cell table:formula="of:=ROUND([.J46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DSS J130032.48+281818.6</text:p>
          </table:table-cell>
          <table:table-cell office:value-type="float" office:value="195.13537">
            <text:p>195.13537</text:p>
          </table:table-cell>
          <table:table-cell office:value-type="float" office:value="28.30517">
            <text:p>28.30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413">
            <text:p>6.413</text:p>
          </table:table-cell>
          <table:table-cell table:formula="of:=ROUND([.J46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DSS J130057.88+282533.6</text:p>
          </table:table-cell>
          <table:table-cell office:value-type="float" office:value="195.2412">
            <text:p>195.2412</text:p>
          </table:table-cell>
          <table:table-cell office:value-type="float" office:value="28.42602">
            <text:p>28.42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853">
            <text:p>5.853</text:p>
          </table:table-cell>
          <table:table-cell table:formula="of:=ROUND([.J46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DSS J130047.39+281428.4</text:p>
          </table:table-cell>
          <table:table-cell office:value-type="float" office:value="195.19747">
            <text:p>195.19747</text:p>
          </table:table-cell>
          <table:table-cell office:value-type="float" office:value="28.24123">
            <text:p>28.24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051">
            <text:p>6.051</text:p>
          </table:table-cell>
          <table:table-cell table:formula="of:=ROUND([.J469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DSS J130035.50+282239.5</text:p>
          </table:table-cell>
          <table:table-cell office:value-type="float" office:value="195.14794">
            <text:p>195.14794</text:p>
          </table:table-cell>
          <table:table-cell office:value-type="float" office:value="28.37764">
            <text:p>28.377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299">
            <text:p>6.299</text:p>
          </table:table-cell>
          <table:table-cell table:formula="of:=ROUND([.J470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SDSS J130040.26+281520.5</text:p>
          </table:table-cell>
          <table:table-cell office:value-type="float" office:value="195.16776">
            <text:p>195.16776</text:p>
          </table:table-cell>
          <table:table-cell office:value-type="float" office:value="28.25571">
            <text:p>28.255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25">
            <text:p>6.325</text:p>
          </table:table-cell>
          <table:table-cell table:formula="of:=ROUND([.J47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DSS J130124.05+282330.1</text:p>
          </table:table-cell>
          <table:table-cell office:value-type="float" office:value="195.35022">
            <text:p>195.35022</text:p>
          </table:table-cell>
          <table:table-cell office:value-type="float" office:value="28.3917">
            <text:p>28.3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31">
            <text:p>6.331</text:p>
          </table:table-cell>
          <table:table-cell table:formula="of:=ROUND([.J47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DSS J130127.28+281658.6</text:p>
          </table:table-cell>
          <table:table-cell office:value-type="float" office:value="195.36368">
            <text:p>195.36368</text:p>
          </table:table-cell>
          <table:table-cell office:value-type="float" office:value="28.28297">
            <text:p>28.28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435">
            <text:p>6.435</text:p>
          </table:table-cell>
          <table:table-cell table:formula="of:=ROUND([.J47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SDSS J130115.66+281407.8</text:p>
          </table:table-cell>
          <table:table-cell office:value-type="float" office:value="195.31526">
            <text:p>195.31526</text:p>
          </table:table-cell>
          <table:table-cell office:value-type="float" office:value="28.23551">
            <text:p>28.23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488">
            <text:p>6.488</text:p>
          </table:table-cell>
          <table:table-cell table:formula="of:=ROUND([.J47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DSS J130053.37+282536.6</text:p>
          </table:table-cell>
          <table:table-cell office:value-type="float" office:value="195.2224">
            <text:p>195.2224</text:p>
          </table:table-cell>
          <table:table-cell office:value-type="float" office:value="28.42683">
            <text:p>28.426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093">
            <text:p>6.093</text:p>
          </table:table-cell>
          <table:table-cell table:formula="of:=ROUND([.J47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ABELL 1656:[EF2011] 5759</text:p>
          </table:table-cell>
          <table:table-cell office:value-type="float" office:value="195.25391">
            <text:p>195.25391</text:p>
          </table:table-cell>
          <table:table-cell office:value-type="float" office:value="28.43617">
            <text:p>28.43617</text:p>
          </table:table-cell>
          <table:table-cell office:value-type="string">
            <text:p>G</text:p>
          </table:table-cell>
          <table:table-cell office:value-type="float" office:value="110815">
            <text:p>110815</text:p>
          </table:table-cell>
          <table:table-cell office:value-type="float" office:value="0.36964">
            <text:p>0.36964</text:p>
          </table:table-cell>
          <table:table-cell office:value-type="string">
            <text:p>PHOT</text:p>
          </table:table-cell>
          <table:table-cell office:value-type="string">
            <text:p>22.7g</text:p>
          </table:table-cell>
          <table:table-cell office:value-type="float" office:value="6.425">
            <text:p>6.425</text:p>
          </table:table-cell>
          <table:table-cell table:formula="of:=ROUND([.J476]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DSS J130121.39+281540.2</text:p>
          </table:table-cell>
          <table:table-cell office:value-type="float" office:value="195.33913">
            <text:p>195.33913</text:p>
          </table:table-cell>
          <table:table-cell office:value-type="float" office:value="28.26117">
            <text:p>28.26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081">
            <text:p>6.081</text:p>
          </table:table-cell>
          <table:table-cell table:formula="of:=ROUND([.J47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DSS J130104.09+282601.0</text:p>
          </table:table-cell>
          <table:table-cell office:value-type="float" office:value="195.26706">
            <text:p>195.26706</text:p>
          </table:table-cell>
          <table:table-cell office:value-type="float" office:value="28.43362">
            <text:p>28.433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311">
            <text:p>6.311</text:p>
          </table:table-cell>
          <table:table-cell table:formula="of:=ROUND([.J47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DSS J130112.83+281452.2</text:p>
          </table:table-cell>
          <table:table-cell office:value-type="float" office:value="195.30348">
            <text:p>195.30348</text:p>
          </table:table-cell>
          <table:table-cell office:value-type="float" office:value="28.24783">
            <text:p>28.247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539">
            <text:p>5.539</text:p>
          </table:table-cell>
          <table:table-cell table:formula="of:=ROUND([.J479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DSS J130041.80+281553.9</text:p>
          </table:table-cell>
          <table:table-cell office:value-type="float" office:value="195.1742">
            <text:p>195.1742</text:p>
          </table:table-cell>
          <table:table-cell office:value-type="float" office:value="28.26499">
            <text:p>28.264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695">
            <text:p>5.695</text:p>
          </table:table-cell>
          <table:table-cell table:formula="of:=ROUND([.J480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SDSS J130104.04+281342.5</text:p>
          </table:table-cell>
          <table:table-cell office:value-type="float" office:value="195.26685">
            <text:p>195.26685</text:p>
          </table:table-cell>
          <table:table-cell office:value-type="float" office:value="28.22849">
            <text:p>28.22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075">
            <text:p>6.075</text:p>
          </table:table-cell>
          <table:table-cell table:formula="of:=ROUND([.J48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DSS J130112.65+281407.1</text:p>
          </table:table-cell>
          <table:table-cell office:value-type="float" office:value="195.30271">
            <text:p>195.30271</text:p>
          </table:table-cell>
          <table:table-cell office:value-type="float" office:value="28.23532">
            <text:p>28.235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193">
            <text:p>6.193</text:p>
          </table:table-cell>
          <table:table-cell table:formula="of:=ROUND([.J48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SDSS J130036.47+281742.6</text:p>
          </table:table-cell>
          <table:table-cell office:value-type="float" office:value="195.15198">
            <text:p>195.15198</text:p>
          </table:table-cell>
          <table:table-cell office:value-type="float" office:value="28.29519">
            <text:p>28.295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746">
            <text:p>5.746</text:p>
          </table:table-cell>
          <table:table-cell table:formula="of:=ROUND([.J483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DSS J130112.72+282520.1</text:p>
          </table:table-cell>
          <table:table-cell office:value-type="float" office:value="195.30301">
            <text:p>195.30301</text:p>
          </table:table-cell>
          <table:table-cell office:value-type="float" office:value="28.42227">
            <text:p>28.422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167">
            <text:p>6.167</text:p>
          </table:table-cell>
          <table:table-cell table:formula="of:=ROUND([.J48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DSS J130031.92+281940.7</text:p>
          </table:table-cell>
          <table:table-cell office:value-type="float" office:value="195.13301">
            <text:p>195.13301</text:p>
          </table:table-cell>
          <table:table-cell office:value-type="float" office:value="28.328">
            <text:p>28.3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375">
            <text:p>6.375</text:p>
          </table:table-cell>
          <table:table-cell table:formula="of:=ROUND([.J48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DSS J130034.42+282010.5</text:p>
          </table:table-cell>
          <table:table-cell office:value-type="float" office:value="195.14343">
            <text:p>195.14343</text:p>
          </table:table-cell>
          <table:table-cell office:value-type="float" office:value="28.33627">
            <text:p>28.336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84">
            <text:p>5.84</text:p>
          </table:table-cell>
          <table:table-cell table:formula="of:=ROUND([.J486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DSS J130124.24+282237.1</text:p>
          </table:table-cell>
          <table:table-cell office:value-type="float" office:value="195.35102">
            <text:p>195.35102</text:p>
          </table:table-cell>
          <table:table-cell office:value-type="float" office:value="28.377">
            <text:p>28.3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888">
            <text:p>5.888</text:p>
          </table:table-cell>
          <table:table-cell table:formula="of:=ROUND([.J48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DSS J130125.48+281644.7</text:p>
          </table:table-cell>
          <table:table-cell office:value-type="float" office:value="195.35618">
            <text:p>195.35618</text:p>
          </table:table-cell>
          <table:table-cell office:value-type="float" office:value="28.27909">
            <text:p>28.27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189">
            <text:p>6.189</text:p>
          </table:table-cell>
          <table:table-cell table:formula="of:=ROUND([.J48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DSS J130100.49+281326.3</text:p>
          </table:table-cell>
          <table:table-cell office:value-type="float" office:value="195.25208">
            <text:p>195.25208</text:p>
          </table:table-cell>
          <table:table-cell office:value-type="float" office:value="28.22399">
            <text:p>28.223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307">
            <text:p>6.307</text:p>
          </table:table-cell>
          <table:table-cell table:formula="of:=ROUND([.J489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DSS J130119.66+281458.5</text:p>
          </table:table-cell>
          <table:table-cell office:value-type="float" office:value="195.33193">
            <text:p>195.33193</text:p>
          </table:table-cell>
          <table:table-cell office:value-type="float" office:value="28.24961">
            <text:p>28.249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311">
            <text:p>6.311</text:p>
          </table:table-cell>
          <table:table-cell table:formula="of:=ROUND([.J49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SDSS J130128.67+281736.3</text:p>
          </table:table-cell>
          <table:table-cell office:value-type="float" office:value="195.36949">
            <text:p>195.36949</text:p>
          </table:table-cell>
          <table:table-cell office:value-type="float" office:value="28.29343">
            <text:p>28.293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479">
            <text:p>6.479</text:p>
          </table:table-cell>
          <table:table-cell table:formula="of:=ROUND([.J49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DSS J130128.88+281910.5</text:p>
          </table:table-cell>
          <table:table-cell office:value-type="float" office:value="195.37036">
            <text:p>195.37036</text:p>
          </table:table-cell>
          <table:table-cell office:value-type="float" office:value="28.3196">
            <text:p>28.31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187">
            <text:p>6.187</text:p>
          </table:table-cell>
          <table:table-cell table:formula="of:=ROUND([.J49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DSS J130122.22+281607.8</text:p>
          </table:table-cell>
          <table:table-cell office:value-type="float" office:value="195.34259">
            <text:p>195.34259</text:p>
          </table:table-cell>
          <table:table-cell office:value-type="float" office:value="28.26885">
            <text:p>28.268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926">
            <text:p>5.926</text:p>
          </table:table-cell>
          <table:table-cell table:formula="of:=ROUND([.J49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[APS2006] J195.249252+28.23638</text:p>
          </table:table-cell>
          <table:table-cell office:value-type="float" office:value="195.24925">
            <text:p>195.24925</text:p>
          </table:table-cell>
          <table:table-cell office:value-type="float" office:value="28.23639">
            <text:p>28.23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R</text:p>
          </table:table-cell>
          <table:table-cell office:value-type="float" office:value="5.567">
            <text:p>5.567</text:p>
          </table:table-cell>
          <table:table-cell table:formula="of:=ROUND([.J494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[APS2006] J195.149384+28.35430</text:p>
          </table:table-cell>
          <table:table-cell office:value-type="float" office:value="195.14938">
            <text:p>195.14938</text:p>
          </table:table-cell>
          <table:table-cell office:value-type="float" office:value="28.35431">
            <text:p>28.354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R</text:p>
          </table:table-cell>
          <table:table-cell office:value-type="float" office:value="5.713">
            <text:p>5.713</text:p>
          </table:table-cell>
          <table:table-cell table:formula="of:=ROUND([.J495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DSS J130122.98+281549.3</text:p>
          </table:table-cell>
          <table:table-cell office:value-type="float" office:value="195.34578">
            <text:p>195.34578</text:p>
          </table:table-cell>
          <table:table-cell office:value-type="float" office:value="28.26372">
            <text:p>28.26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248">
            <text:p>6.248</text:p>
          </table:table-cell>
          <table:table-cell table:formula="of:=ROUND([.J49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DSS J130117.66+281520.9</text:p>
          </table:table-cell>
          <table:table-cell office:value-type="float" office:value="195.3236">
            <text:p>195.3236</text:p>
          </table:table-cell>
          <table:table-cell office:value-type="float" office:value="28.25581">
            <text:p>28.255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5.741">
            <text:p>5.741</text:p>
          </table:table-cell>
          <table:table-cell table:formula="of:=ROUND([.J49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[APS2006] J195.217255+28.23672</text:p>
          </table:table-cell>
          <table:table-cell office:value-type="float" office:value="195.21725">
            <text:p>195.21725</text:p>
          </table:table-cell>
          <table:table-cell office:value-type="float" office:value="28.23672">
            <text:p>28.23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R</text:p>
          </table:table-cell>
          <table:table-cell office:value-type="float" office:value="5.867">
            <text:p>5.867</text:p>
          </table:table-cell>
          <table:table-cell table:formula="of:=ROUND([.J498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[APS2006] J195.163712+28.26461</text:p>
          </table:table-cell>
          <table:table-cell office:value-type="float" office:value="195.16371">
            <text:p>195.16371</text:p>
          </table:table-cell>
          <table:table-cell office:value-type="float" office:value="28.26461">
            <text:p>28.26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R</text:p>
          </table:table-cell>
          <table:table-cell office:value-type="float" office:value="6.13">
            <text:p>6.13</text:p>
          </table:table-cell>
          <table:table-cell table:formula="of:=ROUND([.J499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DSS J130103.13+281355.3</text:p>
          </table:table-cell>
          <table:table-cell office:value-type="float" office:value="195.26304">
            <text:p>195.26304</text:p>
          </table:table-cell>
          <table:table-cell office:value-type="float" office:value="28.23205">
            <text:p>28.232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5.843">
            <text:p>5.843</text:p>
          </table:table-cell>
          <table:table-cell table:formula="of:=ROUND([.J500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DSS J130119.23+281455.6</text:p>
          </table:table-cell>
          <table:table-cell office:value-type="float" office:value="195.33014">
            <text:p>195.33014</text:p>
          </table:table-cell>
          <table:table-cell office:value-type="float" office:value="28.24878">
            <text:p>28.24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6.287">
            <text:p>6.287</text:p>
          </table:table-cell>
          <table:table-cell table:formula="of:=ROUND([.J50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[APS2006] J195.149506+28.37725</text:p>
          </table:table-cell>
          <table:table-cell office:value-type="float" office:value="195.14951">
            <text:p>195.14951</text:p>
          </table:table-cell>
          <table:table-cell office:value-type="float" office:value="28.37725">
            <text:p>28.37725</text:p>
          </table:table-cell>
          <table:table-cell office:value-type="string">
            <text:p>G</text:p>
          </table:table-cell>
          <table:table-cell office:value-type="float" office:value="88924">
            <text:p>88924</text:p>
          </table:table-cell>
          <table:table-cell office:value-type="float" office:value="0.29662">
            <text:p>0.29662</text:p>
          </table:table-cell>
          <table:table-cell office:value-type="string">
            <text:p>PHOT</text:p>
          </table:table-cell>
          <table:table-cell office:value-type="string">
            <text:p>24.0R</text:p>
          </table:table-cell>
          <table:table-cell office:value-type="float" office:value="6.215">
            <text:p>6.215</text:p>
          </table:table-cell>
          <table:table-cell table:formula="of:=ROUND([.J502])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DSS J130119.06+281552.8</text:p>
          </table:table-cell>
          <table:table-cell office:value-type="float" office:value="195.32945">
            <text:p>195.32945</text:p>
          </table:table-cell>
          <table:table-cell office:value-type="float" office:value="28.26468">
            <text:p>28.264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5.563">
            <text:p>5.563</text:p>
          </table:table-cell>
          <table:table-cell table:formula="of:=ROUND([.J50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DSS J130034.88+281655.3</text:p>
          </table:table-cell>
          <table:table-cell office:value-type="float" office:value="195.14534">
            <text:p>195.14534</text:p>
          </table:table-cell>
          <table:table-cell office:value-type="float" office:value="28.28203">
            <text:p>28.282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6.383">
            <text:p>6.383</text:p>
          </table:table-cell>
          <table:table-cell table:formula="of:=ROUND([.J504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[APS2006] J195.138626+28.31825</text:p>
          </table:table-cell>
          <table:table-cell office:value-type="float" office:value="195.13863">
            <text:p>195.13863</text:p>
          </table:table-cell>
          <table:table-cell office:value-type="float" office:value="28.31825">
            <text:p>28.31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R</text:p>
          </table:table-cell>
          <table:table-cell office:value-type="float" office:value="6.113">
            <text:p>6.113</text:p>
          </table:table-cell>
          <table:table-cell table:formula="of:=ROUND([.J505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SDSS J130032.93+281823.3</text:p>
          </table:table-cell>
          <table:table-cell office:value-type="float" office:value="195.13725">
            <text:p>195.13725</text:p>
          </table:table-cell>
          <table:table-cell office:value-type="float" office:value="28.30648">
            <text:p>28.30648</text:p>
          </table:table-cell>
          <table:table-cell office:value-type="string">
            <text:p>G</text:p>
          </table:table-cell>
          <table:table-cell office:value-type="float" office:value="91266">
            <text:p>91266</text:p>
          </table:table-cell>
          <table:table-cell office:value-type="float" office:value="0.30443">
            <text:p>0.30443</text:p>
          </table:table-cell>
          <table:table-cell office:value-type="string">
            <text:p>PHOT</text:p>
          </table:table-cell>
          <table:table-cell office:value-type="string">
            <text:p>24.4g</text:p>
          </table:table-cell>
          <table:table-cell office:value-type="float" office:value="6.299">
            <text:p>6.299</text:p>
          </table:table-cell>
          <table:table-cell table:formula="of:=ROUND([.J506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DSS J130045.65+281424.7</text:p>
          </table:table-cell>
          <table:table-cell office:value-type="float" office:value="195.19017">
            <text:p>195.19017</text:p>
          </table:table-cell>
          <table:table-cell office:value-type="float" office:value="28.24008">
            <text:p>28.24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6.308">
            <text:p>6.308</text:p>
          </table:table-cell>
          <table:table-cell table:formula="of:=ROUND([.J507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DSS J130110.67+281340.6</text:p>
          </table:table-cell>
          <table:table-cell office:value-type="float" office:value="195.29449">
            <text:p>195.29449</text:p>
          </table:table-cell>
          <table:table-cell office:value-type="float" office:value="28.22796">
            <text:p>28.227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6g</text:p>
          </table:table-cell>
          <table:table-cell office:value-type="float" office:value="6.439">
            <text:p>6.439</text:p>
          </table:table-cell>
          <table:table-cell table:formula="of:=ROUND([.J50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SDSS J130113.89+282602.4</text:p>
          </table:table-cell>
          <table:table-cell office:value-type="float" office:value="195.3079">
            <text:p>195.3079</text:p>
          </table:table-cell>
          <table:table-cell office:value-type="float" office:value="28.43403">
            <text:p>28.4340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06">
            <text:p>19.06</text:p>
          </table:table-cell>
          <table:table-cell office:value-type="float" office:value="6.916">
            <text:p>6.916</text:p>
          </table:table-cell>
          <table:table-cell table:formula="of:=ROUND([.J509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MAPS-NGP O_323_0872586</text:p>
          </table:table-cell>
          <table:table-cell office:value-type="float" office:value="195.36159">
            <text:p>195.36159</text:p>
          </table:table-cell>
          <table:table-cell office:value-type="float" office:value="28.2494">
            <text:p>28.2494</text:p>
          </table:table-cell>
          <table:table-cell office:value-type="string">
            <text:p>GPair</text:p>
          </table:table-cell>
          <table:table-cell table:number-columns-repeated="3"/>
          <table:table-cell office:value-type="float" office:value="19.25">
            <text:p>19.25</text:p>
          </table:table-cell>
          <table:table-cell office:value-type="float" office:value="7.44">
            <text:p>7.44</text:p>
          </table:table-cell>
          <table:table-cell table:formula="of:=ROUND([.J510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ABELL 1656:[GMP83] 2002</text:p>
          </table:table-cell>
          <table:table-cell office:value-type="float" office:value="195.38125">
            <text:p>195.38125</text:p>
          </table:table-cell>
          <table:table-cell office:value-type="float" office:value="28.34836">
            <text:p>28.3483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73">
            <text:p>19.73</text:p>
          </table:table-cell>
          <table:table-cell office:value-type="float" office:value="6.834">
            <text:p>6.834</text:p>
          </table:table-cell>
          <table:table-cell table:formula="of:=ROUND([.J511])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DSS J130028.21+281821.8</text:p>
          </table:table-cell>
          <table:table-cell office:value-type="float" office:value="195.11757">
            <text:p>195.11757</text:p>
          </table:table-cell>
          <table:table-cell office:value-type="float" office:value="28.30606">
            <text:p>28.30606</text:p>
          </table:table-cell>
          <table:table-cell office:value-type="string">
            <text:p>G</text:p>
          </table:table-cell>
          <table:table-cell office:value-type="float" office:value="28960">
            <text:p>28960</text:p>
          </table:table-cell>
          <table:table-cell office:value-type="float" office:value="0.0966">
            <text:p>0.0966</text:p>
          </table:table-cell>
          <table:table-cell office:value-type="string">
            <text:p><text:s text:c="4"/></text:p>
          </table:table-cell>
          <table:table-cell office:value-type="float" office:value="19.85">
            <text:p>19.85</text:p>
          </table:table-cell>
          <table:table-cell office:value-type="float" office:value="7.322">
            <text:p>7.322</text:p>
          </table:table-cell>
          <table:table-cell table:formula="of:=ROUND([.J512]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SDSS J130104.49+281238.2</text:p>
          </table:table-cell>
          <table:table-cell office:value-type="float" office:value="195.26872">
            <text:p>195.26872</text:p>
          </table:table-cell>
          <table:table-cell office:value-type="float" office:value="28.21061">
            <text:p>28.2106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42">
            <text:p>20.42</text:p>
          </table:table-cell>
          <table:table-cell office:value-type="float" office:value="7.153">
            <text:p>7.153</text:p>
          </table:table-cell>
          <table:table-cell table:formula="of:=ROUND([.J513]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[APD2000] J130035.8+281534</text:p>
          </table:table-cell>
          <table:table-cell office:value-type="float" office:value="195.14917">
            <text:p>195.14917</text:p>
          </table:table-cell>
          <table:table-cell office:value-type="float" office:value="28.25944">
            <text:p>28.259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<text:s text:c="5"/></text:p>
          </table:table-cell>
          <table:table-cell office:value-type="float" office:value="6.926">
            <text:p>6.926</text:p>
          </table:table-cell>
          <table:table-cell table:formula="of:=ROUND([.J514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NGC 4896</text:p>
          </table:table-cell>
          <table:table-cell office:value-type="float" office:value="195.12825">
            <text:p>195.12825</text:p>
          </table:table-cell>
          <table:table-cell office:value-type="float" office:value="28.34623">
            <text:p>28.34623</text:p>
          </table:table-cell>
          <table:table-cell office:value-type="string">
            <text:p>G</text:p>
          </table:table-cell>
          <table:table-cell office:value-type="float" office:value="6012">
            <text:p>6012</text:p>
          </table:table-cell>
          <table:table-cell office:value-type="float" office:value="0.020054">
            <text:p>0.020054</text:p>
          </table:table-cell>
          <table:table-cell office:value-type="string">
            <text:p><text:s text:c="4"/></text:p>
          </table:table-cell>
          <table:table-cell office:value-type="string">
            <text:p>14.5g</text:p>
          </table:table-cell>
          <table:table-cell office:value-type="float" office:value="6.705">
            <text:p>6.705</text:p>
          </table:table-cell>
          <table:table-cell table:formula="of:=ROUND([.J515])"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ABELL 1656:[GMP83] 2053 NED01 </text:p>
          </table:table-cell>
          <table:table-cell office:value-type="float" office:value="195.36083">
            <text:p>195.36083</text:p>
          </table:table-cell>
          <table:table-cell office:value-type="float" office:value="28.24889">
            <text:p>28.248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1r</text:p>
          </table:table-cell>
          <table:table-cell office:value-type="float" office:value="7.429">
            <text:p>7.429</text:p>
          </table:table-cell>
          <table:table-cell table:formula="of:=ROUND([.J516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DSS J130031.10+282319.5</text:p>
          </table:table-cell>
          <table:table-cell office:value-type="float" office:value="195.1296">
            <text:p>195.1296</text:p>
          </table:table-cell>
          <table:table-cell office:value-type="float" office:value="28.38876">
            <text:p>28.388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4g</text:p>
          </table:table-cell>
          <table:table-cell office:value-type="float" office:value="7.467">
            <text:p>7.467</text:p>
          </table:table-cell>
          <table:table-cell table:formula="of:=ROUND([.J517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SDSS J130131.91+282051.0</text:p>
          </table:table-cell>
          <table:table-cell office:value-type="float" office:value="195.38299">
            <text:p>195.38299</text:p>
          </table:table-cell>
          <table:table-cell office:value-type="float" office:value="28.34751">
            <text:p>28.34751</text:p>
          </table:table-cell>
          <table:table-cell office:value-type="string">
            <text:p>G</text:p>
          </table:table-cell>
          <table:table-cell office:value-type="float" office:value="49436">
            <text:p>49436</text:p>
          </table:table-cell>
          <table:table-cell office:value-type="float" office:value="0.1649">
            <text:p>0.1649</text:p>
          </table:table-cell>
          <table:table-cell office:value-type="string">
            <text:p><text:s text:c="4"/></text:p>
          </table:table-cell>
          <table:table-cell office:value-type="string">
            <text:p>18.9g</text:p>
          </table:table-cell>
          <table:table-cell office:value-type="float" office:value="6.916">
            <text:p>6.916</text:p>
          </table:table-cell>
          <table:table-cell table:formula="of:=ROUND([.J518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DSS J130112.91+281323.2</text:p>
          </table:table-cell>
          <table:table-cell office:value-type="float" office:value="195.3038">
            <text:p>195.3038</text:p>
          </table:table-cell>
          <table:table-cell office:value-type="float" office:value="28.22312">
            <text:p>28.22312</text:p>
          </table:table-cell>
          <table:table-cell office:value-type="string">
            <text:p>G</text:p>
          </table:table-cell>
          <table:table-cell office:value-type="float" office:value="107476">
            <text:p>107476</text:p>
          </table:table-cell>
          <table:table-cell office:value-type="float" office:value="0.3585">
            <text:p>0.3585</text:p>
          </table:table-cell>
          <table:table-cell office:value-type="string">
            <text:p><text:s text:c="4"/></text:p>
          </table:table-cell>
          <table:table-cell office:value-type="string">
            <text:p>19.0g</text:p>
          </table:table-cell>
          <table:table-cell office:value-type="float" office:value="6.887">
            <text:p>6.887</text:p>
          </table:table-cell>
          <table:table-cell table:formula="of:=ROUND([.J519]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2MASX J13012687+2814596</text:p>
          </table:table-cell>
          <table:table-cell office:value-type="float" office:value="195.3619">
            <text:p>195.3619</text:p>
          </table:table-cell>
          <table:table-cell office:value-type="float" office:value="28.24987">
            <text:p>28.249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g</text:p>
          </table:table-cell>
          <table:table-cell office:value-type="float" office:value="7.434">
            <text:p>7.434</text:p>
          </table:table-cell>
          <table:table-cell table:formula="of:=ROUND([.J52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DSS J130031.89+281627.6</text:p>
          </table:table-cell>
          <table:table-cell office:value-type="float" office:value="195.1329">
            <text:p>195.1329</text:p>
          </table:table-cell>
          <table:table-cell office:value-type="float" office:value="28.27434">
            <text:p>28.274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2r</text:p>
          </table:table-cell>
          <table:table-cell office:value-type="float" office:value="7.178">
            <text:p>7.178</text:p>
          </table:table-cell>
          <table:table-cell table:formula="of:=ROUND([.J521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SDSS J130028.99+281922.1</text:p>
          </table:table-cell>
          <table:table-cell office:value-type="float" office:value="195.12058">
            <text:p>195.12058</text:p>
          </table:table-cell>
          <table:table-cell office:value-type="float" office:value="28.32275">
            <text:p>28.322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7.041">
            <text:p>7.041</text:p>
          </table:table-cell>
          <table:table-cell table:formula="of:=ROUND([.J522]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DSS J130036.98+281453.2</text:p>
          </table:table-cell>
          <table:table-cell office:value-type="float" office:value="195.15409">
            <text:p>195.15409</text:p>
          </table:table-cell>
          <table:table-cell office:value-type="float" office:value="28.24811">
            <text:p>28.248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7.163">
            <text:p>7.163</text:p>
          </table:table-cell>
          <table:table-cell table:formula="of:=ROUND([.J523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2XMM J130028.0+282129</text:p>
          </table:table-cell>
          <table:table-cell office:value-type="float" office:value="195.11729">
            <text:p>195.11729</text:p>
          </table:table-cell>
          <table:table-cell office:value-type="float" office:value="28.35789">
            <text:p>28.35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7.408">
            <text:p>7.408</text:p>
          </table:table-cell>
          <table:table-cell table:formula="of:=ROUND([.J524])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DSS J130112.17+281328.9</text:p>
          </table:table-cell>
          <table:table-cell office:value-type="float" office:value="195.30075">
            <text:p>195.30075</text:p>
          </table:table-cell>
          <table:table-cell office:value-type="float" office:value="28.2247">
            <text:p>28.2247</text:p>
          </table:table-cell>
          <table:table-cell office:value-type="string">
            <text:p>G</text:p>
          </table:table-cell>
          <table:table-cell office:value-type="float" office:value="70409">
            <text:p>70409</text:p>
          </table:table-cell>
          <table:table-cell office:value-type="float" office:value="0.23486">
            <text:p>0.23486</text:p>
          </table:table-cell>
          <table:table-cell office:value-type="string">
            <text:p>PHOT</text:p>
          </table:table-cell>
          <table:table-cell office:value-type="string">
            <text:p>19.7g</text:p>
          </table:table-cell>
          <table:table-cell office:value-type="float" office:value="6.739">
            <text:p>6.739</text:p>
          </table:table-cell>
          <table:table-cell table:formula="of:=ROUND([.J525])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SDSS J130126.57+281455.7</text:p>
          </table:table-cell>
          <table:table-cell office:value-type="float" office:value="195.36071">
            <text:p>195.36071</text:p>
          </table:table-cell>
          <table:table-cell office:value-type="float" office:value="28.24883">
            <text:p>28.24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7.426">
            <text:p>7.426</text:p>
          </table:table-cell>
          <table:table-cell table:formula="of:=ROUND([.J5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[IBG2003] J130126+281626</text:p>
          </table:table-cell>
          <table:table-cell office:value-type="float" office:value="195.36208">
            <text:p>195.36208</text:p>
          </table:table-cell>
          <table:table-cell office:value-type="float" office:value="28.27389">
            <text:p>28.27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6.614">
            <text:p>6.614</text:p>
          </table:table-cell>
          <table:table-cell table:formula="of:=ROUND([.J527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DSS J130040.31+281446.5</text:p>
          </table:table-cell>
          <table:table-cell office:value-type="float" office:value="195.16796">
            <text:p>195.16796</text:p>
          </table:table-cell>
          <table:table-cell office:value-type="float" office:value="28.24628">
            <text:p>28.246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6.724">
            <text:p>6.724</text:p>
          </table:table-cell>
          <table:table-cell table:formula="of:=ROUND([.J528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[IBG2003] J130043+281402</text:p>
          </table:table-cell>
          <table:table-cell office:value-type="float" office:value="195.17955">
            <text:p>195.17955</text:p>
          </table:table-cell>
          <table:table-cell office:value-type="float" office:value="28.23369">
            <text:p>28.233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6.936">
            <text:p>6.936</text:p>
          </table:table-cell>
          <table:table-cell table:formula="of:=ROUND([.J529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SDSS J130122.89+281444.2</text:p>
          </table:table-cell>
          <table:table-cell office:value-type="float" office:value="195.34542">
            <text:p>195.34542</text:p>
          </table:table-cell>
          <table:table-cell office:value-type="float" office:value="28.24563">
            <text:p>28.24563</text:p>
          </table:table-cell>
          <table:table-cell office:value-type="string">
            <text:p>G</text:p>
          </table:table-cell>
          <table:table-cell office:value-type="float" office:value="84805">
            <text:p>84805</text:p>
          </table:table-cell>
          <table:table-cell office:value-type="float" office:value="0.28288">
            <text:p>0.28288</text:p>
          </table:table-cell>
          <table:table-cell office:value-type="string">
            <text:p>PHOT</text:p>
          </table:table-cell>
          <table:table-cell office:value-type="string">
            <text:p>19.9r</text:p>
          </table:table-cell>
          <table:table-cell office:value-type="float" office:value="6.968">
            <text:p>6.968</text:p>
          </table:table-cell>
          <table:table-cell table:formula="of:=ROUND([.J530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DSS J130031.34+282135.7</text:p>
          </table:table-cell>
          <table:table-cell office:value-type="float" office:value="195.1306">
            <text:p>195.1306</text:p>
          </table:table-cell>
          <table:table-cell office:value-type="float" office:value="28.35993">
            <text:p>28.35993</text:p>
          </table:table-cell>
          <table:table-cell office:value-type="string">
            <text:p>G</text:p>
          </table:table-cell>
          <table:table-cell office:value-type="float" office:value="54808">
            <text:p>54808</text:p>
          </table:table-cell>
          <table:table-cell office:value-type="float" office:value="0.18282">
            <text:p>0.18282</text:p>
          </table:table-cell>
          <table:table-cell office:value-type="string">
            <text:p>PHOT</text:p>
          </table:table-cell>
          <table:table-cell office:value-type="string">
            <text:p>20.0g</text:p>
          </table:table-cell>
          <table:table-cell office:value-type="float" office:value="6.759">
            <text:p>6.759</text:p>
          </table:table-cell>
          <table:table-cell table:formula="of:=ROUND([.J531]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DSS J130047.46+282626.1</text:p>
          </table:table-cell>
          <table:table-cell office:value-type="float" office:value="195.19776">
            <text:p>195.19776</text:p>
          </table:table-cell>
          <table:table-cell office:value-type="float" office:value="28.44059">
            <text:p>28.44059</text:p>
          </table:table-cell>
          <table:table-cell office:value-type="string">
            <text:p>G</text:p>
          </table:table-cell>
          <table:table-cell office:value-type="float" office:value="45365">
            <text:p>45365</text:p>
          </table:table-cell>
          <table:table-cell office:value-type="float" office:value="0.15132">
            <text:p>0.15132</text:p>
          </table:table-cell>
          <table:table-cell office:value-type="string">
            <text:p>PHOT</text:p>
          </table:table-cell>
          <table:table-cell office:value-type="string">
            <text:p>20.0g</text:p>
          </table:table-cell>
          <table:table-cell office:value-type="float" office:value="7.313">
            <text:p>7.313</text:p>
          </table:table-cell>
          <table:table-cell table:formula="of:=ROUND([.J532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[IBG2003] J130046+281257</text:p>
          </table:table-cell>
          <table:table-cell office:value-type="float" office:value="195.19383">
            <text:p>195.19383</text:p>
          </table:table-cell>
          <table:table-cell office:value-type="float" office:value="28.2158">
            <text:p>28.21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7.497">
            <text:p>7.497</text:p>
          </table:table-cell>
          <table:table-cell table:formula="of:=ROUND([.J533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[IBG2003] J130028+281925</text:p>
          </table:table-cell>
          <table:table-cell office:value-type="float" office:value="195.12042">
            <text:p>195.12042</text:p>
          </table:table-cell>
          <table:table-cell office:value-type="float" office:value="28.32361">
            <text:p>28.32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7.048">
            <text:p>7.048</text:p>
          </table:table-cell>
          <table:table-cell table:formula="of:=ROUND([.J534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DSS J130127.89+282403.2</text:p>
          </table:table-cell>
          <table:table-cell office:value-type="float" office:value="195.36624">
            <text:p>195.36624</text:p>
          </table:table-cell>
          <table:table-cell office:value-type="float" office:value="28.4009">
            <text:p>28.40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7.339">
            <text:p>7.339</text:p>
          </table:table-cell>
          <table:table-cell table:formula="of:=ROUND([.J53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SDSS J130035.67+281452.1</text:p>
          </table:table-cell>
          <table:table-cell office:value-type="float" office:value="195.14863">
            <text:p>195.14863</text:p>
          </table:table-cell>
          <table:table-cell office:value-type="float" office:value="28.24781">
            <text:p>28.247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7.389">
            <text:p>7.389</text:p>
          </table:table-cell>
          <table:table-cell table:formula="of:=ROUND([.J536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SDSS J130115.55+282528.5</text:p>
          </table:table-cell>
          <table:table-cell office:value-type="float" office:value="195.31479">
            <text:p>195.31479</text:p>
          </table:table-cell>
          <table:table-cell office:value-type="float" office:value="28.42458">
            <text:p>28.424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6.575">
            <text:p>6.575</text:p>
          </table:table-cell>
          <table:table-cell table:formula="of:=ROUND([.J53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SDSS J130042.85+282529.1</text:p>
          </table:table-cell>
          <table:table-cell office:value-type="float" office:value="195.17855">
            <text:p>195.17855</text:p>
          </table:table-cell>
          <table:table-cell office:value-type="float" office:value="28.42478">
            <text:p>28.424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6.979">
            <text:p>6.979</text:p>
          </table:table-cell>
          <table:table-cell table:formula="of:=ROUND([.J53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SDSS J130032.36+281615.3</text:p>
          </table:table-cell>
          <table:table-cell office:value-type="float" office:value="195.13486">
            <text:p>195.13486</text:p>
          </table:table-cell>
          <table:table-cell office:value-type="float" office:value="28.27094">
            <text:p>28.27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7.183">
            <text:p>7.183</text:p>
          </table:table-cell>
          <table:table-cell table:formula="of:=ROUND([.J539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DSS J130118.25+282558.4</text:p>
          </table:table-cell>
          <table:table-cell office:value-type="float" office:value="195.32605">
            <text:p>195.32605</text:p>
          </table:table-cell>
          <table:table-cell office:value-type="float" office:value="28.43289">
            <text:p>28.432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7.306">
            <text:p>7.306</text:p>
          </table:table-cell>
          <table:table-cell table:formula="of:=ROUND([.J54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DSS J130030.48+282003.9</text:p>
          </table:table-cell>
          <table:table-cell office:value-type="float" office:value="195.12704">
            <text:p>195.12704</text:p>
          </table:table-cell>
          <table:table-cell office:value-type="float" office:value="28.33443">
            <text:p>28.33443</text:p>
          </table:table-cell>
          <table:table-cell office:value-type="string">
            <text:p>G</text:p>
          </table:table-cell>
          <table:table-cell office:value-type="float" office:value="43185">
            <text:p>43185</text:p>
          </table:table-cell>
          <table:table-cell office:value-type="float" office:value="0.14405">
            <text:p>0.14405</text:p>
          </table:table-cell>
          <table:table-cell office:value-type="string">
            <text:p>PHOT</text:p>
          </table:table-cell>
          <table:table-cell office:value-type="string">
            <text:p>20.4g</text:p>
          </table:table-cell>
          <table:table-cell office:value-type="float" office:value="6.698">
            <text:p>6.698</text:p>
          </table:table-cell>
          <table:table-cell table:formula="of:=ROUND([.J541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SDSS J130030.16+282115.5</text:p>
          </table:table-cell>
          <table:table-cell office:value-type="float" office:value="195.12568">
            <text:p>195.12568</text:p>
          </table:table-cell>
          <table:table-cell office:value-type="float" office:value="28.35432">
            <text:p>28.35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6.928">
            <text:p>6.928</text:p>
          </table:table-cell>
          <table:table-cell table:formula="of:=ROUND([.J54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DSS J130113.12+281330.3</text:p>
          </table:table-cell>
          <table:table-cell office:value-type="float" office:value="195.30468">
            <text:p>195.30468</text:p>
          </table:table-cell>
          <table:table-cell office:value-type="float" office:value="28.22509">
            <text:p>28.225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6.796">
            <text:p>6.796</text:p>
          </table:table-cell>
          <table:table-cell table:formula="of:=ROUND([.J543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SDSS J130126.20+282406.4</text:p>
          </table:table-cell>
          <table:table-cell office:value-type="float" office:value="195.35921">
            <text:p>195.35921</text:p>
          </table:table-cell>
          <table:table-cell office:value-type="float" office:value="28.40179">
            <text:p>28.40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7.075">
            <text:p>7.075</text:p>
          </table:table-cell>
          <table:table-cell table:formula="of:=ROUND([.J54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SDSS J130120.29+281401.3</text:p>
          </table:table-cell>
          <table:table-cell office:value-type="float" office:value="195.33454">
            <text:p>195.33454</text:p>
          </table:table-cell>
          <table:table-cell office:value-type="float" office:value="28.23371">
            <text:p>28.23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7.141">
            <text:p>7.141</text:p>
          </table:table-cell>
          <table:table-cell table:formula="of:=ROUND([.J54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[IBG2003] J130044+282517</text:p>
          </table:table-cell>
          <table:table-cell office:value-type="float" office:value="195.18458">
            <text:p>195.18458</text:p>
          </table:table-cell>
          <table:table-cell office:value-type="float" office:value="28.42139">
            <text:p>28.42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6.632">
            <text:p>6.632</text:p>
          </table:table-cell>
          <table:table-cell table:formula="of:=ROUND([.J546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SDSS J130126.57+282337.7</text:p>
          </table:table-cell>
          <table:table-cell office:value-type="float" office:value="195.36073">
            <text:p>195.36073</text:p>
          </table:table-cell>
          <table:table-cell office:value-type="float" office:value="28.39383">
            <text:p>28.393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6.857">
            <text:p>6.857</text:p>
          </table:table-cell>
          <table:table-cell table:formula="of:=ROUND([.J54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SDSS J130117.98+282532.4</text:p>
          </table:table-cell>
          <table:table-cell office:value-type="float" office:value="195.32492">
            <text:p>195.32492</text:p>
          </table:table-cell>
          <table:table-cell office:value-type="float" office:value="28.42567">
            <text:p>28.42567</text:p>
          </table:table-cell>
          <table:table-cell office:value-type="string">
            <text:p>G</text:p>
          </table:table-cell>
          <table:table-cell office:value-type="float" office:value="130850">
            <text:p>130850</text:p>
          </table:table-cell>
          <table:table-cell office:value-type="float" office:value="0.43647">
            <text:p>0.43647</text:p>
          </table:table-cell>
          <table:table-cell office:value-type="string">
            <text:p>PHOT</text:p>
          </table:table-cell>
          <table:table-cell office:value-type="string">
            <text:p>20.5r</text:p>
          </table:table-cell>
          <table:table-cell office:value-type="float" office:value="6.907">
            <text:p>6.907</text:p>
          </table:table-cell>
          <table:table-cell table:formula="of:=ROUND([.J548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SDSS J130029.72+281831.4</text:p>
          </table:table-cell>
          <table:table-cell office:value-type="float" office:value="195.12384">
            <text:p>195.12384</text:p>
          </table:table-cell>
          <table:table-cell office:value-type="float" office:value="28.30873">
            <text:p>28.308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6.967">
            <text:p>6.967</text:p>
          </table:table-cell>
          <table:table-cell table:formula="of:=ROUND([.J549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DSS J130122.42+282513.1</text:p>
          </table:table-cell>
          <table:table-cell office:value-type="float" office:value="195.34344">
            <text:p>195.34344</text:p>
          </table:table-cell>
          <table:table-cell office:value-type="float" office:value="28.42033">
            <text:p>28.42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7.24">
            <text:p>7.24</text:p>
          </table:table-cell>
          <table:table-cell table:formula="of:=ROUND([.J55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DSS J130033.13+281711.0</text:p>
          </table:table-cell>
          <table:table-cell office:value-type="float" office:value="195.13806">
            <text:p>195.13806</text:p>
          </table:table-cell>
          <table:table-cell office:value-type="float" office:value="28.28639">
            <text:p>28.28639</text:p>
          </table:table-cell>
          <table:table-cell office:value-type="string">
            <text:p>G</text:p>
          </table:table-cell>
          <table:table-cell office:value-type="float" office:value="99738">
            <text:p>99738</text:p>
          </table:table-cell>
          <table:table-cell office:value-type="float" office:value="0.33269">
            <text:p>0.33269</text:p>
          </table:table-cell>
          <table:table-cell office:value-type="string">
            <text:p>PHOT</text:p>
          </table:table-cell>
          <table:table-cell office:value-type="string">
            <text:p>20.6r</text:p>
          </table:table-cell>
          <table:table-cell office:value-type="float" office:value="6.624">
            <text:p>6.624</text:p>
          </table:table-cell>
          <table:table-cell table:formula="of:=ROUND([.J551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[IBG2003] J130034+281559</text:p>
          </table:table-cell>
          <table:table-cell office:value-type="float" office:value="195.14175">
            <text:p>195.14175</text:p>
          </table:table-cell>
          <table:table-cell office:value-type="float" office:value="28.26639">
            <text:p>28.26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01">
            <text:p>7.01</text:p>
          </table:table-cell>
          <table:table-cell table:formula="of:=ROUND([.J552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SDSS J130028.11+282113.5</text:p>
          </table:table-cell>
          <table:table-cell office:value-type="float" office:value="195.11714">
            <text:p>195.11714</text:p>
          </table:table-cell>
          <table:table-cell office:value-type="float" office:value="28.35377">
            <text:p>28.353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363">
            <text:p>7.363</text:p>
          </table:table-cell>
          <table:table-cell table:formula="of:=ROUND([.J553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SDSS J130042.17+281333.1</text:p>
          </table:table-cell>
          <table:table-cell office:value-type="float" office:value="195.17573">
            <text:p>195.17573</text:p>
          </table:table-cell>
          <table:table-cell office:value-type="float" office:value="28.22586">
            <text:p>28.225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439">
            <text:p>7.439</text:p>
          </table:table-cell>
          <table:table-cell table:formula="of:=ROUND([.J554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DSS J130126.92+281625.7</text:p>
          </table:table-cell>
          <table:table-cell office:value-type="float" office:value="195.36218">
            <text:p>195.36218</text:p>
          </table:table-cell>
          <table:table-cell office:value-type="float" office:value="28.27382">
            <text:p>28.273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6.621">
            <text:p>6.621</text:p>
          </table:table-cell>
          <table:table-cell table:formula="of:=ROUND([.J55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ABELL 1656:[EF2011] 5112</text:p>
          </table:table-cell>
          <table:table-cell office:value-type="float" office:value="195.13316">
            <text:p>195.13316</text:p>
          </table:table-cell>
          <table:table-cell office:value-type="float" office:value="28.27314">
            <text:p>28.27314</text:p>
          </table:table-cell>
          <table:table-cell office:value-type="string">
            <text:p>G</text:p>
          </table:table-cell>
          <table:table-cell office:value-type="float" office:value="63826">
            <text:p>63826</text:p>
          </table:table-cell>
          <table:table-cell office:value-type="float" office:value="0.2129">
            <text:p>0.2129</text:p>
          </table:table-cell>
          <table:table-cell office:value-type="string">
            <text:p>PHOT</text:p>
          </table:table-cell>
          <table:table-cell office:value-type="string">
            <text:p>20.8g</text:p>
          </table:table-cell>
          <table:table-cell office:value-type="float" office:value="7.199">
            <text:p>7.199</text:p>
          </table:table-cell>
          <table:table-cell table:formula="of:=ROUND([.J556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SDSS J130029.85+281652.2</text:p>
          </table:table-cell>
          <table:table-cell office:value-type="float" office:value="195.12442">
            <text:p>195.12442</text:p>
          </table:table-cell>
          <table:table-cell office:value-type="float" office:value="28.28119">
            <text:p>28.28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7.41">
            <text:p>7.41</text:p>
          </table:table-cell>
          <table:table-cell table:formula="of:=ROUND([.J557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[IBG2003] J130123+281448</text:p>
          </table:table-cell>
          <table:table-cell office:value-type="float" office:value="195.34708">
            <text:p>195.34708</text:p>
          </table:table-cell>
          <table:table-cell office:value-type="float" office:value="28.24667">
            <text:p>28.246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6.985">
            <text:p>6.985</text:p>
          </table:table-cell>
          <table:table-cell table:formula="of:=ROUND([.J558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DSS J130052.29+282613.1</text:p>
          </table:table-cell>
          <table:table-cell office:value-type="float" office:value="195.21791">
            <text:p>195.21791</text:p>
          </table:table-cell>
          <table:table-cell office:value-type="float" office:value="28.43699">
            <text:p>28.43699</text:p>
          </table:table-cell>
          <table:table-cell office:value-type="string">
            <text:p>G</text:p>
          </table:table-cell>
          <table:table-cell office:value-type="float" office:value="122570">
            <text:p>122570</text:p>
          </table:table-cell>
          <table:table-cell office:value-type="float" office:value="0.40885">
            <text:p>0.40885</text:p>
          </table:table-cell>
          <table:table-cell office:value-type="string">
            <text:p>PHOT</text:p>
          </table:table-cell>
          <table:table-cell office:value-type="string">
            <text:p>20.9r</text:p>
          </table:table-cell>
          <table:table-cell office:value-type="float" office:value="6.744">
            <text:p>6.744</text:p>
          </table:table-cell>
          <table:table-cell table:formula="of:=ROUND([.J559])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[IBG2003] J130037+281451</text:p>
          </table:table-cell>
          <table:table-cell office:value-type="float" office:value="195.15613">
            <text:p>195.15613</text:p>
          </table:table-cell>
          <table:table-cell office:value-type="float" office:value="28.24742">
            <text:p>28.24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7.113">
            <text:p>7.113</text:p>
          </table:table-cell>
          <table:table-cell table:formula="of:=ROUND([.J560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SDSS J130030.95+282125.0</text:p>
          </table:table-cell>
          <table:table-cell office:value-type="float" office:value="195.12897">
            <text:p>195.12897</text:p>
          </table:table-cell>
          <table:table-cell office:value-type="float" office:value="28.35696">
            <text:p>28.35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796">
            <text:p>6.796</text:p>
          </table:table-cell>
          <table:table-cell table:formula="of:=ROUND([.J561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DSS J130043.09+281401.4</text:p>
          </table:table-cell>
          <table:table-cell office:value-type="float" office:value="195.17954">
            <text:p>195.17954</text:p>
          </table:table-cell>
          <table:table-cell office:value-type="float" office:value="28.23373">
            <text:p>28.233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935">
            <text:p>6.935</text:p>
          </table:table-cell>
          <table:table-cell table:formula="of:=ROUND([.J5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DSS J130031.22+282004.4</text:p>
          </table:table-cell>
          <table:table-cell office:value-type="float" office:value="195.13009">
            <text:p>195.13009</text:p>
          </table:table-cell>
          <table:table-cell office:value-type="float" office:value="28.33457">
            <text:p>28.33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537">
            <text:p>6.537</text:p>
          </table:table-cell>
          <table:table-cell table:formula="of:=ROUND([.J56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GALEXASC J130042.67+282526.6 <text:s/></text:p>
          </table:table-cell>
          <table:table-cell office:value-type="float" office:value="195.17802">
            <text:p>195.17802</text:p>
          </table:table-cell>
          <table:table-cell office:value-type="float" office:value="28.4241">
            <text:p>28.4241</text:p>
          </table:table-cell>
          <table:table-cell office:value-type="string">
            <text:p>G</text:p>
          </table:table-cell>
          <table:table-cell office:value-type="float" office:value="85390">
            <text:p>85390</text:p>
          </table:table-cell>
          <table:table-cell office:value-type="float" office:value="0.28483">
            <text:p>0.28483</text:p>
          </table:table-cell>
          <table:table-cell office:value-type="string">
            <text:p>PHOT</text:p>
          </table:table-cell>
          <table:table-cell office:value-type="string">
            <text:p>21.3g</text:p>
          </table:table-cell>
          <table:table-cell office:value-type="float" office:value="6.962">
            <text:p>6.962</text:p>
          </table:table-cell>
          <table:table-cell table:formula="of:=ROUND([.J56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SDSS J130123.20+281447.8</text:p>
          </table:table-cell>
          <table:table-cell office:value-type="float" office:value="195.3467">
            <text:p>195.3467</text:p>
          </table:table-cell>
          <table:table-cell office:value-type="float" office:value="28.24663">
            <text:p>28.246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6.973">
            <text:p>6.973</text:p>
          </table:table-cell>
          <table:table-cell table:formula="of:=ROUND([.J5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SDSS J130124.03+281451.6</text:p>
          </table:table-cell>
          <table:table-cell office:value-type="float" office:value="195.35013">
            <text:p>195.35013</text:p>
          </table:table-cell>
          <table:table-cell office:value-type="float" office:value="28.24769">
            <text:p>28.24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057">
            <text:p>7.057</text:p>
          </table:table-cell>
          <table:table-cell table:formula="of:=ROUND([.J5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[APS2006] J195.121124+28.31699</text:p>
          </table:table-cell>
          <table:table-cell office:value-type="float" office:value="195.12112">
            <text:p>195.12112</text:p>
          </table:table-cell>
          <table:table-cell office:value-type="float" office:value="28.317">
            <text:p>28.317</text:p>
          </table:table-cell>
          <table:table-cell office:value-type="string">
            <text:p>G</text:p>
          </table:table-cell>
          <table:table-cell office:value-type="float" office:value="171334">
            <text:p>171334</text:p>
          </table:table-cell>
          <table:table-cell office:value-type="float" office:value="0.57151">
            <text:p>0.57151</text:p>
          </table:table-cell>
          <table:table-cell office:value-type="string">
            <text:p>PHOT</text:p>
          </table:table-cell>
          <table:table-cell office:value-type="string">
            <text:p>21.3R</text:p>
          </table:table-cell>
          <table:table-cell office:value-type="float" office:value="7.04">
            <text:p>7.04</text:p>
          </table:table-cell>
          <table:table-cell table:formula="of:=ROUND([.J567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SDSS J130040.50+282457.0</text:p>
          </table:table-cell>
          <table:table-cell office:value-type="float" office:value="195.16879">
            <text:p>195.16879</text:p>
          </table:table-cell>
          <table:table-cell office:value-type="float" office:value="28.41586">
            <text:p>28.415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87">
            <text:p>6.87</text:p>
          </table:table-cell>
          <table:table-cell table:formula="of:=ROUND([.J5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SDSS J130028.97+281921.9</text:p>
          </table:table-cell>
          <table:table-cell office:value-type="float" office:value="195.12075">
            <text:p>195.12075</text:p>
          </table:table-cell>
          <table:table-cell office:value-type="float" office:value="28.32277">
            <text:p>28.322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033">
            <text:p>7.033</text:p>
          </table:table-cell>
          <table:table-cell table:formula="of:=ROUND([.J5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DSS J130044.16+282511.4</text:p>
          </table:table-cell>
          <table:table-cell office:value-type="float" office:value="195.18404">
            <text:p>195.18404</text:p>
          </table:table-cell>
          <table:table-cell office:value-type="float" office:value="28.41986">
            <text:p>28.41986</text:p>
          </table:table-cell>
          <table:table-cell office:value-type="string">
            <text:p>G</text:p>
          </table:table-cell>
          <table:table-cell office:value-type="float" office:value="34578">
            <text:p>34578</text:p>
          </table:table-cell>
          <table:table-cell office:value-type="float" office:value="0.11534">
            <text:p>0.11534</text:p>
          </table:table-cell>
          <table:table-cell office:value-type="string">
            <text:p>PHOT</text:p>
          </table:table-cell>
          <table:table-cell office:value-type="string">
            <text:p>21.5g</text:p>
          </table:table-cell>
          <table:table-cell office:value-type="float" office:value="6.572">
            <text:p>6.572</text:p>
          </table:table-cell>
          <table:table-cell table:formula="of:=ROUND([.J57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SDSS J130130.43+282226.4</text:p>
          </table:table-cell>
          <table:table-cell office:value-type="float" office:value="195.37683">
            <text:p>195.37683</text:p>
          </table:table-cell>
          <table:table-cell office:value-type="float" office:value="28.37402">
            <text:p>28.374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038">
            <text:p>7.038</text:p>
          </table:table-cell>
          <table:table-cell table:formula="of:=ROUND([.J5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SDSS J130033.55+282359.5</text:p>
          </table:table-cell>
          <table:table-cell office:value-type="float" office:value="195.1398">
            <text:p>195.1398</text:p>
          </table:table-cell>
          <table:table-cell office:value-type="float" office:value="28.39986">
            <text:p>28.399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362">
            <text:p>7.362</text:p>
          </table:table-cell>
          <table:table-cell table:formula="of:=ROUND([.J57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DSS J130030.92+281619.2</text:p>
          </table:table-cell>
          <table:table-cell office:value-type="float" office:value="195.12887">
            <text:p>195.12887</text:p>
          </table:table-cell>
          <table:table-cell office:value-type="float" office:value="28.27202">
            <text:p>28.272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431">
            <text:p>7.431</text:p>
          </table:table-cell>
          <table:table-cell table:formula="of:=ROUND([.J57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DSS J130111.92+282600.5</text:p>
          </table:table-cell>
          <table:table-cell office:value-type="float" office:value="195.29969">
            <text:p>195.29969</text:p>
          </table:table-cell>
          <table:table-cell office:value-type="float" office:value="28.43347">
            <text:p>28.43347</text:p>
          </table:table-cell>
          <table:table-cell office:value-type="string">
            <text:p>G</text:p>
          </table:table-cell>
          <table:table-cell office:value-type="float" office:value="75446">
            <text:p>75446</text:p>
          </table:table-cell>
          <table:table-cell office:value-type="float" office:value="0.25166">
            <text:p>0.25166</text:p>
          </table:table-cell>
          <table:table-cell office:value-type="string">
            <text:p>PHOT</text:p>
          </table:table-cell>
          <table:table-cell office:value-type="string">
            <text:p>21.6g</text:p>
          </table:table-cell>
          <table:table-cell office:value-type="float" office:value="6.717">
            <text:p>6.717</text:p>
          </table:table-cell>
          <table:table-cell table:formula="of:=ROUND([.J57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SDSS J130118.34+282543.7</text:p>
          </table:table-cell>
          <table:table-cell office:value-type="float" office:value="195.32644">
            <text:p>195.32644</text:p>
          </table:table-cell>
          <table:table-cell office:value-type="float" office:value="28.42883">
            <text:p>28.428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11">
            <text:p>7.11</text:p>
          </table:table-cell>
          <table:table-cell table:formula="of:=ROUND([.J5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SDSS J130114.59+281300.2</text:p>
          </table:table-cell>
          <table:table-cell office:value-type="float" office:value="195.31079">
            <text:p>195.31079</text:p>
          </table:table-cell>
          <table:table-cell office:value-type="float" office:value="28.21675">
            <text:p>28.216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385">
            <text:p>7.385</text:p>
          </table:table-cell>
          <table:table-cell table:formula="of:=ROUND([.J57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SDSS J130134.66+282026.3</text:p>
          </table:table-cell>
          <table:table-cell office:value-type="float" office:value="195.39444">
            <text:p>195.39444</text:p>
          </table:table-cell>
          <table:table-cell office:value-type="float" office:value="28.34065">
            <text:p>28.34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464">
            <text:p>7.464</text:p>
          </table:table-cell>
          <table:table-cell table:formula="of:=ROUND([.J5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DSS J130116.59+281401.8</text:p>
          </table:table-cell>
          <table:table-cell office:value-type="float" office:value="195.31916">
            <text:p>195.31916</text:p>
          </table:table-cell>
          <table:table-cell office:value-type="float" office:value="28.23386">
            <text:p>28.233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679">
            <text:p>6.679</text:p>
          </table:table-cell>
          <table:table-cell table:formula="of:=ROUND([.J5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DSS J130126.71+281603.4</text:p>
          </table:table-cell>
          <table:table-cell office:value-type="float" office:value="195.36132">
            <text:p>195.36132</text:p>
          </table:table-cell>
          <table:table-cell office:value-type="float" office:value="28.26762">
            <text:p>28.267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777">
            <text:p>6.777</text:p>
          </table:table-cell>
          <table:table-cell table:formula="of:=ROUND([.J5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SDSS J130102.80+282639.3</text:p>
          </table:table-cell>
          <table:table-cell office:value-type="float" office:value="195.26169">
            <text:p>195.26169</text:p>
          </table:table-cell>
          <table:table-cell office:value-type="float" office:value="28.44427">
            <text:p>28.44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924">
            <text:p>6.924</text:p>
          </table:table-cell>
          <table:table-cell table:formula="of:=ROUND([.J5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DSS J130035.16+282410.9</text:p>
          </table:table-cell>
          <table:table-cell office:value-type="float" office:value="195.14653">
            <text:p>195.14653</text:p>
          </table:table-cell>
          <table:table-cell office:value-type="float" office:value="28.40304">
            <text:p>28.403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191">
            <text:p>7.191</text:p>
          </table:table-cell>
          <table:table-cell table:formula="of:=ROUND([.J5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DSS J130103.81+282618.2</text:p>
          </table:table-cell>
          <table:table-cell office:value-type="float" office:value="195.2659">
            <text:p>195.2659</text:p>
          </table:table-cell>
          <table:table-cell office:value-type="float" office:value="28.43841">
            <text:p>28.43841</text:p>
          </table:table-cell>
          <table:table-cell office:value-type="string">
            <text:p>G</text:p>
          </table:table-cell>
          <table:table-cell office:value-type="float" office:value="61511">
            <text:p>61511</text:p>
          </table:table-cell>
          <table:table-cell office:value-type="float" office:value="0.20518">
            <text:p>0.20518</text:p>
          </table:table-cell>
          <table:table-cell office:value-type="string">
            <text:p>PHOT</text:p>
          </table:table-cell>
          <table:table-cell office:value-type="string">
            <text:p>21.9g</text:p>
          </table:table-cell>
          <table:table-cell office:value-type="float" office:value="6.591">
            <text:p>6.591</text:p>
          </table:table-cell>
          <table:table-cell table:formula="of:=ROUND([.J58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DSS J130044.23+282516.8</text:p>
          </table:table-cell>
          <table:table-cell office:value-type="float" office:value="195.18432">
            <text:p>195.18432</text:p>
          </table:table-cell>
          <table:table-cell office:value-type="float" office:value="28.42135">
            <text:p>28.421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638">
            <text:p>6.638</text:p>
          </table:table-cell>
          <table:table-cell table:formula="of:=ROUND([.J58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DSS J130044.35+281404.6</text:p>
          </table:table-cell>
          <table:table-cell office:value-type="float" office:value="195.18482">
            <text:p>195.18482</text:p>
          </table:table-cell>
          <table:table-cell office:value-type="float" office:value="28.23462">
            <text:p>28.23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736">
            <text:p>6.736</text:p>
          </table:table-cell>
          <table:table-cell table:formula="of:=ROUND([.J58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DSS J130047.06+282542.5</text:p>
          </table:table-cell>
          <table:table-cell office:value-type="float" office:value="195.19612">
            <text:p>195.19612</text:p>
          </table:table-cell>
          <table:table-cell office:value-type="float" office:value="28.42849">
            <text:p>28.42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694">
            <text:p>6.694</text:p>
          </table:table-cell>
          <table:table-cell table:formula="of:=ROUND([.J5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DSS J130029.94+282015.1</text:p>
          </table:table-cell>
          <table:table-cell office:value-type="float" office:value="195.12477">
            <text:p>195.12477</text:p>
          </table:table-cell>
          <table:table-cell office:value-type="float" office:value="28.33753">
            <text:p>28.337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828">
            <text:p>6.828</text:p>
          </table:table-cell>
          <table:table-cell table:formula="of:=ROUND([.J5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SDSS J130114.89+282602.2</text:p>
          </table:table-cell>
          <table:table-cell office:value-type="float" office:value="195.31208">
            <text:p>195.31208</text:p>
          </table:table-cell>
          <table:table-cell office:value-type="float" office:value="28.43396">
            <text:p>28.43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006">
            <text:p>7.006</text:p>
          </table:table-cell>
          <table:table-cell table:formula="of:=ROUND([.J5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SDSS J130038.27+282510.5</text:p>
          </table:table-cell>
          <table:table-cell office:value-type="float" office:value="195.15947">
            <text:p>195.15947</text:p>
          </table:table-cell>
          <table:table-cell office:value-type="float" office:value="28.4196">
            <text:p>28.41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365">
            <text:p>7.365</text:p>
          </table:table-cell>
          <table:table-cell table:formula="of:=ROUND([.J58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DSS J130044.55+281414.1</text:p>
          </table:table-cell>
          <table:table-cell office:value-type="float" office:value="195.18565">
            <text:p>195.18565</text:p>
          </table:table-cell>
          <table:table-cell office:value-type="float" office:value="28.23727">
            <text:p>28.23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579">
            <text:p>6.579</text:p>
          </table:table-cell>
          <table:table-cell table:formula="of:=ROUND([.J589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DSS J130047.55+281337.1</text:p>
          </table:table-cell>
          <table:table-cell office:value-type="float" office:value="195.19815">
            <text:p>195.19815</text:p>
          </table:table-cell>
          <table:table-cell office:value-type="float" office:value="28.227">
            <text:p>28.227</text:p>
          </table:table-cell>
          <table:table-cell office:value-type="string">
            <text:p>G</text:p>
          </table:table-cell>
          <table:table-cell office:value-type="float" office:value="119203">
            <text:p>119203</text:p>
          </table:table-cell>
          <table:table-cell office:value-type="float" office:value="0.39762">
            <text:p>0.39762</text:p>
          </table:table-cell>
          <table:table-cell office:value-type="string">
            <text:p>PHOT</text:p>
          </table:table-cell>
          <table:table-cell office:value-type="string">
            <text:p>22.1g</text:p>
          </table:table-cell>
          <table:table-cell office:value-type="float" office:value="6.793">
            <text:p>6.793</text:p>
          </table:table-cell>
          <table:table-cell table:formula="of:=ROUND([.J590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SDSS J130111.66+282622.3</text:p>
          </table:table-cell>
          <table:table-cell office:value-type="float" office:value="195.29859">
            <text:p>195.29859</text:p>
          </table:table-cell>
          <table:table-cell office:value-type="float" office:value="28.43953">
            <text:p>28.439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037">
            <text:p>7.037</text:p>
          </table:table-cell>
          <table:table-cell table:formula="of:=ROUND([.J59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SDSS J130125.52+281503.9</text:p>
          </table:table-cell>
          <table:table-cell office:value-type="float" office:value="195.35635">
            <text:p>195.35635</text:p>
          </table:table-cell>
          <table:table-cell office:value-type="float" office:value="28.2511">
            <text:p>28.2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163">
            <text:p>7.163</text:p>
          </table:table-cell>
          <table:table-cell table:formula="of:=ROUND([.J5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SDSS J130125.05+282450.3</text:p>
          </table:table-cell>
          <table:table-cell office:value-type="float" office:value="195.3544">
            <text:p>195.3544</text:p>
          </table:table-cell>
          <table:table-cell office:value-type="float" office:value="28.41397">
            <text:p>28.413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362">
            <text:p>7.362</text:p>
          </table:table-cell>
          <table:table-cell table:formula="of:=ROUND([.J5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DSS J130131.62+282100.5</text:p>
          </table:table-cell>
          <table:table-cell office:value-type="float" office:value="195.38177">
            <text:p>195.38177</text:p>
          </table:table-cell>
          <table:table-cell office:value-type="float" office:value="28.35016">
            <text:p>28.35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88">
            <text:p>6.88</text:p>
          </table:table-cell>
          <table:table-cell table:formula="of:=ROUND([.J59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SDSS J130031.31+281705.5</text:p>
          </table:table-cell>
          <table:table-cell office:value-type="float" office:value="195.13046">
            <text:p>195.13046</text:p>
          </table:table-cell>
          <table:table-cell office:value-type="float" office:value="28.28488">
            <text:p>28.28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03">
            <text:p>7.03</text:p>
          </table:table-cell>
          <table:table-cell table:formula="of:=ROUND([.J59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SDSS J130037.46+281450.7</text:p>
          </table:table-cell>
          <table:table-cell office:value-type="float" office:value="195.15611">
            <text:p>195.15611</text:p>
          </table:table-cell>
          <table:table-cell office:value-type="float" office:value="28.24742">
            <text:p>28.24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113">
            <text:p>7.113</text:p>
          </table:table-cell>
          <table:table-cell table:formula="of:=ROUND([.J5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SDSS J130134.07+282114.9</text:p>
          </table:table-cell>
          <table:table-cell office:value-type="float" office:value="195.39197">
            <text:p>195.39197</text:p>
          </table:table-cell>
          <table:table-cell office:value-type="float" office:value="28.35415">
            <text:p>28.354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455">
            <text:p>7.455</text:p>
          </table:table-cell>
          <table:table-cell table:formula="of:=ROUND([.J59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SDSS J130052.56+282618.8</text:p>
          </table:table-cell>
          <table:table-cell office:value-type="float" office:value="195.21902">
            <text:p>195.21902</text:p>
          </table:table-cell>
          <table:table-cell office:value-type="float" office:value="28.43856">
            <text:p>28.438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819">
            <text:p>6.819</text:p>
          </table:table-cell>
          <table:table-cell table:formula="of:=ROUND([.J5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SDSS J130103.46+281255.2</text:p>
          </table:table-cell>
          <table:table-cell office:value-type="float" office:value="195.26445">
            <text:p>195.26445</text:p>
          </table:table-cell>
          <table:table-cell office:value-type="float" office:value="28.21535">
            <text:p>28.215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848">
            <text:p>6.848</text:p>
          </table:table-cell>
          <table:table-cell table:formula="of:=ROUND([.J59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SDSS J130028.77+281923.1</text:p>
          </table:table-cell>
          <table:table-cell office:value-type="float" office:value="195.11989">
            <text:p>195.11989</text:p>
          </table:table-cell>
          <table:table-cell office:value-type="float" office:value="28.32309">
            <text:p>28.32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077">
            <text:p>7.077</text:p>
          </table:table-cell>
          <table:table-cell table:formula="of:=ROUND([.J60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SDSS J130129.19+281557.7</text:p>
          </table:table-cell>
          <table:table-cell office:value-type="float" office:value="195.37164">
            <text:p>195.37164</text:p>
          </table:table-cell>
          <table:table-cell office:value-type="float" office:value="28.26605">
            <text:p>28.266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288">
            <text:p>7.288</text:p>
          </table:table-cell>
          <table:table-cell table:formula="of:=ROUND([.J60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SDSS J130133.53+282141.3</text:p>
          </table:table-cell>
          <table:table-cell office:value-type="float" office:value="195.38974">
            <text:p>195.38974</text:p>
          </table:table-cell>
          <table:table-cell office:value-type="float" office:value="28.36147">
            <text:p>28.36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441">
            <text:p>7.441</text:p>
          </table:table-cell>
          <table:table-cell table:formula="of:=ROUND([.J60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SDSS J130130.94+282024.4</text:p>
          </table:table-cell>
          <table:table-cell office:value-type="float" office:value="195.37894">
            <text:p>195.37894</text:p>
          </table:table-cell>
          <table:table-cell office:value-type="float" office:value="28.34013">
            <text:p>28.34013</text:p>
          </table:table-cell>
          <table:table-cell office:value-type="string">
            <text:p>G</text:p>
          </table:table-cell>
          <table:table-cell office:value-type="float" office:value="31538">
            <text:p>31538</text:p>
          </table:table-cell>
          <table:table-cell office:value-type="float" office:value="0.1052">
            <text:p>0.1052</text:p>
          </table:table-cell>
          <table:table-cell office:value-type="string">
            <text:p>PHOT</text:p>
          </table:table-cell>
          <table:table-cell office:value-type="string">
            <text:p>22.4g</text:p>
          </table:table-cell>
          <table:table-cell office:value-type="float" office:value="6.647">
            <text:p>6.647</text:p>
          </table:table-cell>
          <table:table-cell table:formula="of:=ROUND([.J60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SDSS J130119.33+281410.1</text:p>
          </table:table-cell>
          <table:table-cell office:value-type="float" office:value="195.33057">
            <text:p>195.33057</text:p>
          </table:table-cell>
          <table:table-cell office:value-type="float" office:value="28.23614">
            <text:p>28.23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899">
            <text:p>6.899</text:p>
          </table:table-cell>
          <table:table-cell table:formula="of:=ROUND([.J6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SDSS J130129.05+281538.6</text:p>
          </table:table-cell>
          <table:table-cell office:value-type="float" office:value="195.37105">
            <text:p>195.37105</text:p>
          </table:table-cell>
          <table:table-cell office:value-type="float" office:value="28.26073">
            <text:p>28.26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433">
            <text:p>7.433</text:p>
          </table:table-cell>
          <table:table-cell table:formula="of:=ROUND([.J60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SDSS J130134.89+281935.3</text:p>
          </table:table-cell>
          <table:table-cell office:value-type="float" office:value="195.39539">
            <text:p>195.39539</text:p>
          </table:table-cell>
          <table:table-cell office:value-type="float" office:value="28.32648">
            <text:p>28.32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485">
            <text:p>7.485</text:p>
          </table:table-cell>
          <table:table-cell table:formula="of:=ROUND([.J6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SDSS J130124.31+281526.9</text:p>
          </table:table-cell>
          <table:table-cell office:value-type="float" office:value="195.3513">
            <text:p>195.3513</text:p>
          </table:table-cell>
          <table:table-cell office:value-type="float" office:value="28.25747">
            <text:p>28.25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712">
            <text:p>6.712</text:p>
          </table:table-cell>
          <table:table-cell table:formula="of:=ROUND([.J6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SDSS J130123.07+282438.6</text:p>
          </table:table-cell>
          <table:table-cell office:value-type="float" office:value="195.34617">
            <text:p>195.34617</text:p>
          </table:table-cell>
          <table:table-cell office:value-type="float" office:value="28.41073">
            <text:p>28.410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915">
            <text:p>6.915</text:p>
          </table:table-cell>
          <table:table-cell table:formula="of:=ROUND([.J6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SDSS J130120.46+282510.8</text:p>
          </table:table-cell>
          <table:table-cell office:value-type="float" office:value="195.33527">
            <text:p>195.33527</text:p>
          </table:table-cell>
          <table:table-cell office:value-type="float" office:value="28.41969">
            <text:p>28.41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935">
            <text:p>6.935</text:p>
          </table:table-cell>
          <table:table-cell table:formula="of:=ROUND([.J60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SDSS J130042.01+281353.7</text:p>
          </table:table-cell>
          <table:table-cell office:value-type="float" office:value="195.17507">
            <text:p>195.17507</text:p>
          </table:table-cell>
          <table:table-cell office:value-type="float" office:value="28.23159">
            <text:p>28.23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175">
            <text:p>7.175</text:p>
          </table:table-cell>
          <table:table-cell table:formula="of:=ROUND([.J61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DSS J130046.32+282612.5</text:p>
          </table:table-cell>
          <table:table-cell office:value-type="float" office:value="195.19301">
            <text:p>195.19301</text:p>
          </table:table-cell>
          <table:table-cell office:value-type="float" office:value="28.43681">
            <text:p>28.436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214">
            <text:p>7.214</text:p>
          </table:table-cell>
          <table:table-cell table:formula="of:=ROUND([.J61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ABELL 1656:[EF2011] 5835</text:p>
          </table:table-cell>
          <table:table-cell office:value-type="float" office:value="195.21651">
            <text:p>195.21651</text:p>
          </table:table-cell>
          <table:table-cell office:value-type="float" office:value="28.44831">
            <text:p>28.44831</text:p>
          </table:table-cell>
          <table:table-cell office:value-type="string">
            <text:p>G</text:p>
          </table:table-cell>
          <table:table-cell office:value-type="float" office:value="179582">
            <text:p>179582</text:p>
          </table:table-cell>
          <table:table-cell office:value-type="float" office:value="0.59902">
            <text:p>0.59902</text:p>
          </table:table-cell>
          <table:table-cell office:value-type="string">
            <text:p>PHOT</text:p>
          </table:table-cell>
          <table:table-cell office:value-type="string">
            <text:p>22.5g</text:p>
          </table:table-cell>
          <table:table-cell office:value-type="float" office:value="7.418">
            <text:p>7.418</text:p>
          </table:table-cell>
          <table:table-cell table:formula="of:=ROUND([.J612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DSS J130030.97+281916.5</text:p>
          </table:table-cell>
          <table:table-cell office:value-type="float" office:value="195.12907">
            <text:p>195.12907</text:p>
          </table:table-cell>
          <table:table-cell office:value-type="float" office:value="28.32128">
            <text:p>28.32128</text:p>
          </table:table-cell>
          <table:table-cell office:value-type="string">
            <text:p>G</text:p>
          </table:table-cell>
          <table:table-cell office:value-type="float" office:value="75524">
            <text:p>75524</text:p>
          </table:table-cell>
          <table:table-cell office:value-type="float" office:value="0.25192">
            <text:p>0.25192</text:p>
          </table:table-cell>
          <table:table-cell office:value-type="string">
            <text:p>PHOT</text:p>
          </table:table-cell>
          <table:table-cell office:value-type="string">
            <text:p>22.6g</text:p>
          </table:table-cell>
          <table:table-cell office:value-type="float" office:value="6.6">
            <text:p>6.6</text:p>
          </table:table-cell>
          <table:table-cell table:formula="of:=ROUND([.J613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DSS J130031.21+282120.1</text:p>
          </table:table-cell>
          <table:table-cell office:value-type="float" office:value="195.13008">
            <text:p>195.13008</text:p>
          </table:table-cell>
          <table:table-cell office:value-type="float" office:value="28.35561">
            <text:p>28.35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72">
            <text:p>6.72</text:p>
          </table:table-cell>
          <table:table-cell table:formula="of:=ROUND([.J61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SDSS J130129.42+281640.5</text:p>
          </table:table-cell>
          <table:table-cell office:value-type="float" office:value="195.37261">
            <text:p>195.37261</text:p>
          </table:table-cell>
          <table:table-cell office:value-type="float" office:value="28.27793">
            <text:p>28.27793</text:p>
          </table:table-cell>
          <table:table-cell office:value-type="string">
            <text:p>G</text:p>
          </table:table-cell>
          <table:table-cell office:value-type="float" office:value="115444">
            <text:p>115444</text:p>
          </table:table-cell>
          <table:table-cell office:value-type="float" office:value="0.38508">
            <text:p>0.38508</text:p>
          </table:table-cell>
          <table:table-cell office:value-type="string">
            <text:p>PHOT</text:p>
          </table:table-cell>
          <table:table-cell office:value-type="string">
            <text:p>22.6g</text:p>
          </table:table-cell>
          <table:table-cell office:value-type="float" office:value="6.991">
            <text:p>6.991</text:p>
          </table:table-cell>
          <table:table-cell table:formula="of:=ROUND([.J61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SDSS J130028.78+281923.2</text:p>
          </table:table-cell>
          <table:table-cell office:value-type="float" office:value="195.11992">
            <text:p>195.11992</text:p>
          </table:table-cell>
          <table:table-cell office:value-type="float" office:value="28.32311">
            <text:p>28.323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075">
            <text:p>7.075</text:p>
          </table:table-cell>
          <table:table-cell table:formula="of:=ROUND([.J616])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DSS J130030.09+282220.4</text:p>
          </table:table-cell>
          <table:table-cell office:value-type="float" office:value="195.12541">
            <text:p>195.12541</text:p>
          </table:table-cell>
          <table:table-cell office:value-type="float" office:value="28.37234">
            <text:p>28.372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255">
            <text:p>7.255</text:p>
          </table:table-cell>
          <table:table-cell table:formula="of:=ROUND([.J61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SDSS J130105.57+281227.6</text:p>
          </table:table-cell>
          <table:table-cell office:value-type="float" office:value="195.27322">
            <text:p>195.27322</text:p>
          </table:table-cell>
          <table:table-cell office:value-type="float" office:value="28.20769">
            <text:p>28.207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356">
            <text:p>7.356</text:p>
          </table:table-cell>
          <table:table-cell table:formula="of:=ROUND([.J61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SDSS J130132.07+281702.7</text:p>
          </table:table-cell>
          <table:table-cell office:value-type="float" office:value="195.38365">
            <text:p>195.38365</text:p>
          </table:table-cell>
          <table:table-cell office:value-type="float" office:value="28.28411">
            <text:p>28.284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376">
            <text:p>7.376</text:p>
          </table:table-cell>
          <table:table-cell table:formula="of:=ROUND([.J61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DSS J130028.28+282147.8</text:p>
          </table:table-cell>
          <table:table-cell office:value-type="float" office:value="195.11785">
            <text:p>195.11785</text:p>
          </table:table-cell>
          <table:table-cell office:value-type="float" office:value="28.3633">
            <text:p>28.3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462">
            <text:p>7.462</text:p>
          </table:table-cell>
          <table:table-cell table:formula="of:=ROUND([.J62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DSS J130032.00+282136.6</text:p>
          </table:table-cell>
          <table:table-cell office:value-type="float" office:value="195.13337">
            <text:p>195.13337</text:p>
          </table:table-cell>
          <table:table-cell office:value-type="float" office:value="28.36017">
            <text:p>28.36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623">
            <text:p>6.623</text:p>
          </table:table-cell>
          <table:table-cell table:formula="of:=ROUND([.J621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SDSS J130131.98+281922.2</text:p>
          </table:table-cell>
          <table:table-cell office:value-type="float" office:value="195.38327">
            <text:p>195.38327</text:p>
          </table:table-cell>
          <table:table-cell office:value-type="float" office:value="28.32284">
            <text:p>28.322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853">
            <text:p>6.853</text:p>
          </table:table-cell>
          <table:table-cell table:formula="of:=ROUND([.J6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SDSS J130124.19+281501.7</text:p>
          </table:table-cell>
          <table:table-cell office:value-type="float" office:value="195.35083">
            <text:p>195.35083</text:p>
          </table:table-cell>
          <table:table-cell office:value-type="float" office:value="28.25049">
            <text:p>28.25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969">
            <text:p>6.969</text:p>
          </table:table-cell>
          <table:table-cell table:formula="of:=ROUND([.J6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SDSS J130118.04+281351.8</text:p>
          </table:table-cell>
          <table:table-cell office:value-type="float" office:value="195.32518">
            <text:p>195.32518</text:p>
          </table:table-cell>
          <table:table-cell office:value-type="float" office:value="28.23106">
            <text:p>28.23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99">
            <text:p>6.99</text:p>
          </table:table-cell>
          <table:table-cell table:formula="of:=ROUND([.J6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SDSS J130034.32+282404.7</text:p>
          </table:table-cell>
          <table:table-cell office:value-type="float" office:value="195.14302">
            <text:p>195.14302</text:p>
          </table:table-cell>
          <table:table-cell office:value-type="float" office:value="28.40132">
            <text:p>28.401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276">
            <text:p>7.276</text:p>
          </table:table-cell>
          <table:table-cell table:formula="of:=ROUND([.J6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SDSS J130100.38+281220.1</text:p>
          </table:table-cell>
          <table:table-cell office:value-type="float" office:value="195.25162">
            <text:p>195.25162</text:p>
          </table:table-cell>
          <table:table-cell office:value-type="float" office:value="28.20561">
            <text:p>28.205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41">
            <text:p>7.41</text:p>
          </table:table-cell>
          <table:table-cell table:formula="of:=ROUND([.J62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SDSS J130102.23+282634.5</text:p>
          </table:table-cell>
          <table:table-cell office:value-type="float" office:value="195.25931">
            <text:p>195.25931</text:p>
          </table:table-cell>
          <table:table-cell office:value-type="float" office:value="28.44294">
            <text:p>28.442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37">
            <text:p>6.837</text:p>
          </table:table-cell>
          <table:table-cell table:formula="of:=ROUND([.J6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SDSS J130037.59+281453.3</text:p>
          </table:table-cell>
          <table:table-cell office:value-type="float" office:value="195.15666">
            <text:p>195.15666</text:p>
          </table:table-cell>
          <table:table-cell office:value-type="float" office:value="28.24814">
            <text:p>28.24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063">
            <text:p>7.063</text:p>
          </table:table-cell>
          <table:table-cell table:formula="of:=ROUND([.J62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SDSS J130032.75+281556.0</text:p>
          </table:table-cell>
          <table:table-cell office:value-type="float" office:value="195.13646">
            <text:p>195.13646</text:p>
          </table:table-cell>
          <table:table-cell office:value-type="float" office:value="28.26557">
            <text:p>28.26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273">
            <text:p>7.273</text:p>
          </table:table-cell>
          <table:table-cell table:formula="of:=ROUND([.J62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DSS J130130.46+282040.0</text:p>
          </table:table-cell>
          <table:table-cell office:value-type="float" office:value="195.37693">
            <text:p>195.37693</text:p>
          </table:table-cell>
          <table:table-cell office:value-type="float" office:value="28.34445">
            <text:p>28.344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572">
            <text:p>6.572</text:p>
          </table:table-cell>
          <table:table-cell table:formula="of:=ROUND([.J63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DSS J130115.79+282535.0</text:p>
          </table:table-cell>
          <table:table-cell office:value-type="float" office:value="195.31582">
            <text:p>195.31582</text:p>
          </table:table-cell>
          <table:table-cell office:value-type="float" office:value="28.42639">
            <text:p>28.42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696">
            <text:p>6.696</text:p>
          </table:table-cell>
          <table:table-cell table:formula="of:=ROUND([.J6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SDSS J130030.65+282135.7</text:p>
          </table:table-cell>
          <table:table-cell office:value-type="float" office:value="195.12772">
            <text:p>195.12772</text:p>
          </table:table-cell>
          <table:table-cell office:value-type="float" office:value="28.35992">
            <text:p>28.359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905">
            <text:p>6.905</text:p>
          </table:table-cell>
          <table:table-cell table:formula="of:=ROUND([.J6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SDSS J130126.36+281537.2</text:p>
          </table:table-cell>
          <table:table-cell office:value-type="float" office:value="195.35986">
            <text:p>195.35986</text:p>
          </table:table-cell>
          <table:table-cell office:value-type="float" office:value="28.26035">
            <text:p>28.260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961">
            <text:p>6.961</text:p>
          </table:table-cell>
          <table:table-cell table:formula="of:=ROUND([.J63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DSS J130030.56+282210.5</text:p>
          </table:table-cell>
          <table:table-cell office:value-type="float" office:value="195.12734">
            <text:p>195.12734</text:p>
          </table:table-cell>
          <table:table-cell office:value-type="float" office:value="28.36959">
            <text:p>28.369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101">
            <text:p>7.101</text:p>
          </table:table-cell>
          <table:table-cell table:formula="of:=ROUND([.J63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SDSS J130047.81+281311.5</text:p>
          </table:table-cell>
          <table:table-cell office:value-type="float" office:value="195.19923">
            <text:p>195.19923</text:p>
          </table:table-cell>
          <table:table-cell office:value-type="float" office:value="28.21988">
            <text:p>28.21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157">
            <text:p>7.157</text:p>
          </table:table-cell>
          <table:table-cell table:formula="of:=ROUND([.J63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DSS J130044.77+281319.2</text:p>
          </table:table-cell>
          <table:table-cell office:value-type="float" office:value="195.18656">
            <text:p>195.18656</text:p>
          </table:table-cell>
          <table:table-cell office:value-type="float" office:value="28.222">
            <text:p>28.2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34">
            <text:p>7.34</text:p>
          </table:table-cell>
          <table:table-cell table:formula="of:=ROUND([.J63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SDSS J130119.79+281339.9</text:p>
          </table:table-cell>
          <table:table-cell office:value-type="float" office:value="195.33249">
            <text:p>195.33249</text:p>
          </table:table-cell>
          <table:table-cell office:value-type="float" office:value="28.22776">
            <text:p>28.227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369">
            <text:p>7.369</text:p>
          </table:table-cell>
          <table:table-cell table:formula="of:=ROUND([.J63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SDSS J130037.12+281431.1</text:p>
          </table:table-cell>
          <table:table-cell office:value-type="float" office:value="195.15468">
            <text:p>195.15468</text:p>
          </table:table-cell>
          <table:table-cell office:value-type="float" office:value="28.242">
            <text:p>28.2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395">
            <text:p>7.395</text:p>
          </table:table-cell>
          <table:table-cell table:formula="of:=ROUND([.J63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SDSS J130030.90+281717.9</text:p>
          </table:table-cell>
          <table:table-cell office:value-type="float" office:value="195.12877">
            <text:p>195.12877</text:p>
          </table:table-cell>
          <table:table-cell office:value-type="float" office:value="28.28832">
            <text:p>28.288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039">
            <text:p>7.039</text:p>
          </table:table-cell>
          <table:table-cell table:formula="of:=ROUND([.J63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ABELL 1656:[EF2011] 5469</text:p>
          </table:table-cell>
          <table:table-cell office:value-type="float" office:value="195.11696">
            <text:p>195.11696</text:p>
          </table:table-cell>
          <table:table-cell office:value-type="float" office:value="28.35177">
            <text:p>28.35177</text:p>
          </table:table-cell>
          <table:table-cell office:value-type="string">
            <text:p>G</text:p>
          </table:table-cell>
          <table:table-cell office:value-type="float" office:value="36080">
            <text:p>36080</text:p>
          </table:table-cell>
          <table:table-cell office:value-type="float" office:value="0.12035">
            <text:p>0.12035</text:p>
          </table:table-cell>
          <table:table-cell office:value-type="string">
            <text:p>PHOT</text:p>
          </table:table-cell>
          <table:table-cell office:value-type="string">
            <text:p>23.0g</text:p>
          </table:table-cell>
          <table:table-cell office:value-type="float" office:value="7.349">
            <text:p>7.349</text:p>
          </table:table-cell>
          <table:table-cell table:formula="of:=ROUND([.J640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[APS2006] J195.192795+28.21694</text:p>
          </table:table-cell>
          <table:table-cell office:value-type="float" office:value="195.19279">
            <text:p>195.19279</text:p>
          </table:table-cell>
          <table:table-cell office:value-type="float" office:value="28.21694">
            <text:p>28.21694</text:p>
          </table:table-cell>
          <table:table-cell office:value-type="string">
            <text:p>G</text:p>
          </table:table-cell>
          <table:table-cell office:value-type="float" office:value="24175">
            <text:p>24175</text:p>
          </table:table-cell>
          <table:table-cell office:value-type="float" office:value="0.08064">
            <text:p>0.08064</text:p>
          </table:table-cell>
          <table:table-cell office:value-type="string">
            <text:p>PHOT</text:p>
          </table:table-cell>
          <table:table-cell office:value-type="string">
            <text:p>23.0R</text:p>
          </table:table-cell>
          <table:table-cell office:value-type="float" office:value="7.459">
            <text:p>7.459</text:p>
          </table:table-cell>
          <table:table-cell table:formula="of:=ROUND([.J641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DSS J130043.31+282521.9</text:p>
          </table:table-cell>
          <table:table-cell office:value-type="float" office:value="195.18048">
            <text:p>195.18048</text:p>
          </table:table-cell>
          <table:table-cell office:value-type="float" office:value="28.42275">
            <text:p>28.422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821">
            <text:p>6.821</text:p>
          </table:table-cell>
          <table:table-cell table:formula="of:=ROUND([.J64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SDSS J130049.20+281311.6</text:p>
          </table:table-cell>
          <table:table-cell office:value-type="float" office:value="195.20501">
            <text:p>195.20501</text:p>
          </table:table-cell>
          <table:table-cell office:value-type="float" office:value="28.2199">
            <text:p>28.2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039">
            <text:p>7.039</text:p>
          </table:table-cell>
          <table:table-cell table:formula="of:=ROUND([.J64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SDSS J130033.67+281601.4</text:p>
          </table:table-cell>
          <table:table-cell office:value-type="float" office:value="195.14031">
            <text:p>195.14031</text:p>
          </table:table-cell>
          <table:table-cell office:value-type="float" office:value="28.26707">
            <text:p>28.267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052">
            <text:p>7.052</text:p>
          </table:table-cell>
          <table:table-cell table:formula="of:=ROUND([.J64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DSS J130027.75+281844.7</text:p>
          </table:table-cell>
          <table:table-cell office:value-type="float" office:value="195.11565">
            <text:p>195.11565</text:p>
          </table:table-cell>
          <table:table-cell office:value-type="float" office:value="28.31243">
            <text:p>28.312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36">
            <text:p>7.36</text:p>
          </table:table-cell>
          <table:table-cell table:formula="of:=ROUND([.J64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DSS J130039.59+281508.4</text:p>
          </table:table-cell>
          <table:table-cell office:value-type="float" office:value="195.16497">
            <text:p>195.16497</text:p>
          </table:table-cell>
          <table:table-cell office:value-type="float" office:value="28.25236">
            <text:p>28.25236</text:p>
          </table:table-cell>
          <table:table-cell office:value-type="string">
            <text:p>G</text:p>
          </table:table-cell>
          <table:table-cell office:value-type="float" office:value="125898">
            <text:p>125898</text:p>
          </table:table-cell>
          <table:table-cell office:value-type="float" office:value="0.41995">
            <text:p>0.41995</text:p>
          </table:table-cell>
          <table:table-cell office:value-type="string">
            <text:p>PHOT</text:p>
          </table:table-cell>
          <table:table-cell office:value-type="string">
            <text:p>23.3g</text:p>
          </table:table-cell>
          <table:table-cell office:value-type="float" office:value="6.571">
            <text:p>6.571</text:p>
          </table:table-cell>
          <table:table-cell table:formula="of:=ROUND([.J646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DSS J130032.55+281736.3</text:p>
          </table:table-cell>
          <table:table-cell office:value-type="float" office:value="195.13566">
            <text:p>195.13566</text:p>
          </table:table-cell>
          <table:table-cell office:value-type="float" office:value="28.29343">
            <text:p>28.293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592">
            <text:p>6.592</text:p>
          </table:table-cell>
          <table:table-cell table:formula="of:=ROUND([.J64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DSS J130128.38+281600.9</text:p>
          </table:table-cell>
          <table:table-cell office:value-type="float" office:value="195.36828">
            <text:p>195.36828</text:p>
          </table:table-cell>
          <table:table-cell office:value-type="float" office:value="28.26692">
            <text:p>28.26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11">
            <text:p>7.11</text:p>
          </table:table-cell>
          <table:table-cell table:formula="of:=ROUND([.J64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SDSS J130041.01+282540.9</text:p>
          </table:table-cell>
          <table:table-cell office:value-type="float" office:value="195.17089">
            <text:p>195.17089</text:p>
          </table:table-cell>
          <table:table-cell office:value-type="float" office:value="28.42805">
            <text:p>28.428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373">
            <text:p>7.373</text:p>
          </table:table-cell>
          <table:table-cell table:formula="of:=ROUND([.J64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SDSS J130110.59+281238.4</text:p>
          </table:table-cell>
          <table:table-cell office:value-type="float" office:value="195.29414">
            <text:p>195.29414</text:p>
          </table:table-cell>
          <table:table-cell office:value-type="float" office:value="28.21067">
            <text:p>28.210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419">
            <text:p>7.419</text:p>
          </table:table-cell>
          <table:table-cell table:formula="of:=ROUND([.J65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DSS J130126.62+281626.7</text:p>
          </table:table-cell>
          <table:table-cell office:value-type="float" office:value="195.36096">
            <text:p>195.36096</text:p>
          </table:table-cell>
          <table:table-cell office:value-type="float" office:value="28.2741">
            <text:p>28.27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6.556">
            <text:p>6.556</text:p>
          </table:table-cell>
          <table:table-cell table:formula="of:=ROUND([.J65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SDSS J130048.28+282627.0</text:p>
          </table:table-cell>
          <table:table-cell office:value-type="float" office:value="195.20119">
            <text:p>195.20119</text:p>
          </table:table-cell>
          <table:table-cell office:value-type="float" office:value="28.44084">
            <text:p>28.44084</text:p>
          </table:table-cell>
          <table:table-cell office:value-type="string">
            <text:p>G</text:p>
          </table:table-cell>
          <table:table-cell office:value-type="float" office:value="100652">
            <text:p>100652</text:p>
          </table:table-cell>
          <table:table-cell office:value-type="float" office:value="0.33574">
            <text:p>0.33574</text:p>
          </table:table-cell>
          <table:table-cell office:value-type="string">
            <text:p>PHOT</text:p>
          </table:table-cell>
          <table:table-cell office:value-type="string">
            <text:p>23.4g</text:p>
          </table:table-cell>
          <table:table-cell office:value-type="float" office:value="7.255">
            <text:p>7.255</text:p>
          </table:table-cell>
          <table:table-cell table:formula="of:=ROUND([.J65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DSS J130041.60+281440.0</text:p>
          </table:table-cell>
          <table:table-cell office:value-type="float" office:value="195.17336">
            <text:p>195.17336</text:p>
          </table:table-cell>
          <table:table-cell office:value-type="float" office:value="28.24447">
            <text:p>28.24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618">
            <text:p>6.618</text:p>
          </table:table-cell>
          <table:table-cell table:formula="of:=ROUND([.J65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DSS J130110.05+281324.6</text:p>
          </table:table-cell>
          <table:table-cell office:value-type="float" office:value="195.29191">
            <text:p>195.29191</text:p>
          </table:table-cell>
          <table:table-cell office:value-type="float" office:value="28.22353">
            <text:p>28.22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648">
            <text:p>6.648</text:p>
          </table:table-cell>
          <table:table-cell table:formula="of:=ROUND([.J65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DSS J130043.08+281421.7</text:p>
          </table:table-cell>
          <table:table-cell office:value-type="float" office:value="195.1795">
            <text:p>195.1795</text:p>
          </table:table-cell>
          <table:table-cell office:value-type="float" office:value="28.23937">
            <text:p>28.239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66">
            <text:p>6.66</text:p>
          </table:table-cell>
          <table:table-cell table:formula="of:=ROUND([.J655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DSS J130131.46+281937.0</text:p>
          </table:table-cell>
          <table:table-cell office:value-type="float" office:value="195.38112">
            <text:p>195.38112</text:p>
          </table:table-cell>
          <table:table-cell office:value-type="float" office:value="28.32695">
            <text:p>28.326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6.731">
            <text:p>6.731</text:p>
          </table:table-cell>
          <table:table-cell table:formula="of:=ROUND([.J65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DSS J130104.23+281312.9</text:p>
          </table:table-cell>
          <table:table-cell office:value-type="float" office:value="195.26763">
            <text:p>195.26763</text:p>
          </table:table-cell>
          <table:table-cell office:value-type="float" office:value="28.22027">
            <text:p>28.220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6.57">
            <text:p>6.57</text:p>
          </table:table-cell>
          <table:table-cell table:formula="of:=ROUND([.J65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DSS J130108.81+281307.8</text:p>
          </table:table-cell>
          <table:table-cell office:value-type="float" office:value="195.28675">
            <text:p>195.28675</text:p>
          </table:table-cell>
          <table:table-cell office:value-type="float" office:value="28.21884">
            <text:p>28.218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6.842">
            <text:p>6.842</text:p>
          </table:table-cell>
          <table:table-cell table:formula="of:=ROUND([.J65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SDSS J130131.20+282208.0</text:p>
          </table:table-cell>
          <table:table-cell office:value-type="float" office:value="195.38">
            <text:p>195.38</text:p>
          </table:table-cell>
          <table:table-cell office:value-type="float" office:value="28.36891">
            <text:p>28.36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7.084">
            <text:p>7.084</text:p>
          </table:table-cell>
          <table:table-cell table:formula="of:=ROUND([.J65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SDSS J130030.66+281848.7</text:p>
          </table:table-cell>
          <table:table-cell office:value-type="float" office:value="195.12775">
            <text:p>195.12775</text:p>
          </table:table-cell>
          <table:table-cell office:value-type="float" office:value="28.31354">
            <text:p>28.313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6.718">
            <text:p>6.718</text:p>
          </table:table-cell>
          <table:table-cell table:formula="of:=ROUND([.J66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SDSS J130107.70+281301.5</text:p>
          </table:table-cell>
          <table:table-cell office:value-type="float" office:value="195.2821">
            <text:p>195.2821</text:p>
          </table:table-cell>
          <table:table-cell office:value-type="float" office:value="28.21711">
            <text:p>28.21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6.884">
            <text:p>6.884</text:p>
          </table:table-cell>
          <table:table-cell table:formula="of:=ROUND([.J661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DSS J130054.10+282655.5</text:p>
          </table:table-cell>
          <table:table-cell office:value-type="float" office:value="195.22544">
            <text:p>195.22544</text:p>
          </table:table-cell>
          <table:table-cell office:value-type="float" office:value="28.44876">
            <text:p>28.448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7.333">
            <text:p>7.333</text:p>
          </table:table-cell>
          <table:table-cell table:formula="of:=ROUND([.J6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SDSS J130047.43+282607.5</text:p>
          </table:table-cell>
          <table:table-cell office:value-type="float" office:value="195.19766">
            <text:p>195.19766</text:p>
          </table:table-cell>
          <table:table-cell office:value-type="float" office:value="28.43544">
            <text:p>28.43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7.034">
            <text:p>7.034</text:p>
          </table:table-cell>
          <table:table-cell table:formula="of:=ROUND([.J66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SDSS J130033.47+281657.3</text:p>
          </table:table-cell>
          <table:table-cell office:value-type="float" office:value="195.13948">
            <text:p>195.13948</text:p>
          </table:table-cell>
          <table:table-cell office:value-type="float" office:value="28.28258">
            <text:p>28.282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2g</text:p>
          </table:table-cell>
          <table:table-cell office:value-type="float" office:value="6.648">
            <text:p>6.648</text:p>
          </table:table-cell>
          <table:table-cell table:formula="of:=ROUND([.J66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SDSS J130121.83+281356.0</text:p>
          </table:table-cell>
          <table:table-cell office:value-type="float" office:value="195.34097">
            <text:p>195.34097</text:p>
          </table:table-cell>
          <table:table-cell office:value-type="float" office:value="28.23224">
            <text:p>28.232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2g</text:p>
          </table:table-cell>
          <table:table-cell office:value-type="float" office:value="7.418">
            <text:p>7.418</text:p>
          </table:table-cell>
          <table:table-cell table:formula="of:=ROUND([.J6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BELL 1656:[EF2011] 5841</text:p>
          </table:table-cell>
          <table:table-cell office:value-type="float" office:value="195.24249">
            <text:p>195.24249</text:p>
          </table:table-cell>
          <table:table-cell office:value-type="float" office:value="28.44702">
            <text:p>28.44702</text:p>
          </table:table-cell>
          <table:table-cell office:value-type="string">
            <text:p>G</text:p>
          </table:table-cell>
          <table:table-cell office:value-type="float" office:value="235247">
            <text:p>235247</text:p>
          </table:table-cell>
          <table:table-cell office:value-type="float" office:value="0.7847">
            <text:p>0.7847</text:p>
          </table:table-cell>
          <table:table-cell office:value-type="string">
            <text:p>PHOT</text:p>
          </table:table-cell>
          <table:table-cell office:value-type="string">
            <text:p>25.7g</text:p>
          </table:table-cell>
          <table:table-cell office:value-type="float" office:value="7.101">
            <text:p>7.101</text:p>
          </table:table-cell>
          <table:table-cell table:formula="of:=ROUND([.J666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SDSS J130119.79+282643.8</text:p>
          </table:table-cell>
          <table:table-cell office:value-type="float" office:value="195.3325">
            <text:p>195.3325</text:p>
          </table:table-cell>
          <table:table-cell office:value-type="float" office:value="28.4455">
            <text:p>28.445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8.02">
            <text:p>18.02</text:p>
          </table:table-cell>
          <table:table-cell office:value-type="float" office:value="8.129">
            <text:p>8.129</text:p>
          </table:table-cell>
          <table:table-cell table:formula="of:=ROUND([.J6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SDSS J130032.46+281521.7</text:p>
          </table:table-cell>
          <table:table-cell office:value-type="float" office:value="195.13528">
            <text:p>195.13528</text:p>
          </table:table-cell>
          <table:table-cell office:value-type="float" office:value="28.25607">
            <text:p>28.25607</text:p>
          </table:table-cell>
          <table:table-cell office:value-type="string">
            <text:p>G</text:p>
          </table:table-cell>
          <table:table-cell office:value-type="float" office:value="6279">
            <text:p>6279</text:p>
          </table:table-cell>
          <table:table-cell office:value-type="float" office:value="0.020944">
            <text:p>0.020944</text:p>
          </table:table-cell>
          <table:table-cell office:value-type="string">
            <text:p><text:s text:c="4"/></text:p>
          </table:table-cell>
          <table:table-cell office:value-type="float" office:value="18.38">
            <text:p>18.38</text:p>
          </table:table-cell>
          <table:table-cell office:value-type="float" office:value="7.638">
            <text:p>7.638</text:p>
          </table:table-cell>
          <table:table-cell table:formula="of:=ROUND([.J668]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DSS J130105.03+281148.7</text:p>
          </table:table-cell>
          <table:table-cell office:value-type="float" office:value="195.27098">
            <text:p>195.27098</text:p>
          </table:table-cell>
          <table:table-cell office:value-type="float" office:value="28.19688">
            <text:p>28.1968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43">
            <text:p>19.43</text:p>
          </table:table-cell>
          <table:table-cell office:value-type="float" office:value="7.985">
            <text:p>7.985</text:p>
          </table:table-cell>
          <table:table-cell table:formula="of:=ROUND([.J669])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ABELL 1656:[GMP83] 1948</text:p>
          </table:table-cell>
          <table:table-cell office:value-type="float" office:value="195.40792">
            <text:p>195.40792</text:p>
          </table:table-cell>
          <table:table-cell office:value-type="float" office:value="28.34611">
            <text:p>28.3461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72">
            <text:p>19.72</text:p>
          </table:table-cell>
          <table:table-cell office:value-type="float" office:value="8.208">
            <text:p>8.208</text:p>
          </table:table-cell>
          <table:table-cell table:formula="of:=ROUND([.J670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SDSS J130111.68+282750.0</text:p>
          </table:table-cell>
          <table:table-cell office:value-type="float" office:value="195.29868">
            <text:p>195.29868</text:p>
          </table:table-cell>
          <table:table-cell office:value-type="float" office:value="28.46389">
            <text:p>28.4638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76">
            <text:p>19.76</text:p>
          </table:table-cell>
          <table:table-cell office:value-type="float" office:value="8.429">
            <text:p>8.429</text:p>
          </table:table-cell>
          <table:table-cell table:formula="of:=ROUND([.J671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[IBC2002] J130128+281515</text:p>
          </table:table-cell>
          <table:table-cell office:value-type="float" office:value="195.36917">
            <text:p>195.36917</text:p>
          </table:table-cell>
          <table:table-cell office:value-type="float" office:value="28.25417">
            <text:p>28.25417</text:p>
          </table:table-cell>
          <table:table-cell office:value-type="string">
            <text:p>G</text:p>
          </table:table-cell>
          <table:table-cell office:value-type="float" office:value="9061">
            <text:p>9061</text:p>
          </table:table-cell>
          <table:table-cell office:value-type="float" office:value="0.030224">
            <text:p>0.030224</text:p>
          </table:table-cell>
          <table:table-cell office:value-type="string">
            <text:p><text:s text:c="4"/></text:p>
          </table:table-cell>
          <table:table-cell office:value-type="float" office:value="20.41">
            <text:p>20.41</text:p>
          </table:table-cell>
          <table:table-cell office:value-type="float" office:value="7.577">
            <text:p>7.577</text:p>
          </table:table-cell>
          <table:table-cell table:formula="of:=ROUND([.J672]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DSS J130133.56+282356.9</text:p>
          </table:table-cell>
          <table:table-cell office:value-type="float" office:value="195.38984">
            <text:p>195.38984</text:p>
          </table:table-cell>
          <table:table-cell office:value-type="float" office:value="28.39917">
            <text:p>28.3991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43">
            <text:p>20.43</text:p>
          </table:table-cell>
          <table:table-cell office:value-type="float" office:value="8.327">
            <text:p>8.327</text:p>
          </table:table-cell>
          <table:table-cell table:formula="of:=ROUND([.J673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DSS J130135.84+281902.4</text:p>
          </table:table-cell>
          <table:table-cell office:value-type="float" office:value="195.39934">
            <text:p>195.39934</text:p>
          </table:table-cell>
          <table:table-cell office:value-type="float" office:value="28.31736">
            <text:p>28.3173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4">
            <text:p>20.84</text:p>
          </table:table-cell>
          <table:table-cell office:value-type="float" office:value="7.724">
            <text:p>7.724</text:p>
          </table:table-cell>
          <table:table-cell table:formula="of:=ROUND([.J674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DSS J130046.19+282732.2</text:p>
          </table:table-cell>
          <table:table-cell office:value-type="float" office:value="195.19248">
            <text:p>195.19248</text:p>
          </table:table-cell>
          <table:table-cell office:value-type="float" office:value="28.45895">
            <text:p>28.4589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9">
            <text:p>20.99</text:p>
          </table:table-cell>
          <table:table-cell office:value-type="float" office:value="8.435">
            <text:p>8.435</text:p>
          </table:table-cell>
          <table:table-cell table:formula="of:=ROUND([.J675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SDSS J130033.78+281439.4</text:p>
          </table:table-cell>
          <table:table-cell office:value-type="float" office:value="195.14078">
            <text:p>195.14078</text:p>
          </table:table-cell>
          <table:table-cell office:value-type="float" office:value="28.2443">
            <text:p>28.2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7.2g</text:p>
          </table:table-cell>
          <table:table-cell office:value-type="float" office:value="7.841">
            <text:p>7.841</text:p>
          </table:table-cell>
          <table:table-cell table:formula="of:=ROUND([.J676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DSS J130107.61+281219.6</text:p>
          </table:table-cell>
          <table:table-cell office:value-type="float" office:value="195.28171">
            <text:p>195.28171</text:p>
          </table:table-cell>
          <table:table-cell office:value-type="float" office:value="28.20546">
            <text:p>28.205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5g</text:p>
          </table:table-cell>
          <table:table-cell office:value-type="float" office:value="7.564">
            <text:p>7.564</text:p>
          </table:table-cell>
          <table:table-cell table:formula="of:=ROUND([.J677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DSS J130117.42+282633.4</text:p>
          </table:table-cell>
          <table:table-cell office:value-type="float" office:value="195.32262">
            <text:p>195.32262</text:p>
          </table:table-cell>
          <table:table-cell office:value-type="float" office:value="28.44267">
            <text:p>28.44267</text:p>
          </table:table-cell>
          <table:table-cell office:value-type="string">
            <text:p>G</text:p>
          </table:table-cell>
          <table:table-cell office:value-type="float" office:value="84212">
            <text:p>84212</text:p>
          </table:table-cell>
          <table:table-cell office:value-type="float" office:value="0.2809">
            <text:p>0.2809</text:p>
          </table:table-cell>
          <table:table-cell office:value-type="string">
            <text:p>PHOT</text:p>
          </table:table-cell>
          <table:table-cell office:value-type="string">
            <text:p>19.0r</text:p>
          </table:table-cell>
          <table:table-cell office:value-type="float" office:value="7.725">
            <text:p>7.725</text:p>
          </table:table-cell>
          <table:table-cell table:formula="of:=ROUND([.J678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SDSS J130026.02+282032.0</text:p>
          </table:table-cell>
          <table:table-cell office:value-type="float" office:value="195.10842">
            <text:p>195.10842</text:p>
          </table:table-cell>
          <table:table-cell office:value-type="float" office:value="28.34223">
            <text:p>28.34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7.713">
            <text:p>7.713</text:p>
          </table:table-cell>
          <table:table-cell table:formula="of:=ROUND([.J679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DSS J130130.21+281538.3</text:p>
          </table:table-cell>
          <table:table-cell office:value-type="float" office:value="195.37591">
            <text:p>195.37591</text:p>
          </table:table-cell>
          <table:table-cell office:value-type="float" office:value="28.26067">
            <text:p>28.260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2g</text:p>
          </table:table-cell>
          <table:table-cell office:value-type="float" office:value="7.651">
            <text:p>7.651</text:p>
          </table:table-cell>
          <table:table-cell table:formula="of:=ROUND([.J680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SDSS J130138.27+282017.9</text:p>
          </table:table-cell>
          <table:table-cell office:value-type="float" office:value="195.40949">
            <text:p>195.40949</text:p>
          </table:table-cell>
          <table:table-cell office:value-type="float" office:value="28.33833">
            <text:p>28.33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2r</text:p>
          </table:table-cell>
          <table:table-cell office:value-type="float" office:value="8.246">
            <text:p>8.246</text:p>
          </table:table-cell>
          <table:table-cell table:formula="of:=ROUND([.J68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SDSS J130043.58+281211.2</text:p>
          </table:table-cell>
          <table:table-cell office:value-type="float" office:value="195.18133">
            <text:p>195.18133</text:p>
          </table:table-cell>
          <table:table-cell office:value-type="float" office:value="28.20314">
            <text:p>28.20314</text:p>
          </table:table-cell>
          <table:table-cell office:value-type="string">
            <text:p>G</text:p>
          </table:table-cell>
          <table:table-cell office:value-type="float" office:value="53573">
            <text:p>53573</text:p>
          </table:table-cell>
          <table:table-cell office:value-type="float" office:value="0.1787">
            <text:p>0.1787</text:p>
          </table:table-cell>
          <table:table-cell office:value-type="string">
            <text:p><text:s text:c="4"/></text:p>
          </table:table-cell>
          <table:table-cell office:value-type="string">
            <text:p>19.3g</text:p>
          </table:table-cell>
          <table:table-cell office:value-type="float" office:value="8.47">
            <text:p>8.47</text:p>
          </table:table-cell>
          <table:table-cell table:formula="of:=ROUND([.J682])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SDSS J130125.19+281351.5</text:p>
          </table:table-cell>
          <table:table-cell office:value-type="float" office:value="195.35496">
            <text:p>195.35496</text:p>
          </table:table-cell>
          <table:table-cell office:value-type="float" office:value="28.23097">
            <text:p>28.230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7.955">
            <text:p>7.955</text:p>
          </table:table-cell>
          <table:table-cell table:formula="of:=ROUND([.J68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SDSS J130043.25+281219.3</text:p>
          </table:table-cell>
          <table:table-cell office:value-type="float" office:value="195.18025">
            <text:p>195.18025</text:p>
          </table:table-cell>
          <table:table-cell office:value-type="float" office:value="28.20538">
            <text:p>28.20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8.376">
            <text:p>8.376</text:p>
          </table:table-cell>
          <table:table-cell table:formula="of:=ROUND([.J68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SDSS J130030.07+281450.2</text:p>
          </table:table-cell>
          <table:table-cell office:value-type="float" office:value="195.12532">
            <text:p>195.12532</text:p>
          </table:table-cell>
          <table:table-cell office:value-type="float" office:value="28.24729">
            <text:p>28.247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V</text:p>
          </table:table-cell>
          <table:table-cell office:value-type="float" office:value="8.372">
            <text:p>8.372</text:p>
          </table:table-cell>
          <table:table-cell table:formula="of:=ROUND([.J685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SDSS J130127.75+281407.4</text:p>
          </table:table-cell>
          <table:table-cell office:value-type="float" office:value="195.36566">
            <text:p>195.36566</text:p>
          </table:table-cell>
          <table:table-cell office:value-type="float" office:value="28.23541">
            <text:p>28.23541</text:p>
          </table:table-cell>
          <table:table-cell office:value-type="string">
            <text:p>G</text:p>
          </table:table-cell>
          <table:table-cell office:value-type="float" office:value="62267">
            <text:p>62267</text:p>
          </table:table-cell>
          <table:table-cell office:value-type="float" office:value="0.2077">
            <text:p>0.2077</text:p>
          </table:table-cell>
          <table:table-cell office:value-type="string">
            <text:p>PHOT</text:p>
          </table:table-cell>
          <table:table-cell office:value-type="string">
            <text:p>19.5g</text:p>
          </table:table-cell>
          <table:table-cell office:value-type="float" office:value="8.16">
            <text:p>8.16</text:p>
          </table:table-cell>
          <table:table-cell table:formula="of:=ROUND([.J686])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SDSS J130024.85+281746.6</text:p>
          </table:table-cell>
          <table:table-cell office:value-type="float" office:value="195.10356">
            <text:p>195.10356</text:p>
          </table:table-cell>
          <table:table-cell office:value-type="float" office:value="28.29629">
            <text:p>28.29629</text:p>
          </table:table-cell>
          <table:table-cell office:value-type="string">
            <text:p>G</text:p>
          </table:table-cell>
          <table:table-cell office:value-type="float" office:value="47727">
            <text:p>47727</text:p>
          </table:table-cell>
          <table:table-cell office:value-type="float" office:value="0.1592">
            <text:p>0.1592</text:p>
          </table:table-cell>
          <table:table-cell office:value-type="string">
            <text:p>PHOT</text:p>
          </table:table-cell>
          <table:table-cell office:value-type="string">
            <text:p>19.5r</text:p>
          </table:table-cell>
          <table:table-cell office:value-type="float" office:value="8.172">
            <text:p>8.172</text:p>
          </table:table-cell>
          <table:table-cell table:formula="of:=ROUND([.J687])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SDSS J130119.69+282653.0</text:p>
          </table:table-cell>
          <table:table-cell office:value-type="float" office:value="195.33204">
            <text:p>195.33204</text:p>
          </table:table-cell>
          <table:table-cell office:value-type="float" office:value="28.44807">
            <text:p>28.44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8.25">
            <text:p>8.25</text:p>
          </table:table-cell>
          <table:table-cell table:formula="of:=ROUND([.J68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[IBG2003] J130056+282802</text:p>
          </table:table-cell>
          <table:table-cell office:value-type="float" office:value="195.23517">
            <text:p>195.23517</text:p>
          </table:table-cell>
          <table:table-cell office:value-type="float" office:value="28.46681">
            <text:p>28.46681</text:p>
          </table:table-cell>
          <table:table-cell office:value-type="string">
            <text:p>G</text:p>
          </table:table-cell>
          <table:table-cell office:value-type="float" office:value="116589">
            <text:p>116589</text:p>
          </table:table-cell>
          <table:table-cell office:value-type="float" office:value="0.3889">
            <text:p>0.3889</text:p>
          </table:table-cell>
          <table:table-cell office:value-type="string">
            <text:p>PHOT</text:p>
          </table:table-cell>
          <table:table-cell office:value-type="string">
            <text:p>19.5r</text:p>
          </table:table-cell>
          <table:table-cell office:value-type="float" office:value="8.321">
            <text:p>8.321</text:p>
          </table:table-cell>
          <table:table-cell table:formula="of:=ROUND([.J689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SDSS J130103.90+281120.3</text:p>
          </table:table-cell>
          <table:table-cell office:value-type="float" office:value="195.26627">
            <text:p>195.26627</text:p>
          </table:table-cell>
          <table:table-cell office:value-type="float" office:value="28.189">
            <text:p>28.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8.432">
            <text:p>8.432</text:p>
          </table:table-cell>
          <table:table-cell table:formula="of:=ROUND([.J690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[APD2000] J130027.9+281602</text:p>
          </table:table-cell>
          <table:table-cell office:value-type="float" office:value="195.11633">
            <text:p>195.11633</text:p>
          </table:table-cell>
          <table:table-cell office:value-type="float" office:value="28.26758">
            <text:p>28.267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8.142">
            <text:p>8.142</text:p>
          </table:table-cell>
          <table:table-cell table:formula="of:=ROUND([.J691]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SDSS J130137.86+282122.6</text:p>
          </table:table-cell>
          <table:table-cell office:value-type="float" office:value="195.40775">
            <text:p>195.40775</text:p>
          </table:table-cell>
          <table:table-cell office:value-type="float" office:value="28.3563">
            <text:p>28.3563</text:p>
          </table:table-cell>
          <table:table-cell office:value-type="string">
            <text:p>G</text:p>
          </table:table-cell>
          <table:table-cell office:value-type="float" office:value="88151">
            <text:p>88151</text:p>
          </table:table-cell>
          <table:table-cell office:value-type="float" office:value="0.29404">
            <text:p>0.29404</text:p>
          </table:table-cell>
          <table:table-cell office:value-type="string">
            <text:p>PHOT</text:p>
          </table:table-cell>
          <table:table-cell office:value-type="string">
            <text:p>19.6r</text:p>
          </table:table-cell>
          <table:table-cell office:value-type="float" office:value="8.297">
            <text:p>8.297</text:p>
          </table:table-cell>
          <table:table-cell table:formula="of:=ROUND([.J692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[IBG2003] J130026+281701</text:p>
          </table:table-cell>
          <table:table-cell office:value-type="float" office:value="195.11034">
            <text:p>195.11034</text:p>
          </table:table-cell>
          <table:table-cell office:value-type="float" office:value="28.28303">
            <text:p>28.283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8.062">
            <text:p>8.062</text:p>
          </table:table-cell>
          <table:table-cell table:formula="of:=ROUND([.J693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SDSS J130040.28+281237.6</text:p>
          </table:table-cell>
          <table:table-cell office:value-type="float" office:value="195.16786">
            <text:p>195.16786</text:p>
          </table:table-cell>
          <table:table-cell office:value-type="float" office:value="28.21045">
            <text:p>28.210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8.441">
            <text:p>8.441</text:p>
          </table:table-cell>
          <table:table-cell table:formula="of:=ROUND([.J694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DSS J130033.08+281435.6</text:p>
          </table:table-cell>
          <table:table-cell office:value-type="float" office:value="195.13785">
            <text:p>195.13785</text:p>
          </table:table-cell>
          <table:table-cell office:value-type="float" office:value="28.24325">
            <text:p>28.24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8">
            <text:p>8</text:p>
          </table:table-cell>
          <table:table-cell table:formula="of:=ROUND([.J695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SDSS J130134.10+281559.4</text:p>
          </table:table-cell>
          <table:table-cell office:value-type="float" office:value="195.39212">
            <text:p>195.39212</text:p>
          </table:table-cell>
          <table:table-cell office:value-type="float" office:value="28.2665">
            <text:p>28.26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8.22">
            <text:p>8.22</text:p>
          </table:table-cell>
          <table:table-cell table:formula="of:=ROUND([.J69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SDSS J130050.84+281149.5</text:p>
          </table:table-cell>
          <table:table-cell office:value-type="float" office:value="195.21185">
            <text:p>195.21185</text:p>
          </table:table-cell>
          <table:table-cell office:value-type="float" office:value="28.19711">
            <text:p>28.197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8.222">
            <text:p>8.222</text:p>
          </table:table-cell>
          <table:table-cell table:formula="of:=ROUND([.J697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DSS J130030.30+282346.6</text:p>
          </table:table-cell>
          <table:table-cell office:value-type="float" office:value="195.12628">
            <text:p>195.12628</text:p>
          </table:table-cell>
          <table:table-cell office:value-type="float" office:value="28.3963">
            <text:p>28.3963</text:p>
          </table:table-cell>
          <table:table-cell office:value-type="string">
            <text:p>G</text:p>
          </table:table-cell>
          <table:table-cell office:value-type="float" office:value="57389">
            <text:p>57389</text:p>
          </table:table-cell>
          <table:table-cell office:value-type="float" office:value="0.19143">
            <text:p>0.19143</text:p>
          </table:table-cell>
          <table:table-cell office:value-type="string">
            <text:p>PHOT</text:p>
          </table:table-cell>
          <table:table-cell office:value-type="string">
            <text:p>19.9g</text:p>
          </table:table-cell>
          <table:table-cell office:value-type="float" office:value="7.844">
            <text:p>7.844</text:p>
          </table:table-cell>
          <table:table-cell table:formula="of:=ROUND([.J698])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DSS J130057.21+281216.0</text:p>
          </table:table-cell>
          <table:table-cell office:value-type="float" office:value="195.23841">
            <text:p>195.23841</text:p>
          </table:table-cell>
          <table:table-cell office:value-type="float" office:value="28.20445">
            <text:p>28.20445</text:p>
          </table:table-cell>
          <table:table-cell office:value-type="string">
            <text:p>G</text:p>
          </table:table-cell>
          <table:table-cell office:value-type="float" office:value="106142">
            <text:p>106142</text:p>
          </table:table-cell>
          <table:table-cell office:value-type="float" office:value="0.35405">
            <text:p>0.35405</text:p>
          </table:table-cell>
          <table:table-cell office:value-type="string">
            <text:p>PHOT</text:p>
          </table:table-cell>
          <table:table-cell office:value-type="string">
            <text:p>19.9r</text:p>
          </table:table-cell>
          <table:table-cell office:value-type="float" office:value="7.522">
            <text:p>7.522</text:p>
          </table:table-cell>
          <table:table-cell table:formula="of:=ROUND([.J699])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DSS J130029.14+282430.2</text:p>
          </table:table-cell>
          <table:table-cell office:value-type="float" office:value="195.12145">
            <text:p>195.12145</text:p>
          </table:table-cell>
          <table:table-cell office:value-type="float" office:value="28.4084">
            <text:p>28.4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8.45">
            <text:p>8.45</text:p>
          </table:table-cell>
          <table:table-cell table:formula="of:=ROUND([.J70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[IBG2003] J130056+282753</text:p>
          </table:table-cell>
          <table:table-cell office:value-type="float" office:value="195.23708">
            <text:p>195.23708</text:p>
          </table:table-cell>
          <table:table-cell office:value-type="float" office:value="28.46472">
            <text:p>28.464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8.185">
            <text:p>8.185</text:p>
          </table:table-cell>
          <table:table-cell table:formula="of:=ROUND([.J701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DSS J130131.76+281606.6</text:p>
          </table:table-cell>
          <table:table-cell office:value-type="float" office:value="195.38233">
            <text:p>195.38233</text:p>
          </table:table-cell>
          <table:table-cell office:value-type="float" office:value="28.26852">
            <text:p>28.268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7.706">
            <text:p>7.706</text:p>
          </table:table-cell>
          <table:table-cell table:formula="of:=ROUND([.J70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DSS J130104.99+281157.8</text:p>
          </table:table-cell>
          <table:table-cell office:value-type="float" office:value="195.27081">
            <text:p>195.27081</text:p>
          </table:table-cell>
          <table:table-cell office:value-type="float" office:value="28.1994">
            <text:p>28.1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7.833">
            <text:p>7.833</text:p>
          </table:table-cell>
          <table:table-cell table:formula="of:=ROUND([.J703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DSS J130134.69+281650.0</text:p>
          </table:table-cell>
          <table:table-cell office:value-type="float" office:value="195.39455">
            <text:p>195.39455</text:p>
          </table:table-cell>
          <table:table-cell office:value-type="float" office:value="28.28056">
            <text:p>28.28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7.99">
            <text:p>7.99</text:p>
          </table:table-cell>
          <table:table-cell table:formula="of:=ROUND([.J70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SDSS J130059.99+281134.5</text:p>
          </table:table-cell>
          <table:table-cell office:value-type="float" office:value="195.24998">
            <text:p>195.24998</text:p>
          </table:table-cell>
          <table:table-cell office:value-type="float" office:value="28.19293">
            <text:p>28.192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8.172">
            <text:p>8.172</text:p>
          </table:table-cell>
          <table:table-cell table:formula="of:=ROUND([.J705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SDSS J130120.33+282648.5</text:p>
          </table:table-cell>
          <table:table-cell office:value-type="float" office:value="195.33473">
            <text:p>195.33473</text:p>
          </table:table-cell>
          <table:table-cell office:value-type="float" office:value="28.44681">
            <text:p>28.446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8.257">
            <text:p>8.257</text:p>
          </table:table-cell>
          <table:table-cell table:formula="of:=ROUND([.J70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ABELL 1656:[TCB2001] 22-071</text:p>
          </table:table-cell>
          <table:table-cell office:value-type="float" office:value="195.23541">
            <text:p>195.23541</text:p>
          </table:table-cell>
          <table:table-cell office:value-type="float" office:value="28.19225">
            <text:p>28.19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8.267">
            <text:p>8.267</text:p>
          </table:table-cell>
          <table:table-cell table:formula="of:=ROUND([.J707]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SDSS J130131.07+281541.5</text:p>
          </table:table-cell>
          <table:table-cell office:value-type="float" office:value="195.37948">
            <text:p>195.37948</text:p>
          </table:table-cell>
          <table:table-cell office:value-type="float" office:value="28.26155">
            <text:p>28.261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7.783">
            <text:p>7.783</text:p>
          </table:table-cell>
          <table:table-cell table:formula="of:=ROUND([.J708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SDSS J130118.80+281306.7</text:p>
          </table:table-cell>
          <table:table-cell office:value-type="float" office:value="195.32837">
            <text:p>195.32837</text:p>
          </table:table-cell>
          <table:table-cell office:value-type="float" office:value="28.21854">
            <text:p>28.21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7.717">
            <text:p>7.717</text:p>
          </table:table-cell>
          <table:table-cell table:formula="of:=ROUND([.J709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DSS J130024.07+282212.1</text:p>
          </table:table-cell>
          <table:table-cell office:value-type="float" office:value="195.10033">
            <text:p>195.10033</text:p>
          </table:table-cell>
          <table:table-cell office:value-type="float" office:value="28.37004">
            <text:p>28.37004</text:p>
          </table:table-cell>
          <table:table-cell office:value-type="string">
            <text:p>G</text:p>
          </table:table-cell>
          <table:table-cell office:value-type="float" office:value="91209">
            <text:p>91209</text:p>
          </table:table-cell>
          <table:table-cell office:value-type="float" office:value="0.30424">
            <text:p>0.30424</text:p>
          </table:table-cell>
          <table:table-cell office:value-type="string">
            <text:p>PHOT</text:p>
          </table:table-cell>
          <table:table-cell office:value-type="string">
            <text:p>20.2r</text:p>
          </table:table-cell>
          <table:table-cell office:value-type="float" office:value="8.463">
            <text:p>8.463</text:p>
          </table:table-cell>
          <table:table-cell table:formula="of:=ROUND([.J710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SDSS J130137.22+282218.5</text:p>
          </table:table-cell>
          <table:table-cell office:value-type="float" office:value="195.40512">
            <text:p>195.40512</text:p>
          </table:table-cell>
          <table:table-cell office:value-type="float" office:value="28.37182">
            <text:p>28.371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8.396">
            <text:p>8.396</text:p>
          </table:table-cell>
          <table:table-cell table:formula="of:=ROUND([.J7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SDSS J130025.11+281753.4</text:p>
          </table:table-cell>
          <table:table-cell office:value-type="float" office:value="195.10466">
            <text:p>195.10466</text:p>
          </table:table-cell>
          <table:table-cell office:value-type="float" office:value="28.29819">
            <text:p>28.29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8.088">
            <text:p>8.088</text:p>
          </table:table-cell>
          <table:table-cell table:formula="of:=ROUND([.J712])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ABELL 1656:[EF2011] 5896</text:p>
          </table:table-cell>
          <table:table-cell office:value-type="float" office:value="195.23689">
            <text:p>195.23689</text:p>
          </table:table-cell>
          <table:table-cell office:value-type="float" office:value="28.46403">
            <text:p>28.46403</text:p>
          </table:table-cell>
          <table:table-cell office:value-type="string">
            <text:p>G</text:p>
          </table:table-cell>
          <table:table-cell office:value-type="float" office:value="121668">
            <text:p>121668</text:p>
          </table:table-cell>
          <table:table-cell office:value-type="float" office:value="0.40584">
            <text:p>0.40584</text:p>
          </table:table-cell>
          <table:table-cell office:value-type="string">
            <text:p>PHOT</text:p>
          </table:table-cell>
          <table:table-cell office:value-type="string">
            <text:p>20.4g</text:p>
          </table:table-cell>
          <table:table-cell office:value-type="float" office:value="8.145">
            <text:p>8.145</text:p>
          </table:table-cell>
          <table:table-cell table:formula="of:=ROUND([.J713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DSS J130038.95+281322.6</text:p>
          </table:table-cell>
          <table:table-cell office:value-type="float" office:value="195.16231">
            <text:p>195.16231</text:p>
          </table:table-cell>
          <table:table-cell office:value-type="float" office:value="28.22295">
            <text:p>28.222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7.992">
            <text:p>7.992</text:p>
          </table:table-cell>
          <table:table-cell table:formula="of:=ROUND([.J714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DSS J130132.96+282351.3</text:p>
          </table:table-cell>
          <table:table-cell office:value-type="float" office:value="195.38736">
            <text:p>195.38736</text:p>
          </table:table-cell>
          <table:table-cell office:value-type="float" office:value="28.39759">
            <text:p>28.397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8.166">
            <text:p>8.166</text:p>
          </table:table-cell>
          <table:table-cell table:formula="of:=ROUND([.J71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SDSS J130056.59+282740.4</text:p>
          </table:table-cell>
          <table:table-cell office:value-type="float" office:value="195.23581">
            <text:p>195.23581</text:p>
          </table:table-cell>
          <table:table-cell office:value-type="float" office:value="28.46122">
            <text:p>28.46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7.984">
            <text:p>7.984</text:p>
          </table:table-cell>
          <table:table-cell table:formula="of:=ROUND([.J71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DSS J130124.90+281344.3</text:p>
          </table:table-cell>
          <table:table-cell office:value-type="float" office:value="195.35379">
            <text:p>195.35379</text:p>
          </table:table-cell>
          <table:table-cell office:value-type="float" office:value="28.22898">
            <text:p>28.228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003">
            <text:p>8.003</text:p>
          </table:table-cell>
          <table:table-cell table:formula="of:=ROUND([.J71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DSS J130024.53+282123.0</text:p>
          </table:table-cell>
          <table:table-cell office:value-type="float" office:value="195.10217">
            <text:p>195.10217</text:p>
          </table:table-cell>
          <table:table-cell office:value-type="float" office:value="28.35639">
            <text:p>28.35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168">
            <text:p>8.168</text:p>
          </table:table-cell>
          <table:table-cell table:formula="of:=ROUND([.J718])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DSS J130024.94+282156.7</text:p>
          </table:table-cell>
          <table:table-cell office:value-type="float" office:value="195.10394">
            <text:p>195.10394</text:p>
          </table:table-cell>
          <table:table-cell office:value-type="float" office:value="28.36577">
            <text:p>28.36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209">
            <text:p>8.209</text:p>
          </table:table-cell>
          <table:table-cell table:formula="of:=ROUND([.J719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SDSS J130135.98+281617.4</text:p>
          </table:table-cell>
          <table:table-cell office:value-type="float" office:value="195.39995">
            <text:p>195.39995</text:p>
          </table:table-cell>
          <table:table-cell office:value-type="float" office:value="28.2715">
            <text:p>28.27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463">
            <text:p>8.463</text:p>
          </table:table-cell>
          <table:table-cell table:formula="of:=ROUND([.J72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DSS J130129.77+282343.7</text:p>
          </table:table-cell>
          <table:table-cell office:value-type="float" office:value="195.37408">
            <text:p>195.37408</text:p>
          </table:table-cell>
          <table:table-cell office:value-type="float" office:value="28.39549">
            <text:p>28.395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7.501">
            <text:p>7.501</text:p>
          </table:table-cell>
          <table:table-cell table:formula="of:=ROUND([.J72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SDSS J130133.85+281749.7</text:p>
          </table:table-cell>
          <table:table-cell office:value-type="float" office:value="195.39105">
            <text:p>195.39105</text:p>
          </table:table-cell>
          <table:table-cell office:value-type="float" office:value="28.29716">
            <text:p>28.29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7.503">
            <text:p>7.503</text:p>
          </table:table-cell>
          <table:table-cell table:formula="of:=ROUND([.J72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DSS J130039.89+282543.9</text:p>
          </table:table-cell>
          <table:table-cell office:value-type="float" office:value="195.16624">
            <text:p>195.16624</text:p>
          </table:table-cell>
          <table:table-cell office:value-type="float" office:value="28.42886">
            <text:p>28.428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7.56">
            <text:p>7.56</text:p>
          </table:table-cell>
          <table:table-cell table:formula="of:=ROUND([.J72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SDSS J130051.86+282737.4</text:p>
          </table:table-cell>
          <table:table-cell office:value-type="float" office:value="195.2161">
            <text:p>195.2161</text:p>
          </table:table-cell>
          <table:table-cell office:value-type="float" office:value="28.4604">
            <text:p>28.46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8.125">
            <text:p>8.125</text:p>
          </table:table-cell>
          <table:table-cell table:formula="of:=ROUND([.J72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[IBG2003] J130025+282154</text:p>
          </table:table-cell>
          <table:table-cell office:value-type="float" office:value="195.1053">
            <text:p>195.1053</text:p>
          </table:table-cell>
          <table:table-cell office:value-type="float" office:value="28.36497">
            <text:p>28.36497</text:p>
          </table:table-cell>
          <table:table-cell office:value-type="string">
            <text:p>G</text:p>
          </table:table-cell>
          <table:table-cell office:value-type="float" office:value="50497">
            <text:p>50497</text:p>
          </table:table-cell>
          <table:table-cell office:value-type="float" office:value="0.16844">
            <text:p>0.16844</text:p>
          </table:table-cell>
          <table:table-cell office:value-type="string">
            <text:p>PHOT</text:p>
          </table:table-cell>
          <table:table-cell office:value-type="string">
            <text:p>20.6r</text:p>
          </table:table-cell>
          <table:table-cell office:value-type="float" office:value="8.127">
            <text:p>8.127</text:p>
          </table:table-cell>
          <table:table-cell table:formula="of:=ROUND([.J725]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SDSS J130025.12+282241.2</text:p>
          </table:table-cell>
          <table:table-cell office:value-type="float" office:value="195.1047">
            <text:p>195.1047</text:p>
          </table:table-cell>
          <table:table-cell office:value-type="float" office:value="28.37813">
            <text:p>28.378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8.4">
            <text:p>8.4</text:p>
          </table:table-cell>
          <table:table-cell table:formula="of:=ROUND([.J726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[IBG2003] J130047+281151</text:p>
          </table:table-cell>
          <table:table-cell office:value-type="float" office:value="195.19871">
            <text:p>195.19871</text:p>
          </table:table-cell>
          <table:table-cell office:value-type="float" office:value="28.19767">
            <text:p>28.19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8.404">
            <text:p>8.404</text:p>
          </table:table-cell>
          <table:table-cell table:formula="of:=ROUND([.J727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DSS J130128.62+281514.9</text:p>
          </table:table-cell>
          <table:table-cell office:value-type="float" office:value="195.36929">
            <text:p>195.36929</text:p>
          </table:table-cell>
          <table:table-cell office:value-type="float" office:value="28.25416">
            <text:p>28.254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7.583">
            <text:p>7.583</text:p>
          </table:table-cell>
          <table:table-cell table:formula="of:=ROUND([.J7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DSS J130026.50+281658.7</text:p>
          </table:table-cell>
          <table:table-cell office:value-type="float" office:value="195.11045">
            <text:p>195.11045</text:p>
          </table:table-cell>
          <table:table-cell office:value-type="float" office:value="28.28297">
            <text:p>28.28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058">
            <text:p>8.058</text:p>
          </table:table-cell>
          <table:table-cell table:formula="of:=ROUND([.J7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GALEXASC J130046.38+281258.1 <text:s/></text:p>
          </table:table-cell>
          <table:table-cell office:value-type="float" office:value="195.19255">
            <text:p>195.19255</text:p>
          </table:table-cell>
          <table:table-cell office:value-type="float" office:value="28.21611">
            <text:p>28.216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51">
            <text:p>7.51</text:p>
          </table:table-cell>
          <table:table-cell table:formula="of:=ROUND([.J730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[IBG2003] J130128+281519</text:p>
          </table:table-cell>
          <table:table-cell office:value-type="float" office:value="195.36958">
            <text:p>195.36958</text:p>
          </table:table-cell>
          <table:table-cell office:value-type="float" office:value="28.25528">
            <text:p>28.25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556">
            <text:p>7.556</text:p>
          </table:table-cell>
          <table:table-cell table:formula="of:=ROUND([.J731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SDSS J130102.95+281208.0</text:p>
          </table:table-cell>
          <table:table-cell office:value-type="float" office:value="195.26232">
            <text:p>195.26232</text:p>
          </table:table-cell>
          <table:table-cell office:value-type="float" office:value="28.20224">
            <text:p>28.202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624">
            <text:p>7.624</text:p>
          </table:table-cell>
          <table:table-cell table:formula="of:=ROUND([.J732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[IBG2003] J130130+281546</text:p>
          </table:table-cell>
          <table:table-cell office:value-type="float" office:value="195.37792">
            <text:p>195.37792</text:p>
          </table:table-cell>
          <table:table-cell office:value-type="float" office:value="28.26278">
            <text:p>28.26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674">
            <text:p>7.674</text:p>
          </table:table-cell>
          <table:table-cell table:formula="of:=ROUND([.J733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DSS J130049.59+282720.9</text:p>
          </table:table-cell>
          <table:table-cell office:value-type="float" office:value="195.20666">
            <text:p>195.20666</text:p>
          </table:table-cell>
          <table:table-cell office:value-type="float" office:value="28.45582">
            <text:p>28.455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7.999">
            <text:p>7.999</text:p>
          </table:table-cell>
          <table:table-cell table:formula="of:=ROUND([.J73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DSS J130049.60+282729.7</text:p>
          </table:table-cell>
          <table:table-cell office:value-type="float" office:value="195.20671">
            <text:p>195.20671</text:p>
          </table:table-cell>
          <table:table-cell office:value-type="float" office:value="28.45828">
            <text:p>28.45828</text:p>
          </table:table-cell>
          <table:table-cell office:value-type="string">
            <text:p>G</text:p>
          </table:table-cell>
          <table:table-cell office:value-type="float" office:value="86688">
            <text:p>86688</text:p>
          </table:table-cell>
          <table:table-cell office:value-type="float" office:value="0.28916">
            <text:p>0.28916</text:p>
          </table:table-cell>
          <table:table-cell office:value-type="string">
            <text:p>PHOT</text:p>
          </table:table-cell>
          <table:table-cell office:value-type="string">
            <text:p>20.7r</text:p>
          </table:table-cell>
          <table:table-cell office:value-type="float" office:value="8.139">
            <text:p>8.139</text:p>
          </table:table-cell>
          <table:table-cell table:formula="of:=ROUND([.J735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DSS J130102.73+282806.1</text:p>
          </table:table-cell>
          <table:table-cell office:value-type="float" office:value="195.2614">
            <text:p>195.2614</text:p>
          </table:table-cell>
          <table:table-cell office:value-type="float" office:value="28.46836">
            <text:p>28.468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8.366">
            <text:p>8.366</text:p>
          </table:table-cell>
          <table:table-cell table:formula="of:=ROUND([.J73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[IBG2003] J130039+281244</text:p>
          </table:table-cell>
          <table:table-cell office:value-type="float" office:value="195.16363">
            <text:p>195.16363</text:p>
          </table:table-cell>
          <table:table-cell office:value-type="float" office:value="28.21231">
            <text:p>28.21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8.471">
            <text:p>8.471</text:p>
          </table:table-cell>
          <table:table-cell table:formula="of:=ROUND([.J737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SDSS J130051.97+282759.1</text:p>
          </table:table-cell>
          <table:table-cell office:value-type="float" office:value="195.21657">
            <text:p>195.21657</text:p>
          </table:table-cell>
          <table:table-cell office:value-type="float" office:value="28.46642">
            <text:p>28.46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47">
            <text:p>8.47</text:p>
          </table:table-cell>
          <table:table-cell table:formula="of:=ROUND([.J7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[IBG2003] J130036+281411</text:p>
          </table:table-cell>
          <table:table-cell office:value-type="float" office:value="195.15288">
            <text:p>195.15288</text:p>
          </table:table-cell>
          <table:table-cell office:value-type="float" office:value="28.23633">
            <text:p>28.23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7.704">
            <text:p>7.704</text:p>
          </table:table-cell>
          <table:table-cell table:formula="of:=ROUND([.J739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DSS J130102.10+281201.3</text:p>
          </table:table-cell>
          <table:table-cell office:value-type="float" office:value="195.25878">
            <text:p>195.25878</text:p>
          </table:table-cell>
          <table:table-cell office:value-type="float" office:value="28.20036">
            <text:p>28.200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7.728">
            <text:p>7.728</text:p>
          </table:table-cell>
          <table:table-cell table:formula="of:=ROUND([.J740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SDSS J130056.63+282727.5</text:p>
          </table:table-cell>
          <table:table-cell office:value-type="float" office:value="195.23596">
            <text:p>195.23596</text:p>
          </table:table-cell>
          <table:table-cell office:value-type="float" office:value="28.45766">
            <text:p>28.457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7.771">
            <text:p>7.771</text:p>
          </table:table-cell>
          <table:table-cell table:formula="of:=ROUND([.J74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SDSS J130040.99+281317.0</text:p>
          </table:table-cell>
          <table:table-cell office:value-type="float" office:value="195.17083">
            <text:p>195.17083</text:p>
          </table:table-cell>
          <table:table-cell office:value-type="float" office:value="28.2214">
            <text:p>28.22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7.806">
            <text:p>7.806</text:p>
          </table:table-cell>
          <table:table-cell table:formula="of:=ROUND([.J742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SDSS J130041.15+281301.1</text:p>
          </table:table-cell>
          <table:table-cell office:value-type="float" office:value="195.17146">
            <text:p>195.17146</text:p>
          </table:table-cell>
          <table:table-cell office:value-type="float" office:value="28.21698">
            <text:p>28.216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008">
            <text:p>8.008</text:p>
          </table:table-cell>
          <table:table-cell table:formula="of:=ROUND([.J743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[IBG2003] J130044+281212</text:p>
          </table:table-cell>
          <table:table-cell office:value-type="float" office:value="195.187">
            <text:p>195.187</text:p>
          </table:table-cell>
          <table:table-cell office:value-type="float" office:value="28.20339">
            <text:p>28.203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325">
            <text:p>8.325</text:p>
          </table:table-cell>
          <table:table-cell table:formula="of:=ROUND([.J744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SDSS J130058.55+282803.7</text:p>
          </table:table-cell>
          <table:table-cell office:value-type="float" office:value="195.244">
            <text:p>195.244</text:p>
          </table:table-cell>
          <table:table-cell office:value-type="float" office:value="28.46772">
            <text:p>28.46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334">
            <text:p>8.334</text:p>
          </table:table-cell>
          <table:table-cell table:formula="of:=ROUND([.J74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SDSS J130135.06+281613.5</text:p>
          </table:table-cell>
          <table:table-cell office:value-type="float" office:value="195.39608">
            <text:p>195.39608</text:p>
          </table:table-cell>
          <table:table-cell office:value-type="float" office:value="28.27042">
            <text:p>28.27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8.304">
            <text:p>8.304</text:p>
          </table:table-cell>
          <table:table-cell table:formula="of:=ROUND([.J74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SDSS J130050.29+282750.7</text:p>
          </table:table-cell>
          <table:table-cell office:value-type="float" office:value="195.20956">
            <text:p>195.20956</text:p>
          </table:table-cell>
          <table:table-cell office:value-type="float" office:value="28.46409">
            <text:p>28.46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8.428">
            <text:p>8.428</text:p>
          </table:table-cell>
          <table:table-cell table:formula="of:=ROUND([.J74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SDSS J130049.11+282749.3</text:p>
          </table:table-cell>
          <table:table-cell office:value-type="float" office:value="195.20466">
            <text:p>195.20466</text:p>
          </table:table-cell>
          <table:table-cell office:value-type="float" office:value="28.46371">
            <text:p>28.46371</text:p>
          </table:table-cell>
          <table:table-cell office:value-type="string">
            <text:p>G</text:p>
          </table:table-cell>
          <table:table-cell office:value-type="float" office:value="118850">
            <text:p>118850</text:p>
          </table:table-cell>
          <table:table-cell office:value-type="float" office:value="0.396442">
            <text:p>0.396442</text:p>
          </table:table-cell>
          <table:table-cell office:value-type="string">
            <text:p><text:s text:c="4"/></text:p>
          </table:table-cell>
          <table:table-cell office:value-type="string">
            <text:p>21.0g</text:p>
          </table:table-cell>
          <table:table-cell office:value-type="float" office:value="8.482">
            <text:p>8.482</text:p>
          </table:table-cell>
          <table:table-cell table:formula="of:=ROUND([.J74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DSS J130133.45+282305.3</text:p>
          </table:table-cell>
          <table:table-cell office:value-type="float" office:value="195.38939">
            <text:p>195.38939</text:p>
          </table:table-cell>
          <table:table-cell office:value-type="float" office:value="28.38483">
            <text:p>28.384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906">
            <text:p>7.906</text:p>
          </table:table-cell>
          <table:table-cell table:formula="of:=ROUND([.J7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DSS J130121.09+282600.7</text:p>
          </table:table-cell>
          <table:table-cell office:value-type="float" office:value="195.33789">
            <text:p>195.33789</text:p>
          </table:table-cell>
          <table:table-cell office:value-type="float" office:value="28.43355">
            <text:p>28.433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683">
            <text:p>7.683</text:p>
          </table:table-cell>
          <table:table-cell table:formula="of:=ROUND([.J7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DSS J130040.02+282609.0</text:p>
          </table:table-cell>
          <table:table-cell office:value-type="float" office:value="195.16675">
            <text:p>195.16675</text:p>
          </table:table-cell>
          <table:table-cell office:value-type="float" office:value="28.43583">
            <text:p>28.435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88">
            <text:p>7.88</text:p>
          </table:table-cell>
          <table:table-cell table:formula="of:=ROUND([.J7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SDSS J130056.15+281132.2</text:p>
          </table:table-cell>
          <table:table-cell office:value-type="float" office:value="195.23396">
            <text:p>195.23396</text:p>
          </table:table-cell>
          <table:table-cell office:value-type="float" office:value="28.19228">
            <text:p>28.19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274">
            <text:p>8.274</text:p>
          </table:table-cell>
          <table:table-cell table:formula="of:=ROUND([.J75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DSS J130046.51+281256.6</text:p>
          </table:table-cell>
          <table:table-cell office:value-type="float" office:value="195.19381">
            <text:p>195.19381</text:p>
          </table:table-cell>
          <table:table-cell office:value-type="float" office:value="28.21574">
            <text:p>28.215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501">
            <text:p>7.501</text:p>
          </table:table-cell>
          <table:table-cell table:formula="of:=ROUND([.J7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SDSS J130026.72+281832.9</text:p>
          </table:table-cell>
          <table:table-cell office:value-type="float" office:value="195.11134">
            <text:p>195.11134</text:p>
          </table:table-cell>
          <table:table-cell office:value-type="float" office:value="28.30916">
            <text:p>28.30916</text:p>
          </table:table-cell>
          <table:table-cell office:value-type="string">
            <text:p>G</text:p>
          </table:table-cell>
          <table:table-cell office:value-type="float" office:value="137443">
            <text:p>137443</text:p>
          </table:table-cell>
          <table:table-cell office:value-type="float" office:value="0.45846">
            <text:p>0.45846</text:p>
          </table:table-cell>
          <table:table-cell office:value-type="string">
            <text:p>PHOT</text:p>
          </table:table-cell>
          <table:table-cell office:value-type="string">
            <text:p>21.6g</text:p>
          </table:table-cell>
          <table:table-cell office:value-type="float" office:value="7.614">
            <text:p>7.614</text:p>
          </table:table-cell>
          <table:table-cell table:formula="of:=ROUND([.J754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DSS J130026.28+282102.3</text:p>
          </table:table-cell>
          <table:table-cell office:value-type="float" office:value="195.10953">
            <text:p>195.10953</text:p>
          </table:table-cell>
          <table:table-cell office:value-type="float" office:value="28.35065">
            <text:p>28.35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723">
            <text:p>7.723</text:p>
          </table:table-cell>
          <table:table-cell table:formula="of:=ROUND([.J75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SDSS J130030.71+281546.6</text:p>
          </table:table-cell>
          <table:table-cell office:value-type="float" office:value="195.12798">
            <text:p>195.12798</text:p>
          </table:table-cell>
          <table:table-cell office:value-type="float" office:value="28.26296">
            <text:p>28.262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737">
            <text:p>7.737</text:p>
          </table:table-cell>
          <table:table-cell table:formula="of:=ROUND([.J75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DSS J130132.99+282227.3</text:p>
          </table:table-cell>
          <table:table-cell office:value-type="float" office:value="195.38749">
            <text:p>195.38749</text:p>
          </table:table-cell>
          <table:table-cell office:value-type="float" office:value="28.37428">
            <text:p>28.37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566">
            <text:p>7.566</text:p>
          </table:table-cell>
          <table:table-cell table:formula="of:=ROUND([.J7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DSS J130044.87+281212.3</text:p>
          </table:table-cell>
          <table:table-cell office:value-type="float" office:value="195.18696">
            <text:p>195.18696</text:p>
          </table:table-cell>
          <table:table-cell office:value-type="float" office:value="28.20344">
            <text:p>28.203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323">
            <text:p>8.323</text:p>
          </table:table-cell>
          <table:table-cell table:formula="of:=ROUND([.J7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SDSS J130039.27+281244.3</text:p>
          </table:table-cell>
          <table:table-cell office:value-type="float" office:value="195.16363">
            <text:p>195.16363</text:p>
          </table:table-cell>
          <table:table-cell office:value-type="float" office:value="28.21233">
            <text:p>28.21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47">
            <text:p>8.47</text:p>
          </table:table-cell>
          <table:table-cell table:formula="of:=ROUND([.J7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[APS2006] J195.118713+28.27300</text:p>
          </table:table-cell>
          <table:table-cell office:value-type="float" office:value="195.11871">
            <text:p>195.11871</text:p>
          </table:table-cell>
          <table:table-cell office:value-type="float" office:value="28.273">
            <text:p>28.273</text:p>
          </table:table-cell>
          <table:table-cell office:value-type="string">
            <text:p>G</text:p>
          </table:table-cell>
          <table:table-cell office:value-type="float" office:value="156417">
            <text:p>156417</text:p>
          </table:table-cell>
          <table:table-cell office:value-type="float" office:value="0.52175">
            <text:p>0.52175</text:p>
          </table:table-cell>
          <table:table-cell office:value-type="string">
            <text:p>PHOT</text:p>
          </table:table-cell>
          <table:table-cell office:value-type="string">
            <text:p>21.7R</text:p>
          </table:table-cell>
          <table:table-cell office:value-type="float" office:value="7.886">
            <text:p>7.886</text:p>
          </table:table-cell>
          <table:table-cell table:formula="of:=ROUND([.J760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DSS J130030.34+281621.9</text:p>
          </table:table-cell>
          <table:table-cell office:value-type="float" office:value="195.12642">
            <text:p>195.12642</text:p>
          </table:table-cell>
          <table:table-cell office:value-type="float" office:value="28.27277">
            <text:p>28.272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526">
            <text:p>7.526</text:p>
          </table:table-cell>
          <table:table-cell table:formula="of:=ROUND([.J76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DSS J130133.02+282246.2</text:p>
          </table:table-cell>
          <table:table-cell office:value-type="float" office:value="195.38761">
            <text:p>195.38761</text:p>
          </table:table-cell>
          <table:table-cell office:value-type="float" office:value="28.37952">
            <text:p>28.379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691">
            <text:p>7.691</text:p>
          </table:table-cell>
          <table:table-cell table:formula="of:=ROUND([.J7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SDSS J130030.46+281551.6</text:p>
          </table:table-cell>
          <table:table-cell office:value-type="float" office:value="195.12692">
            <text:p>195.12692</text:p>
          </table:table-cell>
          <table:table-cell office:value-type="float" office:value="28.26434">
            <text:p>28.26434</text:p>
          </table:table-cell>
          <table:table-cell office:value-type="string">
            <text:p>G</text:p>
          </table:table-cell>
          <table:table-cell office:value-type="float" office:value="98935">
            <text:p>98935</text:p>
          </table:table-cell>
          <table:table-cell office:value-type="float" office:value="0.33001">
            <text:p>0.33001</text:p>
          </table:table-cell>
          <table:table-cell office:value-type="string">
            <text:p>PHOT</text:p>
          </table:table-cell>
          <table:table-cell office:value-type="string">
            <text:p>21.8g</text:p>
          </table:table-cell>
          <table:table-cell office:value-type="float" office:value="7.743">
            <text:p>7.743</text:p>
          </table:table-cell>
          <table:table-cell table:formula="of:=ROUND([.J76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SDSS J130034.42+281422.9</text:p>
          </table:table-cell>
          <table:table-cell office:value-type="float" office:value="195.14342">
            <text:p>195.14342</text:p>
          </table:table-cell>
          <table:table-cell office:value-type="float" office:value="28.23971">
            <text:p>28.23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919">
            <text:p>7.919</text:p>
          </table:table-cell>
          <table:table-cell table:formula="of:=ROUND([.J76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SDSS J130041.96+282641.1</text:p>
          </table:table-cell>
          <table:table-cell office:value-type="float" office:value="195.17483">
            <text:p>195.17483</text:p>
          </table:table-cell>
          <table:table-cell office:value-type="float" office:value="28.44476">
            <text:p>28.44476</text:p>
          </table:table-cell>
          <table:table-cell office:value-type="string">
            <text:p>G</text:p>
          </table:table-cell>
          <table:table-cell office:value-type="float" office:value="25578">
            <text:p>25578</text:p>
          </table:table-cell>
          <table:table-cell office:value-type="float" office:value="0.08532">
            <text:p>0.08532</text:p>
          </table:table-cell>
          <table:table-cell office:value-type="string">
            <text:p>PHOT</text:p>
          </table:table-cell>
          <table:table-cell office:value-type="string">
            <text:p>21.8g</text:p>
          </table:table-cell>
          <table:table-cell office:value-type="float" office:value="8.093">
            <text:p>8.093</text:p>
          </table:table-cell>
          <table:table-cell table:formula="of:=ROUND([.J76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DSS J130122.41+281300.1</text:p>
          </table:table-cell>
          <table:table-cell office:value-type="float" office:value="195.34341">
            <text:p>195.34341</text:p>
          </table:table-cell>
          <table:table-cell office:value-type="float" office:value="28.21672">
            <text:p>28.21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242">
            <text:p>8.242</text:p>
          </table:table-cell>
          <table:table-cell table:formula="of:=ROUND([.J76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SDSS J130135.35+282303.3</text:p>
          </table:table-cell>
          <table:table-cell office:value-type="float" office:value="195.39731">
            <text:p>195.39731</text:p>
          </table:table-cell>
          <table:table-cell office:value-type="float" office:value="28.38426">
            <text:p>28.384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273">
            <text:p>8.273</text:p>
          </table:table-cell>
          <table:table-cell table:formula="of:=ROUND([.J7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SDSS J130126.37+282555.2</text:p>
          </table:table-cell>
          <table:table-cell office:value-type="float" office:value="195.35988">
            <text:p>195.35988</text:p>
          </table:table-cell>
          <table:table-cell office:value-type="float" office:value="28.43202">
            <text:p>28.432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34">
            <text:p>8.34</text:p>
          </table:table-cell>
          <table:table-cell table:formula="of:=ROUND([.J7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[APS2006] J195.129501+28.24244</text:p>
          </table:table-cell>
          <table:table-cell office:value-type="float" office:value="195.1295">
            <text:p>195.1295</text:p>
          </table:table-cell>
          <table:table-cell office:value-type="float" office:value="28.24245">
            <text:p>28.24245</text:p>
          </table:table-cell>
          <table:table-cell office:value-type="string">
            <text:p>G</text:p>
          </table:table-cell>
          <table:table-cell office:value-type="float" office:value="184564">
            <text:p>184564</text:p>
          </table:table-cell>
          <table:table-cell office:value-type="float" office:value="0.61564">
            <text:p>0.61564</text:p>
          </table:table-cell>
          <table:table-cell office:value-type="string">
            <text:p>PHOT</text:p>
          </table:table-cell>
          <table:table-cell office:value-type="string">
            <text:p>21.8R</text:p>
          </table:table-cell>
          <table:table-cell office:value-type="float" office:value="8.372">
            <text:p>8.372</text:p>
          </table:table-cell>
          <table:table-cell table:formula="of:=ROUND([.J769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SDSS J130128.64+281519.1</text:p>
          </table:table-cell>
          <table:table-cell office:value-type="float" office:value="195.36936">
            <text:p>195.36936</text:p>
          </table:table-cell>
          <table:table-cell office:value-type="float" office:value="28.25532">
            <text:p>28.255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545">
            <text:p>7.545</text:p>
          </table:table-cell>
          <table:table-cell table:formula="of:=ROUND([.J7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DSS J130130.72+281545.3</text:p>
          </table:table-cell>
          <table:table-cell office:value-type="float" office:value="195.37802">
            <text:p>195.37802</text:p>
          </table:table-cell>
          <table:table-cell office:value-type="float" office:value="28.2626">
            <text:p>28.2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684">
            <text:p>7.684</text:p>
          </table:table-cell>
          <table:table-cell table:formula="of:=ROUND([.J7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SDSS J130102.70+282727.2</text:p>
          </table:table-cell>
          <table:table-cell office:value-type="float" office:value="195.26127">
            <text:p>195.26127</text:p>
          </table:table-cell>
          <table:table-cell office:value-type="float" office:value="28.45756">
            <text:p>28.45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719">
            <text:p>7.719</text:p>
          </table:table-cell>
          <table:table-cell table:formula="of:=ROUND([.J7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SDSS J130133.33+282314.4</text:p>
          </table:table-cell>
          <table:table-cell office:value-type="float" office:value="195.38888">
            <text:p>195.38888</text:p>
          </table:table-cell>
          <table:table-cell office:value-type="float" office:value="28.38735">
            <text:p>28.387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947">
            <text:p>7.947</text:p>
          </table:table-cell>
          <table:table-cell table:formula="of:=ROUND([.J7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[APS2006] J195.123962+28.26219</text:p>
          </table:table-cell>
          <table:table-cell office:value-type="float" office:value="195.12396">
            <text:p>195.12396</text:p>
          </table:table-cell>
          <table:table-cell office:value-type="float" office:value="28.26219">
            <text:p>28.26219</text:p>
          </table:table-cell>
          <table:table-cell office:value-type="string">
            <text:p>G</text:p>
          </table:table-cell>
          <table:table-cell office:value-type="float" office:value="19543">
            <text:p>19543</text:p>
          </table:table-cell>
          <table:table-cell office:value-type="float" office:value="0.06519">
            <text:p>0.06519</text:p>
          </table:table-cell>
          <table:table-cell office:value-type="string">
            <text:p>PHOT</text:p>
          </table:table-cell>
          <table:table-cell office:value-type="string">
            <text:p>21.9R</text:p>
          </table:table-cell>
          <table:table-cell office:value-type="float" office:value="7.943">
            <text:p>7.943</text:p>
          </table:table-cell>
          <table:table-cell table:formula="of:=ROUND([.J774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DSS J130135.88+281839.9</text:p>
          </table:table-cell>
          <table:table-cell office:value-type="float" office:value="195.3995">
            <text:p>195.3995</text:p>
          </table:table-cell>
          <table:table-cell office:value-type="float" office:value="28.3111">
            <text:p>28.31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776">
            <text:p>7.776</text:p>
          </table:table-cell>
          <table:table-cell table:formula="of:=ROUND([.J7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SDSS J130127.06+282458.3</text:p>
          </table:table-cell>
          <table:table-cell office:value-type="float" office:value="195.36278">
            <text:p>195.36278</text:p>
          </table:table-cell>
          <table:table-cell office:value-type="float" office:value="28.41621">
            <text:p>28.416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777">
            <text:p>7.777</text:p>
          </table:table-cell>
          <table:table-cell table:formula="of:=ROUND([.J7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DSS J130033.98+282510.6</text:p>
          </table:table-cell>
          <table:table-cell office:value-type="float" office:value="195.14162">
            <text:p>195.14162</text:p>
          </table:table-cell>
          <table:table-cell office:value-type="float" office:value="28.41964">
            <text:p>28.419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033">
            <text:p>8.033</text:p>
          </table:table-cell>
          <table:table-cell table:formula="of:=ROUND([.J7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SDSS J130025.25+282153.1</text:p>
          </table:table-cell>
          <table:table-cell office:value-type="float" office:value="195.10521">
            <text:p>195.10521</text:p>
          </table:table-cell>
          <table:table-cell office:value-type="float" office:value="28.36476">
            <text:p>28.364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128">
            <text:p>8.128</text:p>
          </table:table-cell>
          <table:table-cell table:formula="of:=ROUND([.J7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SDSS J130123.30+281354.4</text:p>
          </table:table-cell>
          <table:table-cell office:value-type="float" office:value="195.34711">
            <text:p>195.34711</text:p>
          </table:table-cell>
          <table:table-cell office:value-type="float" office:value="28.23178">
            <text:p>28.231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645">
            <text:p>7.645</text:p>
          </table:table-cell>
          <table:table-cell table:formula="of:=ROUND([.J7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SDSS J130032.63+282412.2</text:p>
          </table:table-cell>
          <table:table-cell office:value-type="float" office:value="195.13599">
            <text:p>195.13599</text:p>
          </table:table-cell>
          <table:table-cell office:value-type="float" office:value="28.40341">
            <text:p>28.403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649">
            <text:p>7.649</text:p>
          </table:table-cell>
          <table:table-cell table:formula="of:=ROUND([.J7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DSS J130132.95+282259.4</text:p>
          </table:table-cell>
          <table:table-cell office:value-type="float" office:value="195.38733">
            <text:p>195.38733</text:p>
          </table:table-cell>
          <table:table-cell office:value-type="float" office:value="28.38317">
            <text:p>28.38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766">
            <text:p>7.766</text:p>
          </table:table-cell>
          <table:table-cell table:formula="of:=ROUND([.J7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DSS J130039.97+282600.6</text:p>
          </table:table-cell>
          <table:table-cell office:value-type="float" office:value="195.16655">
            <text:p>195.16655</text:p>
          </table:table-cell>
          <table:table-cell office:value-type="float" office:value="28.43351">
            <text:p>28.433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773">
            <text:p>7.773</text:p>
          </table:table-cell>
          <table:table-cell table:formula="of:=ROUND([.J7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DSS J130029.51+281547.1</text:p>
          </table:table-cell>
          <table:table-cell office:value-type="float" office:value="195.12296">
            <text:p>195.12296</text:p>
          </table:table-cell>
          <table:table-cell office:value-type="float" office:value="28.26309">
            <text:p>28.26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962">
            <text:p>7.962</text:p>
          </table:table-cell>
          <table:table-cell table:formula="of:=ROUND([.J78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SDSS J130135.76+281656.8</text:p>
          </table:table-cell>
          <table:table-cell office:value-type="float" office:value="195.399">
            <text:p>195.399</text:p>
          </table:table-cell>
          <table:table-cell office:value-type="float" office:value="28.28245">
            <text:p>28.282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169">
            <text:p>8.169</text:p>
          </table:table-cell>
          <table:table-cell table:formula="of:=ROUND([.J7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DSS J130117.60+282711.1</text:p>
          </table:table-cell>
          <table:table-cell office:value-type="float" office:value="195.32334">
            <text:p>195.32334</text:p>
          </table:table-cell>
          <table:table-cell office:value-type="float" office:value="28.45311">
            <text:p>28.45311</text:p>
          </table:table-cell>
          <table:table-cell office:value-type="string">
            <text:p>G</text:p>
          </table:table-cell>
          <table:table-cell office:value-type="float" office:value="52560">
            <text:p>52560</text:p>
          </table:table-cell>
          <table:table-cell office:value-type="float" office:value="0.17532">
            <text:p>0.17532</text:p>
          </table:table-cell>
          <table:table-cell office:value-type="string">
            <text:p>PHOT</text:p>
          </table:table-cell>
          <table:table-cell office:value-type="string">
            <text:p>22.1g</text:p>
          </table:table-cell>
          <table:table-cell office:value-type="float" office:value="8.299">
            <text:p>8.299</text:p>
          </table:table-cell>
          <table:table-cell table:formula="of:=ROUND([.J78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ABELL 1656:[EF2011] 5899</text:p>
          </table:table-cell>
          <table:table-cell office:value-type="float" office:value="195.209">
            <text:p>195.209</text:p>
          </table:table-cell>
          <table:table-cell office:value-type="float" office:value="28.46365">
            <text:p>28.46365</text:p>
          </table:table-cell>
          <table:table-cell office:value-type="string">
            <text:p>G</text:p>
          </table:table-cell>
          <table:table-cell office:value-type="float" office:value="152474">
            <text:p>152474</text:p>
          </table:table-cell>
          <table:table-cell office:value-type="float" office:value="0.5086">
            <text:p>0.5086</text:p>
          </table:table-cell>
          <table:table-cell office:value-type="string">
            <text:p>PHOT</text:p>
          </table:table-cell>
          <table:table-cell office:value-type="string">
            <text:p>22.1g</text:p>
          </table:table-cell>
          <table:table-cell office:value-type="float" office:value="8.411">
            <text:p>8.411</text:p>
          </table:table-cell>
          <table:table-cell table:formula="of:=ROUND([.J786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DSS J130138.36+281755.5</text:p>
          </table:table-cell>
          <table:table-cell office:value-type="float" office:value="195.40987">
            <text:p>195.40987</text:p>
          </table:table-cell>
          <table:table-cell office:value-type="float" office:value="28.29877">
            <text:p>28.298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447">
            <text:p>8.447</text:p>
          </table:table-cell>
          <table:table-cell table:formula="of:=ROUND([.J7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SDSS J130133.22+282421.2</text:p>
          </table:table-cell>
          <table:table-cell office:value-type="float" office:value="195.38843">
            <text:p>195.38843</text:p>
          </table:table-cell>
          <table:table-cell office:value-type="float" office:value="28.40591">
            <text:p>28.40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476">
            <text:p>8.476</text:p>
          </table:table-cell>
          <table:table-cell table:formula="of:=ROUND([.J7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DSS J130032.44+281534.6</text:p>
          </table:table-cell>
          <table:table-cell office:value-type="float" office:value="195.13519">
            <text:p>195.13519</text:p>
          </table:table-cell>
          <table:table-cell office:value-type="float" office:value="28.25963">
            <text:p>28.259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522">
            <text:p>7.522</text:p>
          </table:table-cell>
          <table:table-cell table:formula="of:=ROUND([.J789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DSS J130112.17+281217.9</text:p>
          </table:table-cell>
          <table:table-cell office:value-type="float" office:value="195.30071">
            <text:p>195.30071</text:p>
          </table:table-cell>
          <table:table-cell office:value-type="float" office:value="28.205">
            <text:p>28.2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849">
            <text:p>7.849</text:p>
          </table:table-cell>
          <table:table-cell table:formula="of:=ROUND([.J79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SDSS J130055.86+282749.4</text:p>
          </table:table-cell>
          <table:table-cell office:value-type="float" office:value="195.23277">
            <text:p>195.23277</text:p>
          </table:table-cell>
          <table:table-cell office:value-type="float" office:value="28.46375">
            <text:p>28.463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155">
            <text:p>8.155</text:p>
          </table:table-cell>
          <table:table-cell table:formula="of:=ROUND([.J7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SDSS J130116.22+281203.4</text:p>
          </table:table-cell>
          <table:table-cell office:value-type="float" office:value="195.31761">
            <text:p>195.31761</text:p>
          </table:table-cell>
          <table:table-cell office:value-type="float" office:value="28.20096">
            <text:p>28.200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397">
            <text:p>8.397</text:p>
          </table:table-cell>
          <table:table-cell table:formula="of:=ROUND([.J7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SDSS J130109.20+281221.1</text:p>
          </table:table-cell>
          <table:table-cell office:value-type="float" office:value="195.28834">
            <text:p>195.28834</text:p>
          </table:table-cell>
          <table:table-cell office:value-type="float" office:value="28.20589">
            <text:p>28.205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615">
            <text:p>7.615</text:p>
          </table:table-cell>
          <table:table-cell table:formula="of:=ROUND([.J79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DSS J130133.08+281648.6</text:p>
          </table:table-cell>
          <table:table-cell office:value-type="float" office:value="195.38786">
            <text:p>195.38786</text:p>
          </table:table-cell>
          <table:table-cell office:value-type="float" office:value="28.28017">
            <text:p>28.28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67">
            <text:p>7.67</text:p>
          </table:table-cell>
          <table:table-cell table:formula="of:=ROUND([.J7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SDSS J130036.30+281341.0</text:p>
          </table:table-cell>
          <table:table-cell office:value-type="float" office:value="195.15127">
            <text:p>195.15127</text:p>
          </table:table-cell>
          <table:table-cell office:value-type="float" office:value="28.22808">
            <text:p>28.228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126">
            <text:p>8.126</text:p>
          </table:table-cell>
          <table:table-cell table:formula="of:=ROUND([.J79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SDSS J130025.36+281647.5</text:p>
          </table:table-cell>
          <table:table-cell office:value-type="float" office:value="195.10567">
            <text:p>195.10567</text:p>
          </table:table-cell>
          <table:table-cell office:value-type="float" office:value="28.27988">
            <text:p>28.27988</text:p>
          </table:table-cell>
          <table:table-cell office:value-type="string">
            <text:p>G</text:p>
          </table:table-cell>
          <table:table-cell office:value-type="float" office:value="120412">
            <text:p>120412</text:p>
          </table:table-cell>
          <table:table-cell office:value-type="float" office:value="0.40165">
            <text:p>0.40165</text:p>
          </table:table-cell>
          <table:table-cell office:value-type="string">
            <text:p>PHOT</text:p>
          </table:table-cell>
          <table:table-cell office:value-type="string">
            <text:p>22.3g</text:p>
          </table:table-cell>
          <table:table-cell office:value-type="float" office:value="8.359">
            <text:p>8.359</text:p>
          </table:table-cell>
          <table:table-cell table:formula="of:=ROUND([.J796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DSS J130133.60+281724.4</text:p>
          </table:table-cell>
          <table:table-cell office:value-type="float" office:value="195.39">
            <text:p>195.39</text:p>
          </table:table-cell>
          <table:table-cell office:value-type="float" office:value="28.29013">
            <text:p>28.290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569">
            <text:p>7.569</text:p>
          </table:table-cell>
          <table:table-cell table:formula="of:=ROUND([.J7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SDSS J130028.45+282216.2</text:p>
          </table:table-cell>
          <table:table-cell office:value-type="float" office:value="195.11856">
            <text:p>195.11856</text:p>
          </table:table-cell>
          <table:table-cell office:value-type="float" office:value="28.37119">
            <text:p>28.37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57">
            <text:p>7.57</text:p>
          </table:table-cell>
          <table:table-cell table:formula="of:=ROUND([.J79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DSS J130134.04+281738.2</text:p>
          </table:table-cell>
          <table:table-cell office:value-type="float" office:value="195.39185">
            <text:p>195.39185</text:p>
          </table:table-cell>
          <table:table-cell office:value-type="float" office:value="28.29395">
            <text:p>28.29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595">
            <text:p>7.595</text:p>
          </table:table-cell>
          <table:table-cell table:formula="of:=ROUND([.J7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SDSS J130109.01+282709.2</text:p>
          </table:table-cell>
          <table:table-cell office:value-type="float" office:value="195.28758">
            <text:p>195.28758</text:p>
          </table:table-cell>
          <table:table-cell office:value-type="float" office:value="28.45257">
            <text:p>28.45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622">
            <text:p>7.622</text:p>
          </table:table-cell>
          <table:table-cell table:formula="of:=ROUND([.J8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DSS J130027.10+281742.4</text:p>
          </table:table-cell>
          <table:table-cell office:value-type="float" office:value="195.11295">
            <text:p>195.11295</text:p>
          </table:table-cell>
          <table:table-cell office:value-type="float" office:value="28.29512">
            <text:p>28.295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709">
            <text:p>7.709</text:p>
          </table:table-cell>
          <table:table-cell table:formula="of:=ROUND([.J80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SDSS J130131.06+282348.8</text:p>
          </table:table-cell>
          <table:table-cell office:value-type="float" office:value="195.37945">
            <text:p>195.37945</text:p>
          </table:table-cell>
          <table:table-cell office:value-type="float" office:value="28.3969">
            <text:p>28.3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786">
            <text:p>7.786</text:p>
          </table:table-cell>
          <table:table-cell table:formula="of:=ROUND([.J8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SDSS J130137.95+282009.0</text:p>
          </table:table-cell>
          <table:table-cell office:value-type="float" office:value="195.40814">
            <text:p>195.40814</text:p>
          </table:table-cell>
          <table:table-cell office:value-type="float" office:value="28.33586">
            <text:p>28.335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166">
            <text:p>8.166</text:p>
          </table:table-cell>
          <table:table-cell table:formula="of:=ROUND([.J8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DSS J130033.24+281415.6</text:p>
          </table:table-cell>
          <table:table-cell office:value-type="float" office:value="195.13852">
            <text:p>195.13852</text:p>
          </table:table-cell>
          <table:table-cell office:value-type="float" office:value="28.23768">
            <text:p>28.237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193">
            <text:p>8.193</text:p>
          </table:table-cell>
          <table:table-cell table:formula="of:=ROUND([.J80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SDSS J130032.75+282531.8</text:p>
          </table:table-cell>
          <table:table-cell office:value-type="float" office:value="195.13646">
            <text:p>195.13646</text:p>
          </table:table-cell>
          <table:table-cell office:value-type="float" office:value="28.4255">
            <text:p>28.42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472">
            <text:p>8.472</text:p>
          </table:table-cell>
          <table:table-cell table:formula="of:=ROUND([.J8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SDSS J130044.65+282639.3</text:p>
          </table:table-cell>
          <table:table-cell office:value-type="float" office:value="195.18605">
            <text:p>195.18605</text:p>
          </table:table-cell>
          <table:table-cell office:value-type="float" office:value="28.44425">
            <text:p>28.44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778">
            <text:p>7.778</text:p>
          </table:table-cell>
          <table:table-cell table:formula="of:=ROUND([.J8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SDSS J130119.96+282623.0</text:p>
          </table:table-cell>
          <table:table-cell office:value-type="float" office:value="195.33321">
            <text:p>195.33321</text:p>
          </table:table-cell>
          <table:table-cell office:value-type="float" office:value="28.43975">
            <text:p>28.439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855">
            <text:p>7.855</text:p>
          </table:table-cell>
          <table:table-cell table:formula="of:=ROUND([.J8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DSS J130026.69+281705.3</text:p>
          </table:table-cell>
          <table:table-cell office:value-type="float" office:value="195.11122">
            <text:p>195.11122</text:p>
          </table:table-cell>
          <table:table-cell office:value-type="float" office:value="28.28483">
            <text:p>28.284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982">
            <text:p>7.982</text:p>
          </table:table-cell>
          <table:table-cell table:formula="of:=ROUND([.J80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DSS J130046.42+282704.1</text:p>
          </table:table-cell>
          <table:table-cell office:value-type="float" office:value="195.19344">
            <text:p>195.19344</text:p>
          </table:table-cell>
          <table:table-cell office:value-type="float" office:value="28.45114">
            <text:p>28.45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985">
            <text:p>7.985</text:p>
          </table:table-cell>
          <table:table-cell table:formula="of:=ROUND([.J8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SDSS J130027.27+281639.0</text:p>
          </table:table-cell>
          <table:table-cell office:value-type="float" office:value="195.11367">
            <text:p>195.11367</text:p>
          </table:table-cell>
          <table:table-cell office:value-type="float" office:value="28.27751">
            <text:p>28.277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019">
            <text:p>8.019</text:p>
          </table:table-cell>
          <table:table-cell table:formula="of:=ROUND([.J81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SDSS J130138.53+282043.7</text:p>
          </table:table-cell>
          <table:table-cell office:value-type="float" office:value="195.41055">
            <text:p>195.41055</text:p>
          </table:table-cell>
          <table:table-cell office:value-type="float" office:value="28.34548">
            <text:p>28.345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341">
            <text:p>8.341</text:p>
          </table:table-cell>
          <table:table-cell table:formula="of:=ROUND([.J8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DSS J130045.03+282725.1</text:p>
          </table:table-cell>
          <table:table-cell office:value-type="float" office:value="195.18763">
            <text:p>195.18763</text:p>
          </table:table-cell>
          <table:table-cell office:value-type="float" office:value="28.45697">
            <text:p>28.45697</text:p>
          </table:table-cell>
          <table:table-cell office:value-type="string">
            <text:p>G</text:p>
          </table:table-cell>
          <table:table-cell office:value-type="float" office:value="68745">
            <text:p>68745</text:p>
          </table:table-cell>
          <table:table-cell office:value-type="float" office:value="0.22931">
            <text:p>0.22931</text:p>
          </table:table-cell>
          <table:table-cell office:value-type="string">
            <text:p>PHOT</text:p>
          </table:table-cell>
          <table:table-cell office:value-type="string">
            <text:p>22.5g</text:p>
          </table:table-cell>
          <table:table-cell office:value-type="float" office:value="8.428">
            <text:p>8.428</text:p>
          </table:table-cell>
          <table:table-cell table:formula="of:=ROUND([.J81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[APS2006] J195.110840+28.27555</text:p>
          </table:table-cell>
          <table:table-cell office:value-type="float" office:value="195.11084">
            <text:p>195.11084</text:p>
          </table:table-cell>
          <table:table-cell office:value-type="float" office:value="28.27556">
            <text:p>28.27556</text:p>
          </table:table-cell>
          <table:table-cell office:value-type="string">
            <text:p>G</text:p>
          </table:table-cell>
          <table:table-cell office:value-type="float" office:value="69600">
            <text:p>69600</text:p>
          </table:table-cell>
          <table:table-cell office:value-type="float" office:value="0.23216">
            <text:p>0.23216</text:p>
          </table:table-cell>
          <table:table-cell office:value-type="string">
            <text:p>PHOT</text:p>
          </table:table-cell>
          <table:table-cell office:value-type="string">
            <text:p>22.5R</text:p>
          </table:table-cell>
          <table:table-cell office:value-type="float" office:value="8.202">
            <text:p>8.202</text:p>
          </table:table-cell>
          <table:table-cell table:formula="of:=ROUND([.J813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SDSS J130135.00+282013.8</text:p>
          </table:table-cell>
          <table:table-cell office:value-type="float" office:value="195.39587">
            <text:p>195.39587</text:p>
          </table:table-cell>
          <table:table-cell office:value-type="float" office:value="28.33719">
            <text:p>28.33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524">
            <text:p>7.524</text:p>
          </table:table-cell>
          <table:table-cell table:formula="of:=ROUND([.J8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SDSS J130123.79+281401.2</text:p>
          </table:table-cell>
          <table:table-cell office:value-type="float" office:value="195.34913">
            <text:p>195.34913</text:p>
          </table:table-cell>
          <table:table-cell office:value-type="float" office:value="28.23368">
            <text:p>28.23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628">
            <text:p>7.628</text:p>
          </table:table-cell>
          <table:table-cell table:formula="of:=ROUND([.J8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DSS J130110.07+282706.3</text:p>
          </table:table-cell>
          <table:table-cell office:value-type="float" office:value="195.292">
            <text:p>195.292</text:p>
          </table:table-cell>
          <table:table-cell office:value-type="float" office:value="28.45177">
            <text:p>28.45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633">
            <text:p>7.633</text:p>
          </table:table-cell>
          <table:table-cell table:formula="of:=ROUND([.J8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DSS J130058.74+282738.5</text:p>
          </table:table-cell>
          <table:table-cell office:value-type="float" office:value="195.24479">
            <text:p>195.24479</text:p>
          </table:table-cell>
          <table:table-cell office:value-type="float" office:value="28.46072">
            <text:p>28.46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12">
            <text:p>7.912</text:p>
          </table:table-cell>
          <table:table-cell table:formula="of:=ROUND([.J81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SDSS J130107.41+282731.9</text:p>
          </table:table-cell>
          <table:table-cell office:value-type="float" office:value="195.28091">
            <text:p>195.28091</text:p>
          </table:table-cell>
          <table:table-cell office:value-type="float" office:value="28.45887">
            <text:p>28.45887</text:p>
          </table:table-cell>
          <table:table-cell office:value-type="string">
            <text:p>G</text:p>
          </table:table-cell>
          <table:table-cell office:value-type="float" office:value="122396">
            <text:p>122396</text:p>
          </table:table-cell>
          <table:table-cell office:value-type="float" office:value="0.40827">
            <text:p>0.40827</text:p>
          </table:table-cell>
          <table:table-cell office:value-type="string">
            <text:p>PHOT</text:p>
          </table:table-cell>
          <table:table-cell office:value-type="string">
            <text:p>22.6g</text:p>
          </table:table-cell>
          <table:table-cell office:value-type="float" office:value="7.918">
            <text:p>7.918</text:p>
          </table:table-cell>
          <table:table-cell table:formula="of:=ROUND([.J81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SDSS J130028.64+281602.0</text:p>
          </table:table-cell>
          <table:table-cell office:value-type="float" office:value="195.11934">
            <text:p>195.11934</text:p>
          </table:table-cell>
          <table:table-cell office:value-type="float" office:value="28.26724">
            <text:p>28.26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01">
            <text:p>8.01</text:p>
          </table:table-cell>
          <table:table-cell table:formula="of:=ROUND([.J819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SDSS J130126.13+282541.2</text:p>
          </table:table-cell>
          <table:table-cell office:value-type="float" office:value="195.35889">
            <text:p>195.35889</text:p>
          </table:table-cell>
          <table:table-cell office:value-type="float" office:value="28.42812">
            <text:p>28.42812</text:p>
          </table:table-cell>
          <table:table-cell office:value-type="string">
            <text:p>G</text:p>
          </table:table-cell>
          <table:table-cell office:value-type="float" office:value="47601">
            <text:p>47601</text:p>
          </table:table-cell>
          <table:table-cell office:value-type="float" office:value="0.15878">
            <text:p>0.15878</text:p>
          </table:table-cell>
          <table:table-cell office:value-type="string">
            <text:p>PHOT</text:p>
          </table:table-cell>
          <table:table-cell office:value-type="string">
            <text:p>22.6g</text:p>
          </table:table-cell>
          <table:table-cell office:value-type="float" office:value="8.132">
            <text:p>8.132</text:p>
          </table:table-cell>
          <table:table-cell table:formula="of:=ROUND([.J82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SDSS J130056.76+281138.3</text:p>
          </table:table-cell>
          <table:table-cell office:value-type="float" office:value="195.23651">
            <text:p>195.23651</text:p>
          </table:table-cell>
          <table:table-cell office:value-type="float" office:value="28.194">
            <text:p>28.1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156">
            <text:p>8.156</text:p>
          </table:table-cell>
          <table:table-cell table:formula="of:=ROUND([.J82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SDSS J130126.40+281336.0</text:p>
          </table:table-cell>
          <table:table-cell office:value-type="float" office:value="195.36004">
            <text:p>195.36004</text:p>
          </table:table-cell>
          <table:table-cell office:value-type="float" office:value="28.22669">
            <text:p>28.226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326">
            <text:p>8.326</text:p>
          </table:table-cell>
          <table:table-cell table:formula="of:=ROUND([.J82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DSS J130123.23+281258.1</text:p>
          </table:table-cell>
          <table:table-cell office:value-type="float" office:value="195.34681">
            <text:p>195.34681</text:p>
          </table:table-cell>
          <table:table-cell office:value-type="float" office:value="28.21615">
            <text:p>28.21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374">
            <text:p>8.374</text:p>
          </table:table-cell>
          <table:table-cell table:formula="of:=ROUND([.J8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SDSS J130027.84+281523.0</text:p>
          </table:table-cell>
          <table:table-cell office:value-type="float" office:value="195.11603">
            <text:p>195.11603</text:p>
          </table:table-cell>
          <table:table-cell office:value-type="float" office:value="28.25639">
            <text:p>28.25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481">
            <text:p>8.481</text:p>
          </table:table-cell>
          <table:table-cell table:formula="of:=ROUND([.J82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SDSS J130135.35+281912.3</text:p>
          </table:table-cell>
          <table:table-cell office:value-type="float" office:value="195.3973">
            <text:p>195.3973</text:p>
          </table:table-cell>
          <table:table-cell office:value-type="float" office:value="28.32008">
            <text:p>28.32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03">
            <text:p>7.603</text:p>
          </table:table-cell>
          <table:table-cell table:formula="of:=ROUND([.J82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DSS J130029.52+281630.3</text:p>
          </table:table-cell>
          <table:table-cell office:value-type="float" office:value="195.12303">
            <text:p>195.12303</text:p>
          </table:table-cell>
          <table:table-cell office:value-type="float" office:value="28.27509">
            <text:p>28.275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26">
            <text:p>7.626</text:p>
          </table:table-cell>
          <table:table-cell table:formula="of:=ROUND([.J82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DSS J130124.64+281410.2</text:p>
          </table:table-cell>
          <table:table-cell office:value-type="float" office:value="195.35268">
            <text:p>195.35268</text:p>
          </table:table-cell>
          <table:table-cell office:value-type="float" office:value="28.23618">
            <text:p>28.23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43">
            <text:p>7.643</text:p>
          </table:table-cell>
          <table:table-cell table:formula="of:=ROUND([.J8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SDSS J130026.36+281837.1</text:p>
          </table:table-cell>
          <table:table-cell office:value-type="float" office:value="195.10985">
            <text:p>195.10985</text:p>
          </table:table-cell>
          <table:table-cell office:value-type="float" office:value="28.31031">
            <text:p>28.31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82">
            <text:p>7.682</text:p>
          </table:table-cell>
          <table:table-cell table:formula="of:=ROUND([.J82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DSS J130121.21+282607.6</text:p>
          </table:table-cell>
          <table:table-cell office:value-type="float" office:value="195.3384">
            <text:p>195.3384</text:p>
          </table:table-cell>
          <table:table-cell office:value-type="float" office:value="28.43545">
            <text:p>28.43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792">
            <text:p>7.792</text:p>
          </table:table-cell>
          <table:table-cell table:formula="of:=ROUND([.J8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SDSS J130029.69+281559.0</text:p>
          </table:table-cell>
          <table:table-cell office:value-type="float" office:value="195.12374">
            <text:p>195.12374</text:p>
          </table:table-cell>
          <table:table-cell office:value-type="float" office:value="28.26642">
            <text:p>28.26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828">
            <text:p>7.828</text:p>
          </table:table-cell>
          <table:table-cell table:formula="of:=ROUND([.J83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SDSS J130055.56+281135.2</text:p>
          </table:table-cell>
          <table:table-cell office:value-type="float" office:value="195.2315">
            <text:p>195.2315</text:p>
          </table:table-cell>
          <table:table-cell office:value-type="float" office:value="28.19313">
            <text:p>28.19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241">
            <text:p>8.241</text:p>
          </table:table-cell>
          <table:table-cell table:formula="of:=ROUND([.J83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SDSS J130115.46+281154.1</text:p>
          </table:table-cell>
          <table:table-cell office:value-type="float" office:value="195.31445">
            <text:p>195.31445</text:p>
          </table:table-cell>
          <table:table-cell office:value-type="float" office:value="28.19837">
            <text:p>28.19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474">
            <text:p>8.474</text:p>
          </table:table-cell>
          <table:table-cell table:formula="of:=ROUND([.J83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DSS J130039.98+282640.3</text:p>
          </table:table-cell>
          <table:table-cell office:value-type="float" office:value="195.1666">
            <text:p>195.1666</text:p>
          </table:table-cell>
          <table:table-cell office:value-type="float" office:value="28.44454">
            <text:p>28.444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314">
            <text:p>8.314</text:p>
          </table:table-cell>
          <table:table-cell table:formula="of:=ROUND([.J83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SDSS J130026.18+281615.1</text:p>
          </table:table-cell>
          <table:table-cell office:value-type="float" office:value="195.10908">
            <text:p>195.10908</text:p>
          </table:table-cell>
          <table:table-cell office:value-type="float" office:value="28.27087">
            <text:p>28.270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401">
            <text:p>8.401</text:p>
          </table:table-cell>
          <table:table-cell table:formula="of:=ROUND([.J83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SDSS J130119.93+282613.7</text:p>
          </table:table-cell>
          <table:table-cell office:value-type="float" office:value="195.33305">
            <text:p>195.33305</text:p>
          </table:table-cell>
          <table:table-cell office:value-type="float" office:value="28.43714">
            <text:p>28.437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718">
            <text:p>7.718</text:p>
          </table:table-cell>
          <table:table-cell table:formula="of:=ROUND([.J8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DSS J130133.29+281633.5</text:p>
          </table:table-cell>
          <table:table-cell office:value-type="float" office:value="195.38872">
            <text:p>195.38872</text:p>
          </table:table-cell>
          <table:table-cell office:value-type="float" office:value="28.27598">
            <text:p>28.275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812">
            <text:p>7.812</text:p>
          </table:table-cell>
          <table:table-cell table:formula="of:=ROUND([.J8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SDSS J130051.07+281206.6</text:p>
          </table:table-cell>
          <table:table-cell office:value-type="float" office:value="195.21282">
            <text:p>195.21282</text:p>
          </table:table-cell>
          <table:table-cell office:value-type="float" office:value="28.20184">
            <text:p>28.201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7.935">
            <text:p>7.935</text:p>
          </table:table-cell>
          <table:table-cell table:formula="of:=ROUND([.J83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SDSS J130024.90+282122.6</text:p>
          </table:table-cell>
          <table:table-cell office:value-type="float" office:value="195.10378">
            <text:p>195.10378</text:p>
          </table:table-cell>
          <table:table-cell office:value-type="float" office:value="28.35629">
            <text:p>28.356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084">
            <text:p>8.084</text:p>
          </table:table-cell>
          <table:table-cell table:formula="of:=ROUND([.J838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SDSS J130027.23+281616.3</text:p>
          </table:table-cell>
          <table:table-cell office:value-type="float" office:value="195.11348">
            <text:p>195.11348</text:p>
          </table:table-cell>
          <table:table-cell office:value-type="float" office:value="28.27122">
            <text:p>28.27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182">
            <text:p>8.182</text:p>
          </table:table-cell>
          <table:table-cell table:formula="of:=ROUND([.J839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SDSS J130034.61+281444.5</text:p>
          </table:table-cell>
          <table:table-cell office:value-type="float" office:value="195.14421">
            <text:p>195.14421</text:p>
          </table:table-cell>
          <table:table-cell office:value-type="float" office:value="28.24569">
            <text:p>28.245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649">
            <text:p>7.649</text:p>
          </table:table-cell>
          <table:table-cell table:formula="of:=ROUND([.J840])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SDSS J130135.47+281828.1</text:p>
          </table:table-cell>
          <table:table-cell office:value-type="float" office:value="195.39782">
            <text:p>195.39782</text:p>
          </table:table-cell>
          <table:table-cell office:value-type="float" office:value="28.30782">
            <text:p>28.307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718">
            <text:p>7.718</text:p>
          </table:table-cell>
          <table:table-cell table:formula="of:=ROUND([.J8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SDSS J130039.37+282558.3</text:p>
          </table:table-cell>
          <table:table-cell office:value-type="float" office:value="195.16404">
            <text:p>195.16404</text:p>
          </table:table-cell>
          <table:table-cell office:value-type="float" office:value="28.43288">
            <text:p>28.432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822">
            <text:p>7.822</text:p>
          </table:table-cell>
          <table:table-cell table:formula="of:=ROUND([.J8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DSS J130127.04+281355.1</text:p>
          </table:table-cell>
          <table:table-cell office:value-type="float" office:value="195.36269">
            <text:p>195.36269</text:p>
          </table:table-cell>
          <table:table-cell office:value-type="float" office:value="28.23198">
            <text:p>28.231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192">
            <text:p>8.192</text:p>
          </table:table-cell>
          <table:table-cell table:formula="of:=ROUND([.J8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SDSS J130035.80+281337.6</text:p>
          </table:table-cell>
          <table:table-cell office:value-type="float" office:value="195.14918">
            <text:p>195.14918</text:p>
          </table:table-cell>
          <table:table-cell office:value-type="float" office:value="28.22713">
            <text:p>28.22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242">
            <text:p>8.242</text:p>
          </table:table-cell>
          <table:table-cell table:formula="of:=ROUND([.J84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SDSS J130043.93+282720.7</text:p>
          </table:table-cell>
          <table:table-cell office:value-type="float" office:value="195.18307">
            <text:p>195.18307</text:p>
          </table:table-cell>
          <table:table-cell office:value-type="float" office:value="28.45576">
            <text:p>28.45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466">
            <text:p>8.466</text:p>
          </table:table-cell>
          <table:table-cell table:formula="of:=ROUND([.J8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[APS2006] J195.179047+28.21913</text:p>
          </table:table-cell>
          <table:table-cell office:value-type="float" office:value="195.17905">
            <text:p>195.17905</text:p>
          </table:table-cell>
          <table:table-cell office:value-type="float" office:value="28.21914">
            <text:p>28.219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R</text:p>
          </table:table-cell>
          <table:table-cell office:value-type="float" office:value="7.687">
            <text:p>7.687</text:p>
          </table:table-cell>
          <table:table-cell table:formula="of:=ROUND([.J846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DSS J130026.79+281858.5</text:p>
          </table:table-cell>
          <table:table-cell office:value-type="float" office:value="195.11165">
            <text:p>195.11165</text:p>
          </table:table-cell>
          <table:table-cell office:value-type="float" office:value="28.31627">
            <text:p>28.31627</text:p>
          </table:table-cell>
          <table:table-cell office:value-type="string">
            <text:p>G</text:p>
          </table:table-cell>
          <table:table-cell office:value-type="float" office:value="77547">
            <text:p>77547</text:p>
          </table:table-cell>
          <table:table-cell office:value-type="float" office:value="0.25867">
            <text:p>0.25867</text:p>
          </table:table-cell>
          <table:table-cell office:value-type="string">
            <text:p>PHOT</text:p>
          </table:table-cell>
          <table:table-cell office:value-type="string">
            <text:p>23.3g</text:p>
          </table:table-cell>
          <table:table-cell office:value-type="float" office:value="7.542">
            <text:p>7.542</text:p>
          </table:table-cell>
          <table:table-cell table:formula="of:=ROUND([.J847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DSS J130038.00+281358.7</text:p>
          </table:table-cell>
          <table:table-cell office:value-type="float" office:value="195.15833">
            <text:p>195.15833</text:p>
          </table:table-cell>
          <table:table-cell office:value-type="float" office:value="28.23299">
            <text:p>28.23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658">
            <text:p>7.658</text:p>
          </table:table-cell>
          <table:table-cell table:formula="of:=ROUND([.J84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DSS J130031.94+281514.2</text:p>
          </table:table-cell>
          <table:table-cell office:value-type="float" office:value="195.13311">
            <text:p>195.13311</text:p>
          </table:table-cell>
          <table:table-cell office:value-type="float" office:value="28.25395">
            <text:p>28.25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805">
            <text:p>7.805</text:p>
          </table:table-cell>
          <table:table-cell table:formula="of:=ROUND([.J8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SDSS J130137.86+282002.3</text:p>
          </table:table-cell>
          <table:table-cell office:value-type="float" office:value="195.40776">
            <text:p>195.40776</text:p>
          </table:table-cell>
          <table:table-cell office:value-type="float" office:value="28.33397">
            <text:p>28.33397</text:p>
          </table:table-cell>
          <table:table-cell office:value-type="string">
            <text:p>G</text:p>
          </table:table-cell>
          <table:table-cell office:value-type="float" office:value="97870">
            <text:p>97870</text:p>
          </table:table-cell>
          <table:table-cell office:value-type="float" office:value="0.32646">
            <text:p>0.32646</text:p>
          </table:table-cell>
          <table:table-cell office:value-type="string">
            <text:p>PHOT</text:p>
          </table:table-cell>
          <table:table-cell office:value-type="string">
            <text:p>23.3g</text:p>
          </table:table-cell>
          <table:table-cell office:value-type="float" office:value="8.141">
            <text:p>8.141</text:p>
          </table:table-cell>
          <table:table-cell table:formula="of:=ROUND([.J85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SDSS J130028.87+281519.1</text:p>
          </table:table-cell>
          <table:table-cell office:value-type="float" office:value="195.12029">
            <text:p>195.12029</text:p>
          </table:table-cell>
          <table:table-cell office:value-type="float" office:value="28.25532">
            <text:p>28.255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323">
            <text:p>8.323</text:p>
          </table:table-cell>
          <table:table-cell table:formula="of:=ROUND([.J85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SDSS J130023.78+282129.8</text:p>
          </table:table-cell>
          <table:table-cell office:value-type="float" office:value="195.0991">
            <text:p>195.0991</text:p>
          </table:table-cell>
          <table:table-cell office:value-type="float" office:value="28.3583">
            <text:p>28.35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35">
            <text:p>8.35</text:p>
          </table:table-cell>
          <table:table-cell table:formula="of:=ROUND([.J85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SDSS J130030.43+281441.2</text:p>
          </table:table-cell>
          <table:table-cell office:value-type="float" office:value="195.12681">
            <text:p>195.12681</text:p>
          </table:table-cell>
          <table:table-cell office:value-type="float" office:value="28.2448">
            <text:p>28.2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398">
            <text:p>8.398</text:p>
          </table:table-cell>
          <table:table-cell table:formula="of:=ROUND([.J85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DSS J130052.93+282714.7</text:p>
          </table:table-cell>
          <table:table-cell office:value-type="float" office:value="195.22055">
            <text:p>195.22055</text:p>
          </table:table-cell>
          <table:table-cell office:value-type="float" office:value="28.4541">
            <text:p>28.4541</text:p>
          </table:table-cell>
          <table:table-cell office:value-type="string">
            <text:p>G</text:p>
          </table:table-cell>
          <table:table-cell office:value-type="float" office:value="132559">
            <text:p>132559</text:p>
          </table:table-cell>
          <table:table-cell office:value-type="float" office:value="0.44217">
            <text:p>0.44217</text:p>
          </table:table-cell>
          <table:table-cell office:value-type="string">
            <text:p>PHOT</text:p>
          </table:table-cell>
          <table:table-cell office:value-type="string">
            <text:p>23.4g</text:p>
          </table:table-cell>
          <table:table-cell office:value-type="float" office:value="7.702">
            <text:p>7.702</text:p>
          </table:table-cell>
          <table:table-cell table:formula="of:=ROUND([.J85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DSS J130030.70+282402.6</text:p>
          </table:table-cell>
          <table:table-cell office:value-type="float" office:value="195.12795">
            <text:p>195.12795</text:p>
          </table:table-cell>
          <table:table-cell office:value-type="float" office:value="28.40074">
            <text:p>28.40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91">
            <text:p>7.91</text:p>
          </table:table-cell>
          <table:table-cell table:formula="of:=ROUND([.J8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DSS J130112.43+282716.2</text:p>
          </table:table-cell>
          <table:table-cell office:value-type="float" office:value="195.30185">
            <text:p>195.30185</text:p>
          </table:table-cell>
          <table:table-cell office:value-type="float" office:value="28.45452">
            <text:p>28.454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943">
            <text:p>7.943</text:p>
          </table:table-cell>
          <table:table-cell table:formula="of:=ROUND([.J856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SDSS J130045.24+281213.4</text:p>
          </table:table-cell>
          <table:table-cell office:value-type="float" office:value="195.18852">
            <text:p>195.18852</text:p>
          </table:table-cell>
          <table:table-cell office:value-type="float" office:value="28.20375">
            <text:p>28.203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272">
            <text:p>8.272</text:p>
          </table:table-cell>
          <table:table-cell table:formula="of:=ROUND([.J85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DSS J130046.55+282645.6</text:p>
          </table:table-cell>
          <table:table-cell office:value-type="float" office:value="195.19398">
            <text:p>195.19398</text:p>
          </table:table-cell>
          <table:table-cell office:value-type="float" office:value="28.44602">
            <text:p>28.44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692">
            <text:p>7.692</text:p>
          </table:table-cell>
          <table:table-cell table:formula="of:=ROUND([.J8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[APS2006] J195.097549+28.35325</text:p>
          </table:table-cell>
          <table:table-cell office:value-type="float" office:value="195.09755">
            <text:p>195.09755</text:p>
          </table:table-cell>
          <table:table-cell office:value-type="float" office:value="28.35325">
            <text:p>28.353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R</text:p>
          </table:table-cell>
          <table:table-cell office:value-type="float" office:value="8.373">
            <text:p>8.373</text:p>
          </table:table-cell>
          <table:table-cell table:formula="of:=ROUND([.J859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DSS J130025.76+281814.3</text:p>
          </table:table-cell>
          <table:table-cell office:value-type="float" office:value="195.10734">
            <text:p>195.10734</text:p>
          </table:table-cell>
          <table:table-cell office:value-type="float" office:value="28.304">
            <text:p>28.3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876">
            <text:p>7.876</text:p>
          </table:table-cell>
          <table:table-cell table:formula="of:=ROUND([.J86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SDSS J130023.79+282132.0</text:p>
          </table:table-cell>
          <table:table-cell office:value-type="float" office:value="195.09914">
            <text:p>195.09914</text:p>
          </table:table-cell>
          <table:table-cell office:value-type="float" office:value="28.35891">
            <text:p>28.35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356">
            <text:p>8.356</text:p>
          </table:table-cell>
          <table:table-cell table:formula="of:=ROUND([.J86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SDSS J130041.47+281231.7</text:p>
          </table:table-cell>
          <table:table-cell office:value-type="float" office:value="195.1728">
            <text:p>195.1728</text:p>
          </table:table-cell>
          <table:table-cell office:value-type="float" office:value="28.20881">
            <text:p>28.208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388">
            <text:p>8.388</text:p>
          </table:table-cell>
          <table:table-cell table:formula="of:=ROUND([.J86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SDSS J130051.22+282754.0</text:p>
          </table:table-cell>
          <table:table-cell office:value-type="float" office:value="195.21344">
            <text:p>195.21344</text:p>
          </table:table-cell>
          <table:table-cell office:value-type="float" office:value="28.46502">
            <text:p>28.46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428">
            <text:p>8.428</text:p>
          </table:table-cell>
          <table:table-cell table:formula="of:=ROUND([.J8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SDSS J130031.29+281520.8</text:p>
          </table:table-cell>
          <table:table-cell office:value-type="float" office:value="195.13038">
            <text:p>195.13038</text:p>
          </table:table-cell>
          <table:table-cell office:value-type="float" office:value="28.2558">
            <text:p>28.2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861">
            <text:p>7.861</text:p>
          </table:table-cell>
          <table:table-cell table:formula="of:=ROUND([.J86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DSS J130049.00+281216.5</text:p>
          </table:table-cell>
          <table:table-cell office:value-type="float" office:value="195.20419">
            <text:p>195.20419</text:p>
          </table:table-cell>
          <table:table-cell office:value-type="float" office:value="28.20461">
            <text:p>28.204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914">
            <text:p>7.914</text:p>
          </table:table-cell>
          <table:table-cell table:formula="of:=ROUND([.J86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SDSS J130024.10+281911.3</text:p>
          </table:table-cell>
          <table:table-cell office:value-type="float" office:value="195.10033">
            <text:p>195.10033</text:p>
          </table:table-cell>
          <table:table-cell office:value-type="float" office:value="28.31972">
            <text:p>28.31972</text:p>
          </table:table-cell>
          <table:table-cell office:value-type="string">
            <text:p>G</text:p>
          </table:table-cell>
          <table:table-cell office:value-type="float" office:value="161939">
            <text:p>161939</text:p>
          </table:table-cell>
          <table:table-cell office:value-type="float" office:value="0.54017">
            <text:p>0.54017</text:p>
          </table:table-cell>
          <table:table-cell office:value-type="string">
            <text:p>PHOT</text:p>
          </table:table-cell>
          <table:table-cell office:value-type="string">
            <text:p>23.7g</text:p>
          </table:table-cell>
          <table:table-cell office:value-type="float" office:value="8.12">
            <text:p>8.12</text:p>
          </table:table-cell>
          <table:table-cell table:formula="of:=ROUND([.J866])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DSS J130026.49+281636.6</text:p>
          </table:table-cell>
          <table:table-cell office:value-type="float" office:value="195.11041">
            <text:p>195.11041</text:p>
          </table:table-cell>
          <table:table-cell office:value-type="float" office:value="28.27684">
            <text:p>28.276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194">
            <text:p>8.194</text:p>
          </table:table-cell>
          <table:table-cell table:formula="of:=ROUND([.J86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SDSS J130136.66+281748.2</text:p>
          </table:table-cell>
          <table:table-cell office:value-type="float" office:value="195.40277">
            <text:p>195.40277</text:p>
          </table:table-cell>
          <table:table-cell office:value-type="float" office:value="28.29673">
            <text:p>28.296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11">
            <text:p>8.11</text:p>
          </table:table-cell>
          <table:table-cell table:formula="of:=ROUND([.J8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DSS J130038.17+282534.7</text:p>
          </table:table-cell>
          <table:table-cell office:value-type="float" office:value="195.15908">
            <text:p>195.15908</text:p>
          </table:table-cell>
          <table:table-cell office:value-type="float" office:value="28.42633">
            <text:p>28.426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7.681">
            <text:p>7.681</text:p>
          </table:table-cell>
          <table:table-cell table:formula="of:=ROUND([.J8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DSS J130112.42+281149.9</text:p>
          </table:table-cell>
          <table:table-cell office:value-type="float" office:value="195.30176">
            <text:p>195.30176</text:p>
          </table:table-cell>
          <table:table-cell office:value-type="float" office:value="28.19721">
            <text:p>28.19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8.311">
            <text:p>8.311</text:p>
          </table:table-cell>
          <table:table-cell table:formula="of:=ROUND([.J87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DSS J130137.14+281931.1</text:p>
          </table:table-cell>
          <table:table-cell office:value-type="float" office:value="195.40477">
            <text:p>195.40477</text:p>
          </table:table-cell>
          <table:table-cell office:value-type="float" office:value="28.32531">
            <text:p>28.325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7.981">
            <text:p>7.981</text:p>
          </table:table-cell>
          <table:table-cell table:formula="of:=ROUND([.J8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SDSS J130103.63+282805.4</text:p>
          </table:table-cell>
          <table:table-cell office:value-type="float" office:value="195.26514">
            <text:p>195.26514</text:p>
          </table:table-cell>
          <table:table-cell office:value-type="float" office:value="28.46819">
            <text:p>28.46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8.368">
            <text:p>8.368</text:p>
          </table:table-cell>
          <table:table-cell table:formula="of:=ROUND([.J8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[APS2006] J195.102005+28.31505</text:p>
          </table:table-cell>
          <table:table-cell office:value-type="float" office:value="195.102">
            <text:p>195.102</text:p>
          </table:table-cell>
          <table:table-cell office:value-type="float" office:value="28.31506">
            <text:p>28.315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R</text:p>
          </table:table-cell>
          <table:table-cell office:value-type="float" office:value="8.057">
            <text:p>8.057</text:p>
          </table:table-cell>
          <table:table-cell table:formula="of:=ROUND([.J873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SDSS J130125.03+282535.4</text:p>
          </table:table-cell>
          <table:table-cell office:value-type="float" office:value="195.35432">
            <text:p>195.35432</text:p>
          </table:table-cell>
          <table:table-cell office:value-type="float" office:value="28.42651">
            <text:p>28.426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7.898">
            <text:p>7.898</text:p>
          </table:table-cell>
          <table:table-cell table:formula="of:=ROUND([.J8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[APS2006] J195.156128+28.23236</text:p>
          </table:table-cell>
          <table:table-cell office:value-type="float" office:value="195.15613">
            <text:p>195.15613</text:p>
          </table:table-cell>
          <table:table-cell office:value-type="float" office:value="28.23236">
            <text:p>28.23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5R</text:p>
          </table:table-cell>
          <table:table-cell office:value-type="float" office:value="7.763">
            <text:p>7.763</text:p>
          </table:table-cell>
          <table:table-cell table:formula="of:=ROUND([.J875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ABELL 1656:[EF2011] 5844</text:p>
          </table:table-cell>
          <table:table-cell office:value-type="float" office:value="195.19997">
            <text:p>195.19997</text:p>
          </table:table-cell>
          <table:table-cell office:value-type="float" office:value="28.4543">
            <text:p>28.4543</text:p>
          </table:table-cell>
          <table:table-cell office:value-type="string">
            <text:p>G</text:p>
          </table:table-cell>
          <table:table-cell office:value-type="float" office:value="34872">
            <text:p>34872</text:p>
          </table:table-cell>
          <table:table-cell office:value-type="float" office:value="0.11632">
            <text:p>0.11632</text:p>
          </table:table-cell>
          <table:table-cell office:value-type="string">
            <text:p>PHOT</text:p>
          </table:table-cell>
          <table:table-cell office:value-type="string">
            <text:p>25.6g</text:p>
          </table:table-cell>
          <table:table-cell office:value-type="float" office:value="8.03">
            <text:p>8.03</text:p>
          </table:table-cell>
          <table:table-cell table:formula="of:=ROUND([.J876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DSS J130101.85+282806.2</text:p>
          </table:table-cell>
          <table:table-cell office:value-type="float" office:value="195.25775">
            <text:p>195.25775</text:p>
          </table:table-cell>
          <table:table-cell office:value-type="float" office:value="28.46842">
            <text:p>28.468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9g</text:p>
          </table:table-cell>
          <table:table-cell office:value-type="float" office:value="8.362">
            <text:p>8.362</text:p>
          </table:table-cell>
          <table:table-cell table:formula="of:=ROUND([.J8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SDSS J130059.40+282822.0</text:p>
          </table:table-cell>
          <table:table-cell office:value-type="float" office:value="195.24751">
            <text:p>195.24751</text:p>
          </table:table-cell>
          <table:table-cell office:value-type="float" office:value="28.47278">
            <text:p>28.4727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6.79">
            <text:p>16.79</text:p>
          </table:table-cell>
          <table:table-cell office:value-type="float" office:value="8.628">
            <text:p>8.628</text:p>
          </table:table-cell>
          <table:table-cell table:formula="of:=ROUND([.J878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SDSS J130135.52+282457.2</text:p>
          </table:table-cell>
          <table:table-cell office:value-type="float" office:value="195.39801">
            <text:p>195.39801</text:p>
          </table:table-cell>
          <table:table-cell office:value-type="float" office:value="28.4159">
            <text:p>28.415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16">
            <text:p>19.16</text:p>
          </table:table-cell>
          <table:table-cell office:value-type="float" office:value="9.228">
            <text:p>9.228</text:p>
          </table:table-cell>
          <table:table-cell table:formula="of:=ROUND([.J879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SDSS J130021.19+281822.7</text:p>
          </table:table-cell>
          <table:table-cell office:value-type="float" office:value="195.08832">
            <text:p>195.08832</text:p>
          </table:table-cell>
          <table:table-cell office:value-type="float" office:value="28.30633">
            <text:p>28.30633</text:p>
          </table:table-cell>
          <table:table-cell office:value-type="string">
            <text:p>G</text:p>
          </table:table-cell>
          <table:table-cell office:value-type="float" office:value="53453">
            <text:p>53453</text:p>
          </table:table-cell>
          <table:table-cell office:value-type="float" office:value="0.1783">
            <text:p>0.1783</text:p>
          </table:table-cell>
          <table:table-cell office:value-type="string">
            <text:p><text:s text:c="4"/></text:p>
          </table:table-cell>
          <table:table-cell office:value-type="float" office:value="19.27">
            <text:p>19.27</text:p>
          </table:table-cell>
          <table:table-cell office:value-type="float" office:value="8.842">
            <text:p>8.842</text:p>
          </table:table-cell>
          <table:table-cell table:formula="of:=ROUND([.J880])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NGP9 F323-0821606</text:p>
          </table:table-cell>
          <table:table-cell office:value-type="float" office:value="195.26792">
            <text:p>195.26792</text:p>
          </table:table-cell>
          <table:table-cell office:value-type="float" office:value="28.47212">
            <text:p>28.4721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42">
            <text:p>19.42</text:p>
          </table:table-cell>
          <table:table-cell office:value-type="float" office:value="8.614">
            <text:p>8.614</text:p>
          </table:table-cell>
          <table:table-cell table:formula="of:=ROUND([.J881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SDSS J130043.93+281132.0</text:p>
          </table:table-cell>
          <table:table-cell office:value-type="float" office:value="195.18304">
            <text:p>195.18304</text:p>
          </table:table-cell>
          <table:table-cell office:value-type="float" office:value="28.19222">
            <text:p>28.19222</text:p>
          </table:table-cell>
          <table:table-cell office:value-type="string">
            <text:p>G</text:p>
          </table:table-cell>
          <table:table-cell office:value-type="float" office:value="56861">
            <text:p>56861</text:p>
          </table:table-cell>
          <table:table-cell office:value-type="float" office:value="0.189668">
            <text:p>0.189668</text:p>
          </table:table-cell>
          <table:table-cell office:value-type="string">
            <text:p><text:s text:c="4"/></text:p>
          </table:table-cell>
          <table:table-cell office:value-type="float" office:value="19.6">
            <text:p>19.6</text:p>
          </table:table-cell>
          <table:table-cell office:value-type="float" office:value="9.021">
            <text:p>9.021</text:p>
          </table:table-cell>
          <table:table-cell table:formula="of:=ROUND([.J882])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SDSS J130106.04+282840.8</text:p>
          </table:table-cell>
          <table:table-cell office:value-type="float" office:value="195.27519">
            <text:p>195.27519</text:p>
          </table:table-cell>
          <table:table-cell office:value-type="float" office:value="28.47802">
            <text:p>28.4780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6">
            <text:p>19.86</text:p>
          </table:table-cell>
          <table:table-cell office:value-type="float" office:value="9.008">
            <text:p>9.008</text:p>
          </table:table-cell>
          <table:table-cell table:formula="of:=ROUND([.J88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ABELL 1656:[GMP83] 2121</text:p>
          </table:table-cell>
          <table:table-cell office:value-type="float" office:value="195.33875">
            <text:p>195.33875</text:p>
          </table:table-cell>
          <table:table-cell office:value-type="float" office:value="28.19889">
            <text:p>28.1988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9">
            <text:p>19.89</text:p>
          </table:table-cell>
          <table:table-cell office:value-type="float" office:value="9.012">
            <text:p>9.012</text:p>
          </table:table-cell>
          <table:table-cell table:formula="of:=ROUND([.J884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DSS J130113.87+282809.5</text:p>
          </table:table-cell>
          <table:table-cell office:value-type="float" office:value="195.30782">
            <text:p>195.30782</text:p>
          </table:table-cell>
          <table:table-cell office:value-type="float" office:value="28.46932">
            <text:p>28.46932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99">
            <text:p>19.99</text:p>
          </table:table-cell>
          <table:table-cell office:value-type="float" office:value="8.885">
            <text:p>8.885</text:p>
          </table:table-cell>
          <table:table-cell table:formula="of:=ROUND([.J885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SDSS J130044.73+281101.0</text:p>
          </table:table-cell>
          <table:table-cell office:value-type="float" office:value="195.18641">
            <text:p>195.18641</text:p>
          </table:table-cell>
          <table:table-cell office:value-type="float" office:value="28.18361">
            <text:p>28.1836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24">
            <text:p>20.24</text:p>
          </table:table-cell>
          <table:table-cell office:value-type="float" office:value="9.425">
            <text:p>9.425</text:p>
          </table:table-cell>
          <table:table-cell table:formula="of:=ROUND([.J886])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ABELL 1656:[GMP83] 2027</text:p>
          </table:table-cell>
          <table:table-cell office:value-type="float" office:value="195.37037">
            <text:p>195.37037</text:p>
          </table:table-cell>
          <table:table-cell office:value-type="float" office:value="28.21844">
            <text:p>28.21844</text:p>
          </table:table-cell>
          <table:table-cell office:value-type="string">
            <text:p>GPair</text:p>
          </table:table-cell>
          <table:table-cell table:number-columns-repeated="3"/>
          <table:table-cell office:value-type="float" office:value="20.36">
            <text:p>20.36</text:p>
          </table:table-cell>
          <table:table-cell office:value-type="float" office:value="9.06">
            <text:p>9.06</text:p>
          </table:table-cell>
          <table:table-cell table:formula="of:=ROUND([.J887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SDSS J130022.81+281614.2</text:p>
          </table:table-cell>
          <table:table-cell office:value-type="float" office:value="195.09505">
            <text:p>195.09505</text:p>
          </table:table-cell>
          <table:table-cell office:value-type="float" office:value="28.27063">
            <text:p>28.2706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54">
            <text:p>20.54</text:p>
          </table:table-cell>
          <table:table-cell office:value-type="float" office:value="9.086">
            <text:p>9.086</text:p>
          </table:table-cell>
          <table:table-cell table:formula="of:=ROUND([.J888]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SDSS J130018.49+282054.4</text:p>
          </table:table-cell>
          <table:table-cell office:value-type="float" office:value="195.07705">
            <text:p>195.07705</text:p>
          </table:table-cell>
          <table:table-cell office:value-type="float" office:value="28.34845">
            <text:p>28.34845</text:p>
          </table:table-cell>
          <table:table-cell office:value-type="string">
            <text:p>G</text:p>
          </table:table-cell>
          <table:table-cell office:value-type="float" office:value="64365">
            <text:p>64365</text:p>
          </table:table-cell>
          <table:table-cell office:value-type="float" office:value="0.2147">
            <text:p>0.2147</text:p>
          </table:table-cell>
          <table:table-cell office:value-type="string">
            <text:p><text:s text:c="4"/></text:p>
          </table:table-cell>
          <table:table-cell office:value-type="float" office:value="20.72">
            <text:p>20.72</text:p>
          </table:table-cell>
          <table:table-cell office:value-type="float" office:value="9.401">
            <text:p>9.401</text:p>
          </table:table-cell>
          <table:table-cell table:formula="of:=ROUND([.J889])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[APD2000] J130020.0+282227</text:p>
          </table:table-cell>
          <table:table-cell office:value-type="float" office:value="195.08333">
            <text:p>195.08333</text:p>
          </table:table-cell>
          <table:table-cell office:value-type="float" office:value="28.37417">
            <text:p>28.374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<text:s text:c="5"/></text:p>
          </table:table-cell>
          <table:table-cell office:value-type="float" office:value="9.394">
            <text:p>9.394</text:p>
          </table:table-cell>
          <table:table-cell table:formula="of:=ROUND([.J890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2MASX J13012280+2811456</text:p>
          </table:table-cell>
          <table:table-cell office:value-type="float" office:value="195.34491">
            <text:p>195.34491</text:p>
          </table:table-cell>
          <table:table-cell office:value-type="float" office:value="28.19605">
            <text:p>28.19605</text:p>
          </table:table-cell>
          <table:table-cell office:value-type="string">
            <text:p>G</text:p>
          </table:table-cell>
          <table:table-cell office:value-type="float" office:value="7629">
            <text:p>7629</text:p>
          </table:table-cell>
          <table:table-cell office:value-type="float" office:value="0.025448">
            <text:p>0.025448</text:p>
          </table:table-cell>
          <table:table-cell office:value-type="string">
            <text:p><text:s text:c="4"/></text:p>
          </table:table-cell>
          <table:table-cell office:value-type="string">
            <text:p>15.9b</text:p>
          </table:table-cell>
          <table:table-cell office:value-type="float" office:value="9.325">
            <text:p>9.325</text:p>
          </table:table-cell>
          <table:table-cell table:formula="of:=ROUND([.J891])"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2MASX J13012670+2826097</text:p>
          </table:table-cell>
          <table:table-cell office:value-type="float" office:value="195.36122">
            <text:p>195.36122</text:p>
          </table:table-cell>
          <table:table-cell office:value-type="float" office:value="28.43589">
            <text:p>28.43589</text:p>
          </table:table-cell>
          <table:table-cell office:value-type="string">
            <text:p>G</text:p>
          </table:table-cell>
          <table:table-cell office:value-type="float" office:value="5753">
            <text:p>5753</text:p>
          </table:table-cell>
          <table:table-cell office:value-type="float" office:value="0.01919">
            <text:p>0.01919</text:p>
          </table:table-cell>
          <table:table-cell office:value-type="string">
            <text:p><text:s text:c="4"/></text:p>
          </table:table-cell>
          <table:table-cell office:value-type="string">
            <text:p>17.2g</text:p>
          </table:table-cell>
          <table:table-cell office:value-type="float" office:value="8.56">
            <text:p>8.56</text:p>
          </table:table-cell>
          <table:table-cell table:formula="of:=ROUND([.J892])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SDSS J130041.26+282718.0</text:p>
          </table:table-cell>
          <table:table-cell office:value-type="float" office:value="195.17196">
            <text:p>195.17196</text:p>
          </table:table-cell>
          <table:table-cell office:value-type="float" office:value="28.45501">
            <text:p>28.45501</text:p>
          </table:table-cell>
          <table:table-cell office:value-type="string">
            <text:p>G</text:p>
          </table:table-cell>
          <table:table-cell office:value-type="float" office:value="43366">
            <text:p>43366</text:p>
          </table:table-cell>
          <table:table-cell office:value-type="float" office:value="0.144652">
            <text:p>0.144652</text:p>
          </table:table-cell>
          <table:table-cell office:value-type="string">
            <text:p><text:s text:c="4"/></text:p>
          </table:table-cell>
          <table:table-cell office:value-type="string">
            <text:p>18.4g</text:p>
          </table:table-cell>
          <table:table-cell office:value-type="float" office:value="8.701">
            <text:p>8.701</text:p>
          </table:table-cell>
          <table:table-cell table:formula="of:=ROUND([.J893])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2MASX J13012635+2813146</text:p>
          </table:table-cell>
          <table:table-cell office:value-type="float" office:value="195.35981">
            <text:p>195.35981</text:p>
          </table:table-cell>
          <table:table-cell office:value-type="float" office:value="28.22079">
            <text:p>28.22079</text:p>
          </table:table-cell>
          <table:table-cell office:value-type="string">
            <text:p>G</text:p>
          </table:table-cell>
          <table:table-cell office:value-type="float" office:value="45649">
            <text:p>45649</text:p>
          </table:table-cell>
          <table:table-cell office:value-type="float" office:value="0.152267">
            <text:p>0.152267</text:p>
          </table:table-cell>
          <table:table-cell office:value-type="string">
            <text:p><text:s text:c="4"/></text:p>
          </table:table-cell>
          <table:table-cell office:value-type="string">
            <text:p>18.7g</text:p>
          </table:table-cell>
          <table:table-cell office:value-type="float" office:value="8.582">
            <text:p>8.582</text:p>
          </table:table-cell>
          <table:table-cell table:formula="of:=ROUND([.J894])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SDSS J130022.69+281730.9</text:p>
          </table:table-cell>
          <table:table-cell office:value-type="float" office:value="195.09457">
            <text:p>195.09457</text:p>
          </table:table-cell>
          <table:table-cell office:value-type="float" office:value="28.29193">
            <text:p>28.29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7g</text:p>
          </table:table-cell>
          <table:table-cell office:value-type="float" office:value="8.697">
            <text:p>8.697</text:p>
          </table:table-cell>
          <table:table-cell table:formula="of:=ROUND([.J895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SDSS J130119.22+282751.9</text:p>
          </table:table-cell>
          <table:table-cell office:value-type="float" office:value="195.33009">
            <text:p>195.33009</text:p>
          </table:table-cell>
          <table:table-cell office:value-type="float" office:value="28.46444">
            <text:p>28.464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9r</text:p>
          </table:table-cell>
          <table:table-cell office:value-type="float" office:value="9.067">
            <text:p>9.067</text:p>
          </table:table-cell>
          <table:table-cell table:formula="of:=ROUND([.J89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ABELL 1656:[GMP83] 2027 NED02 </text:p>
          </table:table-cell>
          <table:table-cell office:value-type="float" office:value="195.37125">
            <text:p>195.37125</text:p>
          </table:table-cell>
          <table:table-cell office:value-type="float" office:value="28.21806">
            <text:p>28.218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9r</text:p>
          </table:table-cell>
          <table:table-cell office:value-type="float" office:value="9.108">
            <text:p>9.108</text:p>
          </table:table-cell>
          <table:table-cell table:formula="of:=ROUND([.J897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SDSS J130019.66+281747.5</text:p>
          </table:table-cell>
          <table:table-cell office:value-type="float" office:value="195.08195">
            <text:p>195.08195</text:p>
          </table:table-cell>
          <table:table-cell office:value-type="float" office:value="28.29653">
            <text:p>28.29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0r</text:p>
          </table:table-cell>
          <table:table-cell office:value-type="float" office:value="9.281">
            <text:p>9.281</text:p>
          </table:table-cell>
          <table:table-cell table:formula="of:=ROUND([.J898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SDSS J130023.29+282404.6</text:p>
          </table:table-cell>
          <table:table-cell office:value-type="float" office:value="195.09707">
            <text:p>195.09707</text:p>
          </table:table-cell>
          <table:table-cell office:value-type="float" office:value="28.40128">
            <text:p>28.401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r</text:p>
          </table:table-cell>
          <table:table-cell office:value-type="float" office:value="9.336">
            <text:p>9.336</text:p>
          </table:table-cell>
          <table:table-cell table:formula="of:=ROUND([.J899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[IBG2003] J130023+281726</text:p>
          </table:table-cell>
          <table:table-cell office:value-type="float" office:value="195.099">
            <text:p>195.099</text:p>
          </table:table-cell>
          <table:table-cell office:value-type="float" office:value="28.29014">
            <text:p>28.290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8.5">
            <text:p>8.5</text:p>
          </table:table-cell>
          <table:table-cell table:formula="of:=ROUND([.J900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SDSS J130125.85+281310.2</text:p>
          </table:table-cell>
          <table:table-cell office:value-type="float" office:value="195.35771">
            <text:p>195.35771</text:p>
          </table:table-cell>
          <table:table-cell office:value-type="float" office:value="28.21951">
            <text:p>28.219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8.569">
            <text:p>8.569</text:p>
          </table:table-cell>
          <table:table-cell table:formula="of:=ROUND([.J90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SDSS J130140.98+282243.6</text:p>
          </table:table-cell>
          <table:table-cell office:value-type="float" office:value="195.42076">
            <text:p>195.42076</text:p>
          </table:table-cell>
          <table:table-cell office:value-type="float" office:value="28.37881">
            <text:p>28.378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9.311">
            <text:p>9.311</text:p>
          </table:table-cell>
          <table:table-cell table:formula="of:=ROUND([.J90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[IBG2003] J130019+282145</text:p>
          </table:table-cell>
          <table:table-cell office:value-type="float" office:value="195.08154">
            <text:p>195.08154</text:p>
          </table:table-cell>
          <table:table-cell office:value-type="float" office:value="28.36233">
            <text:p>28.362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r</text:p>
          </table:table-cell>
          <table:table-cell office:value-type="float" office:value="9.308">
            <text:p>9.308</text:p>
          </table:table-cell>
          <table:table-cell table:formula="of:=ROUND([.J903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DSS J130137.58+282246.9</text:p>
          </table:table-cell>
          <table:table-cell office:value-type="float" office:value="195.40661">
            <text:p>195.40661</text:p>
          </table:table-cell>
          <table:table-cell office:value-type="float" office:value="28.3797">
            <text:p>28.37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8.626">
            <text:p>8.626</text:p>
          </table:table-cell>
          <table:table-cell table:formula="of:=ROUND([.J90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ABELL 1656:[GMP83] 2027 NED01 </text:p>
          </table:table-cell>
          <table:table-cell office:value-type="float" office:value="195.37">
            <text:p>195.37</text:p>
          </table:table-cell>
          <table:table-cell office:value-type="float" office:value="28.21833">
            <text:p>28.21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9.051">
            <text:p>9.051</text:p>
          </table:table-cell>
          <table:table-cell table:formula="of:=ROUND([.J905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SDSS J130140.51+281611.2</text:p>
          </table:table-cell>
          <table:table-cell office:value-type="float" office:value="195.4188">
            <text:p>195.4188</text:p>
          </table:table-cell>
          <table:table-cell office:value-type="float" office:value="28.26979">
            <text:p>28.26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r</text:p>
          </table:table-cell>
          <table:table-cell office:value-type="float" office:value="9.419">
            <text:p>9.419</text:p>
          </table:table-cell>
          <table:table-cell table:formula="of:=ROUND([.J90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DSS J130105.04+282814.9</text:p>
          </table:table-cell>
          <table:table-cell office:value-type="float" office:value="195.27102">
            <text:p>195.27102</text:p>
          </table:table-cell>
          <table:table-cell office:value-type="float" office:value="28.47083">
            <text:p>28.47083</text:p>
          </table:table-cell>
          <table:table-cell office:value-type="string">
            <text:p>G</text:p>
          </table:table-cell>
          <table:table-cell office:value-type="float" office:value="49987">
            <text:p>49987</text:p>
          </table:table-cell>
          <table:table-cell office:value-type="float" office:value="0.16674">
            <text:p>0.16674</text:p>
          </table:table-cell>
          <table:table-cell office:value-type="string">
            <text:p>PHOT</text:p>
          </table:table-cell>
          <table:table-cell office:value-type="string">
            <text:p>19.8g</text:p>
          </table:table-cell>
          <table:table-cell office:value-type="float" office:value="8.553">
            <text:p>8.553</text:p>
          </table:table-cell>
          <table:table-cell table:formula="of:=ROUND([.J907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SDSS J130022.78+282241.6</text:p>
          </table:table-cell>
          <table:table-cell office:value-type="float" office:value="195.09493">
            <text:p>195.09493</text:p>
          </table:table-cell>
          <table:table-cell office:value-type="float" office:value="28.37824">
            <text:p>28.37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8.887">
            <text:p>8.887</text:p>
          </table:table-cell>
          <table:table-cell table:formula="of:=ROUND([.J908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[IBG2003] J130022+282338</text:p>
          </table:table-cell>
          <table:table-cell office:value-type="float" office:value="195.09583">
            <text:p>195.09583</text:p>
          </table:table-cell>
          <table:table-cell office:value-type="float" office:value="28.39389">
            <text:p>28.393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9.198">
            <text:p>9.198</text:p>
          </table:table-cell>
          <table:table-cell table:formula="of:=ROUND([.J909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SDSS J130041.25+281121.3</text:p>
          </table:table-cell>
          <table:table-cell office:value-type="float" office:value="195.17189">
            <text:p>195.17189</text:p>
          </table:table-cell>
          <table:table-cell office:value-type="float" office:value="28.18925">
            <text:p>28.18925</text:p>
          </table:table-cell>
          <table:table-cell office:value-type="string">
            <text:p>G</text:p>
          </table:table-cell>
          <table:table-cell office:value-type="float" office:value="94348">
            <text:p>94348</text:p>
          </table:table-cell>
          <table:table-cell office:value-type="float" office:value="0.31471">
            <text:p>0.31471</text:p>
          </table:table-cell>
          <table:table-cell office:value-type="string">
            <text:p>PHOT</text:p>
          </table:table-cell>
          <table:table-cell office:value-type="string">
            <text:p>19.8r</text:p>
          </table:table-cell>
          <table:table-cell office:value-type="float" office:value="9.439">
            <text:p>9.439</text:p>
          </table:table-cell>
          <table:table-cell table:formula="of:=ROUND([.J910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[IBG2003] J130021+281738</text:p>
          </table:table-cell>
          <table:table-cell office:value-type="float" office:value="195.08758">
            <text:p>195.08758</text:p>
          </table:table-cell>
          <table:table-cell office:value-type="float" office:value="28.29364">
            <text:p>28.29364</text:p>
          </table:table-cell>
          <table:table-cell office:value-type="string">
            <text:p>G</text:p>
          </table:table-cell>
          <table:table-cell office:value-type="float" office:value="46333">
            <text:p>46333</text:p>
          </table:table-cell>
          <table:table-cell office:value-type="float" office:value="0.15455">
            <text:p>0.15455</text:p>
          </table:table-cell>
          <table:table-cell office:value-type="string">
            <text:p>PHOT</text:p>
          </table:table-cell>
          <table:table-cell office:value-type="string">
            <text:p>19.9r</text:p>
          </table:table-cell>
          <table:table-cell office:value-type="float" office:value="9.029">
            <text:p>9.029</text:p>
          </table:table-cell>
          <table:table-cell table:formula="of:=ROUND([.J911])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SDSS J130143.08+282141.3</text:p>
          </table:table-cell>
          <table:table-cell office:value-type="float" office:value="195.42951">
            <text:p>195.42951</text:p>
          </table:table-cell>
          <table:table-cell office:value-type="float" office:value="28.36148">
            <text:p>28.361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9.485">
            <text:p>9.485</text:p>
          </table:table-cell>
          <table:table-cell table:formula="of:=ROUND([.J91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SDSS J130024.81+281629.8</text:p>
          </table:table-cell>
          <table:table-cell office:value-type="float" office:value="195.1034">
            <text:p>195.1034</text:p>
          </table:table-cell>
          <table:table-cell office:value-type="float" office:value="28.27495">
            <text:p>28.27495</text:p>
          </table:table-cell>
          <table:table-cell office:value-type="string">
            <text:p>G</text:p>
          </table:table-cell>
          <table:table-cell office:value-type="float" office:value="78540">
            <text:p>78540</text:p>
          </table:table-cell>
          <table:table-cell office:value-type="float" office:value="0.26198">
            <text:p>0.26198</text:p>
          </table:table-cell>
          <table:table-cell office:value-type="string">
            <text:p>PHOT</text:p>
          </table:table-cell>
          <table:table-cell office:value-type="string">
            <text:p>20.0r</text:p>
          </table:table-cell>
          <table:table-cell office:value-type="float" office:value="8.579">
            <text:p>8.579</text:p>
          </table:table-cell>
          <table:table-cell table:formula="of:=ROUND([.J913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SDSS J130022.95+282304.9</text:p>
          </table:table-cell>
          <table:table-cell office:value-type="float" office:value="195.09563">
            <text:p>195.09563</text:p>
          </table:table-cell>
          <table:table-cell office:value-type="float" office:value="28.3847">
            <text:p>28.38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8.989">
            <text:p>8.989</text:p>
          </table:table-cell>
          <table:table-cell table:formula="of:=ROUND([.J914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[IBG2003] J130121+281153</text:p>
          </table:table-cell>
          <table:table-cell office:value-type="float" office:value="195.33992">
            <text:p>195.33992</text:p>
          </table:table-cell>
          <table:table-cell office:value-type="float" office:value="28.19814">
            <text:p>28.19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9.082">
            <text:p>9.082</text:p>
          </table:table-cell>
          <table:table-cell table:formula="of:=ROUND([.J915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SDSS J130100.95+282914.2</text:p>
          </table:table-cell>
          <table:table-cell office:value-type="float" office:value="195.25396">
            <text:p>195.25396</text:p>
          </table:table-cell>
          <table:table-cell office:value-type="float" office:value="28.48729">
            <text:p>28.48729</text:p>
          </table:table-cell>
          <table:table-cell office:value-type="string">
            <text:p>G</text:p>
          </table:table-cell>
          <table:table-cell office:value-type="float" office:value="9743">
            <text:p>9743</text:p>
          </table:table-cell>
          <table:table-cell office:value-type="float" office:value="0.0325">
            <text:p>0.0325</text:p>
          </table:table-cell>
          <table:table-cell office:value-type="string">
            <text:p>PHOT</text:p>
          </table:table-cell>
          <table:table-cell office:value-type="string">
            <text:p>20.1g</text:p>
          </table:table-cell>
          <table:table-cell office:value-type="float" office:value="9.492">
            <text:p>9.492</text:p>
          </table:table-cell>
          <table:table-cell table:formula="of:=ROUND([.J916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SDSS J130058.28+282831.4</text:p>
          </table:table-cell>
          <table:table-cell office:value-type="float" office:value="195.24283">
            <text:p>195.24283</text:p>
          </table:table-cell>
          <table:table-cell office:value-type="float" office:value="28.47542">
            <text:p>28.47542</text:p>
          </table:table-cell>
          <table:table-cell office:value-type="string">
            <text:p>G</text:p>
          </table:table-cell>
          <table:table-cell office:value-type="float" office:value="61239">
            <text:p>61239</text:p>
          </table:table-cell>
          <table:table-cell office:value-type="float" office:value="0.20427">
            <text:p>0.20427</text:p>
          </table:table-cell>
          <table:table-cell office:value-type="string">
            <text:p>PHOT</text:p>
          </table:table-cell>
          <table:table-cell office:value-type="string">
            <text:p>20.1r</text:p>
          </table:table-cell>
          <table:table-cell office:value-type="float" office:value="8.798">
            <text:p>8.798</text:p>
          </table:table-cell>
          <table:table-cell table:formula="of:=ROUND([.J91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[IBG2003] J130125+281220</text:p>
          </table:table-cell>
          <table:table-cell office:value-type="float" office:value="195.35583">
            <text:p>195.35583</text:p>
          </table:table-cell>
          <table:table-cell office:value-type="float" office:value="28.20556">
            <text:p>28.20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9.169">
            <text:p>9.169</text:p>
          </table:table-cell>
          <table:table-cell table:formula="of:=ROUND([.J918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SDSS J130136.83+282452.8</text:p>
          </table:table-cell>
          <table:table-cell office:value-type="float" office:value="195.40346">
            <text:p>195.40346</text:p>
          </table:table-cell>
          <table:table-cell office:value-type="float" office:value="28.41469">
            <text:p>28.41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9.428">
            <text:p>9.428</text:p>
          </table:table-cell>
          <table:table-cell table:formula="of:=ROUND([.J91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SDSS J130129.06+281305.5</text:p>
          </table:table-cell>
          <table:table-cell office:value-type="float" office:value="195.37112">
            <text:p>195.37112</text:p>
          </table:table-cell>
          <table:table-cell office:value-type="float" office:value="28.2182">
            <text:p>28.2182</text:p>
          </table:table-cell>
          <table:table-cell office:value-type="string">
            <text:p>G</text:p>
          </table:table-cell>
          <table:table-cell office:value-type="float" office:value="28666">
            <text:p>28666</text:p>
          </table:table-cell>
          <table:table-cell office:value-type="float" office:value="0.09562">
            <text:p>0.09562</text:p>
          </table:table-cell>
          <table:table-cell office:value-type="string">
            <text:p>PHOT</text:p>
          </table:table-cell>
          <table:table-cell office:value-type="string">
            <text:p>20.2g</text:p>
          </table:table-cell>
          <table:table-cell office:value-type="float" office:value="9.097">
            <text:p>9.097</text:p>
          </table:table-cell>
          <table:table-cell table:formula="of:=ROUND([.J92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[IBG2003] J130039+281241</text:p>
          </table:table-cell>
          <table:table-cell office:value-type="float" office:value="195.16359">
            <text:p>195.16359</text:p>
          </table:table-cell>
          <table:table-cell office:value-type="float" office:value="28.21131">
            <text:p>28.21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8.522">
            <text:p>8.522</text:p>
          </table:table-cell>
          <table:table-cell table:formula="of:=ROUND([.J921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DSS J130119.71+282712.7</text:p>
          </table:table-cell>
          <table:table-cell office:value-type="float" office:value="195.33214">
            <text:p>195.33214</text:p>
          </table:table-cell>
          <table:table-cell office:value-type="float" office:value="28.45354">
            <text:p>28.45354</text:p>
          </table:table-cell>
          <table:table-cell office:value-type="string">
            <text:p>G</text:p>
          </table:table-cell>
          <table:table-cell office:value-type="float" office:value="132008">
            <text:p>132008</text:p>
          </table:table-cell>
          <table:table-cell office:value-type="float" office:value="0.44033">
            <text:p>0.44033</text:p>
          </table:table-cell>
          <table:table-cell office:value-type="string">
            <text:p>PHOT</text:p>
          </table:table-cell>
          <table:table-cell office:value-type="string">
            <text:p>20.2r</text:p>
          </table:table-cell>
          <table:table-cell office:value-type="float" office:value="8.538">
            <text:p>8.538</text:p>
          </table:table-cell>
          <table:table-cell table:formula="of:=ROUND([.J922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SDSS J130041.26+281148.8</text:p>
          </table:table-cell>
          <table:table-cell office:value-type="float" office:value="195.17192">
            <text:p>195.17192</text:p>
          </table:table-cell>
          <table:table-cell office:value-type="float" office:value="28.1969">
            <text:p>28.19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9.033">
            <text:p>9.033</text:p>
          </table:table-cell>
          <table:table-cell table:formula="of:=ROUND([.J92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[IBG2003] J130019+282120</text:p>
          </table:table-cell>
          <table:table-cell office:value-type="float" office:value="195.0825">
            <text:p>195.0825</text:p>
          </table:table-cell>
          <table:table-cell office:value-type="float" office:value="28.35556">
            <text:p>28.35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9.18">
            <text:p>9.18</text:p>
          </table:table-cell>
          <table:table-cell table:formula="of:=ROUND([.J924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SDSS J130127.75+282657.1</text:p>
          </table:table-cell>
          <table:table-cell office:value-type="float" office:value="195.36563">
            <text:p>195.36563</text:p>
          </table:table-cell>
          <table:table-cell office:value-type="float" office:value="28.44921">
            <text:p>28.449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9.319">
            <text:p>9.319</text:p>
          </table:table-cell>
          <table:table-cell table:formula="of:=ROUND([.J92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SDSS J130124.03+282707.1</text:p>
          </table:table-cell>
          <table:table-cell office:value-type="float" office:value="195.35013">
            <text:p>195.35013</text:p>
          </table:table-cell>
          <table:table-cell office:value-type="float" office:value="28.45199">
            <text:p>28.451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8.96">
            <text:p>8.96</text:p>
          </table:table-cell>
          <table:table-cell table:formula="of:=ROUND([.J9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SDSS J130142.80+282047.9</text:p>
          </table:table-cell>
          <table:table-cell office:value-type="float" office:value="195.42834">
            <text:p>195.42834</text:p>
          </table:table-cell>
          <table:table-cell office:value-type="float" office:value="28.34665">
            <text:p>28.346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282">
            <text:p>9.282</text:p>
          </table:table-cell>
          <table:table-cell table:formula="of:=ROUND([.J9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DSS J130021.77+282137.1</text:p>
          </table:table-cell>
          <table:table-cell office:value-type="float" office:value="195.09073">
            <text:p>195.09073</text:p>
          </table:table-cell>
          <table:table-cell office:value-type="float" office:value="28.36033">
            <text:p>28.36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8.808">
            <text:p>8.808</text:p>
          </table:table-cell>
          <table:table-cell table:formula="of:=ROUND([.J928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SDSS J130045.08+282752.8</text:p>
          </table:table-cell>
          <table:table-cell office:value-type="float" office:value="195.18787">
            <text:p>195.18787</text:p>
          </table:table-cell>
          <table:table-cell office:value-type="float" office:value="28.46469">
            <text:p>28.46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8.847">
            <text:p>8.847</text:p>
          </table:table-cell>
          <table:table-cell table:formula="of:=ROUND([.J92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SDSS J130106.35+282847.1</text:p>
          </table:table-cell>
          <table:table-cell office:value-type="float" office:value="195.27647">
            <text:p>195.27647</text:p>
          </table:table-cell>
          <table:table-cell office:value-type="float" office:value="28.47975">
            <text:p>28.47975</text:p>
          </table:table-cell>
          <table:table-cell office:value-type="string">
            <text:p>G</text:p>
          </table:table-cell>
          <table:table-cell office:value-type="float" office:value="53018">
            <text:p>53018</text:p>
          </table:table-cell>
          <table:table-cell office:value-type="float" office:value="0.17685">
            <text:p>0.17685</text:p>
          </table:table-cell>
          <table:table-cell office:value-type="string">
            <text:p>PHOT</text:p>
          </table:table-cell>
          <table:table-cell office:value-type="string">
            <text:p>20.3r</text:p>
          </table:table-cell>
          <table:table-cell office:value-type="float" office:value="9.119">
            <text:p>9.119</text:p>
          </table:table-cell>
          <table:table-cell table:formula="of:=ROUND([.J930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SDSS J130130.41+281313.8</text:p>
          </table:table-cell>
          <table:table-cell office:value-type="float" office:value="195.37674">
            <text:p>195.37674</text:p>
          </table:table-cell>
          <table:table-cell office:value-type="float" office:value="28.22053">
            <text:p>28.22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9.203">
            <text:p>9.203</text:p>
          </table:table-cell>
          <table:table-cell table:formula="of:=ROUND([.J93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[IBG2003] J130023+281510</text:p>
          </table:table-cell>
          <table:table-cell office:value-type="float" office:value="195.09943">
            <text:p>195.09943</text:p>
          </table:table-cell>
          <table:table-cell office:value-type="float" office:value="28.25236">
            <text:p>28.25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r</text:p>
          </table:table-cell>
          <table:table-cell office:value-type="float" office:value="9.361">
            <text:p>9.361</text:p>
          </table:table-cell>
          <table:table-cell table:formula="of:=ROUND([.J932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[IBG2003] J130022+281540</text:p>
          </table:table-cell>
          <table:table-cell office:value-type="float" office:value="195.09334">
            <text:p>195.09334</text:p>
          </table:table-cell>
          <table:table-cell office:value-type="float" office:value="28.26075">
            <text:p>28.26075</text:p>
          </table:table-cell>
          <table:table-cell office:value-type="string">
            <text:p>G</text:p>
          </table:table-cell>
          <table:table-cell office:value-type="float" office:value="59443">
            <text:p>59443</text:p>
          </table:table-cell>
          <table:table-cell office:value-type="float" office:value="0.19828">
            <text:p>0.19828</text:p>
          </table:table-cell>
          <table:table-cell office:value-type="string">
            <text:p>PHOT</text:p>
          </table:table-cell>
          <table:table-cell office:value-type="string">
            <text:p>20.3r</text:p>
          </table:table-cell>
          <table:table-cell office:value-type="float" office:value="9.413">
            <text:p>9.413</text:p>
          </table:table-cell>
          <table:table-cell table:formula="of:=ROUND([.J933])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DSS J130044.16+281155.0</text:p>
          </table:table-cell>
          <table:table-cell office:value-type="float" office:value="195.18403">
            <text:p>195.18403</text:p>
          </table:table-cell>
          <table:table-cell office:value-type="float" office:value="28.19863">
            <text:p>28.19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8.65">
            <text:p>8.65</text:p>
          </table:table-cell>
          <table:table-cell table:formula="of:=ROUND([.J934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SDSS J130138.59+281657.2</text:p>
          </table:table-cell>
          <table:table-cell office:value-type="float" office:value="195.4108">
            <text:p>195.4108</text:p>
          </table:table-cell>
          <table:table-cell office:value-type="float" office:value="28.28257">
            <text:p>28.282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8.755">
            <text:p>8.755</text:p>
          </table:table-cell>
          <table:table-cell table:formula="of:=ROUND([.J93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SDSS J130139.57+281717.3</text:p>
          </table:table-cell>
          <table:table-cell office:value-type="float" office:value="195.41491">
            <text:p>195.41491</text:p>
          </table:table-cell>
          <table:table-cell office:value-type="float" office:value="28.28815">
            <text:p>28.288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8.862">
            <text:p>8.862</text:p>
          </table:table-cell>
          <table:table-cell table:formula="of:=ROUND([.J93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SDSS J130140.77+282129.1</text:p>
          </table:table-cell>
          <table:table-cell office:value-type="float" office:value="195.41991">
            <text:p>195.41991</text:p>
          </table:table-cell>
          <table:table-cell office:value-type="float" office:value="28.3581">
            <text:p>28.3581</text:p>
          </table:table-cell>
          <table:table-cell office:value-type="string">
            <text:p>G</text:p>
          </table:table-cell>
          <table:table-cell office:value-type="float" office:value="157010">
            <text:p>157010</text:p>
          </table:table-cell>
          <table:table-cell office:value-type="float" office:value="0.52373">
            <text:p>0.52373</text:p>
          </table:table-cell>
          <table:table-cell office:value-type="string">
            <text:p>PHOT</text:p>
          </table:table-cell>
          <table:table-cell office:value-type="string">
            <text:p>20.4r</text:p>
          </table:table-cell>
          <table:table-cell office:value-type="float" office:value="8.948">
            <text:p>8.948</text:p>
          </table:table-cell>
          <table:table-cell table:formula="of:=ROUND([.J93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[IBG2003] J130037+281215</text:p>
          </table:table-cell>
          <table:table-cell office:value-type="float" office:value="195.15805">
            <text:p>195.15805</text:p>
          </table:table-cell>
          <table:table-cell office:value-type="float" office:value="28.20431">
            <text:p>28.204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9.034">
            <text:p>9.034</text:p>
          </table:table-cell>
          <table:table-cell table:formula="of:=ROUND([.J938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[IBG2003] J130020+282137</text:p>
          </table:table-cell>
          <table:table-cell office:value-type="float" office:value="195.08333">
            <text:p>195.08333</text:p>
          </table:table-cell>
          <table:table-cell office:value-type="float" office:value="28.36028">
            <text:p>28.36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9.189">
            <text:p>9.189</text:p>
          </table:table-cell>
          <table:table-cell table:formula="of:=ROUND([.J939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SDSS J130131.47+281429.4</text:p>
          </table:table-cell>
          <table:table-cell office:value-type="float" office:value="195.38115">
            <text:p>195.38115</text:p>
          </table:table-cell>
          <table:table-cell office:value-type="float" office:value="28.24151">
            <text:p>28.241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541">
            <text:p>8.541</text:p>
          </table:table-cell>
          <table:table-cell table:formula="of:=ROUND([.J94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SDSS J130050.42+282816.0</text:p>
          </table:table-cell>
          <table:table-cell office:value-type="float" office:value="195.21012">
            <text:p>195.21012</text:p>
          </table:table-cell>
          <table:table-cell office:value-type="float" office:value="28.47114">
            <text:p>28.47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828">
            <text:p>8.828</text:p>
          </table:table-cell>
          <table:table-cell table:formula="of:=ROUND([.J94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SDSS J130024.37+281559.8</text:p>
          </table:table-cell>
          <table:table-cell office:value-type="float" office:value="195.10156">
            <text:p>195.10156</text:p>
          </table:table-cell>
          <table:table-cell office:value-type="float" office:value="28.26663">
            <text:p>28.266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869">
            <text:p>8.869</text:p>
          </table:table-cell>
          <table:table-cell table:formula="of:=ROUND([.J942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SDSS J130023.78+282327.7</text:p>
          </table:table-cell>
          <table:table-cell office:value-type="float" office:value="195.09912">
            <text:p>195.09912</text:p>
          </table:table-cell>
          <table:table-cell office:value-type="float" office:value="28.39103">
            <text:p>28.391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8.968">
            <text:p>8.968</text:p>
          </table:table-cell>
          <table:table-cell table:formula="of:=ROUND([.J94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SDSS J130112.54+281100.4</text:p>
          </table:table-cell>
          <table:table-cell office:value-type="float" office:value="195.30228">
            <text:p>195.30228</text:p>
          </table:table-cell>
          <table:table-cell office:value-type="float" office:value="28.18347">
            <text:p>28.18347</text:p>
          </table:table-cell>
          <table:table-cell office:value-type="string">
            <text:p>G</text:p>
          </table:table-cell>
          <table:table-cell office:value-type="float" office:value="39558">
            <text:p>39558</text:p>
          </table:table-cell>
          <table:table-cell office:value-type="float" office:value="0.13195">
            <text:p>0.13195</text:p>
          </table:table-cell>
          <table:table-cell office:value-type="string">
            <text:p>PHOT</text:p>
          </table:table-cell>
          <table:table-cell office:value-type="string">
            <text:p>20.5r</text:p>
          </table:table-cell>
          <table:table-cell office:value-type="float" office:value="9.106">
            <text:p>9.106</text:p>
          </table:table-cell>
          <table:table-cell table:formula="of:=ROUND([.J944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SDSS J130140.45+281700.3</text:p>
          </table:table-cell>
          <table:table-cell office:value-type="float" office:value="195.41856">
            <text:p>195.41856</text:p>
          </table:table-cell>
          <table:table-cell office:value-type="float" office:value="28.28343">
            <text:p>28.283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9.129">
            <text:p>9.129</text:p>
          </table:table-cell>
          <table:table-cell table:formula="of:=ROUND([.J94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SDSS J130035.33+281227.5</text:p>
          </table:table-cell>
          <table:table-cell office:value-type="float" office:value="195.14723">
            <text:p>195.14723</text:p>
          </table:table-cell>
          <table:table-cell office:value-type="float" office:value="28.20764">
            <text:p>28.20764</text:p>
          </table:table-cell>
          <table:table-cell office:value-type="string">
            <text:p>G</text:p>
          </table:table-cell>
          <table:table-cell office:value-type="float" office:value="85885">
            <text:p>85885</text:p>
          </table:table-cell>
          <table:table-cell office:value-type="float" office:value="0.28648">
            <text:p>0.28648</text:p>
          </table:table-cell>
          <table:table-cell office:value-type="string">
            <text:p>PHOT</text:p>
          </table:table-cell>
          <table:table-cell office:value-type="string">
            <text:p>20.5r</text:p>
          </table:table-cell>
          <table:table-cell office:value-type="float" office:value="9.207">
            <text:p>9.207</text:p>
          </table:table-cell>
          <table:table-cell table:formula="of:=ROUND([.J946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SDSS J130033.66+282650.0</text:p>
          </table:table-cell>
          <table:table-cell office:value-type="float" office:value="195.14027">
            <text:p>195.14027</text:p>
          </table:table-cell>
          <table:table-cell office:value-type="float" office:value="28.44724">
            <text:p>28.447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9.28">
            <text:p>9.28</text:p>
          </table:table-cell>
          <table:table-cell table:formula="of:=ROUND([.J94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SDSS J130139.46+282341.3</text:p>
          </table:table-cell>
          <table:table-cell office:value-type="float" office:value="195.41444">
            <text:p>195.41444</text:p>
          </table:table-cell>
          <table:table-cell office:value-type="float" office:value="28.39482">
            <text:p>28.39482</text:p>
          </table:table-cell>
          <table:table-cell office:value-type="string">
            <text:p>G</text:p>
          </table:table-cell>
          <table:table-cell office:value-type="float" office:value="56274">
            <text:p>56274</text:p>
          </table:table-cell>
          <table:table-cell office:value-type="float" office:value="0.18771">
            <text:p>0.18771</text:p>
          </table:table-cell>
          <table:table-cell office:value-type="string">
            <text:p>PHOT</text:p>
          </table:table-cell>
          <table:table-cell office:value-type="string">
            <text:p>20.5r</text:p>
          </table:table-cell>
          <table:table-cell office:value-type="float" office:value="9.358">
            <text:p>9.358</text:p>
          </table:table-cell>
          <table:table-cell table:formula="of:=ROUND([.J948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SDSS J130031.17+282559.6</text:p>
          </table:table-cell>
          <table:table-cell office:value-type="float" office:value="195.12991">
            <text:p>195.12991</text:p>
          </table:table-cell>
          <table:table-cell office:value-type="float" office:value="28.43323">
            <text:p>28.433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042">
            <text:p>9.042</text:p>
          </table:table-cell>
          <table:table-cell table:formula="of:=ROUND([.J9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SDSS J130140.80+281830.1</text:p>
          </table:table-cell>
          <table:table-cell office:value-type="float" office:value="195.42003">
            <text:p>195.42003</text:p>
          </table:table-cell>
          <table:table-cell office:value-type="float" office:value="28.30838">
            <text:p>28.30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8.872">
            <text:p>8.872</text:p>
          </table:table-cell>
          <table:table-cell table:formula="of:=ROUND([.J95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SDSS J130118.67+282801.1</text:p>
          </table:table-cell>
          <table:table-cell office:value-type="float" office:value="195.32782">
            <text:p>195.32782</text:p>
          </table:table-cell>
          <table:table-cell office:value-type="float" office:value="28.467">
            <text:p>28.4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9.152">
            <text:p>9.152</text:p>
          </table:table-cell>
          <table:table-cell table:formula="of:=ROUND([.J95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[IBG2003] J130124+281205</text:p>
          </table:table-cell>
          <table:table-cell office:value-type="float" office:value="195.35083">
            <text:p>195.35083</text:p>
          </table:table-cell>
          <table:table-cell office:value-type="float" office:value="28.20139">
            <text:p>28.20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9.222">
            <text:p>9.222</text:p>
          </table:table-cell>
          <table:table-cell table:formula="of:=ROUND([.J952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SDSS J130131.95+281426.2</text:p>
          </table:table-cell>
          <table:table-cell office:value-type="float" office:value="195.38313">
            <text:p>195.38313</text:p>
          </table:table-cell>
          <table:table-cell office:value-type="float" office:value="28.24062">
            <text:p>28.240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8.657">
            <text:p>8.657</text:p>
          </table:table-cell>
          <table:table-cell table:formula="of:=ROUND([.J95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SDSS J130028.85+281423.9</text:p>
          </table:table-cell>
          <table:table-cell office:value-type="float" office:value="195.12025">
            <text:p>195.12025</text:p>
          </table:table-cell>
          <table:table-cell office:value-type="float" office:value="28.23999">
            <text:p>28.23999</text:p>
          </table:table-cell>
          <table:table-cell office:value-type="string">
            <text:p>G</text:p>
          </table:table-cell>
          <table:table-cell office:value-type="float" office:value="32372">
            <text:p>32372</text:p>
          </table:table-cell>
          <table:table-cell office:value-type="float" office:value="0.10798">
            <text:p>0.10798</text:p>
          </table:table-cell>
          <table:table-cell office:value-type="string">
            <text:p>PHOT</text:p>
          </table:table-cell>
          <table:table-cell office:value-type="string">
            <text:p>20.7r</text:p>
          </table:table-cell>
          <table:table-cell office:value-type="float" office:value="8.849">
            <text:p>8.849</text:p>
          </table:table-cell>
          <table:table-cell table:formula="of:=ROUND([.J954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SDSS J130139.85+282219.7</text:p>
          </table:table-cell>
          <table:table-cell office:value-type="float" office:value="195.41606">
            <text:p>195.41606</text:p>
          </table:table-cell>
          <table:table-cell office:value-type="float" office:value="28.37216">
            <text:p>28.372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8.954">
            <text:p>8.954</text:p>
          </table:table-cell>
          <table:table-cell table:formula="of:=ROUND([.J95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SDSS J130057.22+282853.4</text:p>
          </table:table-cell>
          <table:table-cell office:value-type="float" office:value="195.23845">
            <text:p>195.23845</text:p>
          </table:table-cell>
          <table:table-cell office:value-type="float" office:value="28.4815">
            <text:p>28.48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18">
            <text:p>9.18</text:p>
          </table:table-cell>
          <table:table-cell table:formula="of:=ROUND([.J95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SDSS J130134.88+281413.2</text:p>
          </table:table-cell>
          <table:table-cell office:value-type="float" office:value="195.39534">
            <text:p>195.39534</text:p>
          </table:table-cell>
          <table:table-cell office:value-type="float" office:value="28.23702">
            <text:p>28.237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302">
            <text:p>9.302</text:p>
          </table:table-cell>
          <table:table-cell table:formula="of:=ROUND([.J95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GALEXASC J130137.27+282443.9 <text:s/></text:p>
          </table:table-cell>
          <table:table-cell office:value-type="float" office:value="195.405">
            <text:p>195.405</text:p>
          </table:table-cell>
          <table:table-cell office:value-type="float" office:value="28.41167">
            <text:p>28.41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399">
            <text:p>9.399</text:p>
          </table:table-cell>
          <table:table-cell table:formula="of:=ROUND([.J95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DSS J130142.16+282211.1</text:p>
          </table:table-cell>
          <table:table-cell office:value-type="float" office:value="195.42569">
            <text:p>195.42569</text:p>
          </table:table-cell>
          <table:table-cell office:value-type="float" office:value="28.36976">
            <text:p>28.369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403">
            <text:p>9.403</text:p>
          </table:table-cell>
          <table:table-cell table:formula="of:=ROUND([.J95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SDSS J130128.75+281306.5</text:p>
          </table:table-cell>
          <table:table-cell office:value-type="float" office:value="195.36983">
            <text:p>195.36983</text:p>
          </table:table-cell>
          <table:table-cell office:value-type="float" office:value="28.21849">
            <text:p>28.218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038">
            <text:p>9.038</text:p>
          </table:table-cell>
          <table:table-cell table:formula="of:=ROUND([.J9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SDSS J130141.16+282308.0</text:p>
          </table:table-cell>
          <table:table-cell office:value-type="float" office:value="195.42153">
            <text:p>195.42153</text:p>
          </table:table-cell>
          <table:table-cell office:value-type="float" office:value="28.38557">
            <text:p>28.38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487">
            <text:p>9.487</text:p>
          </table:table-cell>
          <table:table-cell table:formula="of:=ROUND([.J9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SDSS J130023.31+281732.8</text:p>
          </table:table-cell>
          <table:table-cell office:value-type="float" office:value="195.09715">
            <text:p>195.09715</text:p>
          </table:table-cell>
          <table:table-cell office:value-type="float" office:value="28.29246">
            <text:p>28.292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557">
            <text:p>8.557</text:p>
          </table:table-cell>
          <table:table-cell table:formula="of:=ROUND([.J962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[IBG2003] J130051+282810</text:p>
          </table:table-cell>
          <table:table-cell office:value-type="float" office:value="195.21417">
            <text:p>195.21417</text:p>
          </table:table-cell>
          <table:table-cell office:value-type="float" office:value="28.46944">
            <text:p>28.469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676">
            <text:p>8.676</text:p>
          </table:table-cell>
          <table:table-cell table:formula="of:=ROUND([.J963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DSS J130137.77+281629.2</text:p>
          </table:table-cell>
          <table:table-cell office:value-type="float" office:value="195.40741">
            <text:p>195.40741</text:p>
          </table:table-cell>
          <table:table-cell office:value-type="float" office:value="28.27478">
            <text:p>28.274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749">
            <text:p>8.749</text:p>
          </table:table-cell>
          <table:table-cell table:formula="of:=ROUND([.J96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[IBG2003] J130024+282313</text:p>
          </table:table-cell>
          <table:table-cell office:value-type="float" office:value="195.10046">
            <text:p>195.10046</text:p>
          </table:table-cell>
          <table:table-cell office:value-type="float" office:value="28.38686">
            <text:p>28.38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8.803">
            <text:p>8.803</text:p>
          </table:table-cell>
          <table:table-cell table:formula="of:=ROUND([.J965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SDSS J130115.23+282816.3</text:p>
          </table:table-cell>
          <table:table-cell office:value-type="float" office:value="195.31348">
            <text:p>195.31348</text:p>
          </table:table-cell>
          <table:table-cell office:value-type="float" office:value="28.47121">
            <text:p>28.471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9.092">
            <text:p>9.092</text:p>
          </table:table-cell>
          <table:table-cell table:formula="of:=ROUND([.J966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DSS J130139.44+281727.0</text:p>
          </table:table-cell>
          <table:table-cell office:value-type="float" office:value="195.41436">
            <text:p>195.41436</text:p>
          </table:table-cell>
          <table:table-cell office:value-type="float" office:value="28.29086">
            <text:p>28.29086</text:p>
          </table:table-cell>
          <table:table-cell office:value-type="string">
            <text:p>G</text:p>
          </table:table-cell>
          <table:table-cell office:value-type="float" office:value="112806">
            <text:p>112806</text:p>
          </table:table-cell>
          <table:table-cell office:value-type="float" office:value="0.37628">
            <text:p>0.37628</text:p>
          </table:table-cell>
          <table:table-cell office:value-type="string">
            <text:p>PHOT</text:p>
          </table:table-cell>
          <table:table-cell office:value-type="string">
            <text:p>20.9r</text:p>
          </table:table-cell>
          <table:table-cell office:value-type="float" office:value="8.791">
            <text:p>8.791</text:p>
          </table:table-cell>
          <table:table-cell table:formula="of:=ROUND([.J96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SDSS J130022.38+282221.0</text:p>
          </table:table-cell>
          <table:table-cell office:value-type="float" office:value="195.09327">
            <text:p>195.09327</text:p>
          </table:table-cell>
          <table:table-cell office:value-type="float" office:value="28.37251">
            <text:p>28.372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8.863">
            <text:p>8.863</text:p>
          </table:table-cell>
          <table:table-cell table:formula="of:=ROUND([.J968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SDSS J130133.25+281421.2</text:p>
          </table:table-cell>
          <table:table-cell office:value-type="float" office:value="195.38857">
            <text:p>195.38857</text:p>
          </table:table-cell>
          <table:table-cell office:value-type="float" office:value="28.23925">
            <text:p>28.239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8.935">
            <text:p>8.935</text:p>
          </table:table-cell>
          <table:table-cell table:formula="of:=ROUND([.J96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SDSS J130057.51+282859.9</text:p>
          </table:table-cell>
          <table:table-cell office:value-type="float" office:value="195.23966">
            <text:p>195.23966</text:p>
          </table:table-cell>
          <table:table-cell office:value-type="float" office:value="28.48331">
            <text:p>28.483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283">
            <text:p>9.283</text:p>
          </table:table-cell>
          <table:table-cell table:formula="of:=ROUND([.J970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DSS J130024.66+282327.7</text:p>
          </table:table-cell>
          <table:table-cell office:value-type="float" office:value="195.10276">
            <text:p>195.10276</text:p>
          </table:table-cell>
          <table:table-cell office:value-type="float" office:value="28.39103">
            <text:p>28.391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794">
            <text:p>8.794</text:p>
          </table:table-cell>
          <table:table-cell table:formula="of:=ROUND([.J97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ABELL 1656:[EF2011] 5588</text:p>
          </table:table-cell>
          <table:table-cell office:value-type="float" office:value="195.40802">
            <text:p>195.40802</text:p>
          </table:table-cell>
          <table:table-cell office:value-type="float" office:value="28.38053">
            <text:p>28.38053</text:p>
          </table:table-cell>
          <table:table-cell office:value-type="string">
            <text:p>G</text:p>
          </table:table-cell>
          <table:table-cell office:value-type="float" office:value="85965">
            <text:p>85965</text:p>
          </table:table-cell>
          <table:table-cell office:value-type="float" office:value="0.28675">
            <text:p>0.28675</text:p>
          </table:table-cell>
          <table:table-cell office:value-type="string">
            <text:p>PHOT</text:p>
          </table:table-cell>
          <table:table-cell office:value-type="string">
            <text:p>21.2g</text:p>
          </table:table-cell>
          <table:table-cell office:value-type="float" office:value="8.713">
            <text:p>8.713</text:p>
          </table:table-cell>
          <table:table-cell table:formula="of:=ROUND([.J972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SDSS J130024.62+282357.2</text:p>
          </table:table-cell>
          <table:table-cell office:value-type="float" office:value="195.10261">
            <text:p>195.10261</text:p>
          </table:table-cell>
          <table:table-cell office:value-type="float" office:value="28.39923">
            <text:p>28.399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019">
            <text:p>9.019</text:p>
          </table:table-cell>
          <table:table-cell table:formula="of:=ROUND([.J9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SDSS J130020.79+282130.2</text:p>
          </table:table-cell>
          <table:table-cell office:value-type="float" office:value="195.08666">
            <text:p>195.08666</text:p>
          </table:table-cell>
          <table:table-cell office:value-type="float" office:value="28.35842">
            <text:p>28.358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r</text:p>
          </table:table-cell>
          <table:table-cell office:value-type="float" office:value="8.995">
            <text:p>8.995</text:p>
          </table:table-cell>
          <table:table-cell table:formula="of:=ROUND([.J974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SDSS J130020.98+281736.9</text:p>
          </table:table-cell>
          <table:table-cell office:value-type="float" office:value="195.08744">
            <text:p>195.08744</text:p>
          </table:table-cell>
          <table:table-cell office:value-type="float" office:value="28.2936">
            <text:p>28.2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037">
            <text:p>9.037</text:p>
          </table:table-cell>
          <table:table-cell table:formula="of:=ROUND([.J9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SDSS J130046.89+281113.5</text:p>
          </table:table-cell>
          <table:table-cell office:value-type="float" office:value="195.19541">
            <text:p>195.19541</text:p>
          </table:table-cell>
          <table:table-cell office:value-type="float" office:value="28.1871">
            <text:p>28.18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059">
            <text:p>9.059</text:p>
          </table:table-cell>
          <table:table-cell table:formula="of:=ROUND([.J976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SDSS J130022.38+282230.5</text:p>
          </table:table-cell>
          <table:table-cell office:value-type="float" office:value="195.09328">
            <text:p>195.09328</text:p>
          </table:table-cell>
          <table:table-cell office:value-type="float" office:value="28.37517">
            <text:p>28.37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911">
            <text:p>8.911</text:p>
          </table:table-cell>
          <table:table-cell table:formula="of:=ROUND([.J97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SDSS J130037.92+281215.5</text:p>
          </table:table-cell>
          <table:table-cell office:value-type="float" office:value="195.158">
            <text:p>195.158</text:p>
          </table:table-cell>
          <table:table-cell office:value-type="float" office:value="28.20432">
            <text:p>28.20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034">
            <text:p>9.034</text:p>
          </table:table-cell>
          <table:table-cell table:formula="of:=ROUND([.J9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SDSS J130123.61+281202.2</text:p>
          </table:table-cell>
          <table:table-cell office:value-type="float" office:value="195.34841">
            <text:p>195.34841</text:p>
          </table:table-cell>
          <table:table-cell office:value-type="float" office:value="28.20064">
            <text:p>28.200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189">
            <text:p>9.189</text:p>
          </table:table-cell>
          <table:table-cell table:formula="of:=ROUND([.J9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SDSS J130033.73+282611.2</text:p>
          </table:table-cell>
          <table:table-cell office:value-type="float" office:value="195.14056">
            <text:p>195.14056</text:p>
          </table:table-cell>
          <table:table-cell office:value-type="float" office:value="28.43646">
            <text:p>28.43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785">
            <text:p>8.785</text:p>
          </table:table-cell>
          <table:table-cell table:formula="of:=ROUND([.J9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DSS J130017.80+281953.7</text:p>
          </table:table-cell>
          <table:table-cell office:value-type="float" office:value="195.0742">
            <text:p>195.0742</text:p>
          </table:table-cell>
          <table:table-cell office:value-type="float" office:value="28.33161">
            <text:p>28.33161</text:p>
          </table:table-cell>
          <table:table-cell office:value-type="string">
            <text:p>G</text:p>
          </table:table-cell>
          <table:table-cell office:value-type="float" office:value="109736">
            <text:p>109736</text:p>
          </table:table-cell>
          <table:table-cell office:value-type="float" office:value="0.36604">
            <text:p>0.36604</text:p>
          </table:table-cell>
          <table:table-cell office:value-type="string">
            <text:p>PHOT</text:p>
          </table:table-cell>
          <table:table-cell office:value-type="string">
            <text:p>21.6g</text:p>
          </table:table-cell>
          <table:table-cell office:value-type="float" office:value="9.482">
            <text:p>9.482</text:p>
          </table:table-cell>
          <table:table-cell table:formula="of:=ROUND([.J981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SDSS J130039.26+281240.6</text:p>
          </table:table-cell>
          <table:table-cell office:value-type="float" office:value="195.16359">
            <text:p>195.16359</text:p>
          </table:table-cell>
          <table:table-cell office:value-type="float" office:value="28.2113">
            <text:p>28.21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522">
            <text:p>8.522</text:p>
          </table:table-cell>
          <table:table-cell table:formula="of:=ROUND([.J9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SDSS J130033.70+282559.2</text:p>
          </table:table-cell>
          <table:table-cell office:value-type="float" office:value="195.14045">
            <text:p>195.14045</text:p>
          </table:table-cell>
          <table:table-cell office:value-type="float" office:value="28.43313">
            <text:p>28.43313</text:p>
          </table:table-cell>
          <table:table-cell office:value-type="string">
            <text:p>G</text:p>
          </table:table-cell>
          <table:table-cell office:value-type="float" office:value="50323">
            <text:p>50323</text:p>
          </table:table-cell>
          <table:table-cell office:value-type="float" office:value="0.16786">
            <text:p>0.16786</text:p>
          </table:table-cell>
          <table:table-cell office:value-type="string">
            <text:p>PHOT</text:p>
          </table:table-cell>
          <table:table-cell office:value-type="string">
            <text:p>21.7g</text:p>
          </table:table-cell>
          <table:table-cell office:value-type="float" office:value="8.643">
            <text:p>8.643</text:p>
          </table:table-cell>
          <table:table-cell table:formula="of:=ROUND([.J98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[APS2006] J195.117584+28.23150</text:p>
          </table:table-cell>
          <table:table-cell office:value-type="float" office:value="195.11758">
            <text:p>195.11758</text:p>
          </table:table-cell>
          <table:table-cell office:value-type="float" office:value="28.2315">
            <text:p>28.2315</text:p>
          </table:table-cell>
          <table:table-cell office:value-type="string">
            <text:p>G</text:p>
          </table:table-cell>
          <table:table-cell office:value-type="float" office:value="54715">
            <text:p>54715</text:p>
          </table:table-cell>
          <table:table-cell office:value-type="float" office:value="0.18251">
            <text:p>0.18251</text:p>
          </table:table-cell>
          <table:table-cell office:value-type="string">
            <text:p>PHOT</text:p>
          </table:table-cell>
          <table:table-cell office:value-type="string">
            <text:p>21.7R</text:p>
          </table:table-cell>
          <table:table-cell office:value-type="float" office:value="9.275">
            <text:p>9.275</text:p>
          </table:table-cell>
          <table:table-cell table:formula="of:=ROUND([.J984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SDSS J130113.84+282746.8</text:p>
          </table:table-cell>
          <table:table-cell office:value-type="float" office:value="195.30768">
            <text:p>195.30768</text:p>
          </table:table-cell>
          <table:table-cell office:value-type="float" office:value="28.46302">
            <text:p>28.463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526">
            <text:p>8.526</text:p>
          </table:table-cell>
          <table:table-cell table:formula="of:=ROUND([.J9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SDSS J130050.29+282801.1</text:p>
          </table:table-cell>
          <table:table-cell office:value-type="float" office:value="195.20957">
            <text:p>195.20957</text:p>
          </table:table-cell>
          <table:table-cell office:value-type="float" office:value="28.46699">
            <text:p>28.466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596">
            <text:p>8.596</text:p>
          </table:table-cell>
          <table:table-cell table:formula="of:=ROUND([.J9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SDSS J130047.88+281119.8</text:p>
          </table:table-cell>
          <table:table-cell office:value-type="float" office:value="195.19951">
            <text:p>195.19951</text:p>
          </table:table-cell>
          <table:table-cell office:value-type="float" office:value="28.18885">
            <text:p>28.188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889">
            <text:p>8.889</text:p>
          </table:table-cell>
          <table:table-cell table:formula="of:=ROUND([.J98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SDSS J130136.02+282411.5</text:p>
          </table:table-cell>
          <table:table-cell office:value-type="float" office:value="195.40011">
            <text:p>195.40011</text:p>
          </table:table-cell>
          <table:table-cell office:value-type="float" office:value="28.40322">
            <text:p>28.403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918">
            <text:p>8.918</text:p>
          </table:table-cell>
          <table:table-cell table:formula="of:=ROUND([.J9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SDSS J130022.39+281538.3</text:p>
          </table:table-cell>
          <table:table-cell office:value-type="float" office:value="195.09331">
            <text:p>195.09331</text:p>
          </table:table-cell>
          <table:table-cell office:value-type="float" office:value="28.26065">
            <text:p>28.26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417">
            <text:p>9.417</text:p>
          </table:table-cell>
          <table:table-cell table:formula="of:=ROUND([.J9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SDSS J130059.80+281050.3</text:p>
          </table:table-cell>
          <table:table-cell office:value-type="float" office:value="195.2492">
            <text:p>195.2492</text:p>
          </table:table-cell>
          <table:table-cell office:value-type="float" office:value="28.18064">
            <text:p>28.180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91">
            <text:p>8.91</text:p>
          </table:table-cell>
          <table:table-cell table:formula="of:=ROUND([.J99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SDSS J130143.53+282106.8</text:p>
          </table:table-cell>
          <table:table-cell office:value-type="float" office:value="195.43138">
            <text:p>195.43138</text:p>
          </table:table-cell>
          <table:table-cell office:value-type="float" office:value="28.35191">
            <text:p>28.351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482">
            <text:p>9.482</text:p>
          </table:table-cell>
          <table:table-cell table:formula="of:=ROUND([.J9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SDSS J130030.07+282505.0</text:p>
          </table:table-cell>
          <table:table-cell office:value-type="float" office:value="195.12531">
            <text:p>195.12531</text:p>
          </table:table-cell>
          <table:table-cell office:value-type="float" office:value="28.41808">
            <text:p>28.418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629">
            <text:p>8.629</text:p>
          </table:table-cell>
          <table:table-cell table:formula="of:=ROUND([.J9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SDSS J130036.38+282631.0</text:p>
          </table:table-cell>
          <table:table-cell office:value-type="float" office:value="195.15161">
            <text:p>195.15161</text:p>
          </table:table-cell>
          <table:table-cell office:value-type="float" office:value="28.44196">
            <text:p>28.44196</text:p>
          </table:table-cell>
          <table:table-cell office:value-type="string">
            <text:p>G</text:p>
          </table:table-cell>
          <table:table-cell office:value-type="float" office:value="130413">
            <text:p>130413</text:p>
          </table:table-cell>
          <table:table-cell office:value-type="float" office:value="0.43501">
            <text:p>0.43501</text:p>
          </table:table-cell>
          <table:table-cell office:value-type="string">
            <text:p>PHOT</text:p>
          </table:table-cell>
          <table:table-cell office:value-type="string">
            <text:p>22.0g</text:p>
          </table:table-cell>
          <table:table-cell office:value-type="float" office:value="8.655">
            <text:p>8.655</text:p>
          </table:table-cell>
          <table:table-cell table:formula="of:=ROUND([.J99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SDSS J130040.15+281148.6</text:p>
          </table:table-cell>
          <table:table-cell office:value-type="float" office:value="195.16733">
            <text:p>195.16733</text:p>
          </table:table-cell>
          <table:table-cell office:value-type="float" office:value="28.19685">
            <text:p>28.19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154">
            <text:p>9.154</text:p>
          </table:table-cell>
          <table:table-cell table:formula="of:=ROUND([.J99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SDSS J130020.63+281926.4</text:p>
          </table:table-cell>
          <table:table-cell office:value-type="float" office:value="195.08598">
            <text:p>195.08598</text:p>
          </table:table-cell>
          <table:table-cell office:value-type="float" office:value="28.32402">
            <text:p>28.324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864">
            <text:p>8.864</text:p>
          </table:table-cell>
          <table:table-cell table:formula="of:=ROUND([.J99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SDSS J130117.51+282801.9</text:p>
          </table:table-cell>
          <table:table-cell office:value-type="float" office:value="195.32297">
            <text:p>195.32297</text:p>
          </table:table-cell>
          <table:table-cell office:value-type="float" office:value="28.4672">
            <text:p>28.4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057">
            <text:p>9.057</text:p>
          </table:table-cell>
          <table:table-cell table:formula="of:=ROUND([.J99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SDSS J130104.71+281034.0</text:p>
          </table:table-cell>
          <table:table-cell office:value-type="float" office:value="195.26965">
            <text:p>195.26965</text:p>
          </table:table-cell>
          <table:table-cell office:value-type="float" office:value="28.17612">
            <text:p>28.176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217">
            <text:p>9.217</text:p>
          </table:table-cell>
          <table:table-cell table:formula="of:=ROUND([.J99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SDSS J130128.84+282543.0</text:p>
          </table:table-cell>
          <table:table-cell office:value-type="float" office:value="195.37019">
            <text:p>195.37019</text:p>
          </table:table-cell>
          <table:table-cell office:value-type="float" office:value="28.42863">
            <text:p>28.42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572">
            <text:p>8.572</text:p>
          </table:table-cell>
          <table:table-cell table:formula="of:=ROUND([.J99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SDSS J130021.85+281822.2</text:p>
          </table:table-cell>
          <table:table-cell office:value-type="float" office:value="195.09107">
            <text:p>195.09107</text:p>
          </table:table-cell>
          <table:table-cell office:value-type="float" office:value="28.30618">
            <text:p>28.306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7">
            <text:p>8.7</text:p>
          </table:table-cell>
          <table:table-cell table:formula="of:=ROUND([.J99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SDSS J130140.92+281944.4</text:p>
          </table:table-cell>
          <table:table-cell office:value-type="float" office:value="195.42053">
            <text:p>195.42053</text:p>
          </table:table-cell>
          <table:table-cell office:value-type="float" office:value="28.329">
            <text:p>28.3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811">
            <text:p>8.811</text:p>
          </table:table-cell>
          <table:table-cell table:formula="of:=ROUND([.J100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SDSS J130117.83+282753.6</text:p>
          </table:table-cell>
          <table:table-cell office:value-type="float" office:value="195.32431">
            <text:p>195.32431</text:p>
          </table:table-cell>
          <table:table-cell office:value-type="float" office:value="28.4649">
            <text:p>28.4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96">
            <text:p>8.96</text:p>
          </table:table-cell>
          <table:table-cell table:formula="of:=ROUND([.J100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SDSS J130057.02+282841.0</text:p>
          </table:table-cell>
          <table:table-cell office:value-type="float" office:value="195.23761">
            <text:p>195.23761</text:p>
          </table:table-cell>
          <table:table-cell office:value-type="float" office:value="28.47807">
            <text:p>28.478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979">
            <text:p>8.979</text:p>
          </table:table-cell>
          <table:table-cell table:formula="of:=ROUND([.J100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SDSS J130034.59+281221.7</text:p>
          </table:table-cell>
          <table:table-cell office:value-type="float" office:value="195.14415">
            <text:p>195.14415</text:p>
          </table:table-cell>
          <table:table-cell office:value-type="float" office:value="28.20605">
            <text:p>28.20605</text:p>
          </table:table-cell>
          <table:table-cell office:value-type="string">
            <text:p>G</text:p>
          </table:table-cell>
          <table:table-cell office:value-type="float" office:value="78489">
            <text:p>78489</text:p>
          </table:table-cell>
          <table:table-cell office:value-type="float" office:value="0.26181">
            <text:p>0.26181</text:p>
          </table:table-cell>
          <table:table-cell office:value-type="string">
            <text:p>PHOT</text:p>
          </table:table-cell>
          <table:table-cell office:value-type="string">
            <text:p>22.2g</text:p>
          </table:table-cell>
          <table:table-cell office:value-type="float" office:value="9.382">
            <text:p>9.382</text:p>
          </table:table-cell>
          <table:table-cell table:formula="of:=ROUND([.J100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SDSS J130129.74+282543.4</text:p>
          </table:table-cell>
          <table:table-cell office:value-type="float" office:value="195.37395">
            <text:p>195.37395</text:p>
          </table:table-cell>
          <table:table-cell office:value-type="float" office:value="28.42875">
            <text:p>28.428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2">
            <text:p>8.72</text:p>
          </table:table-cell>
          <table:table-cell table:formula="of:=ROUND([.J100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SDSS J130019.86+282155.8</text:p>
          </table:table-cell>
          <table:table-cell office:value-type="float" office:value="195.08277">
            <text:p>195.08277</text:p>
          </table:table-cell>
          <table:table-cell office:value-type="float" office:value="28.3655">
            <text:p>28.36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287">
            <text:p>9.287</text:p>
          </table:table-cell>
          <table:table-cell table:formula="of:=ROUND([.J100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DSS J130021.60+282211.7</text:p>
          </table:table-cell>
          <table:table-cell office:value-type="float" office:value="195.09003">
            <text:p>195.09003</text:p>
          </table:table-cell>
          <table:table-cell office:value-type="float" office:value="28.36993">
            <text:p>28.369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984">
            <text:p>8.984</text:p>
          </table:table-cell>
          <table:table-cell table:formula="of:=ROUND([.J100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SDSS J130112.46+282822.0</text:p>
          </table:table-cell>
          <table:table-cell office:value-type="float" office:value="195.30193">
            <text:p>195.30193</text:p>
          </table:table-cell>
          <table:table-cell office:value-type="float" office:value="28.4728">
            <text:p>28.47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99">
            <text:p>8.99</text:p>
          </table:table-cell>
          <table:table-cell table:formula="of:=ROUND([.J100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DSS J130035.57+282657.0</text:p>
          </table:table-cell>
          <table:table-cell office:value-type="float" office:value="195.14822">
            <text:p>195.14822</text:p>
          </table:table-cell>
          <table:table-cell office:value-type="float" office:value="28.44918">
            <text:p>28.449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106">
            <text:p>9.106</text:p>
          </table:table-cell>
          <table:table-cell table:formula="of:=ROUND([.J100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SDSS J130019.97+281756.5</text:p>
          </table:table-cell>
          <table:table-cell office:value-type="float" office:value="195.08324">
            <text:p>195.08324</text:p>
          </table:table-cell>
          <table:table-cell office:value-type="float" office:value="28.29904">
            <text:p>28.299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183">
            <text:p>9.183</text:p>
          </table:table-cell>
          <table:table-cell table:formula="of:=ROUND([.J100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SDSS J130118.87+281142.4</text:p>
          </table:table-cell>
          <table:table-cell office:value-type="float" office:value="195.32867">
            <text:p>195.32867</text:p>
          </table:table-cell>
          <table:table-cell office:value-type="float" office:value="28.19512">
            <text:p>28.195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61">
            <text:p>8.961</text:p>
          </table:table-cell>
          <table:table-cell table:formula="of:=ROUND([.J10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SDSS J130020.97+281730.1</text:p>
          </table:table-cell>
          <table:table-cell office:value-type="float" office:value="195.08739">
            <text:p>195.08739</text:p>
          </table:table-cell>
          <table:table-cell office:value-type="float" office:value="28.2917">
            <text:p>28.2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068">
            <text:p>9.068</text:p>
          </table:table-cell>
          <table:table-cell table:formula="of:=ROUND([.J101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SDSS J130056.80+281039.9</text:p>
          </table:table-cell>
          <table:table-cell office:value-type="float" office:value="195.23671">
            <text:p>195.23671</text:p>
          </table:table-cell>
          <table:table-cell office:value-type="float" office:value="28.17775">
            <text:p>28.177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125">
            <text:p>9.125</text:p>
          </table:table-cell>
          <table:table-cell table:formula="of:=ROUND([.J101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SDSS J130019.55+281821.1</text:p>
          </table:table-cell>
          <table:table-cell office:value-type="float" office:value="195.08147">
            <text:p>195.08147</text:p>
          </table:table-cell>
          <table:table-cell office:value-type="float" office:value="28.30586">
            <text:p>28.305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204">
            <text:p>9.204</text:p>
          </table:table-cell>
          <table:table-cell table:formula="of:=ROUND([.J101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SDSS J130142.73+281939.8</text:p>
          </table:table-cell>
          <table:table-cell office:value-type="float" office:value="195.42807">
            <text:p>195.42807</text:p>
          </table:table-cell>
          <table:table-cell office:value-type="float" office:value="28.32772">
            <text:p>28.32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209">
            <text:p>9.209</text:p>
          </table:table-cell>
          <table:table-cell table:formula="of:=ROUND([.J10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SDSS J130129.37+282633.0</text:p>
          </table:table-cell>
          <table:table-cell office:value-type="float" office:value="195.3724">
            <text:p>195.3724</text:p>
          </table:table-cell>
          <table:table-cell office:value-type="float" office:value="28.4425">
            <text:p>28.4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25">
            <text:p>9.25</text:p>
          </table:table-cell>
          <table:table-cell table:formula="of:=ROUND([.J10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SDSS J130018.97+281811.7</text:p>
          </table:table-cell>
          <table:table-cell office:value-type="float" office:value="195.07907">
            <text:p>195.07907</text:p>
          </table:table-cell>
          <table:table-cell office:value-type="float" office:value="28.30326">
            <text:p>28.30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354">
            <text:p>9.354</text:p>
          </table:table-cell>
          <table:table-cell table:formula="of:=ROUND([.J101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DSS J130035.92+281315.2</text:p>
          </table:table-cell>
          <table:table-cell office:value-type="float" office:value="195.14969">
            <text:p>195.14969</text:p>
          </table:table-cell>
          <table:table-cell office:value-type="float" office:value="28.2209">
            <text:p>28.22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506">
            <text:p>8.506</text:p>
          </table:table-cell>
          <table:table-cell table:formula="of:=ROUND([.J101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SDSS J130139.04+281812.4</text:p>
          </table:table-cell>
          <table:table-cell office:value-type="float" office:value="195.4127">
            <text:p>195.4127</text:p>
          </table:table-cell>
          <table:table-cell office:value-type="float" office:value="28.30347">
            <text:p>28.303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538">
            <text:p>8.538</text:p>
          </table:table-cell>
          <table:table-cell table:formula="of:=ROUND([.J10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DSS J130049.20+282800.5</text:p>
          </table:table-cell>
          <table:table-cell office:value-type="float" office:value="195.20504">
            <text:p>195.20504</text:p>
          </table:table-cell>
          <table:table-cell office:value-type="float" office:value="28.46682">
            <text:p>28.46682</text:p>
          </table:table-cell>
          <table:table-cell office:value-type="string">
            <text:p>G</text:p>
          </table:table-cell>
          <table:table-cell office:value-type="float" office:value="66734">
            <text:p>66734</text:p>
          </table:table-cell>
          <table:table-cell office:value-type="float" office:value="0.2226">
            <text:p>0.2226</text:p>
          </table:table-cell>
          <table:table-cell office:value-type="string">
            <text:p>PHOT</text:p>
          </table:table-cell>
          <table:table-cell office:value-type="string">
            <text:p>22.6g</text:p>
          </table:table-cell>
          <table:table-cell office:value-type="float" office:value="8.654">
            <text:p>8.654</text:p>
          </table:table-cell>
          <table:table-cell table:formula="of:=ROUND([.J101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SDSS J130027.54+281440.6</text:p>
          </table:table-cell>
          <table:table-cell office:value-type="float" office:value="195.11479">
            <text:p>195.11479</text:p>
          </table:table-cell>
          <table:table-cell office:value-type="float" office:value="28.24464">
            <text:p>28.244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919">
            <text:p>8.919</text:p>
          </table:table-cell>
          <table:table-cell table:formula="of:=ROUND([.J102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SDSS J130102.07+281042.1</text:p>
          </table:table-cell>
          <table:table-cell office:value-type="float" office:value="195.25863">
            <text:p>195.25863</text:p>
          </table:table-cell>
          <table:table-cell office:value-type="float" office:value="28.17837">
            <text:p>28.17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047">
            <text:p>9.047</text:p>
          </table:table-cell>
          <table:table-cell table:formula="of:=ROUND([.J102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SDSS J130018.79+281939.8</text:p>
          </table:table-cell>
          <table:table-cell office:value-type="float" office:value="195.07831">
            <text:p>195.07831</text:p>
          </table:table-cell>
          <table:table-cell office:value-type="float" office:value="28.32773">
            <text:p>28.32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264">
            <text:p>9.264</text:p>
          </table:table-cell>
          <table:table-cell table:formula="of:=ROUND([.J102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SDSS J130142.13+281728.7</text:p>
          </table:table-cell>
          <table:table-cell office:value-type="float" office:value="195.42555">
            <text:p>195.42555</text:p>
          </table:table-cell>
          <table:table-cell office:value-type="float" office:value="28.29132">
            <text:p>28.291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356">
            <text:p>9.356</text:p>
          </table:table-cell>
          <table:table-cell table:formula="of:=ROUND([.J10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SDSS J130137.46+281617.9</text:p>
          </table:table-cell>
          <table:table-cell office:value-type="float" office:value="195.40611">
            <text:p>195.40611</text:p>
          </table:table-cell>
          <table:table-cell office:value-type="float" office:value="28.27167">
            <text:p>28.27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757">
            <text:p>8.757</text:p>
          </table:table-cell>
          <table:table-cell table:formula="of:=ROUND([.J10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DSS J130128.53+281326.1</text:p>
          </table:table-cell>
          <table:table-cell office:value-type="float" office:value="195.36888">
            <text:p>195.36888</text:p>
          </table:table-cell>
          <table:table-cell office:value-type="float" office:value="28.22393">
            <text:p>28.223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766">
            <text:p>8.766</text:p>
          </table:table-cell>
          <table:table-cell table:formula="of:=ROUND([.J10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SDSS J130021.10+281742.1</text:p>
          </table:table-cell>
          <table:table-cell office:value-type="float" office:value="195.08793">
            <text:p>195.08793</text:p>
          </table:table-cell>
          <table:table-cell office:value-type="float" office:value="28.29506">
            <text:p>28.295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992">
            <text:p>8.992</text:p>
          </table:table-cell>
          <table:table-cell table:formula="of:=ROUND([.J102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SDSS J130023.34+281527.7</text:p>
          </table:table-cell>
          <table:table-cell office:value-type="float" office:value="195.09725">
            <text:p>195.09725</text:p>
          </table:table-cell>
          <table:table-cell office:value-type="float" office:value="28.25771">
            <text:p>28.257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309">
            <text:p>9.309</text:p>
          </table:table-cell>
          <table:table-cell table:formula="of:=ROUND([.J102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SDSS J130027.58+281352.9</text:p>
          </table:table-cell>
          <table:table-cell office:value-type="float" office:value="195.11495">
            <text:p>195.11495</text:p>
          </table:table-cell>
          <table:table-cell office:value-type="float" office:value="28.23137">
            <text:p>28.23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388">
            <text:p>9.388</text:p>
          </table:table-cell>
          <table:table-cell table:formula="of:=ROUND([.J102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[APS2006] J195.143539+28.20911</text:p>
          </table:table-cell>
          <table:table-cell office:value-type="float" office:value="195.14354">
            <text:p>195.14354</text:p>
          </table:table-cell>
          <table:table-cell office:value-type="float" office:value="28.20911">
            <text:p>28.20911</text:p>
          </table:table-cell>
          <table:table-cell office:value-type="string">
            <text:p>G</text:p>
          </table:table-cell>
          <table:table-cell office:value-type="float" office:value="90855">
            <text:p>90855</text:p>
          </table:table-cell>
          <table:table-cell office:value-type="float" office:value="0.30306">
            <text:p>0.30306</text:p>
          </table:table-cell>
          <table:table-cell office:value-type="string">
            <text:p>PHOT</text:p>
          </table:table-cell>
          <table:table-cell office:value-type="string">
            <text:p>22.7R</text:p>
          </table:table-cell>
          <table:table-cell office:value-type="float" office:value="9.258">
            <text:p>9.258</text:p>
          </table:table-cell>
          <table:table-cell table:formula="of:=ROUND([.J1029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SDSS J130137.22+281633.4</text:p>
          </table:table-cell>
          <table:table-cell office:value-type="float" office:value="195.40509">
            <text:p>195.40509</text:p>
          </table:table-cell>
          <table:table-cell office:value-type="float" office:value="28.27596">
            <text:p>28.275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609">
            <text:p>8.609</text:p>
          </table:table-cell>
          <table:table-cell table:formula="of:=ROUND([.J10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SDSS J130117.57+281136.7</text:p>
          </table:table-cell>
          <table:table-cell office:value-type="float" office:value="195.32325">
            <text:p>195.32325</text:p>
          </table:table-cell>
          <table:table-cell office:value-type="float" office:value="28.19353">
            <text:p>28.19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925">
            <text:p>8.925</text:p>
          </table:table-cell>
          <table:table-cell table:formula="of:=ROUND([.J10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SDSS J130030.31+281352.4</text:p>
          </table:table-cell>
          <table:table-cell office:value-type="float" office:value="195.1263">
            <text:p>195.1263</text:p>
          </table:table-cell>
          <table:table-cell office:value-type="float" office:value="28.23122">
            <text:p>28.23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933">
            <text:p>8.933</text:p>
          </table:table-cell>
          <table:table-cell table:formula="of:=ROUND([.J103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SDSS J130028.78+281415.3</text:p>
          </table:table-cell>
          <table:table-cell office:value-type="float" office:value="195.11995">
            <text:p>195.11995</text:p>
          </table:table-cell>
          <table:table-cell office:value-type="float" office:value="28.23759">
            <text:p>28.237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949">
            <text:p>8.949</text:p>
          </table:table-cell>
          <table:table-cell table:formula="of:=ROUND([.J103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SDSS J130126.69+281246.1</text:p>
          </table:table-cell>
          <table:table-cell office:value-type="float" office:value="195.36123">
            <text:p>195.36123</text:p>
          </table:table-cell>
          <table:table-cell office:value-type="float" office:value="28.21281">
            <text:p>28.212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998">
            <text:p>8.998</text:p>
          </table:table-cell>
          <table:table-cell table:formula="of:=ROUND([.J10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DSS J130032.36+281350.2</text:p>
          </table:table-cell>
          <table:table-cell office:value-type="float" office:value="195.13486">
            <text:p>195.13486</text:p>
          </table:table-cell>
          <table:table-cell office:value-type="float" office:value="28.23063">
            <text:p>28.230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622">
            <text:p>8.622</text:p>
          </table:table-cell>
          <table:table-cell table:formula="of:=ROUND([.J103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SDSS J130106.71+281057.9</text:p>
          </table:table-cell>
          <table:table-cell office:value-type="float" office:value="195.27798">
            <text:p>195.27798</text:p>
          </table:table-cell>
          <table:table-cell office:value-type="float" office:value="28.18275">
            <text:p>28.182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874">
            <text:p>8.874</text:p>
          </table:table-cell>
          <table:table-cell table:formula="of:=ROUND([.J103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SDSS J130130.23+281332.8</text:p>
          </table:table-cell>
          <table:table-cell office:value-type="float" office:value="195.37599">
            <text:p>195.37599</text:p>
          </table:table-cell>
          <table:table-cell office:value-type="float" office:value="28.2258">
            <text:p>28.22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953">
            <text:p>8.953</text:p>
          </table:table-cell>
          <table:table-cell table:formula="of:=ROUND([.J10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SDSS J130058.65+281040.7</text:p>
          </table:table-cell>
          <table:table-cell office:value-type="float" office:value="195.24439">
            <text:p>195.24439</text:p>
          </table:table-cell>
          <table:table-cell office:value-type="float" office:value="28.17798">
            <text:p>28.177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08">
            <text:p>9.08</text:p>
          </table:table-cell>
          <table:table-cell table:formula="of:=ROUND([.J103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SDSS J130023.77+281520.4</text:p>
          </table:table-cell>
          <table:table-cell office:value-type="float" office:value="195.09907">
            <text:p>195.09907</text:p>
          </table:table-cell>
          <table:table-cell office:value-type="float" office:value="28.25567">
            <text:p>28.255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82">
            <text:p>9.282</text:p>
          </table:table-cell>
          <table:table-cell table:formula="of:=ROUND([.J103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SDSS J130109.33+281036.9</text:p>
          </table:table-cell>
          <table:table-cell office:value-type="float" office:value="195.28888">
            <text:p>195.28888</text:p>
          </table:table-cell>
          <table:table-cell office:value-type="float" office:value="28.17694">
            <text:p>28.176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316">
            <text:p>9.316</text:p>
          </table:table-cell>
          <table:table-cell table:formula="of:=ROUND([.J104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SDSS J130050.87+281131.7</text:p>
          </table:table-cell>
          <table:table-cell office:value-type="float" office:value="195.212">
            <text:p>195.212</text:p>
          </table:table-cell>
          <table:table-cell office:value-type="float" office:value="28.19216">
            <text:p>28.192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506">
            <text:p>8.506</text:p>
          </table:table-cell>
          <table:table-cell table:formula="of:=ROUND([.J104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SDSS J130021.80+281816.9</text:p>
          </table:table-cell>
          <table:table-cell office:value-type="float" office:value="195.09085">
            <text:p>195.09085</text:p>
          </table:table-cell>
          <table:table-cell office:value-type="float" office:value="28.3047">
            <text:p>28.30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726">
            <text:p>8.726</text:p>
          </table:table-cell>
          <table:table-cell table:formula="of:=ROUND([.J104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SDSS J130025.81+281534.2</text:p>
          </table:table-cell>
          <table:table-cell office:value-type="float" office:value="195.10757">
            <text:p>195.10757</text:p>
          </table:table-cell>
          <table:table-cell office:value-type="float" office:value="28.25951">
            <text:p>28.259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777">
            <text:p>8.777</text:p>
          </table:table-cell>
          <table:table-cell table:formula="of:=ROUND([.J104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SDSS J130029.68+282517.3</text:p>
          </table:table-cell>
          <table:table-cell office:value-type="float" office:value="195.12371">
            <text:p>195.12371</text:p>
          </table:table-cell>
          <table:table-cell office:value-type="float" office:value="28.42148">
            <text:p>28.421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822">
            <text:p>8.822</text:p>
          </table:table-cell>
          <table:table-cell table:formula="of:=ROUND([.J10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SDSS J130057.03+281048.0</text:p>
          </table:table-cell>
          <table:table-cell office:value-type="float" office:value="195.23766">
            <text:p>195.23766</text:p>
          </table:table-cell>
          <table:table-cell office:value-type="float" office:value="28.18002">
            <text:p>28.18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984">
            <text:p>8.984</text:p>
          </table:table-cell>
          <table:table-cell table:formula="of:=ROUND([.J104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SDSS J130106.88+281049.4</text:p>
          </table:table-cell>
          <table:table-cell office:value-type="float" office:value="195.27871">
            <text:p>195.27871</text:p>
          </table:table-cell>
          <table:table-cell office:value-type="float" office:value="28.18041">
            <text:p>28.18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018">
            <text:p>9.018</text:p>
          </table:table-cell>
          <table:table-cell table:formula="of:=ROUND([.J104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SDSS J130019.80+281732.1</text:p>
          </table:table-cell>
          <table:table-cell office:value-type="float" office:value="195.08253">
            <text:p>195.08253</text:p>
          </table:table-cell>
          <table:table-cell office:value-type="float" office:value="28.29228">
            <text:p>28.29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308">
            <text:p>9.308</text:p>
          </table:table-cell>
          <table:table-cell table:formula="of:=ROUND([.J104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SDSS J130141.84+281710.2</text:p>
          </table:table-cell>
          <table:table-cell office:value-type="float" office:value="195.42435">
            <text:p>195.42435</text:p>
          </table:table-cell>
          <table:table-cell office:value-type="float" office:value="28.28619">
            <text:p>28.28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374">
            <text:p>9.374</text:p>
          </table:table-cell>
          <table:table-cell table:formula="of:=ROUND([.J10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SDSS J130137.08+281446.6</text:p>
          </table:table-cell>
          <table:table-cell office:value-type="float" office:value="195.40454">
            <text:p>195.40454</text:p>
          </table:table-cell>
          <table:table-cell office:value-type="float" office:value="28.2463">
            <text:p>28.24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39">
            <text:p>9.39</text:p>
          </table:table-cell>
          <table:table-cell table:formula="of:=ROUND([.J10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SDSS J130028.29+281339.4</text:p>
          </table:table-cell>
          <table:table-cell office:value-type="float" office:value="195.1179">
            <text:p>195.1179</text:p>
          </table:table-cell>
          <table:table-cell office:value-type="float" office:value="28.22763">
            <text:p>28.227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41">
            <text:p>9.41</text:p>
          </table:table-cell>
          <table:table-cell table:formula="of:=ROUND([.J105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SDSS J130035.15+282613.3</text:p>
          </table:table-cell>
          <table:table-cell office:value-type="float" office:value="195.14646">
            <text:p>195.14646</text:p>
          </table:table-cell>
          <table:table-cell office:value-type="float" office:value="28.43704">
            <text:p>28.43704</text:p>
          </table:table-cell>
          <table:table-cell office:value-type="string">
            <text:p>G</text:p>
          </table:table-cell>
          <table:table-cell office:value-type="float" office:value="54562">
            <text:p>54562</text:p>
          </table:table-cell>
          <table:table-cell office:value-type="float" office:value="0.182">
            <text:p>0.182</text:p>
          </table:table-cell>
          <table:table-cell office:value-type="string">
            <text:p>PHOT</text:p>
          </table:table-cell>
          <table:table-cell office:value-type="string">
            <text:p>23.1g</text:p>
          </table:table-cell>
          <table:table-cell office:value-type="float" office:value="8.602">
            <text:p>8.602</text:p>
          </table:table-cell>
          <table:table-cell table:formula="of:=ROUND([.J105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SDSS J130134.93+281529.4</text:p>
          </table:table-cell>
          <table:table-cell office:value-type="float" office:value="195.39554">
            <text:p>195.39554</text:p>
          </table:table-cell>
          <table:table-cell office:value-type="float" office:value="28.25819">
            <text:p>28.25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617">
            <text:p>8.617</text:p>
          </table:table-cell>
          <table:table-cell table:formula="of:=ROUND([.J10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SDSS J130046.22+282740.9</text:p>
          </table:table-cell>
          <table:table-cell office:value-type="float" office:value="195.19259">
            <text:p>195.19259</text:p>
          </table:table-cell>
          <table:table-cell office:value-type="float" office:value="28.46137">
            <text:p>28.461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567">
            <text:p>8.567</text:p>
          </table:table-cell>
          <table:table-cell table:formula="of:=ROUND([.J10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DSS J130133.42+281500.8</text:p>
          </table:table-cell>
          <table:table-cell office:value-type="float" office:value="195.38929">
            <text:p>195.38929</text:p>
          </table:table-cell>
          <table:table-cell office:value-type="float" office:value="28.25025">
            <text:p>28.25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584">
            <text:p>8.584</text:p>
          </table:table-cell>
          <table:table-cell table:formula="of:=ROUND([.J10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SDSS J130117.17+281144.9</text:p>
          </table:table-cell>
          <table:table-cell office:value-type="float" office:value="195.32156">
            <text:p>195.32156</text:p>
          </table:table-cell>
          <table:table-cell office:value-type="float" office:value="28.19581">
            <text:p>28.195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764">
            <text:p>8.764</text:p>
          </table:table-cell>
          <table:table-cell table:formula="of:=ROUND([.J10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DSS J130022.20+282145.7</text:p>
          </table:table-cell>
          <table:table-cell office:value-type="float" office:value="195.09254">
            <text:p>195.09254</text:p>
          </table:table-cell>
          <table:table-cell office:value-type="float" office:value="28.36271">
            <text:p>28.362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747">
            <text:p>8.747</text:p>
          </table:table-cell>
          <table:table-cell table:formula="of:=ROUND([.J105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SDSS J130019.42+282036.7</text:p>
          </table:table-cell>
          <table:table-cell office:value-type="float" office:value="195.08095">
            <text:p>195.08095</text:p>
          </table:table-cell>
          <table:table-cell office:value-type="float" office:value="28.34354">
            <text:p>28.34354</text:p>
          </table:table-cell>
          <table:table-cell office:value-type="string">
            <text:p>G</text:p>
          </table:table-cell>
          <table:table-cell office:value-type="float" office:value="181974">
            <text:p>181974</text:p>
          </table:table-cell>
          <table:table-cell office:value-type="float" office:value="0.607">
            <text:p>0.607</text:p>
          </table:table-cell>
          <table:table-cell office:value-type="string">
            <text:p>PHOT</text:p>
          </table:table-cell>
          <table:table-cell office:value-type="string">
            <text:p>23.3g</text:p>
          </table:table-cell>
          <table:table-cell office:value-type="float" office:value="9.164">
            <text:p>9.164</text:p>
          </table:table-cell>
          <table:table-cell table:formula="of:=ROUND([.J105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SDSS J130104.80+282854.5</text:p>
          </table:table-cell>
          <table:table-cell office:value-type="float" office:value="195.27001">
            <text:p>195.27001</text:p>
          </table:table-cell>
          <table:table-cell office:value-type="float" office:value="28.48182">
            <text:p>28.481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204">
            <text:p>9.204</text:p>
          </table:table-cell>
          <table:table-cell table:formula="of:=ROUND([.J10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SDSS J130137.09+281453.0</text:p>
          </table:table-cell>
          <table:table-cell office:value-type="float" office:value="195.40456">
            <text:p>195.40456</text:p>
          </table:table-cell>
          <table:table-cell office:value-type="float" office:value="28.24808">
            <text:p>28.248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335">
            <text:p>9.335</text:p>
          </table:table-cell>
          <table:table-cell table:formula="of:=ROUND([.J10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SDSS J130022.63+281540.4</text:p>
          </table:table-cell>
          <table:table-cell office:value-type="float" office:value="195.09432">
            <text:p>195.09432</text:p>
          </table:table-cell>
          <table:table-cell office:value-type="float" office:value="28.26123">
            <text:p>28.261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353">
            <text:p>9.353</text:p>
          </table:table-cell>
          <table:table-cell table:formula="of:=ROUND([.J106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SDSS J130047.06+281106.5</text:p>
          </table:table-cell>
          <table:table-cell office:value-type="float" office:value="195.1961">
            <text:p>195.1961</text:p>
          </table:table-cell>
          <table:table-cell office:value-type="float" office:value="28.18514">
            <text:p>28.185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158">
            <text:p>9.158</text:p>
          </table:table-cell>
          <table:table-cell table:formula="of:=ROUND([.J106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SDSS J130038.46+281147.4</text:p>
          </table:table-cell>
          <table:table-cell office:value-type="float" office:value="195.16027">
            <text:p>195.16027</text:p>
          </table:table-cell>
          <table:table-cell office:value-type="float" office:value="28.19653">
            <text:p>28.196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362">
            <text:p>9.362</text:p>
          </table:table-cell>
          <table:table-cell table:formula="of:=ROUND([.J1062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SDSS J130131.99+281316.0</text:p>
          </table:table-cell>
          <table:table-cell office:value-type="float" office:value="195.3833">
            <text:p>195.3833</text:p>
          </table:table-cell>
          <table:table-cell office:value-type="float" office:value="28.22112">
            <text:p>28.221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427">
            <text:p>9.427</text:p>
          </table:table-cell>
          <table:table-cell table:formula="of:=ROUND([.J10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SDSS J130126.22+281206.0</text:p>
          </table:table-cell>
          <table:table-cell office:value-type="float" office:value="195.35926">
            <text:p>195.35926</text:p>
          </table:table-cell>
          <table:table-cell office:value-type="float" office:value="28.20168">
            <text:p>28.201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464">
            <text:p>9.464</text:p>
          </table:table-cell>
          <table:table-cell table:formula="of:=ROUND([.J10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SDSS J130124.82+281255.8</text:p>
          </table:table-cell>
          <table:table-cell office:value-type="float" office:value="195.35345">
            <text:p>195.35345</text:p>
          </table:table-cell>
          <table:table-cell office:value-type="float" office:value="28.21551">
            <text:p>28.21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615">
            <text:p>8.615</text:p>
          </table:table-cell>
          <table:table-cell table:formula="of:=ROUND([.J10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DSS J130046.31+281127.3</text:p>
          </table:table-cell>
          <table:table-cell office:value-type="float" office:value="195.19298">
            <text:p>195.19298</text:p>
          </table:table-cell>
          <table:table-cell office:value-type="float" office:value="28.19094">
            <text:p>28.19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889">
            <text:p>8.889</text:p>
          </table:table-cell>
          <table:table-cell table:formula="of:=ROUND([.J1066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SDSS J130039.01+281206.5</text:p>
          </table:table-cell>
          <table:table-cell office:value-type="float" office:value="195.16257">
            <text:p>195.16257</text:p>
          </table:table-cell>
          <table:table-cell office:value-type="float" office:value="28.20181">
            <text:p>28.20181</text:p>
          </table:table-cell>
          <table:table-cell office:value-type="string">
            <text:p>G</text:p>
          </table:table-cell>
          <table:table-cell office:value-type="float" office:value="197644">
            <text:p>197644</text:p>
          </table:table-cell>
          <table:table-cell office:value-type="float" office:value="0.65927">
            <text:p>0.65927</text:p>
          </table:table-cell>
          <table:table-cell office:value-type="string">
            <text:p>PHOT</text:p>
          </table:table-cell>
          <table:table-cell office:value-type="string">
            <text:p>23.5g</text:p>
          </table:table-cell>
          <table:table-cell office:value-type="float" office:value="9.029">
            <text:p>9.029</text:p>
          </table:table-cell>
          <table:table-cell table:formula="of:=ROUND([.J106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SDSS J130142.36+281908.0</text:p>
          </table:table-cell>
          <table:table-cell office:value-type="float" office:value="195.42654">
            <text:p>195.42654</text:p>
          </table:table-cell>
          <table:table-cell office:value-type="float" office:value="28.3189">
            <text:p>28.3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149">
            <text:p>9.149</text:p>
          </table:table-cell>
          <table:table-cell table:formula="of:=ROUND([.J10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SDSS J130119.47+281141.6</text:p>
          </table:table-cell>
          <table:table-cell office:value-type="float" office:value="195.33113">
            <text:p>195.33113</text:p>
          </table:table-cell>
          <table:table-cell office:value-type="float" office:value="28.19491">
            <text:p>28.194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031">
            <text:p>9.031</text:p>
          </table:table-cell>
          <table:table-cell table:formula="of:=ROUND([.J10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SDSS J130117.50+282816.6</text:p>
          </table:table-cell>
          <table:table-cell office:value-type="float" office:value="195.32294">
            <text:p>195.32294</text:p>
          </table:table-cell>
          <table:table-cell office:value-type="float" office:value="28.4713">
            <text:p>28.47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282">
            <text:p>9.282</text:p>
          </table:table-cell>
          <table:table-cell table:formula="of:=ROUND([.J10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SDSS J130131.40+281306.7</text:p>
          </table:table-cell>
          <table:table-cell office:value-type="float" office:value="195.38087">
            <text:p>195.38087</text:p>
          </table:table-cell>
          <table:table-cell office:value-type="float" office:value="28.21855">
            <text:p>28.218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441">
            <text:p>9.441</text:p>
          </table:table-cell>
          <table:table-cell table:formula="of:=ROUND([.J10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SDSS J130134.24+281523.2</text:p>
          </table:table-cell>
          <table:table-cell office:value-type="float" office:value="195.39267">
            <text:p>195.39267</text:p>
          </table:table-cell>
          <table:table-cell office:value-type="float" office:value="28.25645">
            <text:p>28.256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8.538">
            <text:p>8.538</text:p>
          </table:table-cell>
          <table:table-cell table:formula="of:=ROUND([.J10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SDSS J130102.66+282843.1</text:p>
          </table:table-cell>
          <table:table-cell office:value-type="float" office:value="195.26109">
            <text:p>195.26109</text:p>
          </table:table-cell>
          <table:table-cell office:value-type="float" office:value="28.47867">
            <text:p>28.47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8.983">
            <text:p>8.983</text:p>
          </table:table-cell>
          <table:table-cell table:formula="of:=ROUND([.J10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SDSS J130022.56+281718.0</text:p>
          </table:table-cell>
          <table:table-cell office:value-type="float" office:value="195.09402">
            <text:p>195.09402</text:p>
          </table:table-cell>
          <table:table-cell office:value-type="float" office:value="28.28836">
            <text:p>28.288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782">
            <text:p>8.782</text:p>
          </table:table-cell>
          <table:table-cell table:formula="of:=ROUND([.J107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SDSS J130025.21+282435.6</text:p>
          </table:table-cell>
          <table:table-cell office:value-type="float" office:value="195.10507">
            <text:p>195.10507</text:p>
          </table:table-cell>
          <table:table-cell office:value-type="float" office:value="28.4099">
            <text:p>28.40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9.224">
            <text:p>9.224</text:p>
          </table:table-cell>
          <table:table-cell table:formula="of:=ROUND([.J10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SDSS J130142.27+281738.5</text:p>
          </table:table-cell>
          <table:table-cell office:value-type="float" office:value="195.42616">
            <text:p>195.42616</text:p>
          </table:table-cell>
          <table:table-cell office:value-type="float" office:value="28.29405">
            <text:p>28.294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349">
            <text:p>9.349</text:p>
          </table:table-cell>
          <table:table-cell table:formula="of:=ROUND([.J10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[APS2006] J195.206635+28.18475</text:p>
          </table:table-cell>
          <table:table-cell office:value-type="float" office:value="195.20664">
            <text:p>195.20664</text:p>
          </table:table-cell>
          <table:table-cell office:value-type="float" office:value="28.18475">
            <text:p>28.18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R</text:p>
          </table:table-cell>
          <table:table-cell office:value-type="float" office:value="9.011">
            <text:p>9.011</text:p>
          </table:table-cell>
          <table:table-cell table:formula="of:=ROUND([.J1077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SDSS J130133.56+281343.2</text:p>
          </table:table-cell>
          <table:table-cell office:value-type="float" office:value="195.38984">
            <text:p>195.38984</text:p>
          </table:table-cell>
          <table:table-cell office:value-type="float" office:value="28.22869">
            <text:p>28.228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9.382">
            <text:p>9.382</text:p>
          </table:table-cell>
          <table:table-cell table:formula="of:=ROUND([.J10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[APS2006] J195.080292+28.29913</text:p>
          </table:table-cell>
          <table:table-cell office:value-type="float" office:value="195.08029">
            <text:p>195.08029</text:p>
          </table:table-cell>
          <table:table-cell office:value-type="float" office:value="28.29914">
            <text:p>28.299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R</text:p>
          </table:table-cell>
          <table:table-cell office:value-type="float" office:value="9.335">
            <text:p>9.335</text:p>
          </table:table-cell>
          <table:table-cell table:formula="of:=ROUND([.J1079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DSS J130129.30+281348.0</text:p>
          </table:table-cell>
          <table:table-cell office:value-type="float" office:value="195.37211">
            <text:p>195.37211</text:p>
          </table:table-cell>
          <table:table-cell office:value-type="float" office:value="28.23002">
            <text:p>28.230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8.63">
            <text:p>8.63</text:p>
          </table:table-cell>
          <table:table-cell table:formula="of:=ROUND([.J108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SDSS J130028.80+281453.8</text:p>
          </table:table-cell>
          <table:table-cell office:value-type="float" office:value="195.12003">
            <text:p>195.12003</text:p>
          </table:table-cell>
          <table:table-cell office:value-type="float" office:value="28.24829">
            <text:p>28.248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4g</text:p>
          </table:table-cell>
          <table:table-cell office:value-type="float" office:value="8.567">
            <text:p>8.567</text:p>
          </table:table-cell>
          <table:table-cell table:formula="of:=ROUND([.J10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SDSS J130121.63+282804.3</text:p>
          </table:table-cell>
          <table:table-cell office:value-type="float" office:value="195.34014">
            <text:p>195.34014</text:p>
          </table:table-cell>
          <table:table-cell office:value-type="float" office:value="28.46788">
            <text:p>28.467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4g</text:p>
          </table:table-cell>
          <table:table-cell office:value-type="float" office:value="9.495">
            <text:p>9.495</text:p>
          </table:table-cell>
          <table:table-cell table:formula="of:=ROUND([.J10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ABELL 1656:[EF2011] 5961</text:p>
          </table:table-cell>
          <table:table-cell office:value-type="float" office:value="195.26596">
            <text:p>195.26596</text:p>
          </table:table-cell>
          <table:table-cell office:value-type="float" office:value="28.48618">
            <text:p>28.48618</text:p>
          </table:table-cell>
          <table:table-cell office:value-type="string">
            <text:p>G</text:p>
          </table:table-cell>
          <table:table-cell office:value-type="float" office:value="242709">
            <text:p>242709</text:p>
          </table:table-cell>
          <table:table-cell office:value-type="float" office:value="0.80959">
            <text:p>0.80959</text:p>
          </table:table-cell>
          <table:table-cell office:value-type="string">
            <text:p>PHOT</text:p>
          </table:table-cell>
          <table:table-cell office:value-type="string">
            <text:p>27.7g</text:p>
          </table:table-cell>
          <table:table-cell office:value-type="float" office:value="9.448">
            <text:p>9.448</text:p>
          </table:table-cell>
          <table:table-cell table:formula="of:=ROUND([.J1083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SDSS J130139.08+281445.1</text:p>
          </table:table-cell>
          <table:table-cell office:value-type="float" office:value="195.41287">
            <text:p>195.41287</text:p>
          </table:table-cell>
          <table:table-cell office:value-type="float" office:value="28.24589">
            <text:p>28.24589</text:p>
          </table:table-cell>
          <table:table-cell office:value-type="string">
            <text:p>G</text:p>
          </table:table-cell>
          <table:table-cell office:value-type="float" office:value="7599">
            <text:p>7599</text:p>
          </table:table-cell>
          <table:table-cell office:value-type="float" office:value="0.025347">
            <text:p>0.025347</text:p>
          </table:table-cell>
          <table:table-cell office:value-type="string">
            <text:p><text:s text:c="4"/></text:p>
          </table:table-cell>
          <table:table-cell office:value-type="float" office:value="17.27">
            <text:p>17.27</text:p>
          </table:table-cell>
          <table:table-cell office:value-type="float" office:value="9.779">
            <text:p>9.779</text:p>
          </table:table-cell>
          <table:table-cell table:formula="of:=ROUND([.J1084])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SDSS J130143.28+281752.0</text:p>
          </table:table-cell>
          <table:table-cell office:value-type="float" office:value="195.43035">
            <text:p>195.43035</text:p>
          </table:table-cell>
          <table:table-cell office:value-type="float" office:value="28.2978">
            <text:p>28.2978</text:p>
          </table:table-cell>
          <table:table-cell office:value-type="string">
            <text:p>G</text:p>
          </table:table-cell>
          <table:table-cell office:value-type="float" office:value="7708">
            <text:p>7708</text:p>
          </table:table-cell>
          <table:table-cell office:value-type="float" office:value="0.025712">
            <text:p>0.025712</text:p>
          </table:table-cell>
          <table:table-cell office:value-type="string">
            <text:p><text:s text:c="4"/></text:p>
          </table:table-cell>
          <table:table-cell office:value-type="float" office:value="18.7">
            <text:p>18.7</text:p>
          </table:table-cell>
          <table:table-cell office:value-type="float" office:value="9.517">
            <text:p>9.517</text:p>
          </table:table-cell>
          <table:table-cell table:formula="of:=ROUND([.J1085])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SDSS J130145.30+281802.0</text:p>
          </table:table-cell>
          <table:table-cell office:value-type="float" office:value="195.43876">
            <text:p>195.43876</text:p>
          </table:table-cell>
          <table:table-cell office:value-type="float" office:value="28.30056">
            <text:p>28.3005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73">
            <text:p>19.73</text:p>
          </table:table-cell>
          <table:table-cell office:value-type="float" office:value="9.924">
            <text:p>9.924</text:p>
          </table:table-cell>
          <table:table-cell table:formula="of:=ROUND([.J1086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SDSS J130112.89+281021.3</text:p>
          </table:table-cell>
          <table:table-cell office:value-type="float" office:value="195.30375">
            <text:p>195.30375</text:p>
          </table:table-cell>
          <table:table-cell office:value-type="float" office:value="28.1726">
            <text:p>28.172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88">
            <text:p>19.88</text:p>
          </table:table-cell>
          <table:table-cell office:value-type="float" office:value="9.755">
            <text:p>9.755</text:p>
          </table:table-cell>
          <table:table-cell table:formula="of:=ROUND([.J1087])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SDSS J130026.93+282621.6</text:p>
          </table:table-cell>
          <table:table-cell office:value-type="float" office:value="195.11222">
            <text:p>195.11222</text:p>
          </table:table-cell>
          <table:table-cell office:value-type="float" office:value="28.43935">
            <text:p>28.4393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39">
            <text:p>20.39</text:p>
          </table:table-cell>
          <table:table-cell office:value-type="float" office:value="9.977">
            <text:p>9.977</text:p>
          </table:table-cell>
          <table:table-cell table:formula="of:=ROUND([.J1088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SDSS J130142.87+282256.4</text:p>
          </table:table-cell>
          <table:table-cell office:value-type="float" office:value="195.42863">
            <text:p>195.42863</text:p>
          </table:table-cell>
          <table:table-cell office:value-type="float" office:value="28.38234">
            <text:p>28.38234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62">
            <text:p>20.62</text:p>
          </table:table-cell>
          <table:table-cell office:value-type="float" office:value="9.773">
            <text:p>9.773</text:p>
          </table:table-cell>
          <table:table-cell table:formula="of:=ROUND([.J1089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SDSS J130136.28+281358.9</text:p>
          </table:table-cell>
          <table:table-cell office:value-type="float" office:value="195.4012">
            <text:p>195.4012</text:p>
          </table:table-cell>
          <table:table-cell office:value-type="float" office:value="28.23306">
            <text:p>28.23306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1">
            <text:p>20.91</text:p>
          </table:table-cell>
          <table:table-cell office:value-type="float" office:value="9.692">
            <text:p>9.692</text:p>
          </table:table-cell>
          <table:table-cell table:formula="of:=ROUND([.J1090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X Com</text:p>
          </table:table-cell>
          <table:table-cell office:value-type="float" office:value="195.09242">
            <text:p>195.09242</text:p>
          </table:table-cell>
          <table:table-cell office:value-type="float" office:value="28.40075">
            <text:p>28.40075</text:p>
          </table:table-cell>
          <table:table-cell office:value-type="string">
            <text:p>G</text:p>
          </table:table-cell>
          <table:table-cell office:value-type="float" office:value="27281">
            <text:p>27281</text:p>
          </table:table-cell>
          <table:table-cell office:value-type="float" office:value="0.091">
            <text:p>0.091</text:p>
          </table:table-cell>
          <table:table-cell office:value-type="string">
            <text:p><text:s text:c="4"/></text:p>
          </table:table-cell>
          <table:table-cell office:value-type="string">
            <text:p>16.8g</text:p>
          </table:table-cell>
          <table:table-cell office:value-type="float" office:value="9.54">
            <text:p>9.54</text:p>
          </table:table-cell>
          <table:table-cell table:formula="of:=ROUND([.J1091])"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SDSS J130022.18+281449.5</text:p>
          </table:table-cell>
          <table:table-cell office:value-type="float" office:value="195.09246">
            <text:p>195.09246</text:p>
          </table:table-cell>
          <table:table-cell office:value-type="float" office:value="28.2471">
            <text:p>28.2471</text:p>
          </table:table-cell>
          <table:table-cell office:value-type="string">
            <text:p>G</text:p>
          </table:table-cell>
          <table:table-cell office:value-type="float" office:value="7965">
            <text:p>7965</text:p>
          </table:table-cell>
          <table:table-cell office:value-type="float" office:value="0.026568">
            <text:p>0.026568</text:p>
          </table:table-cell>
          <table:table-cell office:value-type="string">
            <text:p><text:s text:c="4"/></text:p>
          </table:table-cell>
          <table:table-cell office:value-type="string">
            <text:p>17.6g</text:p>
          </table:table-cell>
          <table:table-cell office:value-type="float" office:value="9.837">
            <text:p>9.837</text:p>
          </table:table-cell>
          <table:table-cell table:formula="of:=ROUND([.J1092])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2MASX J13010904+2829042</text:p>
          </table:table-cell>
          <table:table-cell office:value-type="float" office:value="195.28778">
            <text:p>195.28778</text:p>
          </table:table-cell>
          <table:table-cell office:value-type="float" office:value="28.48461">
            <text:p>28.48461</text:p>
          </table:table-cell>
          <table:table-cell office:value-type="string">
            <text:p>G</text:p>
          </table:table-cell>
          <table:table-cell office:value-type="float" office:value="58813">
            <text:p>58813</text:p>
          </table:table-cell>
          <table:table-cell office:value-type="float" office:value="0.19618">
            <text:p>0.19618</text:p>
          </table:table-cell>
          <table:table-cell office:value-type="string">
            <text:p>PHOT</text:p>
          </table:table-cell>
          <table:table-cell office:value-type="string">
            <text:p>18.6g</text:p>
          </table:table-cell>
          <table:table-cell office:value-type="float" office:value="9.503">
            <text:p>9.503</text:p>
          </table:table-cell>
          <table:table-cell table:formula="of:=ROUND([.J1093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SDSS J130025.36+281345.5</text:p>
          </table:table-cell>
          <table:table-cell office:value-type="float" office:value="195.10569">
            <text:p>195.10569</text:p>
          </table:table-cell>
          <table:table-cell office:value-type="float" office:value="28.22931">
            <text:p>28.22931</text:p>
          </table:table-cell>
          <table:table-cell office:value-type="string">
            <text:p>G</text:p>
          </table:table-cell>
          <table:table-cell office:value-type="float" office:value="56241">
            <text:p>56241</text:p>
          </table:table-cell>
          <table:table-cell office:value-type="float" office:value="0.1876">
            <text:p>0.1876</text:p>
          </table:table-cell>
          <table:table-cell office:value-type="string">
            <text:p><text:s text:c="4"/></text:p>
          </table:table-cell>
          <table:table-cell office:value-type="string">
            <text:p>18.9g</text:p>
          </table:table-cell>
          <table:table-cell office:value-type="float" office:value="9.849">
            <text:p>9.849</text:p>
          </table:table-cell>
          <table:table-cell table:formula="of:=ROUND([.J1094])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SDSS J130130.47+281210.9</text:p>
          </table:table-cell>
          <table:table-cell office:value-type="float" office:value="195.377">
            <text:p>195.377</text:p>
          </table:table-cell>
          <table:table-cell office:value-type="float" office:value="28.20305">
            <text:p>28.203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2r</text:p>
          </table:table-cell>
          <table:table-cell office:value-type="float" office:value="9.982">
            <text:p>9.982</text:p>
          </table:table-cell>
          <table:table-cell table:formula="of:=ROUND([.J1095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SDSS J130020.77+282327.6</text:p>
          </table:table-cell>
          <table:table-cell office:value-type="float" office:value="195.08658">
            <text:p>195.08658</text:p>
          </table:table-cell>
          <table:table-cell office:value-type="float" office:value="28.39102">
            <text:p>28.391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r</text:p>
          </table:table-cell>
          <table:table-cell office:value-type="float" office:value="9.575">
            <text:p>9.575</text:p>
          </table:table-cell>
          <table:table-cell table:formula="of:=ROUND([.J1096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SDSS J130143.25+281725.8</text:p>
          </table:table-cell>
          <table:table-cell office:value-type="float" office:value="195.43022">
            <text:p>195.43022</text:p>
          </table:table-cell>
          <table:table-cell office:value-type="float" office:value="28.29051">
            <text:p>28.29051</text:p>
          </table:table-cell>
          <table:table-cell office:value-type="string">
            <text:p>G</text:p>
          </table:table-cell>
          <table:table-cell office:value-type="float" office:value="40592">
            <text:p>40592</text:p>
          </table:table-cell>
          <table:table-cell office:value-type="float" office:value="0.1354">
            <text:p>0.1354</text:p>
          </table:table-cell>
          <table:table-cell office:value-type="string">
            <text:p>PHOT</text:p>
          </table:table-cell>
          <table:table-cell office:value-type="string">
            <text:p>19.4g</text:p>
          </table:table-cell>
          <table:table-cell office:value-type="float" office:value="9.607">
            <text:p>9.607</text:p>
          </table:table-cell>
          <table:table-cell table:formula="of:=ROUND([.J1097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SDSS J130020.37+281540.2</text:p>
          </table:table-cell>
          <table:table-cell office:value-type="float" office:value="195.08491">
            <text:p>195.08491</text:p>
          </table:table-cell>
          <table:table-cell office:value-type="float" office:value="28.26119">
            <text:p>28.26119</text:p>
          </table:table-cell>
          <table:table-cell office:value-type="string">
            <text:p>G</text:p>
          </table:table-cell>
          <table:table-cell office:value-type="float" office:value="68802">
            <text:p>68802</text:p>
          </table:table-cell>
          <table:table-cell office:value-type="float" office:value="0.2295">
            <text:p>0.2295</text:p>
          </table:table-cell>
          <table:table-cell office:value-type="string">
            <text:p><text:s text:c="4"/></text:p>
          </table:table-cell>
          <table:table-cell office:value-type="string">
            <text:p>19.4g</text:p>
          </table:table-cell>
          <table:table-cell office:value-type="float" office:value="9.804">
            <text:p>9.804</text:p>
          </table:table-cell>
          <table:table-cell table:formula="of:=ROUND([.J1098])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SDSS J130104.85+282923.9</text:p>
          </table:table-cell>
          <table:table-cell office:value-type="float" office:value="195.27023">
            <text:p>195.27023</text:p>
          </table:table-cell>
          <table:table-cell office:value-type="float" office:value="28.48998">
            <text:p>28.48998</text:p>
          </table:table-cell>
          <table:table-cell office:value-type="string">
            <text:p>G</text:p>
          </table:table-cell>
          <table:table-cell office:value-type="float" office:value="54937">
            <text:p>54937</text:p>
          </table:table-cell>
          <table:table-cell office:value-type="float" office:value="0.18325">
            <text:p>0.18325</text:p>
          </table:table-cell>
          <table:table-cell office:value-type="string">
            <text:p>PHOT</text:p>
          </table:table-cell>
          <table:table-cell office:value-type="string">
            <text:p>19.4r</text:p>
          </table:table-cell>
          <table:table-cell office:value-type="float" office:value="9.693">
            <text:p>9.693</text:p>
          </table:table-cell>
          <table:table-cell table:formula="of:=ROUND([.J1099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[IBG2003] J130023+282521</text:p>
          </table:table-cell>
          <table:table-cell office:value-type="float" office:value="195.09708">
            <text:p>195.09708</text:p>
          </table:table-cell>
          <table:table-cell office:value-type="float" office:value="28.4225">
            <text:p>28.4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r</text:p>
          </table:table-cell>
          <table:table-cell office:value-type="float" office:value="9.989">
            <text:p>9.989</text:p>
          </table:table-cell>
          <table:table-cell table:formula="of:=ROUND([.J1100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SDSS J130046.90+281042.4</text:p>
          </table:table-cell>
          <table:table-cell office:value-type="float" office:value="195.19542">
            <text:p>195.19542</text:p>
          </table:table-cell>
          <table:table-cell office:value-type="float" office:value="28.17847">
            <text:p>28.17847</text:p>
          </table:table-cell>
          <table:table-cell office:value-type="string">
            <text:p>G</text:p>
          </table:table-cell>
          <table:table-cell office:value-type="float" office:value="67094">
            <text:p>67094</text:p>
          </table:table-cell>
          <table:table-cell office:value-type="float" office:value="0.2238">
            <text:p>0.2238</text:p>
          </table:table-cell>
          <table:table-cell office:value-type="string">
            <text:p><text:s text:c="4"/></text:p>
          </table:table-cell>
          <table:table-cell office:value-type="string">
            <text:p>19.6g</text:p>
          </table:table-cell>
          <table:table-cell office:value-type="float" office:value="9.548">
            <text:p>9.548</text:p>
          </table:table-cell>
          <table:table-cell table:formula="of:=ROUND([.J1101])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SDSS J130030.15+282702.5</text:p>
          </table:table-cell>
          <table:table-cell office:value-type="float" office:value="195.12564">
            <text:p>195.12564</text:p>
          </table:table-cell>
          <table:table-cell office:value-type="float" office:value="28.4507">
            <text:p>28.4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9.947">
            <text:p>9.947</text:p>
          </table:table-cell>
          <table:table-cell table:formula="of:=ROUND([.J1102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[IBG2003] J130050+281023</text:p>
          </table:table-cell>
          <table:table-cell office:value-type="float" office:value="195.20859">
            <text:p>195.20859</text:p>
          </table:table-cell>
          <table:table-cell office:value-type="float" office:value="28.17336">
            <text:p>28.17336</text:p>
          </table:table-cell>
          <table:table-cell office:value-type="string">
            <text:p>G</text:p>
          </table:table-cell>
          <table:table-cell office:value-type="float" office:value="94692">
            <text:p>94692</text:p>
          </table:table-cell>
          <table:table-cell office:value-type="float" office:value="0.31586">
            <text:p>0.31586</text:p>
          </table:table-cell>
          <table:table-cell office:value-type="string">
            <text:p>PHOT</text:p>
          </table:table-cell>
          <table:table-cell office:value-type="string">
            <text:p>19.7r</text:p>
          </table:table-cell>
          <table:table-cell office:value-type="float" office:value="9.643">
            <text:p>9.643</text:p>
          </table:table-cell>
          <table:table-cell table:formula="of:=ROUND([.J1103])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SDSS J130057.43+282925.9</text:p>
          </table:table-cell>
          <table:table-cell office:value-type="float" office:value="195.23933">
            <text:p>195.23933</text:p>
          </table:table-cell>
          <table:table-cell office:value-type="float" office:value="28.49054">
            <text:p>28.49054</text:p>
          </table:table-cell>
          <table:table-cell office:value-type="string">
            <text:p>G</text:p>
          </table:table-cell>
          <table:table-cell office:value-type="float" office:value="27881">
            <text:p>27881</text:p>
          </table:table-cell>
          <table:table-cell office:value-type="float" office:value="0.093">
            <text:p>0.093</text:p>
          </table:table-cell>
          <table:table-cell office:value-type="string">
            <text:p>PHOT</text:p>
          </table:table-cell>
          <table:table-cell office:value-type="string">
            <text:p>19.7r</text:p>
          </table:table-cell>
          <table:table-cell office:value-type="float" office:value="9.717">
            <text:p>9.717</text:p>
          </table:table-cell>
          <table:table-cell table:formula="of:=ROUND([.J1104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SDSS J130037.72+282753.8</text:p>
          </table:table-cell>
          <table:table-cell office:value-type="float" office:value="195.15717">
            <text:p>195.15717</text:p>
          </table:table-cell>
          <table:table-cell office:value-type="float" office:value="28.46497">
            <text:p>28.464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r</text:p>
          </table:table-cell>
          <table:table-cell office:value-type="float" office:value="9.614">
            <text:p>9.614</text:p>
          </table:table-cell>
          <table:table-cell table:formula="of:=ROUND([.J110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[IBG2003] J130018+282116</text:p>
          </table:table-cell>
          <table:table-cell office:value-type="float" office:value="195.07555">
            <text:p>195.07555</text:p>
          </table:table-cell>
          <table:table-cell office:value-type="float" office:value="28.3542">
            <text:p>28.35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9.528">
            <text:p>9.528</text:p>
          </table:table-cell>
          <table:table-cell table:formula="of:=ROUND([.J1106])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[IBG2003] J130050+281016</text:p>
          </table:table-cell>
          <table:table-cell office:value-type="float" office:value="195.20854">
            <text:p>195.20854</text:p>
          </table:table-cell>
          <table:table-cell office:value-type="float" office:value="28.1715">
            <text:p>28.17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9.752">
            <text:p>9.752</text:p>
          </table:table-cell>
          <table:table-cell table:formula="of:=ROUND([.J1107])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SDSS J130108.52+282924.2</text:p>
          </table:table-cell>
          <table:table-cell office:value-type="float" office:value="195.28554">
            <text:p>195.28554</text:p>
          </table:table-cell>
          <table:table-cell office:value-type="float" office:value="28.49007">
            <text:p>28.49007</text:p>
          </table:table-cell>
          <table:table-cell office:value-type="string">
            <text:p>G</text:p>
          </table:table-cell>
          <table:table-cell office:value-type="float" office:value="24619">
            <text:p>24619</text:p>
          </table:table-cell>
          <table:table-cell office:value-type="float" office:value="0.08212">
            <text:p>0.08212</text:p>
          </table:table-cell>
          <table:table-cell office:value-type="string">
            <text:p>PHOT</text:p>
          </table:table-cell>
          <table:table-cell office:value-type="string">
            <text:p>19.9r</text:p>
          </table:table-cell>
          <table:table-cell office:value-type="float" office:value="9.804">
            <text:p>9.804</text:p>
          </table:table-cell>
          <table:table-cell table:formula="of:=ROUND([.J1108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SDSS J130022.86+282511.6</text:p>
          </table:table-cell>
          <table:table-cell office:value-type="float" office:value="195.09527">
            <text:p>195.09527</text:p>
          </table:table-cell>
          <table:table-cell office:value-type="float" office:value="28.41991">
            <text:p>28.41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r</text:p>
          </table:table-cell>
          <table:table-cell office:value-type="float" office:value="9.983">
            <text:p>9.983</text:p>
          </table:table-cell>
          <table:table-cell table:formula="of:=ROUND([.J1109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SDSS J130126.85+281140.4</text:p>
          </table:table-cell>
          <table:table-cell office:value-type="float" office:value="195.3619">
            <text:p>195.3619</text:p>
          </table:table-cell>
          <table:table-cell office:value-type="float" office:value="28.19458">
            <text:p>28.19458</text:p>
          </table:table-cell>
          <table:table-cell office:value-type="string">
            <text:p>G</text:p>
          </table:table-cell>
          <table:table-cell office:value-type="float" office:value="66809">
            <text:p>66809</text:p>
          </table:table-cell>
          <table:table-cell office:value-type="float" office:value="0.22285">
            <text:p>0.22285</text:p>
          </table:table-cell>
          <table:table-cell office:value-type="string">
            <text:p>PHOT</text:p>
          </table:table-cell>
          <table:table-cell office:value-type="string">
            <text:p>20.0g</text:p>
          </table:table-cell>
          <table:table-cell office:value-type="float" office:value="9.891">
            <text:p>9.891</text:p>
          </table:table-cell>
          <table:table-cell table:formula="of:=ROUND([.J1110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SDSS J130123.02+281124.5</text:p>
          </table:table-cell>
          <table:table-cell office:value-type="float" office:value="195.34594">
            <text:p>195.34594</text:p>
          </table:table-cell>
          <table:table-cell office:value-type="float" office:value="28.19016">
            <text:p>28.19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9.656">
            <text:p>9.656</text:p>
          </table:table-cell>
          <table:table-cell table:formula="of:=ROUND([.J111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[IBG2003] J130132+281247</text:p>
          </table:table-cell>
          <table:table-cell office:value-type="float" office:value="195.38542">
            <text:p>195.38542</text:p>
          </table:table-cell>
          <table:table-cell office:value-type="float" office:value="28.21306">
            <text:p>28.21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9.844">
            <text:p>9.844</text:p>
          </table:table-cell>
          <table:table-cell table:formula="of:=ROUND([.J1112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[IBG2003] J130132+281244</text:p>
          </table:table-cell>
          <table:table-cell office:value-type="float" office:value="195.385">
            <text:p>195.385</text:p>
          </table:table-cell>
          <table:table-cell office:value-type="float" office:value="28.21222">
            <text:p>28.212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9.864">
            <text:p>9.864</text:p>
          </table:table-cell>
          <table:table-cell table:formula="of:=ROUND([.J1113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SDSS J130120.01+282848.5</text:p>
          </table:table-cell>
          <table:table-cell office:value-type="float" office:value="195.33338">
            <text:p>195.33338</text:p>
          </table:table-cell>
          <table:table-cell office:value-type="float" office:value="28.48015">
            <text:p>28.480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r</text:p>
          </table:table-cell>
          <table:table-cell office:value-type="float" office:value="9.992">
            <text:p>9.992</text:p>
          </table:table-cell>
          <table:table-cell table:formula="of:=ROUND([.J1114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SDSS J130134.44+281322.1</text:p>
          </table:table-cell>
          <table:table-cell office:value-type="float" office:value="195.3935">
            <text:p>195.3935</text:p>
          </table:table-cell>
          <table:table-cell office:value-type="float" office:value="28.22282">
            <text:p>28.222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r</text:p>
          </table:table-cell>
          <table:table-cell office:value-type="float" office:value="9.758">
            <text:p>9.758</text:p>
          </table:table-cell>
          <table:table-cell table:formula="of:=ROUND([.J111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SDSS J130118.70+281040.7</text:p>
          </table:table-cell>
          <table:table-cell office:value-type="float" office:value="195.32795">
            <text:p>195.32795</text:p>
          </table:table-cell>
          <table:table-cell office:value-type="float" office:value="28.17799">
            <text:p>28.177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r</text:p>
          </table:table-cell>
          <table:table-cell office:value-type="float" office:value="9.879">
            <text:p>9.879</text:p>
          </table:table-cell>
          <table:table-cell table:formula="of:=ROUND([.J1116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ABELL 1656:[EF2011] 4968</text:p>
          </table:table-cell>
          <table:table-cell office:value-type="float" office:value="195.40076">
            <text:p>195.40076</text:p>
          </table:table-cell>
          <table:table-cell office:value-type="float" office:value="28.23395">
            <text:p>28.23395</text:p>
          </table:table-cell>
          <table:table-cell office:value-type="string">
            <text:p>G</text:p>
          </table:table-cell>
          <table:table-cell office:value-type="float" office:value="26268">
            <text:p>26268</text:p>
          </table:table-cell>
          <table:table-cell office:value-type="float" office:value="0.08762">
            <text:p>0.08762</text:p>
          </table:table-cell>
          <table:table-cell office:value-type="string">
            <text:p>PHOT</text:p>
          </table:table-cell>
          <table:table-cell office:value-type="string">
            <text:p>20.3g</text:p>
          </table:table-cell>
          <table:table-cell office:value-type="float" office:value="9.641">
            <text:p>9.641</text:p>
          </table:table-cell>
          <table:table-cell table:formula="of:=ROUND([.J1117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SDSS J130049.55+282911.7</text:p>
          </table:table-cell>
          <table:table-cell office:value-type="float" office:value="195.20648">
            <text:p>195.20648</text:p>
          </table:table-cell>
          <table:table-cell office:value-type="float" office:value="28.4866">
            <text:p>28.4866</text:p>
          </table:table-cell>
          <table:table-cell office:value-type="string">
            <text:p>G</text:p>
          </table:table-cell>
          <table:table-cell office:value-type="float" office:value="11695">
            <text:p>11695</text:p>
          </table:table-cell>
          <table:table-cell office:value-type="float" office:value="0.03901">
            <text:p>0.03901</text:p>
          </table:table-cell>
          <table:table-cell office:value-type="string">
            <text:p>PHOT</text:p>
          </table:table-cell>
          <table:table-cell office:value-type="string">
            <text:p>20.3g</text:p>
          </table:table-cell>
          <table:table-cell office:value-type="float" office:value="9.774">
            <text:p>9.774</text:p>
          </table:table-cell>
          <table:table-cell table:formula="of:=ROUND([.J1118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SDSS J130019.21+281621.4</text:p>
          </table:table-cell>
          <table:table-cell office:value-type="float" office:value="195.08006">
            <text:p>195.08006</text:p>
          </table:table-cell>
          <table:table-cell office:value-type="float" office:value="28.27263">
            <text:p>28.272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779">
            <text:p>9.779</text:p>
          </table:table-cell>
          <table:table-cell table:formula="of:=ROUND([.J111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SDSS J130020.90+281529.9</text:p>
          </table:table-cell>
          <table:table-cell office:value-type="float" office:value="195.08711">
            <text:p>195.08711</text:p>
          </table:table-cell>
          <table:table-cell office:value-type="float" office:value="28.25833">
            <text:p>28.25833</text:p>
          </table:table-cell>
          <table:table-cell office:value-type="string">
            <text:p>G</text:p>
          </table:table-cell>
          <table:table-cell office:value-type="float" office:value="94998">
            <text:p>94998</text:p>
          </table:table-cell>
          <table:table-cell office:value-type="float" office:value="0.31688">
            <text:p>0.31688</text:p>
          </table:table-cell>
          <table:table-cell office:value-type="string">
            <text:p>PHOT</text:p>
          </table:table-cell>
          <table:table-cell office:value-type="string">
            <text:p>20.3r</text:p>
          </table:table-cell>
          <table:table-cell office:value-type="float" office:value="9.772">
            <text:p>9.772</text:p>
          </table:table-cell>
          <table:table-cell table:formula="of:=ROUND([.J1120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SDSS J130104.90+282915.7</text:p>
          </table:table-cell>
          <table:table-cell office:value-type="float" office:value="195.27045">
            <text:p>195.27045</text:p>
          </table:table-cell>
          <table:table-cell office:value-type="float" office:value="28.48772">
            <text:p>28.48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9.559">
            <text:p>9.559</text:p>
          </table:table-cell>
          <table:table-cell table:formula="of:=ROUND([.J112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SDSS J130044.96+281048.0</text:p>
          </table:table-cell>
          <table:table-cell office:value-type="float" office:value="195.18734">
            <text:p>195.18734</text:p>
          </table:table-cell>
          <table:table-cell office:value-type="float" office:value="28.18001">
            <text:p>28.180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r</text:p>
          </table:table-cell>
          <table:table-cell office:value-type="float" office:value="9.608">
            <text:p>9.608</text:p>
          </table:table-cell>
          <table:table-cell table:formula="of:=ROUND([.J1122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SDSS J130032.01+282702.7</text:p>
          </table:table-cell>
          <table:table-cell office:value-type="float" office:value="195.13338">
            <text:p>195.13338</text:p>
          </table:table-cell>
          <table:table-cell office:value-type="float" office:value="28.45076">
            <text:p>28.45076</text:p>
          </table:table-cell>
          <table:table-cell office:value-type="string">
            <text:p>G</text:p>
          </table:table-cell>
          <table:table-cell office:value-type="float" office:value="64647">
            <text:p>64647</text:p>
          </table:table-cell>
          <table:table-cell office:value-type="float" office:value="0.21564">
            <text:p>0.21564</text:p>
          </table:table-cell>
          <table:table-cell office:value-type="string">
            <text:p>PHOT</text:p>
          </table:table-cell>
          <table:table-cell office:value-type="string">
            <text:p>20.4r</text:p>
          </table:table-cell>
          <table:table-cell office:value-type="float" office:value="9.676">
            <text:p>9.676</text:p>
          </table:table-cell>
          <table:table-cell table:formula="of:=ROUND([.J1123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SDSS J130119.51+281102.7</text:p>
          </table:table-cell>
          <table:table-cell office:value-type="float" office:value="195.33133">
            <text:p>195.33133</text:p>
          </table:table-cell>
          <table:table-cell office:value-type="float" office:value="28.1841">
            <text:p>28.1841</text:p>
          </table:table-cell>
          <table:table-cell office:value-type="string">
            <text:p>G</text:p>
          </table:table-cell>
          <table:table-cell office:value-type="float" office:value="106423">
            <text:p>106423</text:p>
          </table:table-cell>
          <table:table-cell office:value-type="float" office:value="0.35499">
            <text:p>0.35499</text:p>
          </table:table-cell>
          <table:table-cell office:value-type="string">
            <text:p>PHOT</text:p>
          </table:table-cell>
          <table:table-cell office:value-type="string">
            <text:p>20.5r</text:p>
          </table:table-cell>
          <table:table-cell office:value-type="float" office:value="9.618">
            <text:p>9.618</text:p>
          </table:table-cell>
          <table:table-cell table:formula="of:=ROUND([.J1124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SDSS J130022.87+281440.2</text:p>
          </table:table-cell>
          <table:table-cell office:value-type="float" office:value="195.09533">
            <text:p>195.09533</text:p>
          </table:table-cell>
          <table:table-cell office:value-type="float" office:value="28.24447">
            <text:p>28.24447</text:p>
          </table:table-cell>
          <table:table-cell office:value-type="string">
            <text:p>G</text:p>
          </table:table-cell>
          <table:table-cell office:value-type="float" office:value="55899">
            <text:p>55899</text:p>
          </table:table-cell>
          <table:table-cell office:value-type="float" office:value="0.18646">
            <text:p>0.18646</text:p>
          </table:table-cell>
          <table:table-cell office:value-type="string">
            <text:p>PHOT</text:p>
          </table:table-cell>
          <table:table-cell office:value-type="string">
            <text:p>20.5r</text:p>
          </table:table-cell>
          <table:table-cell office:value-type="float" office:value="9.788">
            <text:p>9.788</text:p>
          </table:table-cell>
          <table:table-cell table:formula="of:=ROUND([.J1125])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SDSS J130138.91+282505.1</text:p>
          </table:table-cell>
          <table:table-cell office:value-type="float" office:value="195.41214">
            <text:p>195.41214</text:p>
          </table:table-cell>
          <table:table-cell office:value-type="float" office:value="28.41809">
            <text:p>28.418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9.923">
            <text:p>9.923</text:p>
          </table:table-cell>
          <table:table-cell table:formula="of:=ROUND([.J1126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SDSS J130018.12+282114.6</text:p>
          </table:table-cell>
          <table:table-cell office:value-type="float" office:value="195.07551">
            <text:p>195.07551</text:p>
          </table:table-cell>
          <table:table-cell office:value-type="float" office:value="28.35406">
            <text:p>28.354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9.529">
            <text:p>9.529</text:p>
          </table:table-cell>
          <table:table-cell table:formula="of:=ROUND([.J112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SDSS J130144.63+281844.7</text:p>
          </table:table-cell>
          <table:table-cell office:value-type="float" office:value="195.43596">
            <text:p>195.43596</text:p>
          </table:table-cell>
          <table:table-cell office:value-type="float" office:value="28.31244">
            <text:p>28.31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r</text:p>
          </table:table-cell>
          <table:table-cell office:value-type="float" office:value="9.678">
            <text:p>9.678</text:p>
          </table:table-cell>
          <table:table-cell table:formula="of:=ROUND([.J112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SDSS J130114.16+281017.2</text:p>
          </table:table-cell>
          <table:table-cell office:value-type="float" office:value="195.30901">
            <text:p>195.30901</text:p>
          </table:table-cell>
          <table:table-cell office:value-type="float" office:value="28.17147">
            <text:p>28.17147</text:p>
          </table:table-cell>
          <table:table-cell office:value-type="string">
            <text:p>G</text:p>
          </table:table-cell>
          <table:table-cell office:value-type="float" office:value="134481">
            <text:p>134481</text:p>
          </table:table-cell>
          <table:table-cell office:value-type="float" office:value="0.44858">
            <text:p>0.44858</text:p>
          </table:table-cell>
          <table:table-cell office:value-type="string">
            <text:p>PHOT</text:p>
          </table:table-cell>
          <table:table-cell office:value-type="string">
            <text:p>20.6r</text:p>
          </table:table-cell>
          <table:table-cell office:value-type="float" office:value="9.898">
            <text:p>9.898</text:p>
          </table:table-cell>
          <table:table-cell table:formula="of:=ROUND([.J1129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DSS J130017.13+281944.4</text:p>
          </table:table-cell>
          <table:table-cell office:value-type="float" office:value="195.07141">
            <text:p>195.07141</text:p>
          </table:table-cell>
          <table:table-cell office:value-type="float" office:value="28.329">
            <text:p>28.3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628">
            <text:p>9.628</text:p>
          </table:table-cell>
          <table:table-cell table:formula="of:=ROUND([.J1130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SDSS J130017.29+282147.3</text:p>
          </table:table-cell>
          <table:table-cell office:value-type="float" office:value="195.07208">
            <text:p>195.07208</text:p>
          </table:table-cell>
          <table:table-cell office:value-type="float" office:value="28.36316">
            <text:p>28.363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807">
            <text:p>9.807</text:p>
          </table:table-cell>
          <table:table-cell table:formula="of:=ROUND([.J1131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SDSS J130026.08+281326.2</text:p>
          </table:table-cell>
          <table:table-cell office:value-type="float" office:value="195.10869">
            <text:p>195.10869</text:p>
          </table:table-cell>
          <table:table-cell office:value-type="float" office:value="28.22396">
            <text:p>28.22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r</text:p>
          </table:table-cell>
          <table:table-cell office:value-type="float" office:value="9.925">
            <text:p>9.925</text:p>
          </table:table-cell>
          <table:table-cell table:formula="of:=ROUND([.J1132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SDSS J130132.73+281312.7</text:p>
          </table:table-cell>
          <table:table-cell office:value-type="float" office:value="195.38638">
            <text:p>195.38638</text:p>
          </table:table-cell>
          <table:table-cell office:value-type="float" office:value="28.22021">
            <text:p>28.220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9.583">
            <text:p>9.583</text:p>
          </table:table-cell>
          <table:table-cell table:formula="of:=ROUND([.J113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SDSS J130022.10+282425.0</text:p>
          </table:table-cell>
          <table:table-cell office:value-type="float" office:value="195.09212">
            <text:p>195.09212</text:p>
          </table:table-cell>
          <table:table-cell office:value-type="float" office:value="28.40695">
            <text:p>28.406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9.726">
            <text:p>9.726</text:p>
          </table:table-cell>
          <table:table-cell table:formula="of:=ROUND([.J1134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SDSS J130023.28+281432.8</text:p>
          </table:table-cell>
          <table:table-cell office:value-type="float" office:value="195.09702">
            <text:p>195.09702</text:p>
          </table:table-cell>
          <table:table-cell office:value-type="float" office:value="28.24245">
            <text:p>28.242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9.775">
            <text:p>9.775</text:p>
          </table:table-cell>
          <table:table-cell table:formula="of:=ROUND([.J1135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[IBG2003] J130129+281208</text:p>
          </table:table-cell>
          <table:table-cell office:value-type="float" office:value="195.37083">
            <text:p>195.37083</text:p>
          </table:table-cell>
          <table:table-cell office:value-type="float" office:value="28.20222">
            <text:p>28.202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9.811">
            <text:p>9.811</text:p>
          </table:table-cell>
          <table:table-cell table:formula="of:=ROUND([.J1136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[IBG2003] J130133+281257</text:p>
          </table:table-cell>
          <table:table-cell office:value-type="float" office:value="195.38792">
            <text:p>195.38792</text:p>
          </table:table-cell>
          <table:table-cell office:value-type="float" office:value="28.21583">
            <text:p>28.215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r</text:p>
          </table:table-cell>
          <table:table-cell office:value-type="float" office:value="9.822">
            <text:p>9.822</text:p>
          </table:table-cell>
          <table:table-cell table:formula="of:=ROUND([.J1137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SDSS J130031.37+282706.7</text:p>
          </table:table-cell>
          <table:table-cell office:value-type="float" office:value="195.13073">
            <text:p>195.13073</text:p>
          </table:table-cell>
          <table:table-cell office:value-type="float" office:value="28.45187">
            <text:p>28.45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819">
            <text:p>9.819</text:p>
          </table:table-cell>
          <table:table-cell table:formula="of:=ROUND([.J113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SDSS J130023.42+282438.7</text:p>
          </table:table-cell>
          <table:table-cell office:value-type="float" office:value="195.0976">
            <text:p>195.0976</text:p>
          </table:table-cell>
          <table:table-cell office:value-type="float" office:value="28.41076">
            <text:p>28.410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588">
            <text:p>9.588</text:p>
          </table:table-cell>
          <table:table-cell table:formula="of:=ROUND([.J113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SDSS J130017.19+281859.0</text:p>
          </table:table-cell>
          <table:table-cell office:value-type="float" office:value="195.07165">
            <text:p>195.07165</text:p>
          </table:table-cell>
          <table:table-cell office:value-type="float" office:value="28.31639">
            <text:p>28.31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646">
            <text:p>9.646</text:p>
          </table:table-cell>
          <table:table-cell table:formula="of:=ROUND([.J1140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SDSS J130056.51+282932.8</text:p>
          </table:table-cell>
          <table:table-cell office:value-type="float" office:value="195.2355">
            <text:p>195.2355</text:p>
          </table:table-cell>
          <table:table-cell office:value-type="float" office:value="28.49246">
            <text:p>28.492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r</text:p>
          </table:table-cell>
          <table:table-cell office:value-type="float" office:value="9.85">
            <text:p>9.85</text:p>
          </table:table-cell>
          <table:table-cell table:formula="of:=ROUND([.J114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SDSS J130050.00+281017.1</text:p>
          </table:table-cell>
          <table:table-cell office:value-type="float" office:value="195.20837">
            <text:p>195.20837</text:p>
          </table:table-cell>
          <table:table-cell office:value-type="float" office:value="28.17143">
            <text:p>28.171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758">
            <text:p>9.758</text:p>
          </table:table-cell>
          <table:table-cell table:formula="of:=ROUND([.J114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SDSS J130031.70+281207.4</text:p>
          </table:table-cell>
          <table:table-cell office:value-type="float" office:value="195.1321">
            <text:p>195.1321</text:p>
          </table:table-cell>
          <table:table-cell office:value-type="float" office:value="28.20208">
            <text:p>28.20208</text:p>
          </table:table-cell>
          <table:table-cell office:value-type="string">
            <text:p>G</text:p>
          </table:table-cell>
          <table:table-cell office:value-type="float" office:value="95589">
            <text:p>95589</text:p>
          </table:table-cell>
          <table:table-cell office:value-type="float" office:value="0.31885">
            <text:p>0.31885</text:p>
          </table:table-cell>
          <table:table-cell office:value-type="string">
            <text:p>PHOT</text:p>
          </table:table-cell>
          <table:table-cell office:value-type="string">
            <text:p>21.1g</text:p>
          </table:table-cell>
          <table:table-cell office:value-type="float" office:value="9.969">
            <text:p>9.969</text:p>
          </table:table-cell>
          <table:table-cell table:formula="of:=ROUND([.J1143])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SDSS J130132.30+281244.4</text:p>
          </table:table-cell>
          <table:table-cell office:value-type="float" office:value="195.38461">
            <text:p>195.38461</text:p>
          </table:table-cell>
          <table:table-cell office:value-type="float" office:value="28.21234">
            <text:p>28.212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845">
            <text:p>9.845</text:p>
          </table:table-cell>
          <table:table-cell table:formula="of:=ROUND([.J1144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SDSS J130020.51+281621.7</text:p>
          </table:table-cell>
          <table:table-cell office:value-type="float" office:value="195.08549">
            <text:p>195.08549</text:p>
          </table:table-cell>
          <table:table-cell office:value-type="float" office:value="28.2727">
            <text:p>28.2727</text:p>
          </table:table-cell>
          <table:table-cell office:value-type="string">
            <text:p>G</text:p>
          </table:table-cell>
          <table:table-cell office:value-type="float" office:value="20581">
            <text:p>20581</text:p>
          </table:table-cell>
          <table:table-cell office:value-type="float" office:value="0.06865">
            <text:p>0.06865</text:p>
          </table:table-cell>
          <table:table-cell office:value-type="string">
            <text:p>PHOT</text:p>
          </table:table-cell>
          <table:table-cell office:value-type="string">
            <text:p>21.6g</text:p>
          </table:table-cell>
          <table:table-cell office:value-type="float" office:value="9.509">
            <text:p>9.509</text:p>
          </table:table-cell>
          <table:table-cell table:formula="of:=ROUND([.J1145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SDSS J130128.93+281208.7</text:p>
          </table:table-cell>
          <table:table-cell office:value-type="float" office:value="195.37056">
            <text:p>195.37056</text:p>
          </table:table-cell>
          <table:table-cell office:value-type="float" office:value="28.20243">
            <text:p>28.202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792">
            <text:p>9.792</text:p>
          </table:table-cell>
          <table:table-cell table:formula="of:=ROUND([.J114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SDSS J130122.06+282829.6</text:p>
          </table:table-cell>
          <table:table-cell office:value-type="float" office:value="195.34195">
            <text:p>195.34195</text:p>
          </table:table-cell>
          <table:table-cell office:value-type="float" office:value="28.47489">
            <text:p>28.474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911">
            <text:p>9.911</text:p>
          </table:table-cell>
          <table:table-cell table:formula="of:=ROUND([.J114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SDSS J130020.48+281520.5</text:p>
          </table:table-cell>
          <table:table-cell office:value-type="float" office:value="195.08536">
            <text:p>195.08536</text:p>
          </table:table-cell>
          <table:table-cell office:value-type="float" office:value="28.2557">
            <text:p>28.2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925">
            <text:p>9.925</text:p>
          </table:table-cell>
          <table:table-cell table:formula="of:=ROUND([.J114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SDSS J130016.94+281926.8</text:p>
          </table:table-cell>
          <table:table-cell office:value-type="float" office:value="195.07058">
            <text:p>195.07058</text:p>
          </table:table-cell>
          <table:table-cell office:value-type="float" office:value="28.32412">
            <text:p>28.32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676">
            <text:p>9.676</text:p>
          </table:table-cell>
          <table:table-cell table:formula="of:=ROUND([.J114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SDSS J130049.59+281020.3</text:p>
          </table:table-cell>
          <table:table-cell office:value-type="float" office:value="195.20663">
            <text:p>195.20663</text:p>
          </table:table-cell>
          <table:table-cell office:value-type="float" office:value="28.17232">
            <text:p>28.17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73">
            <text:p>9.73</text:p>
          </table:table-cell>
          <table:table-cell table:formula="of:=ROUND([.J1150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SDSS J130138.28+281431.3</text:p>
          </table:table-cell>
          <table:table-cell office:value-type="float" office:value="195.40952">
            <text:p>195.40952</text:p>
          </table:table-cell>
          <table:table-cell office:value-type="float" office:value="28.24205">
            <text:p>28.242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749">
            <text:p>9.749</text:p>
          </table:table-cell>
          <table:table-cell table:formula="of:=ROUND([.J115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ABELL 1656:[EF2011] 4870</text:p>
          </table:table-cell>
          <table:table-cell office:value-type="float" office:value="195.3846">
            <text:p>195.3846</text:p>
          </table:table-cell>
          <table:table-cell office:value-type="float" office:value="28.21294">
            <text:p>28.21294</text:p>
          </table:table-cell>
          <table:table-cell office:value-type="string">
            <text:p>G</text:p>
          </table:table-cell>
          <table:table-cell office:value-type="float" office:value="116601">
            <text:p>116601</text:p>
          </table:table-cell>
          <table:table-cell office:value-type="float" office:value="0.38894">
            <text:p>0.38894</text:p>
          </table:table-cell>
          <table:table-cell office:value-type="string">
            <text:p>PHOT</text:p>
          </table:table-cell>
          <table:table-cell office:value-type="string">
            <text:p>21.8g</text:p>
          </table:table-cell>
          <table:table-cell office:value-type="float" office:value="9.819">
            <text:p>9.819</text:p>
          </table:table-cell>
          <table:table-cell table:formula="of:=ROUND([.J1152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SDSS J130132.41+281247.2</text:p>
          </table:table-cell>
          <table:table-cell office:value-type="float" office:value="195.38505">
            <text:p>195.38505</text:p>
          </table:table-cell>
          <table:table-cell office:value-type="float" office:value="28.21313">
            <text:p>28.213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827">
            <text:p>9.827</text:p>
          </table:table-cell>
          <table:table-cell table:formula="of:=ROUND([.J115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SDSS J130019.68+281653.1</text:p>
          </table:table-cell>
          <table:table-cell office:value-type="float" office:value="195.08202">
            <text:p>195.08202</text:p>
          </table:table-cell>
          <table:table-cell office:value-type="float" office:value="28.28144">
            <text:p>28.28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51">
            <text:p>9.51</text:p>
          </table:table-cell>
          <table:table-cell table:formula="of:=ROUND([.J1154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SDSS J130137.86+281417.4</text:p>
          </table:table-cell>
          <table:table-cell office:value-type="float" office:value="195.40776">
            <text:p>195.40776</text:p>
          </table:table-cell>
          <table:table-cell office:value-type="float" office:value="28.23819">
            <text:p>28.238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798">
            <text:p>9.798</text:p>
          </table:table-cell>
          <table:table-cell table:formula="of:=ROUND([.J115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SDSS J130133.07+281257.3</text:p>
          </table:table-cell>
          <table:table-cell office:value-type="float" office:value="195.38782">
            <text:p>195.38782</text:p>
          </table:table-cell>
          <table:table-cell office:value-type="float" office:value="28.21592">
            <text:p>28.21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815">
            <text:p>9.815</text:p>
          </table:table-cell>
          <table:table-cell table:formula="of:=ROUND([.J115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SDSS J130029.41+282654.9</text:p>
          </table:table-cell>
          <table:table-cell office:value-type="float" office:value="195.12256">
            <text:p>195.12256</text:p>
          </table:table-cell>
          <table:table-cell office:value-type="float" office:value="28.4486">
            <text:p>28.4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967">
            <text:p>9.967</text:p>
          </table:table-cell>
          <table:table-cell table:formula="of:=ROUND([.J115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SDSS J130023.59+282526.3</text:p>
          </table:table-cell>
          <table:table-cell office:value-type="float" office:value="195.0983">
            <text:p>195.0983</text:p>
          </table:table-cell>
          <table:table-cell office:value-type="float" office:value="28.42399">
            <text:p>28.423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986">
            <text:p>9.986</text:p>
          </table:table-cell>
          <table:table-cell table:formula="of:=ROUND([.J115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SDSS J130115.14+282857.6</text:p>
          </table:table-cell>
          <table:table-cell office:value-type="float" office:value="195.31311">
            <text:p>195.31311</text:p>
          </table:table-cell>
          <table:table-cell office:value-type="float" office:value="28.48269">
            <text:p>28.482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735">
            <text:p>9.735</text:p>
          </table:table-cell>
          <table:table-cell table:formula="of:=ROUND([.J115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SDSS J130022.00+282436.9</text:p>
          </table:table-cell>
          <table:table-cell office:value-type="float" office:value="195.09167">
            <text:p>195.09167</text:p>
          </table:table-cell>
          <table:table-cell office:value-type="float" office:value="28.41025">
            <text:p>28.41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844">
            <text:p>9.844</text:p>
          </table:table-cell>
          <table:table-cell table:formula="of:=ROUND([.J116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SDSS J130037.40+282814.8</text:p>
          </table:table-cell>
          <table:table-cell office:value-type="float" office:value="195.15585">
            <text:p>195.15585</text:p>
          </table:table-cell>
          <table:table-cell office:value-type="float" office:value="28.47079">
            <text:p>28.47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948">
            <text:p>9.948</text:p>
          </table:table-cell>
          <table:table-cell table:formula="of:=ROUND([.J116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SDSS J130042.70+282852.5</text:p>
          </table:table-cell>
          <table:table-cell office:value-type="float" office:value="195.17795">
            <text:p>195.17795</text:p>
          </table:table-cell>
          <table:table-cell office:value-type="float" office:value="28.48126">
            <text:p>28.48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967">
            <text:p>9.967</text:p>
          </table:table-cell>
          <table:table-cell table:formula="of:=ROUND([.J116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SDSS J130028.21+282630.3</text:p>
          </table:table-cell>
          <table:table-cell office:value-type="float" office:value="195.11755">
            <text:p>195.11755</text:p>
          </table:table-cell>
          <table:table-cell office:value-type="float" office:value="28.44177">
            <text:p>28.44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867">
            <text:p>9.867</text:p>
          </table:table-cell>
          <table:table-cell table:formula="of:=ROUND([.J116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SDSS J130143.90+281644.0</text:p>
          </table:table-cell>
          <table:table-cell office:value-type="float" office:value="195.43293">
            <text:p>195.43293</text:p>
          </table:table-cell>
          <table:table-cell office:value-type="float" office:value="28.2789">
            <text:p>28.2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935">
            <text:p>9.935</text:p>
          </table:table-cell>
          <table:table-cell table:formula="of:=ROUND([.J116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SDSS J130039.37+281128.4</text:p>
          </table:table-cell>
          <table:table-cell office:value-type="float" office:value="195.16405">
            <text:p>195.16405</text:p>
          </table:table-cell>
          <table:table-cell office:value-type="float" office:value="28.19125">
            <text:p>28.191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532">
            <text:p>9.532</text:p>
          </table:table-cell>
          <table:table-cell table:formula="of:=ROUND([.J116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SDSS J130141.09+282322.1</text:p>
          </table:table-cell>
          <table:table-cell office:value-type="float" office:value="195.42121">
            <text:p>195.42121</text:p>
          </table:table-cell>
          <table:table-cell office:value-type="float" office:value="28.38948">
            <text:p>28.38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557">
            <text:p>9.557</text:p>
          </table:table-cell>
          <table:table-cell table:formula="of:=ROUND([.J116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SDSS J130022.44+281500.4</text:p>
          </table:table-cell>
          <table:table-cell office:value-type="float" office:value="195.09352">
            <text:p>195.09352</text:p>
          </table:table-cell>
          <table:table-cell office:value-type="float" office:value="28.25014">
            <text:p>28.250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699">
            <text:p>9.699</text:p>
          </table:table-cell>
          <table:table-cell table:formula="of:=ROUND([.J116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SDSS J130109.70+281010.3</text:p>
          </table:table-cell>
          <table:table-cell office:value-type="float" office:value="195.29044">
            <text:p>195.29044</text:p>
          </table:table-cell>
          <table:table-cell office:value-type="float" office:value="28.16955">
            <text:p>28.169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767">
            <text:p>9.767</text:p>
          </table:table-cell>
          <table:table-cell table:formula="of:=ROUND([.J116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SDSS J130143.40+282304.1</text:p>
          </table:table-cell>
          <table:table-cell office:value-type="float" office:value="195.43087">
            <text:p>195.43087</text:p>
          </table:table-cell>
          <table:table-cell office:value-type="float" office:value="28.38448">
            <text:p>28.38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927">
            <text:p>9.927</text:p>
          </table:table-cell>
          <table:table-cell table:formula="of:=ROUND([.J116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SDSS J130050.45+282858.0</text:p>
          </table:table-cell>
          <table:table-cell office:value-type="float" office:value="195.21024">
            <text:p>195.21024</text:p>
          </table:table-cell>
          <table:table-cell office:value-type="float" office:value="28.48279">
            <text:p>28.482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503">
            <text:p>9.503</text:p>
          </table:table-cell>
          <table:table-cell table:formula="of:=ROUND([.J117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SDSS J130143.03+281708.1</text:p>
          </table:table-cell>
          <table:table-cell office:value-type="float" office:value="195.4293">
            <text:p>195.4293</text:p>
          </table:table-cell>
          <table:table-cell office:value-type="float" office:value="28.2856">
            <text:p>28.28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636">
            <text:p>9.636</text:p>
          </table:table-cell>
          <table:table-cell table:formula="of:=ROUND([.J117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SDSS J130022.35+281507.8</text:p>
          </table:table-cell>
          <table:table-cell office:value-type="float" office:value="195.09313">
            <text:p>195.09313</text:p>
          </table:table-cell>
          <table:table-cell office:value-type="float" office:value="28.25217">
            <text:p>28.25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658">
            <text:p>9.658</text:p>
          </table:table-cell>
          <table:table-cell table:formula="of:=ROUND([.J1172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SDSS J130019.00+281638.4</text:p>
          </table:table-cell>
          <table:table-cell office:value-type="float" office:value="195.0792">
            <text:p>195.0792</text:p>
          </table:table-cell>
          <table:table-cell office:value-type="float" office:value="28.27734">
            <text:p>28.27734</text:p>
          </table:table-cell>
          <table:table-cell office:value-type="string">
            <text:p>G</text:p>
          </table:table-cell>
          <table:table-cell office:value-type="float" office:value="34692">
            <text:p>34692</text:p>
          </table:table-cell>
          <table:table-cell office:value-type="float" office:value="0.11572">
            <text:p>0.11572</text:p>
          </table:table-cell>
          <table:table-cell office:value-type="string">
            <text:p>PHOT</text:p>
          </table:table-cell>
          <table:table-cell office:value-type="string">
            <text:p>22.4g</text:p>
          </table:table-cell>
          <table:table-cell office:value-type="float" office:value="9.727">
            <text:p>9.727</text:p>
          </table:table-cell>
          <table:table-cell table:formula="of:=ROUND([.J1173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SDSS J130107.80+282934.0</text:p>
          </table:table-cell>
          <table:table-cell office:value-type="float" office:value="195.28254">
            <text:p>195.28254</text:p>
          </table:table-cell>
          <table:table-cell office:value-type="float" office:value="28.49279">
            <text:p>28.49279</text:p>
          </table:table-cell>
          <table:table-cell office:value-type="string">
            <text:p>G</text:p>
          </table:table-cell>
          <table:table-cell office:value-type="float" office:value="124153">
            <text:p>124153</text:p>
          </table:table-cell>
          <table:table-cell office:value-type="float" office:value="0.41413">
            <text:p>0.41413</text:p>
          </table:table-cell>
          <table:table-cell office:value-type="string">
            <text:p>PHOT</text:p>
          </table:table-cell>
          <table:table-cell office:value-type="string">
            <text:p>22.4g</text:p>
          </table:table-cell>
          <table:table-cell office:value-type="float" office:value="9.939">
            <text:p>9.939</text:p>
          </table:table-cell>
          <table:table-cell table:formula="of:=ROUND([.J1174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SDSS J130132.95+281242.0</text:p>
          </table:table-cell>
          <table:table-cell office:value-type="float" office:value="195.38731">
            <text:p>195.38731</text:p>
          </table:table-cell>
          <table:table-cell office:value-type="float" office:value="28.21169">
            <text:p>28.21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73">
            <text:p>9.973</text:p>
          </table:table-cell>
          <table:table-cell table:formula="of:=ROUND([.J117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SDSS J130144.82+282009.2</text:p>
          </table:table-cell>
          <table:table-cell office:value-type="float" office:value="195.43676">
            <text:p>195.43676</text:p>
          </table:table-cell>
          <table:table-cell office:value-type="float" office:value="28.33591">
            <text:p>28.33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76">
            <text:p>9.676</text:p>
          </table:table-cell>
          <table:table-cell table:formula="of:=ROUND([.J117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SDSS J130026.03+282541.9</text:p>
          </table:table-cell>
          <table:table-cell office:value-type="float" office:value="195.1085">
            <text:p>195.1085</text:p>
          </table:table-cell>
          <table:table-cell office:value-type="float" office:value="28.42832">
            <text:p>28.428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706">
            <text:p>9.706</text:p>
          </table:table-cell>
          <table:table-cell table:formula="of:=ROUND([.J117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SDSS J130017.83+282114.5</text:p>
          </table:table-cell>
          <table:table-cell office:value-type="float" office:value="195.07431">
            <text:p>195.07431</text:p>
          </table:table-cell>
          <table:table-cell office:value-type="float" office:value="28.35403">
            <text:p>28.35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591">
            <text:p>9.591</text:p>
          </table:table-cell>
          <table:table-cell table:formula="of:=ROUND([.J117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SDSS J130129.29+281206.3</text:p>
          </table:table-cell>
          <table:table-cell office:value-type="float" office:value="195.37205">
            <text:p>195.37205</text:p>
          </table:table-cell>
          <table:table-cell office:value-type="float" office:value="28.20178">
            <text:p>28.201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872">
            <text:p>9.872</text:p>
          </table:table-cell>
          <table:table-cell table:formula="of:=ROUND([.J117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SDSS J130130.70+282710.2</text:p>
          </table:table-cell>
          <table:table-cell office:value-type="float" office:value="195.37796">
            <text:p>195.37796</text:p>
          </table:table-cell>
          <table:table-cell office:value-type="float" office:value="28.45284">
            <text:p>28.452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907">
            <text:p>9.907</text:p>
          </table:table-cell>
          <table:table-cell table:formula="of:=ROUND([.J118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SDSS J130138.01+281408.5</text:p>
          </table:table-cell>
          <table:table-cell office:value-type="float" office:value="195.40839">
            <text:p>195.40839</text:p>
          </table:table-cell>
          <table:table-cell office:value-type="float" office:value="28.2357">
            <text:p>28.23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909">
            <text:p>9.909</text:p>
          </table:table-cell>
          <table:table-cell table:formula="of:=ROUND([.J118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[APS2006] J195.142624+28.20213</text:p>
          </table:table-cell>
          <table:table-cell office:value-type="float" office:value="195.14262">
            <text:p>195.14262</text:p>
          </table:table-cell>
          <table:table-cell office:value-type="float" office:value="28.20214">
            <text:p>28.20214</text:p>
          </table:table-cell>
          <table:table-cell office:value-type="string">
            <text:p>G</text:p>
          </table:table-cell>
          <table:table-cell office:value-type="float" office:value="127388">
            <text:p>127388</text:p>
          </table:table-cell>
          <table:table-cell office:value-type="float" office:value="0.42492">
            <text:p>0.42492</text:p>
          </table:table-cell>
          <table:table-cell office:value-type="string">
            <text:p>PHOT</text:p>
          </table:table-cell>
          <table:table-cell office:value-type="string">
            <text:p>22.6R</text:p>
          </table:table-cell>
          <table:table-cell office:value-type="float" office:value="9.617">
            <text:p>9.617</text:p>
          </table:table-cell>
          <table:table-cell table:formula="of:=ROUND([.J1182])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SDSS J130022.60+281521.4</text:p>
          </table:table-cell>
          <table:table-cell office:value-type="float" office:value="195.09418">
            <text:p>195.09418</text:p>
          </table:table-cell>
          <table:table-cell office:value-type="float" office:value="28.25597">
            <text:p>28.255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502">
            <text:p>9.502</text:p>
          </table:table-cell>
          <table:table-cell table:formula="of:=ROUND([.J118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SDSS J130023.33+282451.4</text:p>
          </table:table-cell>
          <table:table-cell office:value-type="float" office:value="195.09723">
            <text:p>195.09723</text:p>
          </table:table-cell>
          <table:table-cell office:value-type="float" office:value="28.41429">
            <text:p>28.414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715">
            <text:p>9.715</text:p>
          </table:table-cell>
          <table:table-cell table:formula="of:=ROUND([.J118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SDSS J130035.13+281151.1</text:p>
          </table:table-cell>
          <table:table-cell office:value-type="float" office:value="195.1464">
            <text:p>195.1464</text:p>
          </table:table-cell>
          <table:table-cell office:value-type="float" office:value="28.19755">
            <text:p>28.197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718">
            <text:p>9.718</text:p>
          </table:table-cell>
          <table:table-cell table:formula="of:=ROUND([.J118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SDSS J130103.05+282943.5</text:p>
          </table:table-cell>
          <table:table-cell office:value-type="float" office:value="195.26275">
            <text:p>195.26275</text:p>
          </table:table-cell>
          <table:table-cell office:value-type="float" office:value="28.49542">
            <text:p>28.495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991">
            <text:p>9.991</text:p>
          </table:table-cell>
          <table:table-cell table:formula="of:=ROUND([.J118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SDSS J130124.17+282745.1</text:p>
          </table:table-cell>
          <table:table-cell office:value-type="float" office:value="195.35075">
            <text:p>195.35075</text:p>
          </table:table-cell>
          <table:table-cell office:value-type="float" office:value="28.46254">
            <text:p>28.462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505">
            <text:p>9.505</text:p>
          </table:table-cell>
          <table:table-cell table:formula="of:=ROUND([.J118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SDSS J130135.54+281352.9</text:p>
          </table:table-cell>
          <table:table-cell office:value-type="float" office:value="195.39812">
            <text:p>195.39812</text:p>
          </table:table-cell>
          <table:table-cell office:value-type="float" office:value="28.23139">
            <text:p>28.23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622">
            <text:p>9.622</text:p>
          </table:table-cell>
          <table:table-cell table:formula="of:=ROUND([.J118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SDSS J130145.67+282043.8</text:p>
          </table:table-cell>
          <table:table-cell office:value-type="float" office:value="195.44029">
            <text:p>195.44029</text:p>
          </table:table-cell>
          <table:table-cell office:value-type="float" office:value="28.34551">
            <text:p>28.34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903">
            <text:p>9.903</text:p>
          </table:table-cell>
          <table:table-cell table:formula="of:=ROUND([.J118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SDSS J130115.65+281018.3</text:p>
          </table:table-cell>
          <table:table-cell office:value-type="float" office:value="195.31524">
            <text:p>195.31524</text:p>
          </table:table-cell>
          <table:table-cell office:value-type="float" office:value="28.17176">
            <text:p>28.17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984">
            <text:p>9.984</text:p>
          </table:table-cell>
          <table:table-cell table:formula="of:=ROUND([.J1190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ABELL 1656:[EF2011] 5052</text:p>
          </table:table-cell>
          <table:table-cell office:value-type="float" office:value="195.09319">
            <text:p>195.09319</text:p>
          </table:table-cell>
          <table:table-cell office:value-type="float" office:value="28.25599">
            <text:p>28.25599</text:p>
          </table:table-cell>
          <table:table-cell office:value-type="string">
            <text:p>G</text:p>
          </table:table-cell>
          <table:table-cell office:value-type="float" office:value="153590">
            <text:p>153590</text:p>
          </table:table-cell>
          <table:table-cell office:value-type="float" office:value="0.51232">
            <text:p>0.51232</text:p>
          </table:table-cell>
          <table:table-cell office:value-type="string">
            <text:p>PHOT</text:p>
          </table:table-cell>
          <table:table-cell office:value-type="string">
            <text:p>23.0g</text:p>
          </table:table-cell>
          <table:table-cell office:value-type="float" office:value="9.548">
            <text:p>9.548</text:p>
          </table:table-cell>
          <table:table-cell table:formula="of:=ROUND([.J1191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SDSS J130045.31+282849.5</text:p>
          </table:table-cell>
          <table:table-cell office:value-type="float" office:value="195.18879">
            <text:p>195.18879</text:p>
          </table:table-cell>
          <table:table-cell office:value-type="float" office:value="28.48043">
            <text:p>28.48043</text:p>
          </table:table-cell>
          <table:table-cell office:value-type="string">
            <text:p>G</text:p>
          </table:table-cell>
          <table:table-cell office:value-type="float" office:value="48285">
            <text:p>48285</text:p>
          </table:table-cell>
          <table:table-cell office:value-type="float" office:value="0.16106">
            <text:p>0.16106</text:p>
          </table:table-cell>
          <table:table-cell office:value-type="string">
            <text:p>PHOT</text:p>
          </table:table-cell>
          <table:table-cell office:value-type="string">
            <text:p>23.0g</text:p>
          </table:table-cell>
          <table:table-cell office:value-type="float" office:value="9.705">
            <text:p>9.705</text:p>
          </table:table-cell>
          <table:table-cell table:formula="of:=ROUND([.J1192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SDSS J130102.49+281002.0</text:p>
          </table:table-cell>
          <table:table-cell office:value-type="float" office:value="195.26038">
            <text:p>195.26038</text:p>
          </table:table-cell>
          <table:table-cell office:value-type="float" office:value="28.16723">
            <text:p>28.167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718">
            <text:p>9.718</text:p>
          </table:table-cell>
          <table:table-cell table:formula="of:=ROUND([.J119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ABELL 1656:[EF2011] 6005</text:p>
          </table:table-cell>
          <table:table-cell office:value-type="float" office:value="195.2616">
            <text:p>195.2616</text:p>
          </table:table-cell>
          <table:table-cell office:value-type="float" office:value="28.49526">
            <text:p>28.49526</text:p>
          </table:table-cell>
          <table:table-cell office:value-type="string">
            <text:p>G</text:p>
          </table:table-cell>
          <table:table-cell office:value-type="float" office:value="81064">
            <text:p>81064</text:p>
          </table:table-cell>
          <table:table-cell office:value-type="float" office:value="0.2704">
            <text:p>0.2704</text:p>
          </table:table-cell>
          <table:table-cell office:value-type="string">
            <text:p>PHOT</text:p>
          </table:table-cell>
          <table:table-cell office:value-type="string">
            <text:p>23.0g</text:p>
          </table:table-cell>
          <table:table-cell office:value-type="float" office:value="9.979">
            <text:p>9.979</text:p>
          </table:table-cell>
          <table:table-cell table:formula="of:=ROUND([.J1194]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SDSS J130022.73+282425.7</text:p>
          </table:table-cell>
          <table:table-cell office:value-type="float" office:value="195.09471">
            <text:p>195.09471</text:p>
          </table:table-cell>
          <table:table-cell office:value-type="float" office:value="28.40716">
            <text:p>28.40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613">
            <text:p>9.613</text:p>
          </table:table-cell>
          <table:table-cell table:formula="of:=ROUND([.J119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DSS J130132.85+281253.0</text:p>
          </table:table-cell>
          <table:table-cell office:value-type="float" office:value="195.38691">
            <text:p>195.38691</text:p>
          </table:table-cell>
          <table:table-cell office:value-type="float" office:value="28.21474">
            <text:p>28.214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829">
            <text:p>9.829</text:p>
          </table:table-cell>
          <table:table-cell table:formula="of:=ROUND([.J1196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SDSS J130133.41+282632.4</text:p>
          </table:table-cell>
          <table:table-cell office:value-type="float" office:value="195.38921">
            <text:p>195.38921</text:p>
          </table:table-cell>
          <table:table-cell office:value-type="float" office:value="28.44235">
            <text:p>28.44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866">
            <text:p>9.866</text:p>
          </table:table-cell>
          <table:table-cell table:formula="of:=ROUND([.J119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SDSS J130034.60+281203.0</text:p>
          </table:table-cell>
          <table:table-cell office:value-type="float" office:value="195.1442">
            <text:p>195.1442</text:p>
          </table:table-cell>
          <table:table-cell office:value-type="float" office:value="28.20084">
            <text:p>28.20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628">
            <text:p>9.628</text:p>
          </table:table-cell>
          <table:table-cell table:formula="of:=ROUND([.J119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SDSS J130019.32+281549.2</text:p>
          </table:table-cell>
          <table:table-cell office:value-type="float" office:value="195.08051">
            <text:p>195.08051</text:p>
          </table:table-cell>
          <table:table-cell office:value-type="float" office:value="28.26369">
            <text:p>28.263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956">
            <text:p>9.956</text:p>
          </table:table-cell>
          <table:table-cell table:formula="of:=ROUND([.J119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SDSS J130022.31+281430.4</text:p>
          </table:table-cell>
          <table:table-cell office:value-type="float" office:value="195.09297">
            <text:p>195.09297</text:p>
          </table:table-cell>
          <table:table-cell office:value-type="float" office:value="28.24179">
            <text:p>28.24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9.978">
            <text:p>9.978</text:p>
          </table:table-cell>
          <table:table-cell table:formula="of:=ROUND([.J1200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[APS2006] J195.155548+28.19411</text:p>
          </table:table-cell>
          <table:table-cell office:value-type="float" office:value="195.15555">
            <text:p>195.15555</text:p>
          </table:table-cell>
          <table:table-cell office:value-type="float" office:value="28.19411">
            <text:p>28.194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R</text:p>
          </table:table-cell>
          <table:table-cell office:value-type="float" office:value="9.618">
            <text:p>9.618</text:p>
          </table:table-cell>
          <table:table-cell table:formula="of:=ROUND([.J1201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SDSS J130144.49+282029.2</text:p>
          </table:table-cell>
          <table:table-cell office:value-type="float" office:value="195.4354">
            <text:p>195.4354</text:p>
          </table:table-cell>
          <table:table-cell office:value-type="float" office:value="28.34147">
            <text:p>28.341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624">
            <text:p>9.624</text:p>
          </table:table-cell>
          <table:table-cell table:formula="of:=ROUND([.J120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SDSS J130041.01+281111.9</text:p>
          </table:table-cell>
          <table:table-cell office:value-type="float" office:value="195.1709">
            <text:p>195.1709</text:p>
          </table:table-cell>
          <table:table-cell office:value-type="float" office:value="28.18665">
            <text:p>28.186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9.602">
            <text:p>9.602</text:p>
          </table:table-cell>
          <table:table-cell table:formula="of:=ROUND([.J120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[APS2006] J195.158966+28.18877</text:p>
          </table:table-cell>
          <table:table-cell office:value-type="float" office:value="195.15897">
            <text:p>195.15897</text:p>
          </table:table-cell>
          <table:table-cell office:value-type="float" office:value="28.18878">
            <text:p>28.18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R</text:p>
          </table:table-cell>
          <table:table-cell office:value-type="float" office:value="9.795">
            <text:p>9.795</text:p>
          </table:table-cell>
          <table:table-cell table:formula="of:=ROUND([.J1204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SDSS J130027.90+282626.5</text:p>
          </table:table-cell>
          <table:table-cell office:value-type="float" office:value="195.11629">
            <text:p>195.11629</text:p>
          </table:table-cell>
          <table:table-cell office:value-type="float" office:value="28.4407">
            <text:p>28.4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873">
            <text:p>9.873</text:p>
          </table:table-cell>
          <table:table-cell table:formula="of:=ROUND([.J120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[APS2006] J195.077499+28.36402</text:p>
          </table:table-cell>
          <table:table-cell office:value-type="float" office:value="195.0775">
            <text:p>195.0775</text:p>
          </table:table-cell>
          <table:table-cell office:value-type="float" office:value="28.36403">
            <text:p>28.364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R</text:p>
          </table:table-cell>
          <table:table-cell office:value-type="float" office:value="9.538">
            <text:p>9.538</text:p>
          </table:table-cell>
          <table:table-cell table:formula="of:=ROUND([.J1206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SDSS J130016.67+282112.7</text:p>
          </table:table-cell>
          <table:table-cell office:value-type="float" office:value="195.06949">
            <text:p>195.06949</text:p>
          </table:table-cell>
          <table:table-cell office:value-type="float" office:value="28.35356">
            <text:p>28.35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9.838">
            <text:p>9.838</text:p>
          </table:table-cell>
          <table:table-cell table:formula="of:=ROUND([.J1207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SDSS J130104.06+281015.7</text:p>
          </table:table-cell>
          <table:table-cell office:value-type="float" office:value="195.26694">
            <text:p>195.26694</text:p>
          </table:table-cell>
          <table:table-cell office:value-type="float" office:value="28.17104">
            <text:p>28.171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0g</text:p>
          </table:table-cell>
          <table:table-cell office:value-type="float" office:value="9.509">
            <text:p>9.509</text:p>
          </table:table-cell>
          <table:table-cell table:formula="of:=ROUND([.J1208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SDSS J130136.05+281339.1</text:p>
          </table:table-cell>
          <table:table-cell office:value-type="float" office:value="195.40022">
            <text:p>195.40022</text:p>
          </table:table-cell>
          <table:table-cell office:value-type="float" office:value="28.22754">
            <text:p>28.227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9.852">
            <text:p>9.852</text:p>
          </table:table-cell>
          <table:table-cell table:formula="of:=ROUND([.J120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No.</text:p>
          </table:table-cell>
          <table:table-cell office:value-type="string">
            <text:p>Object Name</text:p>
          </table:table-cell>
          <table:table-cell office:value-type="string">
            <text:p>RA(deg)</text:p>
          </table:table-cell>
          <table:table-cell office:value-type="string">
            <text:p>DEC(deg)</text:p>
          </table:table-cell>
          <table:table-cell office:value-type="string">
            <text:p>Type</text:p>
          </table:table-cell>
          <table:table-cell office:value-type="string">
            <text:p>Velocity</text:p>
          </table:table-cell>
          <table:table-cell office:value-type="string">
            <text:p>Redshift</text:p>
          </table:table-cell>
          <table:table-cell office:value-type="string">
            <text:p>Redshift Flag</text:p>
          </table:table-cell>
          <table:table-cell office:value-type="string">
            <text:p>Magnitude and Filter</text:p>
          </table:table-cell>
          <table:table-cell office:value-type="string">
            <text:p>Distance (arcmin)</text:p>
          </table:table-cell>
          <table:table-cell/>
          <table:table-cell office:value-type="string">
            <text:p>References</text:p>
          </table:table-cell>
          <table:table-cell office:value-type="string">
            <text:p>Notes</text:p>
          </table:table-cell>
          <table:table-cell office:value-type="string">
            <text:p>Photometry Points</text:p>
          </table:table-cell>
          <table:table-cell office:value-type="string">
            <text:p>Positions</text:p>
          </table:table-cell>
          <table:table-cell office:value-type="string">
            <text:p>Redshift Points</text:p>
          </table:table-cell>
          <table:table-cell office:value-type="string">
            <text:p>Diameter Points</text:p>
          </table:table-cell>
          <table:table-cell office:value-type="string">
            <text:p>Associations</text:p>
          </table:table-cell>
          <table:table-cell table:number-columns-repeated="1006"/>
        </table:table-row>
        <table:table-row table:style-name="ro1" table:number-rows-repeated="1047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0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21:12:19</meta:creation-date>
    <dc:date>2014-04-08T21:20:53</dc:date>
    <meta:editing-duration>PT8M4S</meta:editing-duration>
    <meta:editing-cycles>3</meta:editing-cycles>
    <meta:generator>LibreOffice/3.5$Linux_X86_64 LibreOffice_project/350m1$Build-2</meta:generator>
    <meta:document-statistic meta:table-count="3" meta:cell-count="18737" meta:object-count="0"/>
  </office:meta>
</office:document-meta>
</file>